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1F0000052ABA940FE9DC43BA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automatic-styles>
    <style:style style:name="P1" style:family="paragraph" style:parent-style-name="Body_20_text_20__28_10_29_">
      <loext:graphic-properties draw:fill="none" draw:fill-color="#ffffff"/>
      <style:paragraph-properties fo:margin-left="16.12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2" style:family="paragraph" style:parent-style-name="Body_20_text_20__28_11_29_">
      <loext:graphic-properties draw:fill="none" draw:fill-color="#ffffff"/>
      <style:paragraph-properties fo:margin-left="16.12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 style:family="paragraph" style:parent-style-name="Body_20_text_20__28_1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8cm"/>
        </style:tab-stops>
      </style:paragraph-properties>
    </style:style>
    <style:style style:name="P4"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5"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reak-before="column" fo:background-color="transparent" fo:keep-with-next="auto" style:writing-mode="lr-tb"/>
    </style:style>
    <style:style style:name="P6" style:family="paragraph" style:parent-style-name="Body_20_text_20__28_2_29_">
      <loext:graphic-properties draw:fill="none" draw:fill-color="#ffffff"/>
      <style:paragraph-properties fo:margin-left="0cm" fo:margin-right="0cm" fo:margin-top="0cm" fo:margin-bottom="0.199cm" style:contextual-spacing="false" fo:line-height="0.377cm" fo:text-align="start" style:justify-single-word="false" fo:keep-together="auto" fo:orphans="0" fo:widows="0" fo:text-indent="0cm" style:auto-text-indent="false" fo:background-color="transparent" fo:keep-with-next="auto" style:writing-mode="lr-tb"/>
    </style:style>
    <style:style style:name="P7" style:family="paragraph" style:parent-style-name="Body_20_text_20__28_2_29_">
      <loext:graphic-properties draw:fill="none" draw:fill-color="#ffffff"/>
      <style:paragraph-properties fo:margin-left="0cm" fo:margin-right="0cm" fo:margin-top="0cm" fo:margin-bottom="0.215cm" style:contextual-spacing="false" fo:line-height="0.377cm" fo:text-align="start" style:justify-single-word="false" fo:keep-together="auto" fo:orphans="0" fo:widows="0" fo:text-indent="0cm" style:auto-text-indent="false" fo:background-color="transparent" fo:keep-with-next="auto" style:writing-mode="lr-tb"/>
    </style:style>
    <style:style style:name="P8" style:family="paragraph" style:parent-style-name="Body_20_text_20__28_2_29_">
      <loext:graphic-properties draw:fill="none" draw:fill-color="#ffffff"/>
      <style:paragraph-properties fo:margin-left="0cm" fo:margin-right="0cm" fo:margin-top="0cm" fo:margin-bottom="0.212cm" style:contextual-spacing="false" fo:line-height="0.377cm" fo:text-align="start" style:justify-single-word="false" fo:keep-together="auto" fo:orphans="0" fo:widows="0" fo:text-indent="0cm" style:auto-text-indent="false" fo:background-color="transparent" fo:keep-with-next="auto" style:writing-mode="lr-tb"/>
    </style:style>
    <style:style style:name="P9" style:family="paragraph" style:parent-style-name="Body_20_text_20__28_2_29_">
      <loext:graphic-properties draw:fill="none" draw:fill-color="#ffffff"/>
      <style:paragraph-properties fo:margin-left="0cm" fo:margin-right="0cm" fo:margin-top="0cm" fo:margin-bottom="0.176cm" style:contextual-spacing="false" fo:line-height="0.377cm" fo:text-align="start" style:justify-single-word="false" fo:keep-together="auto" fo:orphans="0" fo:widows="0" fo:text-indent="0cm" style:auto-text-indent="false" fo:background-color="transparent" fo:keep-with-next="auto" style:writing-mode="lr-tb"/>
    </style:style>
    <style:style style:name="P10" style:family="paragraph" style:parent-style-name="Body_20_text_20__28_2_29_">
      <loext:graphic-properties draw:fill="none" draw:fill-color="#ffffff"/>
      <style:paragraph-properties fo:margin-left="0cm" fo:margin-right="0cm" fo:margin-top="0cm" fo:margin-bottom="0.39cm" style:contextual-spacing="false" fo:line-height="0.377cm" fo:text-align="start" style:justify-single-word="false" fo:keep-together="auto" fo:orphans="0" fo:widows="0" fo:text-indent="0cm" style:auto-text-indent="false" fo:background-color="transparent" fo:keep-with-next="auto" style:writing-mode="lr-tb"/>
    </style:style>
    <style:style style:name="P11" style:family="paragraph" style:parent-style-name="Body_20_text_20__28_2_29_">
      <loext:graphic-properties draw:fill="none" draw:fill-color="#ffffff"/>
      <style:paragraph-properties fo:margin-left="0cm" fo:margin-right="0cm" fo:margin-top="0cm" fo:margin-bottom="0.249cm" style:contextual-spacing="false" fo:line-height="0.377cm" fo:text-align="start" style:justify-single-word="false" fo:keep-together="auto" fo:orphans="0" fo:widows="0" fo:text-indent="0cm" style:auto-text-indent="false" fo:background-color="transparent" fo:keep-with-next="auto" style:writing-mode="lr-tb"/>
    </style:style>
    <style:style style:name="P12"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style>
    <style:style style:name="P13" style:family="paragraph" style:parent-style-name="Body_20_text_20__28_2_29_">
      <loext:graphic-properties draw:fill="none" draw:fill-color="#ffffff"/>
      <style:paragraph-properties fo:margin-left="0cm" fo:margin-right="0cm" fo:margin-top="0cm" fo:margin-bottom="0.141cm" style:contextual-spacing="false" fo:line-height="0.377cm" fo:text-align="start" style:justify-single-word="false" fo:keep-together="auto" fo:orphans="0" fo:widows="0" fo:text-indent="0cm" style:auto-text-indent="false" fo:background-color="transparent" fo:keep-with-next="auto" style:writing-mode="lr-tb"/>
    </style:style>
    <style:style style:name="P14" style:family="paragraph" style:parent-style-name="Body_20_text_20__28_2_29_">
      <loext:graphic-properties draw:fill="none" draw:fill-color="#ffffff"/>
      <style:paragraph-properties fo:margin-left="0cm" fo:margin-right="0cm" fo:margin-top="0cm" fo:margin-bottom="0.764cm" style:contextual-spacing="false" fo:line-height="0.377cm" fo:text-align="start" style:justify-single-word="false" fo:keep-together="auto" fo:orphans="0" fo:widows="0" fo:text-indent="0cm" style:auto-text-indent="false" fo:background-color="transparent" fo:keep-with-next="auto" style:writing-mode="lr-tb"/>
    </style:style>
    <style:style style:name="P15" style:family="paragraph" style:parent-style-name="Body_20_text_20__28_2_29_">
      <loext:graphic-properties draw:fill="none" draw:fill-color="#ffffff"/>
      <style:paragraph-properties fo:margin-left="0cm" fo:margin-right="0cm" fo:margin-top="0cm" fo:margin-bottom="0.799cm" style:contextual-spacing="false" fo:line-height="0.377cm" fo:text-align="start" style:justify-single-word="false" fo:keep-together="auto" fo:orphans="0" fo:widows="0" fo:text-indent="0cm" style:auto-text-indent="false" fo:background-color="transparent" fo:keep-with-next="auto" style:writing-mode="lr-tb"/>
    </style:style>
    <style:style style:name="P16" style:family="paragraph" style:parent-style-name="Body_20_text_20__28_2_29_">
      <loext:graphic-properties draw:fill="none" draw:fill-color="#ffffff"/>
      <style:paragraph-properties fo:margin-left="0cm" fo:margin-right="5.786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17" style:family="paragraph" style:parent-style-name="Body_20_text_20__28_2_29_">
      <loext:graphic-properties draw:fill="none" draw:fill-color="#ffffff"/>
      <style:paragraph-properties fo:margin-left="0cm" fo:margin-right="8.60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18" style:family="paragraph" style:parent-style-name="Body_20_text_20__28_2_29_">
      <loext:graphic-properties draw:fill="none" draw:fill-color="#ffffff"/>
      <style:paragraph-properties fo:margin-left="0cm" fo:margin-right="4.05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19" style:family="paragraph" style:parent-style-name="Body_20_text_20__28_2_29_">
      <loext:graphic-properties draw:fill="none" draw:fill-color="#ffffff"/>
      <style:paragraph-properties fo:margin-left="0cm" fo:margin-right="5.644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0" style:family="paragraph" style:parent-style-name="Body_20_text_20__28_2_29_">
      <loext:graphic-properties draw:fill="none" draw:fill-color="#ffffff"/>
      <style:paragraph-properties fo:margin-left="0cm" fo:margin-right="4.26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21" style:family="paragraph" style:parent-style-name="Body_20_text_20__28_2_29_" style:list-style-name="WWNum29">
      <loext:graphic-properties draw:fill="none" draw:fill-color="#ffffff"/>
      <style:paragraph-properties fo:margin-left="0.318cm" fo:margin-right="1.65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796cm"/>
        </style:tab-stops>
      </style:paragraph-properties>
    </style:style>
    <style:style style:name="P22"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3" style:family="paragraph" style:parent-style-name="Body_20_text_20__28_2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4" style:family="paragraph" style:parent-style-name="Body_20_text_20__28_2_29_">
      <loext:graphic-properties draw:fill="none" draw:fill-color="#ffffff"/>
      <style:paragraph-properties fo:margin-left="0cm" fo:margin-right="5.327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25" style:family="paragraph" style:parent-style-name="Body_20_text_20__28_2_29_">
      <loext:graphic-properties draw:fill="none" draw:fill-color="#ffffff"/>
      <style:paragraph-properties fo:margin-left="0cm" fo:margin-right="0cm" fo:margin-top="0cm" fo:margin-bottom="0.18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8.742cm" style:type="right"/>
        </style:tab-stops>
      </style:paragraph-properties>
    </style:style>
    <style:style style:name="P26" style:family="paragraph" style:parent-style-name="Body_20_text_20__28_2_29_">
      <loext:graphic-properties draw:fill="none" draw:fill-color="#ffffff"/>
      <style:paragraph-properties fo:margin-left="0cm" fo:margin-right="5.151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27" style:family="paragraph" style:parent-style-name="Body_20_text_20__28_2_29_">
      <loext:graphic-properties draw:fill="none" draw:fill-color="#ffffff"/>
      <style:paragraph-properties fo:margin-left="0cm" fo:margin-right="0cm" fo:margin-top="0cm" fo:margin-bottom="0.183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5.689cm" style:type="center"/>
        </style:tab-stops>
      </style:paragraph-properties>
    </style:style>
    <style:style style:name="P28"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29" style:family="paragraph" style:parent-style-name="Body_20_text_20__28_2_29_">
      <loext:graphic-properties draw:fill="none" draw:fill-color="#ffffff"/>
      <style:paragraph-properties fo:margin-left="0cm" fo:margin-right="5.398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30"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17cm" style:type="right"/>
          <style:tab-stop style:position="2.048cm"/>
        </style:tab-stops>
      </style:paragraph-properties>
    </style:style>
    <style:style style:name="P3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2" style:family="paragraph" style:parent-style-name="Body_20_text_20__28_2_29_">
      <loext:graphic-properties draw:fill="none" draw:fill-color="#ffffff"/>
      <style:paragraph-properties fo:margin-left="0cm" fo:margin-right="0cm" fo:margin-top="0cm" fo:margin-bottom="0.18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3" style:family="paragraph" style:parent-style-name="Body_20_text_20__28_2_29_">
      <loext:graphic-properties draw:fill="none" draw:fill-color="#ffffff"/>
      <style:paragraph-properties fo:margin-left="0cm" fo:margin-right="0cm" fo:margin-top="0cm" fo:margin-bottom="0.764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4" style:family="paragraph" style:parent-style-name="Body_20_text_20__28_2_29_">
      <loext:graphic-properties draw:fill="none" draw:fill-color="#ffffff"/>
      <style:paragraph-properties fo:margin-left="0cm" fo:margin-right="0cm" fo:margin-top="0cm" fo:margin-bottom="0.39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5" style:family="paragraph" style:parent-style-name="Body_20_text_20__28_2_29_">
      <loext:graphic-properties draw:fill="none" draw:fill-color="#ffffff"/>
      <style:paragraph-properties fo:margin-left="0cm" fo:margin-right="0cm" fo:margin-top="0cm" fo:margin-bottom="0.213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6" style:family="paragraph" style:parent-style-name="Body_20_text_20__28_2_29_">
      <loext:graphic-properties draw:fill="none" draw:fill-color="#ffffff"/>
      <style:paragraph-properties fo:margin-left="0cm" fo:margin-right="0cm" fo:margin-top="0cm" fo:margin-bottom="0.176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7" style:family="paragraph" style:parent-style-name="Body_20_text_20__28_2_29_">
      <loext:graphic-properties draw:fill="none" draw:fill-color="#ffffff"/>
      <style:paragraph-properties fo:margin-left="0.318cm" fo:margin-right="0.882cm" fo:margin-top="0cm" fo:margin-bottom="0.212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8" style:family="paragraph" style:parent-style-name="Body_20_text_20__28_2_29_">
      <loext:graphic-properties draw:fill="none" draw:fill-color="#ffffff"/>
      <style:paragraph-properties fo:margin-left="0cm" fo:margin-right="0.318cm" fo:margin-top="0cm" fo:margin-bottom="0.213cm" style:contextual-spacing="false" fo:line-height="0.377cm" fo:text-align="justify" style:justify-single-word="false" fo:keep-together="auto" fo:orphans="0" fo:widows="0" fo:text-indent="0cm" style:auto-text-indent="false" fo:background-color="transparent" fo:keep-with-next="auto" style:writing-mode="lr-tb"/>
    </style:style>
    <style:style style:name="P39" style:family="paragraph" style:parent-style-name="Body_20_text_20__28_2_29_">
      <loext:graphic-properties draw:fill="none" draw:fill-color="#ffffff"/>
      <style:paragraph-properties fo:margin-left="0cm" fo:margin-right="8.008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style>
    <style:style style:name="P40"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 style:position="2.043cm"/>
        </style:tab-stops>
      </style:paragraph-properties>
    </style:style>
    <style:style style:name="P4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42"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43cm"/>
          <style:tab-stop style:position="3.604cm"/>
        </style:tab-stops>
      </style:paragraph-properties>
    </style:style>
    <style:style style:name="P43"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796cm"/>
          <style:tab-stop style:position="2.039cm"/>
        </style:tab-stops>
      </style:paragraph-properties>
    </style:style>
    <style:style style:name="P4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5cm"/>
          <style:tab-stop style:position="5.401cm" style:type="center"/>
          <style:tab-stop style:position="7.306cm" style:type="right"/>
        </style:tab-stops>
      </style:paragraph-properties>
    </style:style>
    <style:style style:name="P45"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14cm"/>
          <style:tab-stop style:position="2.556cm" style:type="center"/>
        </style:tab-stops>
      </style:paragraph-properties>
    </style:style>
    <style:style style:name="P4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47"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4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9cm"/>
          <style:tab-stop style:position="6.066cm"/>
        </style:tab-stops>
      </style:paragraph-properties>
    </style:style>
    <style:style style:name="P4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50"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 style:position="3.184cm" style:type="center"/>
        </style:tab-stops>
      </style:paragraph-properties>
    </style:style>
    <style:style style:name="P51"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cm"/>
          <style:tab-stop style:position="2.05cm"/>
        </style:tab-stops>
      </style:paragraph-properties>
    </style:style>
    <style:style style:name="P5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9cm"/>
          <style:tab-stop style:position="7.183cm" style:type="right"/>
        </style:tab-stops>
      </style:paragraph-properties>
    </style:style>
    <style:style style:name="P53" style:family="paragraph" style:parent-style-name="Body_20_text_20__28_2_29_" style:list-style-name="WWNum61" style:master-page-name="Converted10">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style:page-number="107" fo:background-color="transparent" fo:keep-with-next="auto" style:writing-mode="lr-tb">
        <style:tab-stops>
          <style:tab-stop style:position="1.49cm" style:type="right"/>
          <style:tab-stop style:position="2.088cm"/>
        </style:tab-stops>
      </style:paragraph-properties>
    </style:style>
    <style:style style:name="P5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5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6"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7cm"/>
          <style:tab-stop style:position="4.584cm" style:type="right"/>
        </style:tab-stops>
      </style:paragraph-properties>
    </style:style>
    <style:style style:name="P5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7cm"/>
          <style:tab-stop style:position="6.819cm" style:type="center"/>
        </style:tab-stops>
      </style:paragraph-properties>
    </style:style>
    <style:style style:name="P58"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4.59cm" style:type="right"/>
        </style:tab-stops>
      </style:paragraph-properties>
    </style:style>
    <style:style style:name="P5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60"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3.044cm"/>
        </style:tab-stops>
      </style:paragraph-properties>
    </style:style>
    <style:style style:name="P61"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 style:position="2.083cm"/>
        </style:tab-stops>
      </style:paragraph-properties>
    </style:style>
    <style:style style:name="P6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5cm"/>
          <style:tab-stop style:position="6.63cm" style:type="center"/>
        </style:tab-stops>
      </style:paragraph-properties>
    </style:style>
    <style:style style:name="P63"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37cm"/>
        </style:tab-stops>
      </style:paragraph-properties>
    </style:style>
    <style:style style:name="P6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6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reak-before="column" fo:background-color="transparent" fo:keep-with-next="auto" style:writing-mode="lr-tb">
        <style:tab-stops>
          <style:tab-stop style:position="0.669cm"/>
        </style:tab-stops>
      </style:paragraph-properties>
    </style:style>
    <style:style style:name="P6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68"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69"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70"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7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72"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87cm"/>
        </style:tab-stops>
      </style:paragraph-properties>
    </style:style>
    <style:style style:name="P7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 style:position="7.165cm" style:type="right"/>
        </style:tab-stops>
      </style:paragraph-properties>
    </style:style>
    <style:style style:name="P7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7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6cm"/>
          <style:tab-stop style:position="6.957cm" style:type="center"/>
        </style:tab-stops>
      </style:paragraph-properties>
    </style:style>
    <style:style style:name="P76"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6cm"/>
          <style:tab-stop style:position="6.863cm" style:type="center"/>
        </style:tab-stops>
      </style:paragraph-properties>
    </style:style>
    <style:style style:name="P7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76cm"/>
          <style:tab-stop style:position="5.754cm" style:type="center"/>
          <style:tab-stop style:position="7.327cm" style:type="right"/>
        </style:tab-stops>
      </style:paragraph-properties>
    </style:style>
    <style:style style:name="P78"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79"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80"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4cm"/>
          <style:tab-stop style:position="2.064cm"/>
        </style:tab-stops>
      </style:paragraph-properties>
    </style:style>
    <style:style style:name="P81"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1cm"/>
          <style:tab-stop style:position="4.934cm" style:type="right"/>
          <style:tab-stop style:position="5.297cm"/>
          <style:tab-stop style:position="6.225cm"/>
        </style:tab-stops>
      </style:paragraph-properties>
    </style:style>
    <style:style style:name="P8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8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8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1cm"/>
          <style:tab-stop style:position="7.197cm" style:type="right"/>
        </style:tab-stops>
      </style:paragraph-properties>
    </style:style>
    <style:style style:name="P85"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67cm"/>
          <style:tab-stop style:position="2.085cm"/>
        </style:tab-stops>
      </style:paragraph-properties>
    </style:style>
    <style:style style:name="P86"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87"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 style:position="2.069cm"/>
        </style:tab-stops>
      </style:paragraph-properties>
    </style:style>
    <style:style style:name="P88"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8cm"/>
          <style:tab-stop style:position="7.103cm" style:type="right"/>
        </style:tab-stops>
      </style:paragraph-properties>
    </style:style>
    <style:style style:name="P89"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90"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2.981cm" style:type="right"/>
        </style:tab-stops>
      </style:paragraph-properties>
    </style:style>
    <style:style style:name="P91"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522cm" style:type="right"/>
          <style:tab-stop style:position="2.115cm"/>
        </style:tab-stops>
      </style:paragraph-properties>
    </style:style>
    <style:style style:name="P92"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 style:position="4.692cm" style:type="center"/>
          <style:tab-stop style:position="5.209cm"/>
        </style:tab-stops>
      </style:paragraph-properties>
    </style:style>
    <style:style style:name="P93"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94"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95"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96"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97"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46cm"/>
          <style:tab-stop style:position="7.299cm" style:type="right"/>
        </style:tab-stops>
      </style:paragraph-properties>
    </style:style>
    <style:style style:name="P98"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05cm" style:type="right"/>
        </style:tab-stops>
      </style:paragraph-properties>
    </style:style>
    <style:style style:name="P99" style:family="paragraph" style:parent-style-name="Body_20_text_20__28_2_29_">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100"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7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101"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02" style:family="paragraph" style:parent-style-name="Body_20_text_20__28_2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padding="0cm" fo:border="none" fo:keep-with-next="auto" style:writing-mode="lr-tb"/>
    </style:style>
    <style:style style:name="P103" style:family="paragraph" style:parent-style-name="Body_20_text_20__28_2_29_">
      <loext:graphic-properties draw:fill="none" draw:fill-color="#ffffff"/>
      <style:paragraph-properties fo:margin-left="0cm" fo:margin-right="0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04" style:family="paragraph" style:parent-style-name="Body_20_text_20__28_2_29_">
      <loext:graphic-properties draw:fill="none" draw:fill-color="#ffffff"/>
      <style:paragraph-properties fo:margin-left="0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05"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style>
    <style:style style:name="P106" style:family="paragraph" style:parent-style-name="Body_20_text_20__28_2_29_">
      <loext:graphic-properties draw:fill="none" draw:fill-color="#ffffff"/>
      <style:paragraph-properties fo:margin-left="0cm" fo:margin-right="0cm" fo:margin-top="0cm" fo:margin-bottom="0.663cm" style:contextual-spacing="false" fo:text-align="start" style:justify-single-word="false" fo:keep-together="auto" fo:orphans="0" fo:widows="0" fo:text-indent="0cm" style:auto-text-indent="false" fo:background-color="transparent" fo:keep-with-next="auto" style:writing-mode="lr-tb"/>
    </style:style>
    <style:style style:name="P107" style:family="paragraph" style:parent-style-name="Body_20_text_20__28_2_29_">
      <loext:graphic-properties draw:fill="none" draw:fill-color="#ffffff"/>
      <style:paragraph-properties fo:margin-left="0cm" fo:margin-right="0cm" fo:margin-top="0cm" fo:margin-bottom="0.628cm" style:contextual-spacing="false" fo:text-align="start" style:justify-single-word="false" fo:keep-together="auto" fo:orphans="0" fo:widows="0" fo:text-indent="0cm" style:auto-text-indent="false" fo:background-color="transparent" fo:keep-with-next="auto" style:writing-mode="lr-tb"/>
    </style:style>
    <style:style style:name="P108" style:family="paragraph" style:parent-style-name="Body_20_text_20__28_2_29_">
      <loext:graphic-properties draw:fill="none" draw:fill-color="#ffffff"/>
      <style:paragraph-properties fo:margin-left="0cm" fo:margin-right="0cm" fo:margin-top="0cm" fo:margin-bottom="0.206cm" style:contextual-spacing="false" fo:text-align="start" style:justify-single-word="false" fo:keep-together="auto" fo:orphans="0" fo:widows="0" fo:text-indent="0cm" style:auto-text-indent="false" fo:background-color="transparent" fo:keep-with-next="auto" style:writing-mode="lr-tb"/>
    </style:style>
    <style:style style:name="P109" style:family="paragraph" style:parent-style-name="Body_20_text_20__28_2_29_">
      <loext:graphic-properties draw:fill="none" draw:fill-color="#ffffff"/>
      <style:paragraph-properties fo:margin-left="0cm" fo:margin-right="0cm" fo:margin-top="0cm" fo:margin-bottom="0.169cm" style:contextual-spacing="false" fo:text-align="start" style:justify-single-word="false" fo:keep-together="auto" fo:orphans="0" fo:widows="0" fo:text-indent="0cm" style:auto-text-indent="false" fo:background-color="transparent" fo:keep-with-next="auto" style:writing-mode="lr-tb"/>
    </style:style>
    <style:style style:name="P110" style:family="paragraph" style:parent-style-name="Body_20_text_20__28_2_29_">
      <loext:graphic-properties draw:fill="none" draw:fill-color="#ffffff"/>
      <style:paragraph-properties fo:margin-left="0cm" fo:margin-right="0cm" fo:margin-top="0cm" fo:margin-bottom="0.624cm" style:contextual-spacing="false" fo:text-align="start" style:justify-single-word="false" fo:keep-together="auto" fo:orphans="0" fo:widows="0" fo:text-indent="0cm" style:auto-text-indent="false" fo:background-color="transparent" fo:keep-with-next="auto" style:writing-mode="lr-tb"/>
    </style:style>
    <style:style style:name="P111" style:family="paragraph" style:parent-style-name="Body_20_text_20__28_2_29_">
      <loext:graphic-properties draw:fill="none" draw:fill-color="#ffffff"/>
      <style:paragraph-properties fo:margin-left="0cm" fo:margin-right="0cm" fo:margin-top="0cm" fo:margin-bottom="0.621cm" style:contextual-spacing="false" fo:text-align="start" style:justify-single-word="false" fo:keep-together="auto" fo:orphans="0" fo:widows="0" fo:text-indent="0cm" style:auto-text-indent="false" fo:background-color="transparent" fo:keep-with-next="auto" style:writing-mode="lr-tb"/>
    </style:style>
    <style:style style:name="P112" style:family="paragraph" style:parent-style-name="Body_20_text_20__28_2_29_">
      <loext:graphic-properties draw:fill="none" draw:fill-color="#ffffff"/>
      <style:paragraph-properties fo:margin-left="0cm" fo:margin-right="0cm" fo:margin-top="0cm" fo:margin-bottom="0.215cm" style:contextual-spacing="false" fo:text-align="start" style:justify-single-word="false" fo:keep-together="auto" fo:orphans="0" fo:widows="0" fo:text-indent="0cm" style:auto-text-indent="false" fo:background-color="transparent" fo:keep-with-next="auto" style:writing-mode="lr-tb"/>
    </style:style>
    <style:style style:name="P113" style:family="paragraph" style:parent-style-name="Body_20_text_20__28_2_29_">
      <loext:graphic-properties draw:fill="none" draw:fill-color="#ffffff"/>
      <style:paragraph-properties fo:margin-left="0cm" fo:margin-right="9.525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14" style:family="paragraph" style:parent-style-name="Body_20_text_20__28_2_29_">
      <loext:graphic-properties draw:fill="none" draw:fill-color="#ffffff"/>
      <style:paragraph-properties fo:margin-left="0cm" fo:margin-right="0.811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15" style:family="paragraph" style:parent-style-name="Body_20_text_20__28_2_29_">
      <loext:graphic-properties draw:fill="none" draw:fill-color="#ffffff"/>
      <style:paragraph-properties fo:margin-left="0cm" fo:margin-right="5.39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16" style:family="paragraph" style:parent-style-name="Body_20_text_20__28_2_29_">
      <loext:graphic-properties draw:fill="none" draw:fill-color="#ffffff"/>
      <style:paragraph-properties fo:margin-left="0cm" fo:margin-right="0.776cm" fo:margin-top="0cm" fo:margin-bottom="0.173cm" style:contextual-spacing="false" fo:text-align="start" style:justify-single-word="false" fo:keep-together="auto" fo:orphans="0" fo:widows="0" fo:text-indent="0cm" style:auto-text-indent="false" fo:background-color="transparent" fo:keep-with-next="auto" style:writing-mode="lr-tb"/>
    </style:style>
    <style:style style:name="P117" style:family="paragraph" style:parent-style-name="Body_20_text_20__28_2_29_">
      <loext:graphic-properties draw:fill="none" draw:fill-color="#ffffff"/>
      <style:paragraph-properties fo:margin-left="0cm" fo:margin-right="5.57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18" style:family="paragraph" style:parent-style-name="Body_20_text_20__28_2_29_">
      <loext:graphic-properties draw:fill="none" draw:fill-color="#ffffff"/>
      <style:paragraph-properties fo:margin-left="0cm" fo:margin-right="5.64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19" style:family="paragraph" style:parent-style-name="Body_20_text_20__28_2_29_">
      <loext:graphic-properties draw:fill="none" draw:fill-color="#ffffff"/>
      <style:paragraph-properties fo:margin-left="0cm" fo:margin-right="8.184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0" style:family="paragraph" style:parent-style-name="Body_20_text_20__28_2_29_">
      <loext:graphic-properties draw:fill="none" draw:fill-color="#ffffff"/>
      <style:paragraph-properties fo:margin-left="0cm" fo:margin-right="0.67cm" fo:margin-top="0cm" fo:margin-bottom="0.169cm" style:contextual-spacing="false" fo:text-align="start" style:justify-single-word="false" fo:keep-together="auto" fo:orphans="0" fo:widows="0" fo:text-indent="0cm" style:auto-text-indent="false" fo:background-color="transparent" fo:keep-with-next="auto" style:writing-mode="lr-tb"/>
    </style:style>
    <style:style style:name="P121" style:family="paragraph" style:parent-style-name="Body_20_text_20__28_2_29_">
      <loext:graphic-properties draw:fill="none" draw:fill-color="#ffffff"/>
      <style:paragraph-properties fo:margin-left="0.247cm" fo:margin-right="0cm" fo:margin-top="0cm" fo:margin-bottom="0.794cm" style:contextual-spacing="false" fo:text-align="start" style:justify-single-word="false" fo:keep-together="auto" fo:orphans="0" fo:widows="0" fo:text-indent="0cm" style:auto-text-indent="false" fo:background-color="transparent" fo:keep-with-next="auto" style:writing-mode="lr-tb"/>
    </style:style>
    <style:style style:name="P122" style:family="paragraph" style:parent-style-name="Body_20_text_20__28_2_29_">
      <loext:graphic-properties draw:fill="none" draw:fill-color="#ffffff"/>
      <style:paragraph-properties fo:margin-left="0cm" fo:margin-right="5.503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3" style:family="paragraph" style:parent-style-name="Body_20_text_20__28_2_29_">
      <loext:graphic-properties draw:fill="none" draw:fill-color="#ffffff"/>
      <style:paragraph-properties fo:margin-left="0cm" fo:margin-right="2.081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4" style:family="paragraph" style:parent-style-name="Body_20_text_20__28_2_29_">
      <loext:graphic-properties draw:fill="none" draw:fill-color="#ffffff"/>
      <style:paragraph-properties fo:margin-left="0cm" fo:margin-right="1.446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5" style:family="paragraph" style:parent-style-name="Body_20_text_20__28_2_29_">
      <loext:graphic-properties draw:fill="none" draw:fill-color="#ffffff"/>
      <style:paragraph-properties fo:margin-left="0cm" fo:margin-right="1.799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26" style:family="paragraph" style:parent-style-name="Body_20_text_20__28_2_29_">
      <loext:graphic-properties draw:fill="none" draw:fill-color="#ffffff"/>
      <style:paragraph-properties fo:margin-left="1.411cm" fo:margin-right="0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27" style:family="paragraph" style:parent-style-name="Body_20_text_20__28_2_29_">
      <loext:graphic-properties draw:fill="none" draw:fill-color="#ffffff"/>
      <style:paragraph-properties fo:margin-left="0cm" fo:margin-right="8.749cm" fo:margin-top="0cm" fo:margin-bottom="0.219cm" style:contextual-spacing="false" fo:text-align="start" style:justify-single-word="false" fo:keep-together="auto" fo:orphans="0" fo:widows="0" fo:text-indent="0cm" style:auto-text-indent="false" fo:background-color="transparent" fo:keep-with-next="auto" style:writing-mode="lr-tb"/>
    </style:style>
    <style:style style:name="P128" style:family="paragraph" style:parent-style-name="Body_20_text_20__28_2_29_">
      <loext:graphic-properties draw:fill="none" draw:fill-color="#ffffff"/>
      <style:paragraph-properties fo:margin-left="0cm" fo:margin-right="0.706cm" fo:margin-top="0cm" fo:margin-bottom="0.758cm" style:contextual-spacing="false" fo:text-align="start" style:justify-single-word="false" fo:keep-together="auto" fo:orphans="0" fo:widows="0" fo:text-indent="0cm" style:auto-text-indent="false" fo:background-color="transparent" fo:keep-with-next="auto" style:writing-mode="lr-tb"/>
    </style:style>
    <style:style style:name="P129" style:family="paragraph" style:parent-style-name="Body_20_text_20__28_2_29_" style:list-style-name="WWNum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130" style:family="paragraph" style:parent-style-name="Body_20_text_20__28_2_29_" style:list-style-name="WWNum9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131" style:family="paragraph" style:parent-style-name="Body_20_text_20__28_2_29_" style:list-style-name="WWNum21">
      <loext:graphic-properties draw:fill="none" draw:fill-color="#ffffff"/>
      <style:paragraph-properties fo:margin-left="0cm" fo:margin-right="5.151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32"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133" style:family="paragraph" style:parent-style-name="Body_20_text_20__28_2_29_" style:list-style-name="WWNum3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134" style:family="paragraph" style:parent-style-name="Body_20_text_20__28_2_29_" style:list-style-name="WWNum3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135" style:family="paragraph" style:parent-style-name="Body_20_text_20__28_2_29_" style:list-style-name="WWNum39">
      <loext:graphic-properties draw:fill="none" draw:fill-color="#ffffff"/>
      <style:paragraph-properties fo:margin-left="0cm" fo:margin-right="5.186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136"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14cm"/>
        </style:tab-stops>
      </style:paragraph-properties>
    </style:style>
    <style:style style:name="P137" style:family="paragraph" style:parent-style-name="Body_20_text_20__28_2_29_" style:list-style-name="WWNum3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38" style:family="paragraph" style:parent-style-name="Body_20_text_20__28_2_29_" style:list-style-name="WWNum8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padding="0cm" fo:border="none" fo:keep-with-next="auto" style:writing-mode="lr-tb">
        <style:tab-stops>
          <style:tab-stop style:position="0.702cm"/>
        </style:tab-stops>
      </style:paragraph-properties>
    </style:style>
    <style:style style:name="P139" style:family="paragraph" style:parent-style-name="Body_20_text_20__28_2_29_" style:list-style-name="WWNum8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7cm"/>
          <style:tab-stop style:position="2.09cm"/>
        </style:tab-stops>
      </style:paragraph-properties>
    </style:style>
    <style:style style:name="P140" style:family="paragraph" style:parent-style-name="Body_20_text_20__28_2_29_" style:list-style-name="WWNum85" style:master-page-name="Converted1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style:page-number="115" fo:background-color="transparent" fo:keep-with-next="auto" style:writing-mode="lr-tb">
        <style:tab-stops>
          <style:tab-stop style:position="0.677cm"/>
          <style:tab-stop style:position="2.09cm"/>
        </style:tab-stops>
      </style:paragraph-properties>
    </style:style>
    <style:style style:name="P141" style:family="paragraph" style:parent-style-name="Body_20_text_20__28_2_29_" style:list-style-name="WWNum91">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42" style:family="paragraph" style:parent-style-name="Body_20_text_20__28_2_29_" style:list-style-name="WWNum99">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088cm" style:type="center"/>
          <style:tab-stop style:position="2.111cm"/>
        </style:tab-stops>
      </style:paragraph-properties>
    </style:style>
    <style:style style:name="P143" style:family="paragraph" style:parent-style-name="Body_20_text_20__28_2_29_" style:list-style-name="WWNum10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1.499cm" style:type="right"/>
          <style:tab-stop style:position="2.097cm"/>
        </style:tab-stops>
      </style:paragraph-properties>
    </style:style>
    <style:style style:name="P144" style:family="paragraph" style:parent-style-name="Body_20_text_20__28_2_29_" style:list-style-name="WWNum97">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ab-stops>
          <style:tab-stop style:position="0.473cm"/>
        </style:tab-stops>
      </style:paragraph-properties>
    </style:style>
    <style:style style:name="P145" style:family="paragraph" style:parent-style-name="Body_20_text_20__28_2_29_" style:list-style-name="WWNum119">
      <loext:graphic-properties draw:fill="none" draw:fill-color="#ffffff"/>
      <style:paragraph-properties fo:margin-left="0.247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921cm"/>
          <style:tab-stop style:position="3.189cm"/>
        </style:tab-stops>
      </style:paragraph-properties>
    </style:style>
    <style:style style:name="P146" style:family="paragraph" style:parent-style-name="Body_20_text_20__28_2_29_">
      <loext:graphic-properties draw:fill="none" draw:fill-color="#ffffff"/>
      <style:paragraph-properties fo:margin-left="0cm" fo:margin-right="5.609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147"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reak-before="column" fo:background-color="transparent" fo:keep-with-next="auto" style:writing-mode="lr-tb">
        <style:tab-stops>
          <style:tab-stop style:position="0.676cm"/>
        </style:tab-stops>
      </style:paragraph-properties>
    </style:style>
    <style:style style:name="P148" style:family="paragraph" style:parent-style-name="Body_20_text_20__28_2_29_">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keep-with-next="auto" style:writing-mode="lr-tb">
        <style:tab-stops>
          <style:tab-stop style:position="2.152cm"/>
          <style:tab-stop style:position="3.434cm"/>
        </style:tab-stops>
      </style:paragraph-properties>
    </style:style>
    <style:style style:name="P149"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50"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51"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52"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153" style:family="paragraph" style:parent-style-name="Body_20_text_20__28_2_29_">
      <loext:graphic-properties draw:fill="none" draw:fill-color="#ffffff"/>
      <style:paragraph-properties fo:margin-left="0cm" fo:margin-right="0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54"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55"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padding="0cm" fo:border="none" fo:keep-with-next="auto" style:writing-mode="lr-tb"/>
    </style:style>
    <style:style style:name="P156" style:family="paragraph" style:parent-style-name="Body_20_text_20__28_2_29_">
      <loext:graphic-properties draw:fill="none" draw:fill-color="#ffffff"/>
      <style:paragraph-properties fo:margin-left="0cm" fo:margin-right="0cm" fo:margin-top="0cm" fo:margin-bottom="0.1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57" style:family="paragraph" style:parent-style-name="Body_20_text_20__28_2_29_">
      <loext:graphic-properties draw:fill="none" draw:fill-color="#ffffff"/>
      <style:paragraph-properties fo:margin-left="0cm" fo:margin-right="0cm" fo:margin-top="0cm" fo:margin-bottom="0.212cm" style:contextual-spacing="false" fo:line-height="0.372cm" fo:text-align="start" style:justify-single-word="false" fo:keep-together="auto" fo:orphans="0" fo:widows="0" fo:text-indent="0cm" style:auto-text-indent="false" fo:background-color="transparent" fo:keep-with-next="auto" style:writing-mode="lr-tb"/>
    </style:style>
    <style:style style:name="P158" style:family="paragraph" style:parent-style-name="Body_20_text_20__28_2_29_">
      <loext:graphic-properties draw:fill="none" draw:fill-color="#ffffff"/>
      <style:paragraph-properties fo:margin-left="0cm" fo:margin-right="0cm" fo:margin-top="0cm" fo:margin-bottom="0.245cm" style:contextual-spacing="false" fo:line-height="0.372cm" fo:text-align="start" style:justify-single-word="false" fo:keep-together="auto" fo:orphans="0" fo:widows="0" fo:text-indent="0cm" style:auto-text-indent="false" fo:background-color="transparent" fo:keep-with-next="auto" style:writing-mode="lr-tb"/>
    </style:style>
    <style:style style:name="P159" style:family="paragraph" style:parent-style-name="Body_20_text_20__28_2_29_">
      <loext:graphic-properties draw:fill="none" draw:fill-color="#ffffff"/>
      <style:paragraph-properties fo:margin-left="0cm" fo:margin-right="0cm" fo:margin-top="0cm" fo:margin-bottom="0.173cm" style:contextual-spacing="false" fo:line-height="0.372cm" fo:text-align="start" style:justify-single-word="false" fo:keep-together="auto" fo:orphans="0" fo:widows="0" fo:text-indent="0cm" style:auto-text-indent="false" fo:background-color="transparent" fo:keep-with-next="auto" style:writing-mode="lr-tb"/>
    </style:style>
    <style:style style:name="P160" style:family="paragraph" style:parent-style-name="Body_20_text_20__28_2_29_">
      <loext:graphic-properties draw:fill="none" draw:fill-color="#ffffff"/>
      <style:paragraph-properties fo:margin-left="0cm" fo:margin-right="0cm" fo:margin-top="0cm" fo:margin-bottom="0.76cm" style:contextual-spacing="false" fo:line-height="0.372cm" fo:text-align="start" style:justify-single-word="false" fo:keep-together="auto" fo:orphans="0" fo:widows="0" fo:text-indent="0cm" style:auto-text-indent="false" fo:background-color="transparent" fo:keep-with-next="auto" style:writing-mode="lr-tb"/>
    </style:style>
    <style:style style:name="P161" style:family="paragraph" style:parent-style-name="Body_20_text_20__28_2_29_">
      <loext:graphic-properties draw:fill="none" draw:fill-color="#ffffff"/>
      <style:paragraph-properties fo:margin-left="0cm" fo:margin-right="0cm" fo:margin-top="0cm" fo:margin-bottom="0.526cm" style:contextual-spacing="false" fo:line-height="0.372cm" fo:text-align="start" style:justify-single-word="false" fo:keep-together="auto" fo:orphans="0" fo:widows="0" fo:text-indent="0cm" style:auto-text-indent="false" fo:background-color="transparent" fo:keep-with-next="auto" style:writing-mode="lr-tb"/>
    </style:style>
    <style:style style:name="P162" style:family="paragraph" style:parent-style-name="Body_20_text_20__28_2_29_">
      <loext:graphic-properties draw:fill="none" draw:fill-color="#ffffff"/>
      <style:paragraph-properties fo:margin-left="0cm" fo:margin-right="0cm" fo:margin-top="0cm" fo:margin-bottom="0.796cm" style:contextual-spacing="false" fo:line-height="0.372cm" fo:text-align="start" style:justify-single-word="false" fo:keep-together="auto" fo:orphans="0" fo:widows="0" fo:text-indent="0cm" style:auto-text-indent="false" fo:background-color="transparent" fo:keep-with-next="auto" style:writing-mode="lr-tb"/>
    </style:style>
    <style:style style:name="P163" style:family="paragraph" style:parent-style-name="Body_20_text_20__28_2_29_">
      <loext:graphic-properties draw:fill="none" draw:fill-color="#ffffff"/>
      <style:paragraph-properties fo:margin-left="0cm" fo:margin-right="0cm" fo:margin-top="0cm" fo:margin-bottom="0.208cm" style:contextual-spacing="false" fo:line-height="0.372cm" fo:text-align="start" style:justify-single-word="false" fo:keep-together="auto" fo:orphans="0" fo:widows="0" fo:text-indent="0cm" style:auto-text-indent="false" fo:background-color="transparent" fo:keep-with-next="auto" style:writing-mode="lr-tb"/>
    </style:style>
    <style:style style:name="P164" style:family="paragraph" style:parent-style-name="Body_20_text_20__28_2_29_">
      <loext:graphic-properties draw:fill="none" draw:fill-color="#ffffff"/>
      <style:paragraph-properties fo:margin-left="0cm" fo:margin-right="0cm" fo:margin-top="0cm" fo:margin-bottom="0.21cm" style:contextual-spacing="false" fo:line-height="0.372cm" fo:text-align="start" style:justify-single-word="false" fo:keep-together="auto" fo:orphans="0" fo:widows="0" fo:text-indent="0cm" style:auto-text-indent="false" fo:background-color="transparent" fo:keep-with-next="auto" style:writing-mode="lr-tb"/>
    </style:style>
    <style:style style:name="P165" style:family="paragraph" style:parent-style-name="Body_20_text_20__28_2_29_">
      <loext:graphic-properties draw:fill="none" draw:fill-color="#ffffff"/>
      <style:paragraph-properties fo:margin-left="0.706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66" style:family="paragraph" style:parent-style-name="Body_20_text_20__28_2_29_">
      <loext:graphic-properties draw:fill="none" draw:fill-color="#ffffff"/>
      <style:paragraph-properties fo:margin-left="0cm" fo:margin-right="8.25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67" style:family="paragraph" style:parent-style-name="Body_20_text_20__28_2_29_">
      <loext:graphic-properties draw:fill="none" draw:fill-color="#ffffff"/>
      <style:paragraph-properties fo:margin-left="0cm" fo:margin-right="0.776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68" style:family="paragraph" style:parent-style-name="Body_20_text_20__28_2_29_">
      <loext:graphic-properties draw:fill="none" draw:fill-color="#ffffff"/>
      <style:paragraph-properties fo:margin-left="0cm" fo:margin-right="7.40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69" style:family="paragraph" style:parent-style-name="Body_20_text_20__28_2_29_">
      <loext:graphic-properties draw:fill="none" draw:fill-color="#ffffff"/>
      <style:paragraph-properties fo:margin-left="0cm" fo:margin-right="6.17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0" style:family="paragraph" style:parent-style-name="Body_20_text_20__28_2_29_">
      <loext:graphic-properties draw:fill="none" draw:fill-color="#ffffff"/>
      <style:paragraph-properties fo:margin-left="0cm" fo:margin-right="5.64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1" style:family="paragraph" style:parent-style-name="Body_20_text_20__28_2_29_">
      <loext:graphic-properties draw:fill="none" draw:fill-color="#ffffff"/>
      <style:paragraph-properties fo:margin-left="0cm" fo:margin-right="8.2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2" style:family="paragraph" style:parent-style-name="Body_20_text_20__28_2_29_">
      <loext:graphic-properties draw:fill="none" draw:fill-color="#ffffff"/>
      <style:paragraph-properties fo:margin-left="0cm" fo:margin-right="9.666cm" fo:margin-top="0cm" fo:margin-bottom="0.18cm" style:contextual-spacing="false" fo:line-height="0.372cm" fo:text-align="start" style:justify-single-word="false" fo:keep-together="auto" fo:orphans="0" fo:widows="0" fo:text-indent="0cm" style:auto-text-indent="false" fo:background-color="transparent" fo:keep-with-next="auto" style:writing-mode="lr-tb"/>
    </style:style>
    <style:style style:name="P173" style:family="paragraph" style:parent-style-name="Body_20_text_20__28_2_29_">
      <loext:graphic-properties draw:fill="none" draw:fill-color="#ffffff"/>
      <style:paragraph-properties fo:margin-left="0cm" fo:margin-right="1.905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4" style:family="paragraph" style:parent-style-name="Body_20_text_20__28_2_29_">
      <loext:graphic-properties draw:fill="none" draw:fill-color="#ffffff"/>
      <style:paragraph-properties fo:margin-left="0cm" fo:margin-right="8.57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5" style:family="paragraph" style:parent-style-name="Body_20_text_20__28_2_29_">
      <loext:graphic-properties draw:fill="none" draw:fill-color="#ffffff"/>
      <style:paragraph-properties fo:margin-left="0cm" fo:margin-right="5.292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6" style:family="paragraph" style:parent-style-name="Body_20_text_20__28_2_29_">
      <loext:graphic-properties draw:fill="none" draw:fill-color="#ffffff"/>
      <style:paragraph-properties fo:margin-left="0cm" fo:margin-right="5.503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17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78"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179" style:family="paragraph" style:parent-style-name="Body_20_text_20__28_2_29_" style:list-style-name="WWNum31">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180"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181"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182"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183" style:family="paragraph" style:parent-style-name="Body_20_text_20__28_2_29_">
      <loext:graphic-properties draw:fill="none" draw:fill-color="#ffffff"/>
      <style:paragraph-properties fo:margin-left="0cm" fo:margin-right="5.398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184"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185" style:family="paragraph" style:parent-style-name="Body_20_text_20__28_2_29_" style:list-style-name="WWNum8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padding="0cm" fo:border="none" fo:keep-with-next="auto" style:writing-mode="lr-tb">
        <style:tab-stops>
          <style:tab-stop style:position="0.695cm"/>
        </style:tab-stops>
      </style:paragraph-properties>
    </style:style>
    <style:style style:name="P186"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77cm"/>
          <style:tab-stop style:position="2.09cm"/>
        </style:tab-stops>
      </style:paragraph-properties>
    </style:style>
    <style:style style:name="P187"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188" style:family="paragraph" style:parent-style-name="Body_20_text_20__28_2_29_">
      <loext:graphic-properties draw:fill="none" draw:fill-color="#ffffff"/>
      <style:paragraph-properties fo:margin-left="0cm" fo:margin-right="5.539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189"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1.48cm" style:type="right"/>
          <style:tab-stop style:position="2.043cm"/>
        </style:tab-stops>
      </style:paragraph-properties>
    </style:style>
    <style:style style:name="P190"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191"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192" style:family="paragraph" style:parent-style-name="Body_20_text_20__28_2_29_">
      <loext:graphic-properties draw:fill="none" draw:fill-color="#ffffff"/>
      <style:paragraph-properties fo:margin-left="0cm" fo:margin-right="5.327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193" style:family="paragraph" style:parent-style-name="Body_20_text_20__28_2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19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19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96" style:family="paragraph" style:parent-style-name="Body_20_text_20__28_2_29_" style:master-page-name="Converted3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36" fo:background-color="transparent" fo:keep-with-next="auto" style:writing-mode="lr-tb"/>
    </style:style>
    <style:style style:name="P197" style:family="paragraph" style:parent-style-name="Body_20_text_20__28_2_29_">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98" style:family="paragraph" style:parent-style-name="Body_20_text_20__28_2_29_">
      <loext:graphic-properties draw:fill="none" draw:fill-color="#ffffff"/>
      <style:paragraph-properties fo:margin-left="0cm" fo:margin-right="0cm" fo:margin-top="0cm" fo:margin-bottom="0.212cm" style:contextual-spacing="false" fo:line-height="0.372cm" fo:text-align="justify" style:justify-single-word="false" fo:keep-together="auto" fo:orphans="0" fo:widows="0" fo:text-indent="0cm" style:auto-text-indent="false" fo:background-color="transparent" fo:keep-with-next="auto" style:writing-mode="lr-tb"/>
    </style:style>
    <style:style style:name="P199" style:family="paragraph" style:parent-style-name="Body_20_text_20__28_2_29_">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0" style:family="paragraph" style:parent-style-name="Body_20_text_20__28_2_29_">
      <loext:graphic-properties draw:fill="none" draw:fill-color="#ffffff"/>
      <style:paragraph-properties fo:margin-left="0cm" fo:margin-right="0cm" fo:margin-top="0cm" fo:margin-bottom="0.13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1"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2" style:family="paragraph" style:parent-style-name="Body_20_text_20__28_2_29_">
      <loext:graphic-properties draw:fill="none" draw:fill-color="#ffffff"/>
      <style:paragraph-properties fo:margin-left="0cm" fo:margin-right="0cm" fo:margin-top="0cm" fo:margin-bottom="0.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3" style:family="paragraph" style:parent-style-name="Body_20_text_20__28_2_29_">
      <loext:graphic-properties draw:fill="none" draw:fill-color="#ffffff"/>
      <style:paragraph-properties fo:margin-left="0cm" fo:margin-right="0cm" fo:margin-top="0cm" fo:margin-bottom="0.63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4" style:family="paragraph" style:parent-style-name="Body_20_text_20__28_2_29_">
      <loext:graphic-properties draw:fill="none" draw:fill-color="#ffffff"/>
      <style:paragraph-properties fo:margin-left="0cm" fo:margin-right="0cm" fo:margin-top="0cm" fo:margin-bottom="0.17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5" style:family="paragraph" style:parent-style-name="Body_20_text_20__28_2_29_">
      <loext:graphic-properties draw:fill="none" draw:fill-color="#ffffff"/>
      <style:paragraph-properties fo:margin-left="0cm" fo:margin-right="0cm" fo:margin-top="0cm" fo:margin-bottom="0.14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6" style:family="paragraph" style:parent-style-name="Body_20_text_20__28_2_29_">
      <loext:graphic-properties draw:fill="none" draw:fill-color="#ffffff"/>
      <style:paragraph-properties fo:margin-left="0cm" fo:margin-right="0cm" fo:margin-top="0cm" fo:margin-bottom="0.2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7" style:family="paragraph" style:parent-style-name="Body_20_text_20__28_2_29_">
      <loext:graphic-properties draw:fill="none" draw:fill-color="#ffffff"/>
      <style:paragraph-properties fo:margin-left="0cm" fo:margin-right="0cm" fo:margin-top="0cm" fo:margin-bottom="0.215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8" style:family="paragraph" style:parent-style-name="Body_20_text_20__28_2_29_">
      <loext:graphic-properties draw:fill="none" draw:fill-color="#ffffff"/>
      <style:paragraph-properties fo:margin-left="0cm" fo:margin-right="0cm" fo:margin-top="0cm" fo:margin-bottom="0.171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09" style:family="paragraph" style:parent-style-name="Body_20_text_20__28_2_29_">
      <loext:graphic-properties draw:fill="none" draw:fill-color="#ffffff"/>
      <style:paragraph-properties fo:margin-left="0cm" fo:margin-right="0.282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10" style:family="paragraph" style:parent-style-name="Body_20_text_20__28_2_29_">
      <loext:graphic-properties draw:fill="none" draw:fill-color="#ffffff"/>
      <style:paragraph-properties fo:margin-left="0cm" fo:margin-right="0.6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11" style:family="paragraph" style:parent-style-name="Body_20_text_20__28_2_29_">
      <loext:graphic-properties draw:fill="none" draw:fill-color="#ffffff"/>
      <style:paragraph-properties fo:margin-left="0cm" fo:margin-right="0.353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12" style:family="paragraph" style:parent-style-name="Body_20_text_20__28_2_29_">
      <loext:graphic-properties draw:fill="none" draw:fill-color="#ffffff"/>
      <style:paragraph-properties fo:margin-left="0.247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style>
    <style:style style:name="P213" style:family="paragraph" style:parent-style-name="Body_20_text_20__28_2_29_" style:list-style-name="WWNum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5cm" style:type="right"/>
        </style:tab-stops>
      </style:paragraph-properties>
    </style:style>
    <style:style style:name="P214"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44cm"/>
        </style:tab-stops>
      </style:paragraph-properties>
    </style:style>
    <style:style style:name="P21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 style:position="5.221cm"/>
        </style:tab-stops>
      </style:paragraph-properties>
    </style:style>
    <style:style style:name="P2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3cm"/>
          <style:tab-stop style:position="5.233cm"/>
        </style:tab-stops>
      </style:paragraph-properties>
    </style:style>
    <style:style style:name="P217"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48cm"/>
        </style:tab-stops>
      </style:paragraph-properties>
    </style:style>
    <style:style style:name="P218"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48cm"/>
        </style:tab-stops>
      </style:paragraph-properties>
    </style:style>
    <style:style style:name="P21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6.489cm" style:type="right"/>
          <style:tab-stop style:position="7.121cm" style:type="right"/>
        </style:tab-stops>
      </style:paragraph-properties>
    </style:style>
    <style:style style:name="P22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221" style:family="paragraph" style:parent-style-name="Body_20_text_20__28_2_29_" style:list-style-name="WWNum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17cm" style:type="right"/>
          <style:tab-stop style:position="2.048cm"/>
        </style:tab-stops>
      </style:paragraph-properties>
    </style:style>
    <style:style style:name="P222"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17cm" style:type="right"/>
          <style:tab-stop style:position="2.048cm"/>
        </style:tab-stops>
      </style:paragraph-properties>
    </style:style>
    <style:style style:name="P2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17cm" style:type="right"/>
          <style:tab-stop style:position="12.086cm" style:type="right"/>
        </style:tab-stops>
      </style:paragraph-properties>
    </style:style>
    <style:style style:name="P224"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96cm" style:type="right"/>
        </style:tab-stops>
      </style:paragraph-properties>
    </style:style>
    <style:style style:name="P22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6.085cm" style:type="center"/>
          <style:tab-stop style:position="6.636cm" style:type="center"/>
        </style:tab-stops>
      </style:paragraph-properties>
    </style:style>
    <style:style style:name="P22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412cm" style:type="center"/>
        </style:tab-stops>
      </style:paragraph-properties>
    </style:style>
    <style:style style:name="P227"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66cm"/>
        </style:tab-stops>
      </style:paragraph-properties>
    </style:style>
    <style:style style:name="P2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7.25cm" style:type="right"/>
        </style:tab-stops>
      </style:paragraph-properties>
    </style:style>
    <style:style style:name="P229"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43cm"/>
        </style:tab-stops>
      </style:paragraph-properties>
    </style:style>
    <style:style style:name="P23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s>
      </style:paragraph-properties>
    </style:style>
    <style:style style:name="P231"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043cm"/>
        </style:tab-stops>
      </style:paragraph-properties>
    </style:style>
    <style:style style:name="P2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5.41cm" style:type="center"/>
          <style:tab-stop style:position="7.078cm" style:type="right"/>
        </style:tab-stops>
      </style:paragraph-properties>
    </style:style>
    <style:style style:name="P233" style:family="paragraph" style:parent-style-name="Body_20_text_20__28_2_29_" style:list-style-name="WWNum2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87cm"/>
        </style:tab-stops>
      </style:paragraph-properties>
    </style:style>
    <style:style style:name="P2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4.628cm"/>
        </style:tab-stops>
      </style:paragraph-properties>
    </style:style>
    <style:style style:name="P235"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87cm"/>
          <style:tab-stop style:position="2.043cm"/>
        </style:tab-stops>
      </style:paragraph-properties>
    </style:style>
    <style:style style:name="P2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6.008cm" style:type="center"/>
          <style:tab-stop style:position="6.9cm" style:type="right"/>
        </style:tab-stops>
      </style:paragraph-properties>
    </style:style>
    <style:style style:name="P23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5.338cm" style:type="center"/>
          <style:tab-stop style:position="6.279cm" style:type="center"/>
        </style:tab-stops>
      </style:paragraph-properties>
    </style:style>
    <style:style style:name="P238"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4cm"/>
        </style:tab-stops>
      </style:paragraph-properties>
    </style:style>
    <style:style style:name="P23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6cm"/>
        </style:tab-stops>
      </style:paragraph-properties>
    </style:style>
    <style:style style:name="P240"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column" fo:background-color="transparent" fo:keep-with-next="auto" style:writing-mode="lr-tb">
        <style:tab-stops>
          <style:tab-stop style:position="0.661cm"/>
        </style:tab-stops>
      </style:paragraph-properties>
    </style:style>
    <style:style style:name="P241" style:family="paragraph" style:parent-style-name="Body_20_text_20__28_2_29_" style:list-style-name="WWNum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242"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24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4.701cm" style:type="center"/>
          <style:tab-stop style:position="5.637cm" style:type="center"/>
          <style:tab-stop style:position="6.161cm" style:type="center"/>
        </style:tab-stops>
      </style:paragraph-properties>
    </style:style>
    <style:style style:name="P24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 style:position="5.069cm" style:type="center"/>
          <style:tab-stop style:position="6.008cm" style:type="center"/>
          <style:tab-stop style:position="6.786cm" style:type="right"/>
        </style:tab-stops>
      </style:paragraph-properties>
    </style:style>
    <style:style style:name="P24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246"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4cm"/>
        </style:tab-stops>
      </style:paragraph-properties>
    </style:style>
    <style:style style:name="P24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5cm"/>
          <style:tab-stop style:position="6.043cm" style:type="right"/>
          <style:tab-stop style:position="6.398cm" style:type="center"/>
          <style:tab-stop style:position="7.133cm" style:type="right"/>
        </style:tab-stops>
      </style:paragraph-properties>
    </style:style>
    <style:style style:name="P248"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4cm"/>
          <style:tab-stop style:position="2.046cm"/>
        </style:tab-stops>
      </style:paragraph-properties>
    </style:style>
    <style:style style:name="P24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5cm"/>
          <style:tab-stop style:position="6.043cm" style:type="right"/>
          <style:tab-stop style:position="6.403cm" style:type="center"/>
          <style:tab-stop style:position="7.133cm" style:type="right"/>
        </style:tab-stops>
      </style:paragraph-properties>
    </style:style>
    <style:style style:name="P250" style:family="paragraph" style:parent-style-name="Body_20_text_20__28_2_29_" style:list-style-name="WWNum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4cm"/>
          <style:tab-stop style:position="2.556cm" style:type="center"/>
        </style:tab-stops>
      </style:paragraph-properties>
    </style:style>
    <style:style style:name="P2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252" style:family="paragraph" style:parent-style-name="Body_20_text_20__28_2_29_" style:list-style-name="WWNum47">
      <loext:graphic-properties draw:fill="none" draw:fill-color="#ffffff"/>
      <style:paragraph-properties fo:margin-left="0cm" fo:margin-right="0cm" fo:margin-top="0cm" fo:margin-bottom="0.173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253"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7cm" style:type="right"/>
          <style:tab-stop style:position="2.117cm"/>
        </style:tab-stops>
      </style:paragraph-properties>
    </style:style>
    <style:style style:name="P25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7.126cm" style:type="center"/>
        </style:tab-stops>
      </style:paragraph-properties>
    </style:style>
    <style:style style:name="P2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25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8.59cm" style:type="center"/>
        </style:tab-stops>
      </style:paragraph-properties>
    </style:style>
    <style:style style:name="P257" style:family="paragraph" style:parent-style-name="Body_20_text_20__28_2_29_" style:list-style-name="WWNum4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58" style:family="paragraph" style:parent-style-name="Body_20_text_20__28_2_29_" style:list-style-name="WWNum14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5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26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 style:position="4.674cm" style:type="center"/>
          <style:tab-stop style:position="6.128cm" style:type="center"/>
        </style:tab-stops>
      </style:paragraph-properties>
    </style:style>
    <style:style style:name="P261" style:family="paragraph" style:parent-style-name="Body_20_text_20__28_2_29_" style:list-style-name="WWNum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262" style:family="paragraph" style:parent-style-name="Body_20_text_20__28_2_29_" style:list-style-name="WWNum5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 style:position="3.184cm" style:type="center"/>
        </style:tab-stops>
      </style:paragraph-properties>
    </style:style>
    <style:style style:name="P26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6.223cm"/>
          <style:tab-stop style:position="6.789cm" style:type="center"/>
        </style:tab-stops>
      </style:paragraph-properties>
    </style:style>
    <style:style style:name="P2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265"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 style:position="2.05cm"/>
        </style:tab-stops>
      </style:paragraph-properties>
    </style:style>
    <style:style style:name="P26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9cm"/>
          <style:tab-stop style:position="7.183cm" style:type="right"/>
        </style:tab-stops>
      </style:paragraph-properties>
    </style:style>
    <style:style style:name="P267"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88cm"/>
        </style:tab-stops>
      </style:paragraph-properties>
    </style:style>
    <style:style style:name="P26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415cm" style:type="center"/>
          <style:tab-stop style:position="6.454cm" style:type="right"/>
          <style:tab-stop style:position="6.796cm"/>
        </style:tab-stops>
      </style:paragraph-properties>
    </style:style>
    <style:style style:name="P26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s>
      </style:paragraph-properties>
    </style:style>
    <style:style style:name="P270" style:family="paragraph" style:parent-style-name="Body_20_text_20__28_2_29_" style:list-style-name="WWNum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cm" style:type="right"/>
          <style:tab-stop style:position="2.088cm"/>
          <style:tab-stop style:position="5.62cm" style:type="center"/>
        </style:tab-stops>
      </style:paragraph-properties>
    </style:style>
    <style:style style:name="P27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415cm" style:type="center"/>
          <style:tab-stop style:position="6.454cm" style:type="right"/>
          <style:tab-stop style:position="6.826cm"/>
        </style:tab-stops>
      </style:paragraph-properties>
    </style:style>
    <style:style style:name="P272"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88cm"/>
        </style:tab-stops>
      </style:paragraph-properties>
    </style:style>
    <style:style style:name="P27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415cm" style:type="center"/>
          <style:tab-stop style:position="6.318cm"/>
          <style:tab-stop style:position="7.362cm" style:type="right"/>
        </style:tab-stops>
      </style:paragraph-properties>
    </style:style>
    <style:style style:name="P27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9cm"/>
          <style:tab-stop style:position="5.415cm" style:type="center"/>
          <style:tab-stop style:position="6.343cm"/>
          <style:tab-stop style:position="6.906cm" style:type="center"/>
        </style:tab-stops>
      </style:paragraph-properties>
    </style:style>
    <style:style style:name="P275" style:family="paragraph" style:parent-style-name="Body_20_text_20__28_2_29_" style:list-style-name="WWNum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3cm"/>
          <style:tab-stop style:position="5.613cm" style:type="right"/>
        </style:tab-stops>
      </style:paragraph-properties>
    </style:style>
    <style:style style:name="P276" style:family="paragraph" style:parent-style-name="Body_20_text_20__28_2_29_" style:list-style-name="WWNum3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3cm"/>
          <style:tab-stop style:position="4.743cm" style:type="right"/>
        </style:tab-stops>
      </style:paragraph-properties>
    </style:style>
    <style:style style:name="P2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6cm"/>
          <style:tab-stop style:position="4.743cm" style:type="right"/>
          <style:tab-stop style:position="5.607cm" style:type="center"/>
          <style:tab-stop style:position="6.95cm" style:type="right"/>
        </style:tab-stops>
      </style:paragraph-properties>
    </style:style>
    <style:style style:name="P278"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27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7cm"/>
          <style:tab-stop style:position="6.819cm" style:type="center"/>
        </style:tab-stops>
      </style:paragraph-properties>
    </style:style>
    <style:style style:name="P280" style:family="paragraph" style:parent-style-name="Body_20_text_20__28_2_29_" style:list-style-name="WWNum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4.584cm" style:type="right"/>
        </style:tab-stops>
      </style:paragraph-properties>
    </style:style>
    <style:style style:name="P28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3cm"/>
          <style:tab-stop style:position="6.816cm" style:type="center"/>
        </style:tab-stops>
      </style:paragraph-properties>
    </style:style>
    <style:style style:name="P28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2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685cm" style:type="center"/>
          <style:tab-stop style:position="7.227cm" style:type="right"/>
        </style:tab-stops>
      </style:paragraph-properties>
    </style:style>
    <style:style style:name="P2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285" style:family="paragraph" style:parent-style-name="Body_20_text_20__28_2_29_" style:list-style-name="WWNum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28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091cm" style:type="center"/>
          <style:tab-stop style:position="6.779cm" style:type="center"/>
        </style:tab-stops>
      </style:paragraph-properties>
    </style:style>
    <style:style style:name="P287"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reak-before="page" fo:background-color="transparent" fo:keep-with-next="auto" style:writing-mode="lr-tb">
        <style:tab-stops>
          <style:tab-stop style:position="0.676cm"/>
          <style:tab-stop style:position="4.509cm" style:type="right"/>
        </style:tab-stops>
      </style:paragraph-properties>
    </style:style>
    <style:style style:name="P288"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4.509cm" style:type="right"/>
        </style:tab-stops>
      </style:paragraph-properties>
    </style:style>
    <style:style style:name="P28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290"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2cm" style:type="center"/>
          <style:tab-stop style:position="4.509cm" style:type="right"/>
        </style:tab-stops>
      </style:paragraph-properties>
    </style:style>
    <style:style style:name="P29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10.49cm" style:type="right"/>
        </style:tab-stops>
      </style:paragraph-properties>
    </style:style>
    <style:style style:name="P29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5.66cm" style:type="center"/>
          <style:tab-stop style:position="7.1cm" style:type="right"/>
        </style:tab-stops>
      </style:paragraph-properties>
    </style:style>
    <style:style style:name="P293" style:family="paragraph" style:parent-style-name="Body_20_text_20__28_2_29_" style:list-style-name="WWNum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83cm"/>
        </style:tab-stops>
      </style:paragraph-properties>
    </style:style>
    <style:style style:name="P29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65cm"/>
          <style:tab-stop style:position="4.801cm"/>
        </style:tab-stops>
      </style:paragraph-properties>
    </style:style>
    <style:style style:name="P295" style:family="paragraph" style:parent-style-name="Body_20_text_20__28_2_29_" style:list-style-name="WWNum7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29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297" style:family="paragraph" style:parent-style-name="Body_20_text_20__28_2_29_" style:list-style-name="WWNum73" style:master-page-name="Converted14">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2" fo:background-color="transparent" fo:keep-with-next="auto" style:writing-mode="lr-tb">
        <style:tab-stops>
          <style:tab-stop style:position="0.674cm"/>
        </style:tab-stops>
      </style:paragraph-properties>
    </style:style>
    <style:style style:name="P298" style:family="paragraph" style:parent-style-name="Body_20_text_20__28_2_29_" style:list-style-name="WWNum8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299"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0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01" style:family="paragraph" style:parent-style-name="Body_20_text_20__28_2_29_" style:list-style-name="WWNum13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02"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0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304"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305"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306"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30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 style:position="7.205cm" style:type="right"/>
        </style:tab-stops>
      </style:paragraph-properties>
    </style:style>
    <style:style style:name="P30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cm"/>
        </style:tab-stops>
      </style:paragraph-properties>
    </style:style>
    <style:style style:name="P309"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37cm"/>
        </style:tab-stops>
      </style:paragraph-properties>
    </style:style>
    <style:style style:name="P310"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81cm"/>
          <style:tab-stop style:position="2.087cm"/>
        </style:tab-stops>
      </style:paragraph-properties>
    </style:style>
    <style:style style:name="P31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2cm"/>
          <style:tab-stop style:position="6.528cm" style:type="center"/>
        </style:tab-stops>
      </style:paragraph-properties>
    </style:style>
    <style:style style:name="P31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6cm"/>
        </style:tab-stops>
      </style:paragraph-properties>
    </style:style>
    <style:style style:name="P31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314" style:family="paragraph" style:parent-style-name="Body_20_text_20__28_2_29_" style:list-style-name="WWNum8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9cm"/>
        </style:tab-stops>
      </style:paragraph-properties>
    </style:style>
    <style:style style:name="P315" style:family="paragraph" style:parent-style-name="Body_20_text_20__28_2_29_" style:list-style-name="WWNum87">
      <loext:graphic-properties draw:fill="none" draw:fill-color="#ffffff"/>
      <style:paragraph-properties fo:margin-left="0cm" fo:margin-right="0cm" fo:margin-top="0cm" fo:margin-bottom="0.176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54cm"/>
        </style:tab-stops>
      </style:paragraph-properties>
    </style:style>
    <style:style style:name="P31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5.676cm" style:type="center"/>
        </style:tab-stops>
      </style:paragraph-properties>
    </style:style>
    <style:style style:name="P31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9.689cm"/>
          <style:tab-stop style:position="12.696cm" style:type="right"/>
        </style:tab-stops>
      </style:paragraph-properties>
    </style:style>
    <style:style style:name="P318"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04cm"/>
          <style:tab-stop style:position="9.589cm" style:type="right"/>
          <style:tab-stop style:position="12.696cm" style:type="right"/>
        </style:tab-stops>
      </style:paragraph-properties>
    </style:style>
    <style:style style:name="P319"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320"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3cm"/>
          <style:tab-stop style:position="2.097cm"/>
        </style:tab-stops>
      </style:paragraph-properties>
    </style:style>
    <style:style style:name="P321"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4.561cm" style:type="right"/>
        </style:tab-stops>
      </style:paragraph-properties>
    </style:style>
    <style:style style:name="P322" style:family="paragraph" style:parent-style-name="Body_20_text_20__28_2_29_" style:list-style-name="WWNum107" style:master-page-name="Converted20">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6" fo:background-color="transparent" fo:keep-with-next="auto" style:writing-mode="lr-tb">
        <style:tab-stops>
          <style:tab-stop style:position="1.078cm" style:type="center"/>
          <style:tab-stop style:position="4.561cm" style:type="right"/>
        </style:tab-stops>
      </style:paragraph-properties>
    </style:style>
    <style:style style:name="P32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32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7.165cm" style:type="right"/>
        </style:tab-stops>
      </style:paragraph-properties>
    </style:style>
    <style:style style:name="P325"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78cm" style:type="center"/>
          <style:tab-stop style:position="2.087cm"/>
        </style:tab-stops>
      </style:paragraph-properties>
    </style:style>
    <style:style style:name="P326"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27"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32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 style:position="6.616cm" style:type="center"/>
        </style:tab-stops>
      </style:paragraph-properties>
    </style:style>
    <style:style style:name="P32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330" style:family="paragraph" style:parent-style-name="Body_20_text_20__28_2_29_" style:list-style-name="WWNum11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9cm"/>
          <style:tab-stop style:position="2.076cm"/>
        </style:tab-stops>
      </style:paragraph-properties>
    </style:style>
    <style:style style:name="P331" style:family="paragraph" style:parent-style-name="Body_20_text_20__28_2_29_" style:list-style-name="WWNum111" style:master-page-name="Converted2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style:page-number="123" fo:background-color="transparent" fo:keep-with-next="auto" style:writing-mode="lr-tb">
        <style:tab-stops>
          <style:tab-stop style:position="0.679cm"/>
          <style:tab-stop style:position="2.076cm"/>
        </style:tab-stops>
      </style:paragraph-properties>
    </style:style>
    <style:style style:name="P332"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5.052cm"/>
        </style:tab-stops>
      </style:paragraph-properties>
    </style:style>
    <style:style style:name="P33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6cm"/>
          <style:tab-stop style:position="7.024cm" style:type="right"/>
        </style:tab-stops>
      </style:paragraph-properties>
    </style:style>
    <style:style style:name="P33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9cm"/>
        </style:tab-stops>
      </style:paragraph-properties>
    </style:style>
    <style:style style:name="P335" style:family="paragraph" style:parent-style-name="Body_20_text_20__28_2_29_" style:list-style-name="WWNum11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064cm"/>
        </style:tab-stops>
      </style:paragraph-properties>
    </style:style>
    <style:style style:name="P33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 style:position="4.934cm" style:type="right"/>
          <style:tab-stop style:position="5.285cm"/>
          <style:tab-stop style:position="6.186cm"/>
          <style:tab-stop style:position="6.973cm" style:type="right"/>
        </style:tab-stops>
      </style:paragraph-properties>
    </style:style>
    <style:style style:name="P33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21cm"/>
        </style:tab-stops>
      </style:paragraph-properties>
    </style:style>
    <style:style style:name="P338"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8.045cm"/>
          <style:tab-stop style:position="9.94cm" style:type="center"/>
          <style:tab-stop style:position="10.758cm" style:type="center"/>
          <style:tab-stop style:position="11.37cm" style:type="right"/>
          <style:tab-stop style:position="11.728cm"/>
        </style:tab-stops>
      </style:paragraph-properties>
    </style:style>
    <style:style style:name="P33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8.103cm"/>
          <style:tab-stop style:position="9.423cm" style:type="right"/>
          <style:tab-stop style:position="11.665cm"/>
        </style:tab-stops>
      </style:paragraph-properties>
    </style:style>
    <style:style style:name="P340" style:family="paragraph" style:parent-style-name="Body_20_text_20__28_2_29_" style:list-style-name="WWNum121">
      <loext:graphic-properties draw:fill="none" draw:fill-color="#ffffff"/>
      <style:paragraph-properties fo:margin-left="0.247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921cm"/>
          <style:tab-stop style:position="3.189cm"/>
        </style:tab-stops>
      </style:paragraph-properties>
    </style:style>
    <style:style style:name="P341" style:family="paragraph" style:parent-style-name="Body_20_text_20__28_2_29_">
      <loext:graphic-properties draw:fill="none" draw:fill-color="#ffffff"/>
      <style:paragraph-properties fo:margin-left="0.247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189cm"/>
        </style:tab-stops>
      </style:paragraph-properties>
    </style:style>
    <style:style style:name="P342" style:family="paragraph" style:parent-style-name="Body_20_text_20__28_2_29_" style:list-style-name="WWNum11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108cm"/>
        </style:tab-stops>
      </style:paragraph-properties>
    </style:style>
    <style:style style:name="P34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4cm"/>
          <style:tab-stop style:position="5.364cm" style:type="center"/>
          <style:tab-stop style:position="7.059cm" style:type="right"/>
        </style:tab-stops>
      </style:paragraph-properties>
    </style:style>
    <style:style style:name="P34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7.197cm" style:type="right"/>
        </style:tab-stops>
      </style:paragraph-properties>
    </style:style>
    <style:style style:name="P345"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3.184cm" style:type="right"/>
        </style:tab-stops>
      </style:paragraph-properties>
    </style:style>
    <style:style style:name="P346"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4.593cm" style:type="right"/>
          <style:tab-stop style:position="4.946cm" style:type="right"/>
        </style:tab-stops>
      </style:paragraph-properties>
    </style:style>
    <style:style style:name="P347"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99cm"/>
        </style:tab-stops>
      </style:paragraph-properties>
    </style:style>
    <style:style style:name="P348" style:family="paragraph" style:parent-style-name="Body_20_text_20__28_2_29_" style:list-style-name="WWNum13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 style:position="2.099cm"/>
        </style:tab-stops>
      </style:paragraph-properties>
    </style:style>
    <style:style style:name="P34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5.091cm"/>
          <style:tab-stop style:position="7.133cm" style:type="right"/>
        </style:tab-stops>
      </style:paragraph-properties>
    </style:style>
    <style:style style:name="P35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478cm" style:type="center"/>
          <style:tab-stop style:position="9.063cm" style:type="right"/>
        </style:tab-stops>
      </style:paragraph-properties>
    </style:style>
    <style:style style:name="P35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478cm" style:type="center"/>
          <style:tab-stop style:position="8.382cm" style:type="right"/>
        </style:tab-stops>
      </style:paragraph-properties>
    </style:style>
    <style:style style:name="P352"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35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8cm"/>
          <style:tab-stop style:position="5.69cm" style:type="center"/>
        </style:tab-stops>
      </style:paragraph-properties>
    </style:style>
    <style:style style:name="P354" style:family="paragraph" style:parent-style-name="Body_20_text_20__28_2_29_" style:list-style-name="WWNum14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cm" style:type="right"/>
          <style:tab-stop style:position="2.074cm"/>
        </style:tab-stops>
      </style:paragraph-properties>
    </style:style>
    <style:style style:name="P355"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5.689cm" style:type="center"/>
          <style:tab-stop style:position="6.826cm"/>
        </style:tab-stops>
      </style:paragraph-properties>
    </style:style>
    <style:style style:name="P35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2cm"/>
          <style:tab-stop style:position="4.914cm" style:type="right"/>
          <style:tab-stop style:position="5.689cm" style:type="center"/>
          <style:tab-stop style:position="6.86cm"/>
        </style:tab-stops>
      </style:paragraph-properties>
    </style:style>
    <style:style style:name="P35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358" style:family="paragraph" style:parent-style-name="Body_20_text_20__28_2_29_" style:list-style-name="WWNum14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cm" style:type="right"/>
          <style:tab-stop style:position="2.043cm"/>
        </style:tab-stops>
      </style:paragraph-properties>
    </style:style>
    <style:style style:name="P359"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360"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478cm"/>
        </style:tab-stops>
      </style:paragraph-properties>
    </style:style>
    <style:style style:name="P36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95cm"/>
        </style:tab-stops>
      </style:paragraph-properties>
    </style:style>
    <style:style style:name="P362" style:family="paragraph" style:parent-style-name="Body_20_text_20__28_2_29_" style:list-style-name="WWNum14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7cm"/>
          <style:tab-stop style:position="2.066cm"/>
          <style:tab-stop style:position="3.422cm"/>
        </style:tab-stops>
      </style:paragraph-properties>
    </style:style>
    <style:style style:name="P36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2cm"/>
          <style:tab-stop style:position="7.142cm" style:type="right"/>
        </style:tab-stops>
      </style:paragraph-properties>
    </style:style>
    <style:style style:name="P36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365"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55cm"/>
        </style:tab-stops>
      </style:paragraph-properties>
    </style:style>
    <style:style style:name="P36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74cm"/>
          <style:tab-stop style:position="6.003cm" style:type="center"/>
        </style:tab-stops>
      </style:paragraph-properties>
    </style:style>
    <style:style style:name="P367" style:family="paragraph" style:parent-style-name="Body_20_text_20__28_2_29_" style:list-style-name="WWNum15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368"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51cm"/>
          <style:tab-stop style:position="2.055cm"/>
        </style:tab-stops>
      </style:paragraph-properties>
    </style:style>
    <style:style style:name="P369" style:family="paragraph" style:parent-style-name="Body_20_text_20__28_2_29_" style:list-style-name="WWNum15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67cm"/>
          <style:tab-stop style:position="2.106cm"/>
        </style:tab-stops>
      </style:paragraph-properties>
    </style:style>
    <style:style style:name="P37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5cm"/>
          <style:tab-stop style:position="7.11cm" style:type="right"/>
        </style:tab-stops>
      </style:paragraph-properties>
    </style:style>
    <style:style style:name="P371"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5.641cm"/>
          <style:tab-stop style:position="8.311cm" style:type="center"/>
          <style:tab-stop style:position="12.188cm" style:type="right"/>
          <style:tab-stop style:position="12.515cm" style:type="right"/>
        </style:tab-stops>
      </style:paragraph-properties>
    </style:style>
    <style:style style:name="P372" style:family="paragraph" style:parent-style-name="Body_20_text_20__28_2_29_">
      <loext:graphic-properties draw:fill="none" draw:fill-color="#ffffff"/>
      <style:paragraph-properties fo:margin-left="0cm" fo:margin-right="0cm" fo:margin-top="0cm" fo:margin-bottom="0.18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5.674cm"/>
          <style:tab-stop style:position="7.99cm"/>
          <style:tab-stop style:position="8.251cm" style:type="center"/>
          <style:tab-stop style:position="9.691cm" style:type="right"/>
          <style:tab-stop style:position="12.188cm" style:type="right"/>
        </style:tab-stops>
      </style:paragraph-properties>
    </style:style>
    <style:style style:name="P373" style:family="paragraph" style:parent-style-name="Body_20_text_20__28_2_29_" style:list-style-name="WWNum15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522cm" style:type="right"/>
          <style:tab-stop style:position="2.115cm"/>
        </style:tab-stops>
      </style:paragraph-properties>
    </style:style>
    <style:style style:name="P374" style:family="paragraph" style:parent-style-name="Body_20_text_20__28_2_29_" style:list-style-name="WWNum15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375" style:family="paragraph" style:parent-style-name="Body_20_text_20__28_2_29_" style:list-style-name="WWNum16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376"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9cm"/>
          <style:tab-stop style:position="5.064cm" style:type="center"/>
        </style:tab-stops>
      </style:paragraph-properties>
    </style:style>
    <style:style style:name="P37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19cm"/>
          <style:tab-stop style:position="5.263cm" style:type="center"/>
          <style:tab-stop style:position="7.142cm" style:type="right"/>
        </style:tab-stops>
      </style:paragraph-properties>
    </style:style>
    <style:style style:name="P378"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13cm"/>
        </style:tab-stops>
      </style:paragraph-properties>
    </style:style>
    <style:style style:name="P379" style:family="paragraph" style:parent-style-name="Body_20_text_20__28_2_29_" style:list-style-name="WWNum16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113cm"/>
        </style:tab-stops>
      </style:paragraph-properties>
    </style:style>
    <style:style style:name="P38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381"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6cm" style:type="right"/>
        </style:tab-stops>
      </style:paragraph-properties>
    </style:style>
    <style:style style:name="P382" style:family="paragraph" style:parent-style-name="Body_20_text_20__28_2_29_" style:list-style-name="WWNum167">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4cm"/>
          <style:tab-stop style:position="2.115cm"/>
        </style:tab-stops>
      </style:paragraph-properties>
    </style:style>
    <style:style style:name="P383"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5.394cm" style:type="center"/>
          <style:tab-stop style:position="7.184cm" style:type="right"/>
        </style:tab-stops>
      </style:paragraph-properties>
    </style:style>
    <style:style style:name="P384"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1cm"/>
          <style:tab-stop style:position="6.144cm" style:type="center"/>
        </style:tab-stops>
      </style:paragraph-properties>
    </style:style>
    <style:style style:name="P385" style:family="paragraph" style:parent-style-name="Body_20_text_20__28_2_29_" style:list-style-name="WWNum95">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2cm"/>
          <style:tab-stop style:position="2.083cm"/>
        </style:tab-stops>
      </style:paragraph-properties>
    </style:style>
    <style:style style:name="P386"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4.505cm" style:type="right"/>
        </style:tab-stops>
      </style:paragraph-properties>
    </style:style>
    <style:style style:name="P387"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388" style:family="paragraph" style:parent-style-name="Body_20_text_20__28_2_29_" style:list-style-name="WWNum169">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76cm"/>
          <style:tab-stop style:position="2.094cm"/>
        </style:tab-stops>
      </style:paragraph-properties>
    </style:style>
    <style:style style:name="P389" style:family="paragraph" style:parent-style-name="Body_20_text_20__28_2_29_" style:list-style-name="WWNum171">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390" style:family="paragraph" style:parent-style-name="Body_20_text_20__28_2_29_">
      <loext:graphic-properties draw:fill="none" draw:fill-color="#ffffff"/>
      <style:paragraph-properties fo:margin-left="0cm" fo:margin-right="0cm" fo:margin-top="0cm" fo:margin-bottom="0cm" style:contextual-spacing="false" fo:line-height="0.372cm" fo:text-align="justify" style:justify-single-word="false" fo:keep-together="auto" fo:orphans="0" fo:widows="0" fo:text-indent="0cm" style:auto-text-indent="false" fo:background-color="transparent" fo:keep-with-next="auto" style:writing-mode="lr-tb">
        <style:tab-stops>
          <style:tab-stop style:position="3.048cm"/>
        </style:tab-stops>
      </style:paragraph-properties>
    </style:style>
    <style:style style:name="P391" style:family="paragraph" style:parent-style-name="Body_20_text_20__28_2_29_" style:list-style-name="WWNum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92" style:family="paragraph" style:parent-style-name="Body_20_text_20__28_2_29_" style:list-style-name="WWNum7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93"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39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ab-stop style:position="5.064cm"/>
        </style:tab-stops>
      </style:paragraph-properties>
    </style:style>
    <style:style style:name="P39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2cm"/>
        </style:tab-stops>
      </style:paragraph-properties>
    </style:style>
    <style:style style:name="P39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style>
    <style:style style:name="P397" style:family="paragraph" style:parent-style-name="Body_20_text_20__28_2_29_" style:master-page-name="Converted28">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132" fo:background-color="transparent" fo:keep-with-next="auto" style:writing-mode="lr-tb"/>
    </style:style>
    <style:style style:name="P398" style:family="paragraph" style:parent-style-name="Body_20_text_20__28_2_29_">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399" style:family="paragraph" style:parent-style-name="Body_20_text_20__28_2_29_">
      <loext:graphic-properties draw:fill="none" draw:fill-color="#ffffff"/>
      <style:paragraph-properties fo:margin-left="0cm" fo:margin-right="0cm" fo:margin-top="0cm" fo:margin-bottom="0.206cm" style:contextual-spacing="false" fo:text-align="justify" style:justify-single-word="false" fo:keep-together="auto" fo:orphans="0" fo:widows="0" fo:text-indent="0cm" style:auto-text-indent="false" fo:background-color="transparent" fo:keep-with-next="auto" style:writing-mode="lr-tb"/>
    </style:style>
    <style:style style:name="P400" style:family="paragraph" style:parent-style-name="Body_20_text_20__28_2_29_">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style>
    <style:style style:name="P401" style:family="paragraph" style:parent-style-name="Body_20_text_20__28_2_29_">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402" style:family="paragraph" style:parent-style-name="Body_20_text_20__28_2_29_">
      <loext:graphic-properties draw:fill="none" draw:fill-color="#ffffff"/>
      <style:paragraph-properties fo:margin-left="0cm" fo:margin-right="0cm" fo:margin-top="0cm" fo:margin-bottom="0.169cm" style:contextual-spacing="false" fo:text-align="justify" style:justify-single-word="false" fo:keep-together="auto" fo:orphans="0" fo:widows="0" fo:text-indent="0cm" style:auto-text-indent="false" fo:background-color="transparent" fo:keep-with-next="auto" style:writing-mode="lr-tb"/>
    </style:style>
    <style:style style:name="P403" style:family="paragraph" style:parent-style-name="Body_20_text_20__28_2_29_">
      <loext:graphic-properties draw:fill="none" draw:fill-color="#ffffff"/>
      <style:paragraph-properties fo:margin-left="0cm" fo:margin-right="0cm" fo:margin-top="0cm" fo:margin-bottom="0.663cm" style:contextual-spacing="false" fo:text-align="justify" style:justify-single-word="false" fo:keep-together="auto" fo:orphans="0" fo:widows="0" fo:text-indent="0cm" style:auto-text-indent="false" fo:background-color="transparent" fo:keep-with-next="auto" style:writing-mode="lr-tb"/>
    </style:style>
    <style:style style:name="P404" style:family="paragraph" style:parent-style-name="Body_20_text_20__28_2_29_">
      <loext:graphic-properties draw:fill="none" draw:fill-color="#ffffff"/>
      <style:paragraph-properties fo:margin-left="0cm" fo:margin-right="0cm" fo:margin-top="0cm" fo:margin-bottom="0.141cm" style:contextual-spacing="false" fo:text-align="justify" style:justify-single-word="false" fo:keep-together="auto" fo:orphans="0" fo:widows="0" fo:text-indent="0cm" style:auto-text-indent="false" fo:background-color="transparent" fo:keep-with-next="auto" style:writing-mode="lr-tb"/>
    </style:style>
    <style:style style:name="P405" style:family="paragraph" style:parent-style-name="Body_20_text_20__28_2_29_">
      <loext:graphic-properties draw:fill="none" draw:fill-color="#ffffff"/>
      <style:paragraph-properties fo:margin-left="0cm" fo:margin-right="0cm" fo:margin-top="0cm" fo:margin-bottom="0.138cm" style:contextual-spacing="false" fo:text-align="justify" style:justify-single-word="false" fo:keep-together="auto" fo:orphans="0" fo:widows="0" fo:text-indent="0cm" style:auto-text-indent="false" fo:background-color="transparent" fo:keep-with-next="auto" style:writing-mode="lr-tb"/>
    </style:style>
    <style:style style:name="P406" style:family="paragraph" style:parent-style-name="Body_20_text_20__28_2_29_">
      <loext:graphic-properties draw:fill="none" draw:fill-color="#ffffff"/>
      <style:paragraph-properties fo:margin-left="0cm" fo:margin-right="0cm" fo:margin-top="0cm" fo:margin-bottom="0.171cm" style:contextual-spacing="false" fo:text-align="justify" style:justify-single-word="false" fo:keep-together="auto" fo:orphans="0" fo:widows="0" fo:text-indent="0cm" style:auto-text-indent="false" fo:background-color="transparent" fo:keep-with-next="auto" style:writing-mode="lr-tb"/>
    </style:style>
    <style:style style:name="P407" style:family="paragraph" style:parent-style-name="Body_20_text_20__28_2_29_">
      <loext:graphic-properties draw:fill="none" draw:fill-color="#ffffff"/>
      <style:paragraph-properties fo:margin-left="0cm" fo:margin-right="0cm" fo:margin-top="0cm" fo:margin-bottom="0.624cm" style:contextual-spacing="false" fo:text-align="justify" style:justify-single-word="false" fo:keep-together="auto" fo:orphans="0" fo:widows="0" fo:text-indent="0cm" style:auto-text-indent="false" fo:background-color="transparent" fo:keep-with-next="auto" style:writing-mode="lr-tb"/>
    </style:style>
    <style:style style:name="P408" style:family="paragraph" style:parent-style-name="Body_20_text_20__28_2_29_">
      <loext:graphic-properties draw:fill="none" draw:fill-color="#ffffff"/>
      <style:paragraph-properties fo:margin-left="0cm" fo:margin-right="0.282cm" fo:margin-top="0cm" fo:margin-bottom="0.206cm" style:contextual-spacing="false" fo:text-align="justify" style:justify-single-word="false" fo:keep-together="auto" fo:orphans="0" fo:widows="0" fo:text-indent="0cm" style:auto-text-indent="false" fo:background-color="transparent" fo:keep-with-next="auto" style:writing-mode="lr-tb"/>
    </style:style>
    <style:style style:name="P409" style:family="paragraph" style:parent-style-name="Body_20_text_20__28_2_29_">
      <loext:graphic-properties draw:fill="none" draw:fill-color="#ffffff"/>
      <style:paragraph-properties fo:margin-left="0cm" fo:margin-right="0.282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410" style:family="paragraph" style:parent-style-name="Body_20_text_20__28_2_29_">
      <loext:graphic-properties draw:fill="none" draw:fill-color="#ffffff"/>
      <style:paragraph-properties fo:margin-left="0cm" fo:margin-right="0.318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411" style:family="paragraph" style:parent-style-name="Body_20_text_20__28_2_29_">
      <loext:graphic-properties draw:fill="none" draw:fill-color="#ffffff"/>
      <style:paragraph-properties fo:margin-left="0cm" fo:margin-right="0.353cm" fo:margin-top="0cm" fo:margin-bottom="0.176cm" style:contextual-spacing="false" fo:text-align="justify" style:justify-single-word="false" fo:keep-together="auto" fo:orphans="0" fo:widows="0" fo:text-indent="0cm" style:auto-text-indent="false" fo:background-color="transparent" fo:keep-with-next="auto" style:writing-mode="lr-tb"/>
    </style:style>
    <style:style style:name="P412" style:family="paragraph" style:parent-style-name="Body_20_text_20__28_2_29_">
      <loext:graphic-properties draw:fill="none" draw:fill-color="#ffffff"/>
      <style:paragraph-properties fo:margin-left="0cm" fo:margin-right="0.353cm" fo:margin-top="0cm" fo:margin-bottom="0.173cm" style:contextual-spacing="false" fo:text-align="justify" style:justify-single-word="false" fo:keep-together="auto" fo:orphans="0" fo:widows="0" fo:text-indent="0cm" style:auto-text-indent="false" fo:background-color="transparent" fo:keep-with-next="auto" style:writing-mode="lr-tb"/>
    </style:style>
    <style:style style:name="P413" style:family="paragraph" style:parent-style-name="Body_20_text_20__28_2_29_">
      <loext:graphic-properties draw:fill="none" draw:fill-color="#ffffff"/>
      <style:paragraph-properties fo:margin-left="0cm" fo:margin-right="0.459cm" fo:margin-top="0cm" fo:margin-bottom="0.829cm" style:contextual-spacing="false" fo:text-align="justify" style:justify-single-word="false" fo:keep-together="auto" fo:orphans="0" fo:widows="0" fo:text-indent="0cm" style:auto-text-indent="false" fo:background-color="transparent" fo:keep-with-next="auto" style:writing-mode="lr-tb"/>
    </style:style>
    <style:style style:name="P414" style:family="paragraph" style:parent-style-name="Body_20_text_20__28_2_29_" style:list-style-name="WWNum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cm" style:type="center"/>
          <style:tab-stop style:position="3.05cm" style:type="right"/>
        </style:tab-stops>
      </style:paragraph-properties>
    </style:style>
    <style:style style:name="P41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3cm"/>
          <style:tab-stop style:position="7.103cm" style:type="right"/>
        </style:tab-stops>
      </style:paragraph-properties>
    </style:style>
    <style:style style:name="P416" style:family="paragraph" style:parent-style-name="Body_20_text_20__28_2_29_" style:list-style-name="WWNum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517cm" style:type="right"/>
          <style:tab-stop style:position="2.048cm"/>
        </style:tab-stops>
      </style:paragraph-properties>
    </style:style>
    <style:style style:name="P417" style:family="paragraph" style:parent-style-name="Body_20_text_20__28_2_29_" style:list-style-name="WWNum21">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418" style:family="paragraph" style:parent-style-name="Body_20_text_20__28_2_29_" style:list-style-name="WWNum2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587cm"/>
        </style:tab-stops>
      </style:paragraph-properties>
    </style:style>
    <style:style style:name="P419" style:family="paragraph" style:parent-style-name="Body_20_text_20__28_2_29_" style:list-style-name="WWNum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42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42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85cm"/>
        </style:tab-stops>
      </style:paragraph-properties>
    </style:style>
    <style:style style:name="P422" style:family="paragraph" style:parent-style-name="Body_20_text_20__28_2_29_" style:list-style-name="WWNum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14cm"/>
          <style:tab-stop style:position="2.046cm"/>
        </style:tab-stops>
      </style:paragraph-properties>
    </style:style>
    <style:style style:name="P42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 style:position="7.303cm" style:type="right"/>
        </style:tab-stops>
      </style:paragraph-properties>
    </style:style>
    <style:style style:name="P42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3cm"/>
        </style:tab-stops>
      </style:paragraph-properties>
    </style:style>
    <style:style style:name="P425" style:family="paragraph" style:parent-style-name="Body_20_text_20__28_2_29_" style:list-style-name="WWNum49">
      <loext:graphic-properties draw:fill="none" draw:fill-color="#ffffff"/>
      <style:paragraph-properties fo:margin-left="0.388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6cm"/>
          <style:tab-stop style:position="2.429cm"/>
        </style:tab-stops>
      </style:paragraph-properties>
    </style:style>
    <style:style style:name="P426" style:family="paragraph" style:parent-style-name="Body_20_text_20__28_2_29_" style:list-style-name="WWNum49" style:master-page-name="Converted8">
      <loext:graphic-properties draw:fill="none" draw:fill-color="#ffffff"/>
      <style:paragraph-properties fo:margin-left="0.388cm" fo:margin-right="0cm" fo:margin-top="0cm" fo:margin-bottom="0cm" style:contextual-spacing="false" fo:text-align="justify" style:justify-single-word="false" fo:keep-together="auto" fo:orphans="0" fo:widows="0" fo:text-indent="0cm" style:auto-text-indent="false" style:page-number="7" fo:background-color="transparent" fo:keep-with-next="auto" style:writing-mode="lr-tb">
        <style:tab-stops>
          <style:tab-stop style:position="1.06cm"/>
          <style:tab-stop style:position="2.429cm"/>
        </style:tab-stops>
      </style:paragraph-properties>
    </style:style>
    <style:style style:name="P427" style:family="paragraph" style:parent-style-name="Body_20_text_20__28_2_29_">
      <loext:graphic-properties draw:fill="none" draw:fill-color="#ffffff"/>
      <style:paragraph-properties fo:margin-left="0.388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279cm"/>
          <style:tab-stop style:position="5.895cm" style:type="center"/>
        </style:tab-stops>
      </style:paragraph-properties>
    </style:style>
    <style:style style:name="P428" style:family="paragraph" style:parent-style-name="Body_20_text_20__28_2_29_">
      <loext:graphic-properties draw:fill="none" draw:fill-color="#ffffff"/>
      <style:paragraph-properties fo:margin-left="0.388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279cm"/>
          <style:tab-stop style:position="7.699cm" style:type="right"/>
        </style:tab-stops>
      </style:paragraph-properties>
    </style:style>
    <style:style style:name="P429" style:family="paragraph" style:parent-style-name="Body_20_text_20__28_2_29_" style:list-style-name="WWNum5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43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6cm"/>
          <style:tab-stop style:position="4.687cm" style:type="center"/>
          <style:tab-stop style:position="6.128cm" style:type="center"/>
        </style:tab-stops>
      </style:paragraph-properties>
    </style:style>
    <style:style style:name="P431" style:family="paragraph" style:parent-style-name="Body_20_text_20__28_2_29_" style:list-style-name="WWNum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9cm"/>
          <style:tab-stop style:position="3.184cm" style:type="center"/>
        </style:tab-stops>
      </style:paragraph-properties>
    </style:style>
    <style:style style:name="P43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5.876cm" style:type="right"/>
          <style:tab-stop style:position="6.223cm"/>
          <style:tab-stop style:position="6.789cm" style:type="center"/>
        </style:tab-stops>
      </style:paragraph-properties>
    </style:style>
    <style:style style:name="P43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s>
      </style:paragraph-properties>
    </style:style>
    <style:style style:name="P43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5.876cm" style:type="right"/>
          <style:tab-stop style:position="6.232cm"/>
          <style:tab-stop style:position="6.789cm" style:type="center"/>
        </style:tab-stops>
      </style:paragraph-properties>
    </style:style>
    <style:style style:name="P435" style:family="paragraph" style:parent-style-name="Body_20_text_20__28_2_29_" style:list-style-name="WWNum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36" style:family="paragraph" style:parent-style-name="Body_20_text_20__28_2_29_" style:list-style-name="WWNum5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3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43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7.183cm" style:type="right"/>
        </style:tab-stops>
      </style:paragraph-properties>
    </style:style>
    <style:style style:name="P43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9cm"/>
          <style:tab-stop style:position="5.145cm"/>
        </style:tab-stops>
      </style:paragraph-properties>
    </style:style>
    <style:style style:name="P440" style:family="paragraph" style:parent-style-name="Body_20_text_20__28_2_29_" style:list-style-name="WWNum6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441" style:family="paragraph" style:parent-style-name="Body_20_text_20__28_2_29_" style:list-style-name="WWNum6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44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26cm"/>
        </style:tab-stops>
      </style:paragraph-properties>
    </style:style>
    <style:style style:name="P443" style:family="paragraph" style:parent-style-name="Body_20_text_20__28_2_29_" style:list-style-name="WWNum6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 style:position="1.856cm" style:type="right"/>
          <style:tab-stop style:position="4.509cm" style:type="right"/>
        </style:tab-stops>
      </style:paragraph-properties>
    </style:style>
    <style:style style:name="P444" style:family="paragraph" style:parent-style-name="Body_20_text_20__28_2_29_" style:list-style-name="WWNum6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 style:position="4.509cm" style:type="right"/>
        </style:tab-stops>
      </style:paragraph-properties>
    </style:style>
    <style:style style:name="P44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446" style:family="paragraph" style:parent-style-name="Body_20_text_20__28_2_29_" style:list-style-name="WWNum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44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62cm"/>
        </style:tab-stops>
      </style:paragraph-properties>
    </style:style>
    <style:style style:name="P448" style:family="paragraph" style:parent-style-name="Body_20_text_20__28_2_29_" style:list-style-name="WWNum7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44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cm"/>
          <style:tab-stop style:position="7.205cm" style:type="right"/>
        </style:tab-stops>
      </style:paragraph-properties>
    </style:style>
    <style:style style:name="P45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314cm"/>
        </style:tab-stops>
      </style:paragraph-properties>
    </style:style>
    <style:style style:name="P451" style:family="paragraph" style:parent-style-name="Body_20_text_20__28_2_29_" style:list-style-name="WWNum87">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tab-stops>
          <style:tab-stop style:position="0.54cm"/>
        </style:tab-stops>
      </style:paragraph-properties>
    </style:style>
    <style:style style:name="P452" style:family="paragraph" style:parent-style-name="Body_20_text_20__28_2_29_" style:list-style-name="WWNum9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7cm"/>
          <style:tab-stop style:position="2.081cm"/>
        </style:tab-stops>
      </style:paragraph-properties>
    </style:style>
    <style:style style:name="P453" style:family="paragraph" style:parent-style-name="Body_20_text_20__28_2_29_" style:list-style-name="WWNum9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45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41cm"/>
        </style:tab-stops>
      </style:paragraph-properties>
    </style:style>
    <style:style style:name="P455" style:family="paragraph" style:parent-style-name="Body_20_text_20__28_2_29_" style:list-style-name="WWNum10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456" style:family="paragraph" style:parent-style-name="Body_20_text_20__28_2_29_" style:list-style-name="WWNum10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57" style:family="paragraph" style:parent-style-name="Body_20_text_20__28_2_29_" style:list-style-name="WWNum1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45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459" style:family="paragraph" style:parent-style-name="Body_20_text_20__28_2_29_" style:list-style-name="WWNum11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9cm"/>
          <style:tab-stop style:position="2.076cm"/>
        </style:tab-stops>
      </style:paragraph-properties>
    </style:style>
    <style:style style:name="P46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6cm"/>
          <style:tab-stop style:position="5.703cm" style:type="center"/>
        </style:tab-stops>
      </style:paragraph-properties>
    </style:style>
    <style:style style:name="P461" style:family="paragraph" style:parent-style-name="Body_20_text_20__28_2_29_">
      <loext:graphic-properties draw:fill="none" draw:fill-color="#ffffff"/>
      <style:paragraph-properties fo:margin-left="0.247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189cm"/>
        </style:tab-stops>
      </style:paragraph-properties>
    </style:style>
    <style:style style:name="P462" style:family="paragraph" style:parent-style-name="Body_20_text_20__28_2_29_" style:list-style-name="WWNum12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589cm"/>
          <style:tab-stop style:position="2.069cm"/>
        </style:tab-stops>
      </style:paragraph-properties>
    </style:style>
    <style:style style:name="P463"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589cm"/>
          <style:tab-stop style:position="2.069cm"/>
        </style:tab-stops>
      </style:paragraph-properties>
    </style:style>
    <style:style style:name="P464" style:family="paragraph" style:parent-style-name="Body_20_text_20__28_2_29_" style:list-style-name="WWNum123">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41cm"/>
        </style:tab-stops>
      </style:paragraph-properties>
    </style:style>
    <style:style style:name="P465" style:family="paragraph" style:parent-style-name="Body_20_text_20__28_2_29_" style:list-style-name="WWNum123">
      <loext:graphic-properties draw:fill="none" draw:fill-color="#ffffff"/>
      <style:paragraph-properties fo:margin-left="0cm" fo:margin-right="0cm" fo:margin-top="0cm" fo:margin-bottom="0.758cm" style:contextual-spacing="false" fo:text-align="justify" style:justify-single-word="false" fo:keep-together="auto" fo:orphans="0" fo:widows="0" fo:text-indent="0cm" style:auto-text-indent="false" fo:background-color="transparent" fo:keep-with-next="auto" style:writing-mode="lr-tb">
        <style:tab-stops>
          <style:tab-stop style:position="0.441cm"/>
        </style:tab-stops>
      </style:paragraph-properties>
    </style:style>
    <style:style style:name="P466" style:family="paragraph" style:parent-style-name="Body_20_text_20__28_2_29_" style:list-style-name="WWNum87">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467"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reak-before="page" fo:background-color="transparent" fo:keep-with-next="auto" style:writing-mode="lr-tb">
        <style:tab-stops>
          <style:tab-stop style:position="1.492cm" style:type="right"/>
          <style:tab-stop style:position="2.108cm"/>
        </style:tab-stops>
      </style:paragraph-properties>
    </style:style>
    <style:style style:name="P468" style:family="paragraph" style:parent-style-name="Body_20_text_20__28_2_29_" style:list-style-name="WWNum11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92cm" style:type="right"/>
          <style:tab-stop style:position="2.108cm"/>
        </style:tab-stops>
      </style:paragraph-properties>
    </style:style>
    <style:style style:name="P46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4cm"/>
          <style:tab-stop style:position="7.059cm" style:type="right"/>
        </style:tab-stops>
      </style:paragraph-properties>
    </style:style>
    <style:style style:name="P47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4cm"/>
          <style:tab-stop style:position="5.364cm" style:type="center"/>
          <style:tab-stop style:position="7.059cm" style:type="right"/>
        </style:tab-stops>
      </style:paragraph-properties>
    </style:style>
    <style:style style:name="P471" style:family="paragraph" style:parent-style-name="Body_20_text_20__28_2_29_" style:list-style-name="WWNum12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47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4cm"/>
        </style:tab-stops>
      </style:paragraph-properties>
    </style:style>
    <style:style style:name="P47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4cm"/>
        </style:tab-stops>
      </style:paragraph-properties>
    </style:style>
    <style:style style:name="P474" style:family="paragraph" style:parent-style-name="Body_20_text_20__28_2_29_" style:list-style-name="WWNum129" style:master-page-name="Converted2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style:page-number="128" fo:background-color="transparent" fo:keep-with-next="auto" style:writing-mode="lr-tb">
        <style:tab-stops>
          <style:tab-stop style:position="0.658cm"/>
          <style:tab-stop style:position="2.099cm"/>
        </style:tab-stops>
      </style:paragraph-properties>
    </style:style>
    <style:style style:name="P475" style:family="paragraph" style:parent-style-name="Body_20_text_20__28_2_29_" style:list-style-name="WWNum1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 style:position="2.099cm"/>
        </style:tab-stops>
      </style:paragraph-properties>
    </style:style>
    <style:style style:name="P47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8cm"/>
          <style:tab-stop style:position="5.082cm"/>
        </style:tab-stops>
      </style:paragraph-properties>
    </style:style>
    <style:style style:name="P477" style:family="paragraph" style:parent-style-name="Body_20_text_20__28_2_29_" style:list-style-name="WWNum129">
      <loext:graphic-properties draw:fill="none" draw:fill-color="#ffffff"/>
      <style:paragraph-properties fo:margin-left="0cm" fo:margin-right="0cm" fo:margin-top="0cm" fo:margin-bottom="0.173cm" style:contextual-spacing="false" fo:text-align="justify" style:justify-single-word="false" fo:keep-together="auto" fo:orphans="0" fo:widows="0" fo:text-indent="0cm" style:auto-text-indent="false" fo:background-color="transparent" fo:keep-with-next="auto" style:writing-mode="lr-tb">
        <style:tab-stops>
          <style:tab-stop style:position="0.497cm"/>
        </style:tab-stops>
      </style:paragraph-properties>
    </style:style>
    <style:style style:name="P478" style:family="paragraph" style:parent-style-name="Body_20_text_20__28_2_29_" style:list-style-name="WWNum13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8cm"/>
        </style:tab-stops>
      </style:paragraph-properties>
    </style:style>
    <style:style style:name="P479" style:family="paragraph" style:parent-style-name="Body_20_text_20__28_2_29_" style:list-style-name="WWNum13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48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481" style:family="paragraph" style:parent-style-name="Body_20_text_20__28_2_29_" style:list-style-name="WWNum13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 style:position="3.002cm"/>
        </style:tab-stops>
      </style:paragraph-properties>
    </style:style>
    <style:style style:name="P48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02cm"/>
        </style:tab-stops>
      </style:paragraph-properties>
    </style:style>
    <style:style style:name="P483" style:family="paragraph" style:parent-style-name="Body_20_text_20__28_2_29_" style:list-style-name="WWNum135">
      <loext:graphic-properties draw:fill="none" draw:fill-color="#ffffff"/>
      <style:paragraph-properties fo:margin-left="0cm" fo:margin-right="0cm" fo:margin-top="0cm" fo:margin-bottom="0.176cm" style:contextual-spacing="false"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48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2cm"/>
        </style:tab-stops>
      </style:paragraph-properties>
    </style:style>
    <style:style style:name="P485" style:family="paragraph" style:parent-style-name="Body_20_text_20__28_2_29_" style:list-style-name="WWNum139">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3cm"/>
          <style:tab-stop style:position="2.074cm"/>
        </style:tab-stops>
      </style:paragraph-properties>
    </style:style>
    <style:style style:name="P486" style:family="paragraph" style:parent-style-name="Body_20_text_20__28_2_29_" style:list-style-name="WWNum14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cm" style:type="right"/>
          <style:tab-stop style:position="2.074cm"/>
        </style:tab-stops>
      </style:paragraph-properties>
    </style:style>
    <style:style style:name="P487" style:family="paragraph" style:parent-style-name="Body_20_text_20__28_2_29_" style:list-style-name="WWNum14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cm" style:type="right"/>
          <style:tab-stop style:position="2.043cm"/>
        </style:tab-stops>
      </style:paragraph-properties>
    </style:style>
    <style:style style:name="P48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47cm"/>
        </style:tab-stops>
      </style:paragraph-properties>
    </style:style>
    <style:style style:name="P489" style:family="paragraph" style:parent-style-name="Body_20_text_20__28_2_29_" style:list-style-name="WWNum14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1cm" style:type="center"/>
          <style:tab-stop style:position="3.044cm" style:type="right"/>
        </style:tab-stops>
      </style:paragraph-properties>
    </style:style>
    <style:style style:name="P490"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33cm"/>
        </style:tab-stops>
      </style:paragraph-properties>
    </style:style>
    <style:style style:name="P491"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066cm"/>
        </style:tab-stops>
      </style:paragraph-properties>
    </style:style>
    <style:style style:name="P49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493" style:family="paragraph" style:parent-style-name="Body_20_text_20__28_2_29_" style:list-style-name="WWNum14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 style:position="2.066cm"/>
          <style:tab-stop style:position="3.418cm"/>
        </style:tab-stops>
      </style:paragraph-properties>
    </style:style>
    <style:style style:name="P49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22cm"/>
          <style:tab-stop style:position="7.142cm" style:type="right"/>
        </style:tab-stops>
      </style:paragraph-properties>
    </style:style>
    <style:style style:name="P495"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496" style:family="paragraph" style:parent-style-name="Body_20_text_20__28_2_29_" style:list-style-name="WWNum10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55cm"/>
          <style:tab-stop style:position="4.729cm" style:type="center"/>
        </style:tab-stops>
      </style:paragraph-properties>
    </style:style>
    <style:style style:name="P497"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74cm"/>
        </style:tab-stops>
      </style:paragraph-properties>
    </style:style>
    <style:style style:name="P498" style:family="paragraph" style:parent-style-name="Body_20_text_20__28_2_29_" style:list-style-name="WWNum10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482cm" style:type="right"/>
          <style:tab-stop style:position="2.055cm"/>
        </style:tab-stops>
      </style:paragraph-properties>
    </style:style>
    <style:style style:name="P499"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51cm"/>
        </style:tab-stops>
      </style:paragraph-properties>
    </style:style>
    <style:style style:name="P500" style:family="paragraph" style:parent-style-name="Body_20_text_20__28_2_29_" style:list-style-name="WWNum15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67cm"/>
          <style:tab-stop style:position="2.106cm"/>
        </style:tab-stops>
      </style:paragraph-properties>
    </style:style>
    <style:style style:name="P501" style:family="paragraph" style:parent-style-name="Body_20_text_20__28_2_29_" style:list-style-name="WWNum1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4cm"/>
          <style:tab-stop style:position="2.955cm"/>
        </style:tab-stops>
      </style:paragraph-properties>
    </style:style>
    <style:style style:name="P502"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503" style:family="paragraph" style:parent-style-name="Body_20_text_20__28_2_29_" style:list-style-name="WWNum1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522cm" style:type="right"/>
          <style:tab-stop style:position="2.115cm"/>
        </style:tab-stops>
      </style:paragraph-properties>
    </style:style>
    <style:style style:name="P50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5cm"/>
          <style:tab-stop style:position="4.701cm" style:type="center"/>
          <style:tab-stop style:position="5.212cm"/>
          <style:tab-stop style:position="6.161cm" style:type="center"/>
          <style:tab-stop style:position="7.11cm" style:type="right"/>
        </style:tab-stops>
      </style:paragraph-properties>
    </style:style>
    <style:style style:name="P505" style:family="paragraph" style:parent-style-name="Body_20_text_20__28_2_29_" style:list-style-name="WWNum157">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06"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9cm"/>
          <style:tab-stop style:position="4.658cm"/>
        </style:tab-stops>
      </style:paragraph-properties>
    </style:style>
    <style:style style:name="P507" style:family="paragraph" style:parent-style-name="Body_20_text_20__28_2_29_" style:list-style-name="WWNum16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2.062cm"/>
        </style:tab-stops>
      </style:paragraph-properties>
    </style:style>
    <style:style style:name="P508"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19cm"/>
          <style:tab-stop style:position="5.838cm" style:type="center"/>
          <style:tab-stop style:position="6.241cm" style:type="center"/>
        </style:tab-stops>
      </style:paragraph-properties>
    </style:style>
    <style:style style:name="P509" style:family="paragraph" style:parent-style-name="Body_20_text_20__28_2_29_" style:list-style-name="WWNum163">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72cm"/>
          <style:tab-stop style:position="2.113cm"/>
        </style:tab-stops>
      </style:paragraph-properties>
    </style:style>
    <style:style style:name="P510" style:family="paragraph" style:parent-style-name="Body_20_text_20__28_2_29_" style:list-style-name="WWNum95">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1.085cm" style:type="center"/>
          <style:tab-stop style:position="2.96cm" style:type="right"/>
        </style:tab-stops>
      </style:paragraph-properties>
    </style:style>
    <style:style style:name="P511"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2.951cm"/>
        </style:tab-stops>
      </style:paragraph-properties>
    </style:style>
    <style:style style:name="P512" style:family="paragraph" style:parent-style-name="Body_20_text_20__28_2_29_" style:list-style-name="WWNum171">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23cm"/>
        </style:tab-stops>
      </style:paragraph-properties>
    </style:style>
    <style:style style:name="P513"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3.048cm"/>
        </style:tab-stops>
      </style:paragraph-properties>
    </style:style>
    <style:style style:name="P514" style:family="paragraph" style:parent-style-name="Body_20_text_20__28_2_29_">
      <loext:graphic-properties draw:fill="none" draw:fill-color="#ffffff"/>
      <style:paragraph-properties fo:margin-left="0cm" fo:margin-right="0cm" fo:margin-top="0cm" fo:margin-bottom="0cm" style:contextual-spacing="false" fo:text-align="justify" style:justify-single-word="false" fo:keep-together="auto" fo:orphans="0" fo:widows="0" fo:text-indent="0cm" style:auto-text-indent="false" fo:background-color="transparent" fo:keep-with-next="auto" style:writing-mode="lr-tb">
        <style:tab-stops>
          <style:tab-stop style:position="0.623cm"/>
          <style:tab-stop style:position="2.092cm"/>
        </style:tab-stops>
      </style:paragraph-properties>
    </style:style>
    <style:style style:name="P515" style:family="paragraph" style:parent-style-name="Body_20_text_20__28_2_29_" style:list-style-name="WWNum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516"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7" style:family="paragraph" style:parent-style-name="Body_20_text_20__28_2_29_">
      <loext:graphic-properties draw:fill="none" draw:fill-color="#ffffff"/>
      <style:paragraph-properties fo:margin-left="0cm" fo:margin-right="0cm" fo:margin-top="0cm" fo:margin-bottom="0.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8"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19" style:family="paragraph" style:parent-style-name="Body_20_text_20__28_2_29_" style:master-page-name="Converted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97" fo:background-color="transparent" fo:keep-with-next="auto" style:writing-mode="lr-tb"/>
    </style:style>
    <style:style style:name="P520" style:family="paragraph" style:parent-style-name="Body_20_text_20__28_2_29_" style:master-page-name="Converted3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139" fo:background-color="transparent" fo:keep-with-next="auto" style:writing-mode="lr-tb"/>
    </style:style>
    <style:style style:name="P52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reak-before="page" fo:background-color="transparent" fo:keep-with-next="auto" style:writing-mode="lr-tb"/>
    </style:style>
    <style:style style:name="P522" style:family="paragraph" style:parent-style-name="Body_20_text_20__28_2_29_" style:master-page-name="Converted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style:page-number="141" fo:background-color="transparent" fo:keep-with-next="auto" style:writing-mode="lr-tb"/>
    </style:style>
    <style:style style:name="P523" style:family="paragraph" style:parent-style-name="Body_20_text_20__28_2_29_">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4"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5" style:family="paragraph" style:parent-style-name="Body_20_text_20__28_2_29_">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6" style:family="paragraph" style:parent-style-name="Body_20_text_20__28_2_29_">
      <loext:graphic-properties draw:fill="none" draw:fill-color="#ffffff"/>
      <style:paragraph-properties fo:margin-left="0cm" fo:margin-right="0cm" fo:margin-top="0cm" fo:margin-bottom="0.2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7" style:family="paragraph" style:parent-style-name="Body_20_text_20__28_2_29_">
      <loext:graphic-properties draw:fill="none" draw:fill-color="#ffffff"/>
      <style:paragraph-properties fo:margin-left="0cm" fo:margin-right="0cm" fo:margin-top="0cm" fo:margin-bottom="0.1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8" style:family="paragraph" style:parent-style-name="Body_20_text_20__28_2_29_">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29" style:family="paragraph" style:parent-style-name="Body_20_text_20__28_2_29_">
      <loext:graphic-properties draw:fill="none" draw:fill-color="#ffffff"/>
      <style:paragraph-properties fo:margin-left="0cm" fo:margin-right="0cm" fo:margin-top="0cm" fo:margin-bottom="0.14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0" style:family="paragraph" style:parent-style-name="Body_20_text_20__28_2_29_">
      <loext:graphic-properties draw:fill="none" draw:fill-color="#ffffff"/>
      <style:paragraph-properties fo:margin-left="0cm" fo:margin-right="0cm" fo:margin-top="0cm" fo:margin-bottom="0.109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1" style:family="paragraph" style:parent-style-name="Body_20_text_20__28_2_29_">
      <loext:graphic-properties draw:fill="none" draw:fill-color="#ffffff"/>
      <style:paragraph-properties fo:margin-left="0cm" fo:margin-right="0cm" fo:margin-top="0cm" fo:margin-bottom="0.21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2" style:family="paragraph" style:parent-style-name="Body_20_text_20__28_2_29_">
      <loext:graphic-properties draw:fill="none" draw:fill-color="#ffffff"/>
      <style:paragraph-properties fo:margin-left="0cm" fo:margin-right="0cm" fo:margin-top="0cm" fo:margin-bottom="0.16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3" style:family="paragraph" style:parent-style-name="Body_20_text_20__28_2_29_">
      <loext:graphic-properties draw:fill="none" draw:fill-color="#ffffff"/>
      <style:paragraph-properties fo:margin-left="0cm" fo:margin-right="0cm" fo:margin-top="0cm" fo:margin-bottom="0.637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4" style:family="paragraph" style:parent-style-name="Body_20_text_20__28_2_29_">
      <loext:graphic-properties draw:fill="none" draw:fill-color="#ffffff"/>
      <style:paragraph-properties fo:margin-left="0cm" fo:margin-right="0cm" fo:margin-top="0cm" fo:margin-bottom="0.111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5" style:family="paragraph" style:parent-style-name="Body_20_text_20__28_2_29_">
      <loext:graphic-properties draw:fill="none" draw:fill-color="#ffffff"/>
      <style:paragraph-properties fo:margin-left="0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6" style:family="paragraph" style:parent-style-name="Body_20_text_20__28_2_29_">
      <loext:graphic-properties draw:fill="none" draw:fill-color="#ffffff"/>
      <style:paragraph-properties fo:margin-left="0cm" fo:margin-right="0cm" fo:margin-top="0cm" fo:margin-bottom="0.18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7" style:family="paragraph" style:parent-style-name="Body_20_text_20__28_2_29_">
      <loext:graphic-properties draw:fill="none" draw:fill-color="#ffffff"/>
      <style:paragraph-properties fo:margin-left="0cm" fo:margin-right="0cm" fo:margin-top="0cm" fo:margin-bottom="0.125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8" style:family="paragraph" style:parent-style-name="Body_20_text_20__28_2_29_">
      <loext:graphic-properties draw:fill="none" draw:fill-color="#ffffff"/>
      <style:paragraph-properties fo:margin-left="0cm" fo:margin-right="0cm" fo:margin-top="0cm" fo:margin-bottom="0.11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39" style:family="paragraph" style:parent-style-name="Body_20_text_20__28_2_29_">
      <loext:graphic-properties draw:fill="none" draw:fill-color="#ffffff"/>
      <style:paragraph-properties fo:margin-left="0.388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40" style:family="paragraph" style:parent-style-name="Body_20_text_20__28_2_29_">
      <loext:graphic-properties draw:fill="none" draw:fill-color="#ffffff"/>
      <style:paragraph-properties fo:margin-left="0.388cm" fo:margin-right="0cm" fo:margin-top="0cm" fo:margin-bottom="0.728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41" style:family="paragraph" style:parent-style-name="Body_20_text_20__28_2_29_">
      <loext:graphic-properties draw:fill="none" draw:fill-color="#ffffff"/>
      <style:paragraph-properties fo:margin-left="0.388cm" fo:margin-right="0cm" fo:margin-top="0cm" fo:margin-bottom="0.282cm" style:contextual-spacing="false" fo:line-height="0.332cm" fo:text-align="justify" style:justify-single-word="false" fo:keep-together="auto" fo:orphans="0" fo:widows="0" fo:text-indent="0cm" style:auto-text-indent="false" fo:background-color="transparent" fo:keep-with-next="auto" style:writing-mode="lr-tb"/>
    </style:style>
    <style:style style:name="P542"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2cm"/>
          <style:tab-stop style:position="2.044cm"/>
        </style:tab-stops>
      </style:paragraph-properties>
    </style:style>
    <style:style style:name="P543" style:family="paragraph" style:parent-style-name="Body_20_text_20__28_2_29_" style:list-style-name="WWNum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2cm"/>
        </style:tab-stops>
      </style:paragraph-properties>
    </style:style>
    <style:style style:name="P544" style:family="paragraph" style:parent-style-name="Body_20_text_20__28_2_29_" style:list-style-name="WWNum9">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71cm"/>
        </style:tab-stops>
      </style:paragraph-properties>
    </style:style>
    <style:style style:name="P545" style:family="paragraph" style:parent-style-name="Body_20_text_20__28_2_29_" style:list-style-name="WWNum11">
      <loext:graphic-properties draw:fill="none" draw:fill-color="#ffffff"/>
      <style:paragraph-properties fo:margin-left="0cm" fo:margin-right="0cm" fo:margin-top="0cm" fo:margin-bottom="0.1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92cm"/>
        </style:tab-stops>
      </style:paragraph-properties>
    </style:style>
    <style:style style:name="P546" style:family="paragraph" style:parent-style-name="Body_20_text_20__28_2_29_" style:list-style-name="WWNum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489cm" style:type="right"/>
          <style:tab-stop style:position="2.96cm" style:type="right"/>
        </style:tab-stops>
      </style:paragraph-properties>
    </style:style>
    <style:style style:name="P547" style:family="paragraph" style:parent-style-name="Body_20_text_20__28_2_29_" style:list-style-name="WWNum2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587cm"/>
        </style:tab-stops>
      </style:paragraph-properties>
    </style:style>
    <style:style style:name="P548"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25cm"/>
        </style:tab-stops>
      </style:paragraph-properties>
    </style:style>
    <style:style style:name="P549" style:family="paragraph" style:parent-style-name="Body_20_text_20__28_2_29_" style:list-style-name="WWNum3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550" style:family="paragraph" style:parent-style-name="Body_20_text_20__28_2_29_" style:list-style-name="WWNum49">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6cm"/>
          <style:tab-stop style:position="2.429cm"/>
        </style:tab-stops>
      </style:paragraph-properties>
    </style:style>
    <style:style style:name="P551" style:family="paragraph" style:parent-style-name="Body_20_text_20__28_2_29_" style:list-style-name="WWNum51">
      <loext:graphic-properties draw:fill="none" draw:fill-color="#ffffff"/>
      <style:paragraph-properties fo:margin-left="0.388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67cm" style:type="right"/>
          <style:tab-stop style:position="3.403cm" style:type="right"/>
        </style:tab-stops>
      </style:paragraph-properties>
    </style:style>
    <style:style style:name="P552" style:family="paragraph" style:parent-style-name="Body_20_text_20__28_2_29_" style:list-style-name="WWNum5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67cm" style:type="right"/>
          <style:tab-stop style:position="3.037cm" style:type="right"/>
        </style:tab-stops>
      </style:paragraph-properties>
    </style:style>
    <style:style style:name="P553" style:family="paragraph" style:parent-style-name="Body_20_text_20__28_2_29_" style:list-style-name="WWNum63">
      <loext:graphic-properties draw:fill="none" draw:fill-color="#ffffff"/>
      <style:paragraph-properties fo:margin-left="0cm" fo:margin-right="0cm" fo:margin-top="0cm" fo:margin-bottom="0.145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489cm"/>
        </style:tab-stops>
      </style:paragraph-properties>
    </style:style>
    <style:style style:name="P554"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65cm"/>
        </style:tab-stops>
      </style:paragraph-properties>
    </style:style>
    <style:style style:name="P555" style:family="paragraph" style:parent-style-name="Body_20_text_20__28_2_29_" style:list-style-name="WWNum7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s>
      </style:paragraph-properties>
    </style:style>
    <style:style style:name="P556" style:family="paragraph" style:parent-style-name="Body_20_text_20__28_2_29_" style:list-style-name="WWNum7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81cm"/>
          <style:tab-stop style:position="2.12cm"/>
        </style:tab-stops>
      </style:paragraph-properties>
    </style:style>
    <style:style style:name="P557" style:family="paragraph" style:parent-style-name="Body_20_text_20__28_2_29_" style:list-style-name="WWNum9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58" style:family="paragraph" style:parent-style-name="Body_20_text_20__28_2_29_" style:list-style-name="WWNum10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59" style:family="paragraph" style:parent-style-name="Body_20_text_20__28_2_29_" style:list-style-name="WWNum10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560"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88cm" style:type="center"/>
          <style:tab-stop style:position="2.111cm"/>
        </style:tab-stops>
      </style:paragraph-properties>
    </style:style>
    <style:style style:name="P561"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 style:position="2.087cm"/>
        </style:tab-stops>
      </style:paragraph-properties>
    </style:style>
    <style:style style:name="P562" style:family="paragraph" style:parent-style-name="Body_20_text_20__28_2_29_" style:list-style-name="WWNum11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74cm"/>
        </style:tab-stops>
      </style:paragraph-properties>
    </style:style>
    <style:style style:name="P563"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74cm"/>
        </style:tab-stops>
      </style:paragraph-properties>
    </style:style>
    <style:style style:name="P564" style:family="paragraph" style:parent-style-name="Body_20_text_20__28_2_29_" style:list-style-name="WWNum121">
      <loext:graphic-properties draw:fill="none" draw:fill-color="#ffffff"/>
      <style:paragraph-properties fo:margin-left="0.247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21cm"/>
          <style:tab-stop style:position="2.334cm"/>
        </style:tab-stops>
      </style:paragraph-properties>
    </style:style>
    <style:style style:name="P565" style:family="paragraph" style:parent-style-name="Body_20_text_20__28_2_29_" style:list-style-name="WWNum121">
      <loext:graphic-properties draw:fill="none" draw:fill-color="#ffffff"/>
      <style:paragraph-properties fo:margin-left="0.247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921cm"/>
        </style:tab-stops>
      </style:paragraph-properties>
    </style:style>
    <style:style style:name="P566" style:family="paragraph" style:parent-style-name="Body_20_text_20__28_2_29_" style:list-style-name="WWNum127">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09cm" style:type="center"/>
          <style:tab-stop style:position="3.184cm" style:type="right"/>
        </style:tab-stops>
      </style:paragraph-properties>
    </style:style>
    <style:style style:name="P567" style:family="paragraph" style:parent-style-name="Body_20_text_20__28_2_29_" style:list-style-name="WWNum12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67cm"/>
          <style:tab-stop style:position="2.085cm"/>
        </style:tab-stops>
      </style:paragraph-properties>
    </style:style>
    <style:style style:name="P568" style:family="paragraph" style:parent-style-name="Body_20_text_20__28_2_29_" style:list-style-name="WWNum13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569" style:family="paragraph" style:parent-style-name="Body_20_text_20__28_2_29_" style:list-style-name="WWNum85">
      <loext:graphic-properties draw:fill="none" draw:fill-color="#ffffff"/>
      <style:paragraph-properties fo:margin-left="0cm" fo:margin-right="0cm" fo:margin-top="0cm" fo:margin-bottom="0.764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19cm"/>
        </style:tab-stops>
      </style:paragraph-properties>
    </style:style>
    <style:style style:name="P570"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76cm"/>
          <style:tab-stop style:position="2.069cm"/>
        </style:tab-stops>
      </style:paragraph-properties>
    </style:style>
    <style:style style:name="P571"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572" style:family="paragraph" style:parent-style-name="Body_20_text_20__28_2_29_">
      <loext:graphic-properties draw:fill="none" draw:fill-color="#ffffff"/>
      <style:paragraph-properties fo:margin-left="0cm" fo:margin-right="0cm" fo:margin-top="0cm" fo:margin-bottom="0.17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52cm" style:type="right"/>
        </style:tab-stops>
      </style:paragraph-properties>
    </style:style>
    <style:style style:name="P573"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2.981cm" style:type="right"/>
        </style:tab-stops>
      </style:paragraph-properties>
    </style:style>
    <style:style style:name="P574" style:family="paragraph" style:parent-style-name="Body_20_text_20__28_2_29_">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3.022cm"/>
        </style:tab-stops>
      </style:paragraph-properties>
    </style:style>
    <style:style style:name="P575" style:family="paragraph" style:parent-style-name="Body_20_text_20__28_2_29_">
      <loext:graphic-properties draw:fill="none" draw:fill-color="#ffffff"/>
      <style:paragraph-properties fo:margin-left="0cm" fo:margin-right="0cm" fo:margin-top="0cm" fo:margin-bottom="0.146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6.807cm" style:type="center"/>
        </style:tab-stops>
      </style:paragraph-properties>
    </style:style>
    <style:style style:name="P576" style:family="paragraph" style:parent-style-name="Body_20_text_20__28_2_29_" style:list-style-name="WWNum153">
      <loext:graphic-properties draw:fill="none" draw:fill-color="#ffffff"/>
      <style:paragraph-properties fo:margin-left="0cm" fo:margin-right="0cm" fo:margin-top="0cm" fo:margin-bottom="0cm" style:contextual-spacing="false" fo:line-height="0.332cm" fo:text-align="justify" style:justify-single-word="false" fo:keep-together="auto" fo:orphans="0" fo:widows="0" fo:text-indent="0cm" style:auto-text-indent="false" fo:background-color="transparent" fo:keep-with-next="auto" style:writing-mode="lr-tb">
        <style:tab-stops>
          <style:tab-stop style:position="0.651cm"/>
          <style:tab-stop style:position="2.055cm"/>
        </style:tab-stops>
      </style:paragraph-properties>
    </style:style>
    <style:style style:name="P577"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78" style:family="paragraph" style:parent-style-name="Body_20_text_20__28_2_29_" style:master-page-name="Converted1">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auto" fo:background-color="transparent" fo:keep-with-next="auto" style:writing-mode="lr-tb"/>
    </style:style>
    <style:style style:name="P579" style:family="paragraph" style:parent-style-name="Body_20_text_20__28_2_29_">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reak-before="column" fo:background-color="transparent" fo:keep-with-next="auto" style:writing-mode="lr-tb"/>
    </style:style>
    <style:style style:name="P580" style:family="paragraph" style:parent-style-name="Body_20_text_20__28_2_29_" style:master-page-name="Converted18">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style:page-number="118" fo:background-color="transparent" fo:keep-with-next="auto" style:writing-mode="lr-tb"/>
    </style:style>
    <style:style style:name="P581" style:family="paragraph" style:parent-style-name="Body_20_text_20__28_2_29_">
      <loext:graphic-properties draw:fill="none" draw:fill-color="#ffffff"/>
      <style:paragraph-properties fo:margin-left="0cm" fo:margin-right="0cm" fo:margin-top="0cm" fo:margin-bottom="0.18cm" style:contextual-spacing="false" fo:line-height="0.332cm" fo:text-align="start" style:justify-single-word="false" fo:keep-together="auto" fo:orphans="0" fo:widows="0" fo:text-indent="0cm" style:auto-text-indent="false" fo:background-color="transparent" fo:keep-with-next="auto" style:writing-mode="lr-tb"/>
    </style:style>
    <style:style style:name="P582" style:family="paragraph" style:parent-style-name="Body_20_text_20__28_2_29_">
      <loext:graphic-properties draw:fill="none" draw:fill-color="#ffffff"/>
      <style:paragraph-properties fo:margin-left="0cm" fo:margin-right="0cm" fo:margin-top="0cm" fo:margin-bottom="0.192cm" style:contextual-spacing="false" fo:line-height="0.332cm" fo:text-align="start" style:justify-single-word="false" fo:keep-together="auto" fo:orphans="0" fo:widows="0" fo:text-indent="0cm" style:auto-text-indent="false" fo:background-color="transparent" fo:keep-with-next="auto" style:writing-mode="lr-tb"/>
    </style:style>
    <style:style style:name="P583" style:family="paragraph" style:parent-style-name="Body_20_text_20__28_2_29_">
      <loext:graphic-properties draw:fill="none" draw:fill-color="#ffffff"/>
      <style:paragraph-properties fo:margin-left="0cm" fo:margin-right="0cm" fo:margin-top="0cm" fo:margin-bottom="0.189cm" style:contextual-spacing="false" fo:line-height="0.332cm" fo:text-align="start" style:justify-single-word="false" fo:keep-together="auto" fo:orphans="0" fo:widows="0" fo:text-indent="0cm" style:auto-text-indent="false" fo:background-color="transparent" fo:keep-with-next="auto" style:writing-mode="lr-tb"/>
    </style:style>
    <style:style style:name="P584" style:family="paragraph" style:parent-style-name="Body_20_text_20__28_2_29_">
      <loext:graphic-properties draw:fill="none" draw:fill-color="#ffffff"/>
      <style:paragraph-properties fo:margin-left="0cm" fo:margin-right="0cm" fo:margin-top="0cm" fo:margin-bottom="0.145cm" style:contextual-spacing="false" fo:line-height="0.332cm" fo:text-align="start" style:justify-single-word="false" fo:keep-together="auto" fo:orphans="0" fo:widows="0" fo:text-indent="0cm" style:auto-text-indent="false" fo:background-color="transparent" fo:keep-with-next="auto" style:writing-mode="lr-tb"/>
    </style:style>
    <style:style style:name="P585" style:family="paragraph" style:parent-style-name="Body_20_text_20__28_2_29_">
      <loext:graphic-properties draw:fill="none" draw:fill-color="#ffffff"/>
      <style:paragraph-properties fo:margin-left="0cm" fo:margin-right="0cm" fo:margin-top="0cm" fo:margin-bottom="0.799cm" style:contextual-spacing="false" fo:line-height="0.332cm" fo:text-align="start" style:justify-single-word="false" fo:keep-together="auto" fo:orphans="0" fo:widows="0" fo:text-indent="0cm" style:auto-text-indent="false" fo:background-color="transparent" fo:keep-with-next="auto" style:writing-mode="lr-tb"/>
    </style:style>
    <style:style style:name="P586" style:family="paragraph" style:parent-style-name="Body_20_text_20__28_2_29_">
      <loext:graphic-properties draw:fill="none" draw:fill-color="#ffffff"/>
      <style:paragraph-properties fo:margin-left="0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style>
    <style:style style:name="P587" style:family="paragraph" style:parent-style-name="Body_20_text_20__28_2_29_">
      <loext:graphic-properties draw:fill="none" draw:fill-color="#ffffff"/>
      <style:paragraph-properties fo:margin-left="0.318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style>
    <style:style style:name="P588" style:family="paragraph" style:parent-style-name="Body_20_text_20__28_2_29_" style:master-page-name="Converted23">
      <loext:graphic-properties draw:fill="none" draw:fill-color="#ffffff"/>
      <style:paragraph-properties fo:margin-left="0.247cm" fo:margin-right="0cm" fo:margin-top="0cm" fo:margin-bottom="0cm" style:contextual-spacing="false" fo:line-height="0.332cm" fo:text-align="start" style:justify-single-word="false" fo:keep-together="auto" fo:orphans="0" fo:widows="0" fo:text-indent="0cm" style:auto-text-indent="false" style:page-number="125" fo:background-color="transparent" fo:keep-with-next="auto" style:writing-mode="lr-tb"/>
    </style:style>
    <style:style style:name="P589" style:family="paragraph" style:parent-style-name="Body_20_text_20__28_2_29_">
      <loext:graphic-properties draw:fill="none" draw:fill-color="#ffffff"/>
      <style:paragraph-properties fo:margin-left="0.776cm" fo:margin-right="0cm" fo:margin-top="0cm" fo:margin-bottom="0.109cm" style:contextual-spacing="false" fo:line-height="0.332cm" fo:text-align="start" style:justify-single-word="false" fo:keep-together="auto" fo:orphans="0" fo:widows="0" fo:text-indent="0cm" style:auto-text-indent="false" fo:background-color="transparent" fo:keep-with-next="auto" style:writing-mode="lr-tb"/>
    </style:style>
    <style:style style:name="P590" style:family="paragraph" style:parent-style-name="Body_20_text_20__28_2_29_" style:list-style-name="WWNum39">
      <loext:graphic-properties draw:fill="none" draw:fill-color="#ffffff"/>
      <style:paragraph-properties fo:margin-left="0cm" fo:margin-right="0cm" fo:margin-top="0cm" fo:margin-bottom="0.182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457cm"/>
        </style:tab-stops>
      </style:paragraph-properties>
    </style:style>
    <style:style style:name="P591"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77cm"/>
          <style:tab-stop style:position="2.062cm"/>
        </style:tab-stops>
      </style:paragraph-properties>
    </style:style>
    <style:style style:name="P592"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593"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088cm" style:type="center"/>
          <style:tab-stop style:position="2.111cm"/>
        </style:tab-stops>
      </style:paragraph-properties>
    </style:style>
    <style:style style:name="P594" style:family="paragraph" style:parent-style-name="Body_20_text_20__28_2_29_" style:list-style-name="WWNum123">
      <loext:graphic-properties draw:fill="none" draw:fill-color="#ffffff"/>
      <style:paragraph-properties fo:margin-left="1.482cm" fo:margin-right="0cm" fo:margin-top="0cm" fo:margin-bottom="0.131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923cm"/>
        </style:tab-stops>
      </style:paragraph-properties>
    </style:style>
    <style:style style:name="P595" style:family="paragraph" style:parent-style-name="Body_20_text_20__28_2_29_" style:list-style-name="WWNum123">
      <loext:graphic-properties draw:fill="none" draw:fill-color="#ffffff"/>
      <style:paragraph-properties fo:margin-left="1.482cm" fo:margin-right="0cm" fo:margin-top="0cm" fo:margin-bottom="0.15cm" style:contextual-spacing="false" fo:line-height="0.332cm" fo:text-align="start" style:justify-single-word="false" fo:keep-together="auto" fo:orphans="0" fo:widows="0" fo:text-indent="0cm" style:auto-text-indent="false" fo:background-color="transparent" fo:keep-with-next="auto" style:writing-mode="lr-tb">
        <style:tab-stops>
          <style:tab-stop style:position="1.928cm"/>
        </style:tab-stops>
      </style:paragraph-properties>
    </style:style>
    <style:style style:name="P596" style:family="paragraph" style:parent-style-name="Body_20_text_20__28_2_29_">
      <loext:graphic-properties draw:fill="none" draw:fill-color="#ffffff"/>
      <style:paragraph-properties fo:margin-left="0cm" fo:margin-right="0cm" fo:margin-top="0cm" fo:margin-bottom="0.205cm" style:contextual-spacing="false" fo:line-height="0.36cm" fo:text-align="start" style:justify-single-word="false" fo:keep-together="auto" fo:orphans="0" fo:widows="0" fo:text-indent="0cm" style:auto-text-indent="false" fo:background-color="transparent" fo:keep-with-next="auto" style:writing-mode="lr-tb"/>
    </style:style>
    <style:style style:name="P597" style:family="paragraph" style:parent-style-name="Body_20_text_20__28_2_29_">
      <loext:graphic-properties draw:fill="none" draw:fill-color="#ffffff"/>
      <style:paragraph-properties fo:margin-left="0cm" fo:margin-right="0cm" fo:margin-top="0cm" fo:margin-bottom="0.205cm" style:contextual-spacing="false" fo:line-height="0.36cm" fo:text-align="start" style:justify-single-word="false" fo:keep-together="auto" fo:orphans="0" fo:widows="0" fo:text-indent="0cm" style:auto-text-indent="false" fo:background-color="transparent" fo:padding="0cm" fo:border="none" fo:keep-with-next="auto" style:writing-mode="lr-tb"/>
    </style:style>
    <style:style style:name="P598" style:family="paragraph" style:parent-style-name="Body_20_text_20__28_2_29_">
      <loext:graphic-properties draw:fill="none" draw:fill-color="#ffffff"/>
      <style:paragraph-properties fo:margin-left="0cm" fo:margin-right="0cm" fo:margin-top="0cm" fo:margin-bottom="0.169cm" style:contextual-spacing="false" fo:line-height="0.36cm" fo:text-align="start" style:justify-single-word="false" fo:keep-together="auto" fo:orphans="0" fo:widows="0" fo:text-indent="0cm" style:auto-text-indent="false" fo:background-color="transparent" fo:keep-with-next="auto" style:writing-mode="lr-tb"/>
    </style:style>
    <style:style style:name="P599" style:family="paragraph" style:parent-style-name="Body_20_text_20__28_2_29_">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00" style:family="paragraph" style:parent-style-name="Body_20_text_20__28_2_29_">
      <loext:graphic-properties draw:fill="none" draw:fill-color="#ffffff"/>
      <style:paragraph-properties fo:margin-left="0cm" fo:margin-right="0cm" fo:margin-top="0cm" fo:margin-bottom="0.751cm" style:contextual-spacing="false" fo:line-height="0.36cm" fo:text-align="start" style:justify-single-word="false" fo:keep-together="auto" fo:orphans="0" fo:widows="0" fo:text-indent="0cm" style:auto-text-indent="false" fo:background-color="transparent" fo:keep-with-next="auto" style:writing-mode="lr-tb"/>
    </style:style>
    <style:style style:name="P601" style:family="paragraph" style:parent-style-name="Body_20_text_20__28_2_29_">
      <loext:graphic-properties draw:fill="none" draw:fill-color="#ffffff"/>
      <style:paragraph-properties fo:margin-left="0cm" fo:margin-right="0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602" style:family="paragraph" style:parent-style-name="Body_20_text_20__28_2_29_">
      <loext:graphic-properties draw:fill="none" draw:fill-color="#ffffff"/>
      <style:paragraph-properties fo:margin-left="0cm" fo:margin-right="5.433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03" style:family="paragraph" style:parent-style-name="Body_20_text_20__28_2_29_">
      <loext:graphic-properties draw:fill="none" draw:fill-color="#ffffff"/>
      <style:paragraph-properties fo:margin-left="0cm" fo:margin-right="7.408cm" fo:margin-top="0cm" fo:margin-bottom="0.166cm" style:contextual-spacing="false" fo:line-height="0.36cm" fo:text-align="start" style:justify-single-word="false" fo:keep-together="auto" fo:orphans="0" fo:widows="0" fo:text-indent="0cm" style:auto-text-indent="false" fo:background-color="transparent" fo:keep-with-next="auto" style:writing-mode="lr-tb"/>
    </style:style>
    <style:style style:name="P604" style:family="paragraph" style:parent-style-name="Body_20_text_20__28_2_29_">
      <loext:graphic-properties draw:fill="none" draw:fill-color="#ffffff"/>
      <style:paragraph-properties fo:margin-left="0cm" fo:margin-right="5.045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style>
    <style:style style:name="P605"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6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606" style:family="paragraph" style:parent-style-name="Body_20_text_20__28_2_29_">
      <loext:graphic-properties draw:fill="none" draw:fill-color="#ffffff"/>
      <style:paragraph-properties fo:margin-left="0cm" fo:margin-right="0cm" fo:margin-top="0cm" fo:margin-bottom="0.162cm" style:contextual-spacing="false" fo:line-height="0.36cm" fo:text-align="justify" style:justify-single-word="false" fo:keep-together="auto" fo:orphans="0" fo:widows="0" fo:text-indent="0cm" style:auto-text-indent="false" fo:background-color="transparent" fo:keep-with-next="auto" style:writing-mode="lr-tb"/>
    </style:style>
    <style:style style:name="P607"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style>
    <style:style style:name="P608" style:family="paragraph" style:parent-style-name="Body_20_text_20__28_2_29_">
      <loext:graphic-properties draw:fill="none" draw:fill-color="#ffffff"/>
      <style:paragraph-properties fo:margin-left="0cm" fo:margin-right="0cm" fo:margin-top="0cm" fo:margin-bottom="0.646cm" style:contextual-spacing="false" fo:line-height="0.36cm" fo:text-align="justify" style:justify-single-word="false" fo:keep-together="auto" fo:orphans="0" fo:widows="0" fo:text-indent="0cm" style:auto-text-indent="false" fo:background-color="transparent" fo:keep-with-next="auto" style:writing-mode="lr-tb"/>
    </style:style>
    <style:style style:name="P609" style:family="paragraph" style:parent-style-name="Body_20_text_20__28_2_29_">
      <loext:graphic-properties draw:fill="none" draw:fill-color="#ffffff"/>
      <style:paragraph-properties fo:margin-left="0cm" fo:margin-right="0cm" fo:margin-top="0cm" fo:margin-bottom="0.131cm" style:contextual-spacing="false" fo:line-height="0.36cm" fo:text-align="justify" style:justify-single-word="false" fo:keep-together="auto" fo:orphans="0" fo:widows="0" fo:text-indent="0cm" style:auto-text-indent="false" fo:background-color="transparent" fo:keep-with-next="auto" style:writing-mode="lr-tb"/>
    </style:style>
    <style:style style:name="P610"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81cm"/>
          <style:tab-stop style:position="5.406cm" style:type="center"/>
          <style:tab-stop style:position="7.327cm" style:type="right"/>
        </style:tab-stops>
      </style:paragraph-properties>
    </style:style>
    <style:style style:name="P611"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612" style:family="paragraph" style:parent-style-name="Body_20_text_20__28_2_29_">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2.993cm"/>
        </style:tab-stops>
      </style:paragraph-properties>
    </style:style>
    <style:style style:name="P613" style:family="paragraph" style:parent-style-name="Body_20_text_20__28_2_29_" style:list-style-name="WWNum81">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65cm"/>
          <style:tab-stop style:position="2.028cm"/>
        </style:tab-stops>
      </style:paragraph-properties>
    </style:style>
    <style:style style:name="P614" style:family="paragraph" style:parent-style-name="Body_20_text_20__28_2_29_" style:list-style-name="WWNum101">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69cm"/>
        </style:tab-stops>
      </style:paragraph-properties>
    </style:style>
    <style:style style:name="P615" style:family="paragraph" style:parent-style-name="Body_20_text_20__28_2_29_" style:list-style-name="WWNum165">
      <loext:graphic-properties draw:fill="none" draw:fill-color="#ffffff"/>
      <style:paragraph-properties fo:margin-left="0cm" fo:margin-right="0cm" fo:margin-top="0cm" fo:margin-bottom="0cm" style:contextual-spacing="false" fo:line-height="0.36cm" fo:text-align="justify" style:justify-single-word="false" fo:keep-together="auto" fo:orphans="0" fo:widows="0" fo:text-indent="0cm" style:auto-text-indent="false" fo:background-color="transparent" fo:keep-with-next="auto" style:writing-mode="lr-tb">
        <style:tab-stops>
          <style:tab-stop style:position="0.672cm"/>
          <style:tab-stop style:position="2.113cm"/>
        </style:tab-stops>
      </style:paragraph-properties>
    </style:style>
    <style:style style:name="P616" style:family="paragraph" style:parent-style-name="Body_20_text_20__28_2_29_">
      <loext:graphic-properties draw:fill="none" draw:fill-color="#ffffff"/>
      <style:paragraph-properties fo:margin-left="0cm" fo:margin-right="0cm" fo:margin-top="0cm" fo:margin-bottom="0.646cm" style:contextual-spacing="false" fo:line-height="0.351cm" fo:text-align="start" style:justify-single-word="false" fo:keep-together="auto" fo:orphans="0" fo:widows="0" fo:text-indent="0cm" style:auto-text-indent="false" fo:background-color="transparent" fo:keep-with-next="auto" style:writing-mode="lr-tb"/>
    </style:style>
    <style:style style:name="P617" style:family="paragraph" style:parent-style-name="Body_20_text_20__28_2_29_">
      <loext:graphic-properties draw:fill="none" draw:fill-color="#ffffff"/>
      <style:paragraph-properties fo:margin-left="0cm" fo:margin-right="0cm" fo:margin-top="0cm" fo:margin-bottom="0.744cm" style:contextual-spacing="false" fo:line-height="0.351cm" fo:text-align="start" style:justify-single-word="false" fo:keep-together="auto" fo:orphans="0" fo:widows="0" fo:text-indent="0cm" style:auto-text-indent="false" fo:background-color="transparent" fo:keep-with-next="auto" style:writing-mode="lr-tb"/>
    </style:style>
    <style:style style:name="P618" style:family="paragraph" style:parent-style-name="Body_20_text_20__28_2_29_">
      <loext:graphic-properties draw:fill="none" draw:fill-color="#ffffff"/>
      <style:paragraph-properties fo:margin-left="0cm" fo:margin-right="0cm" fo:margin-top="0cm" fo:margin-bottom="0.125cm" style:contextual-spacing="false" fo:line-height="0.351cm" fo:text-align="start" style:justify-single-word="false" fo:keep-together="auto" fo:orphans="0" fo:widows="0" fo:text-indent="0cm" style:auto-text-indent="false" fo:background-color="transparent" fo:keep-with-next="auto" style:writing-mode="lr-tb"/>
    </style:style>
    <style:style style:name="P619" style:family="paragraph" style:parent-style-name="Body_20_text_20__28_2_29_">
      <loext:graphic-properties draw:fill="none" draw:fill-color="#ffffff"/>
      <style:paragraph-properties fo:margin-left="3.21cm" fo:margin-right="0cm" fo:margin-top="0cm" fo:margin-bottom="0cm" style:contextual-spacing="false" fo:line-height="0.351cm" fo:text-align="start" style:justify-single-word="false" fo:keep-together="auto" fo:orphans="0" fo:widows="0" fo:text-indent="-3.21cm" style:auto-text-indent="false" fo:background-color="transparent" fo:keep-with-next="auto" style:writing-mode="lr-tb"/>
    </style:style>
    <style:style style:name="P620" style:family="paragraph" style:parent-style-name="Body_20_text_20__28_2_29_">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style>
    <style:style style:name="P621" style:family="paragraph" style:parent-style-name="Body_20_text_20__28_2_29_" style:list-style-name="WWNum5">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72cm"/>
          <style:tab-stop style:position="2.044cm"/>
        </style:tab-stops>
      </style:paragraph-properties>
    </style:style>
    <style:style style:name="P622" style:family="paragraph" style:parent-style-name="Body_20_text_20__28_2_29_" style:list-style-name="WWNum19">
      <loext:graphic-properties draw:fill="none" draw:fill-color="#ffffff"/>
      <style:paragraph-properties fo:margin-left="0cm" fo:margin-right="0cm" fo:margin-top="0cm" fo:margin-bottom="0cm" style:contextual-spacing="false" fo:line-height="0.559cm" fo:text-align="justify" style:justify-single-word="false" fo:keep-together="auto" fo:orphans="0" fo:widows="0" fo:text-indent="0cm" style:auto-text-indent="false" fo:background-color="transparent" fo:keep-with-next="auto" style:writing-mode="lr-tb">
        <style:tab-stops>
          <style:tab-stop style:position="0.667cm"/>
          <style:tab-stop style:position="2.066cm"/>
        </style:tab-stops>
      </style:paragraph-properties>
    </style:style>
    <style:style style:name="P623" style:family="paragraph" style:parent-style-name="Body_20_text_20__28_2_29_">
      <loext:graphic-properties draw:fill="none" draw:fill-color="#ffffff"/>
      <style:paragraph-properties fo:margin-left="0cm" fo:margin-right="9.313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624" style:family="paragraph" style:parent-style-name="Body_20_text_20__28_2_29_">
      <loext:graphic-properties draw:fill="none" draw:fill-color="#ffffff"/>
      <style:paragraph-properties fo:margin-left="0cm" fo:margin-right="6.985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25" style:family="paragraph" style:parent-style-name="Body_20_text_20__28_2_29_">
      <loext:graphic-properties draw:fill="none" draw:fill-color="#ffffff"/>
      <style:paragraph-properties fo:margin-left="0cm" fo:margin-right="7.338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626" style:family="paragraph" style:parent-style-name="Body_20_text_20__28_2_29_">
      <loext:graphic-properties draw:fill="none" draw:fill-color="#ffffff"/>
      <style:paragraph-properties fo:margin-left="0cm" fo:margin-right="0cm" fo:margin-top="0cm" fo:margin-bottom="0cm" style:contextual-spacing="false" fo:line-height="0.559cm" fo:text-align="start" style:justify-single-word="false" fo:keep-together="auto" fo:orphans="0" fo:widows="0" fo:text-indent="0cm" style:auto-text-indent="false" fo:background-color="transparent" fo:keep-with-next="auto" style:writing-mode="lr-tb"/>
    </style:style>
    <style:style style:name="P627" style:family="paragraph" style:parent-style-name="Body_20_text_20__28_2_29_">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style>
    <style:style style:name="P628" style:family="paragraph" style:parent-style-name="Body_20_text_20__28_2_29_">
      <loext:graphic-properties draw:fill="none" draw:fill-color="#ffffff"/>
      <style:paragraph-properties fo:margin-left="0cm" fo:margin-right="0cm" fo:margin-top="0cm" fo:margin-bottom="0.164cm" style:contextual-spacing="false" fo:line-height="0.356cm" fo:text-align="start" style:justify-single-word="false" fo:keep-together="auto" fo:orphans="0" fo:widows="0" fo:text-indent="0cm" style:auto-text-indent="false" fo:background-color="transparent" fo:keep-with-next="auto" style:writing-mode="lr-tb"/>
    </style:style>
    <style:style style:name="P629" style:family="paragraph" style:parent-style-name="Body_20_text_20__28_2_29_">
      <loext:graphic-properties draw:fill="none" draw:fill-color="#ffffff"/>
      <style:paragraph-properties fo:margin-left="0cm" fo:margin-right="0cm" fo:margin-top="0cm" fo:margin-bottom="0.196cm" style:contextual-spacing="false" fo:line-height="0.356cm" fo:text-align="start" style:justify-single-word="false" fo:keep-together="auto" fo:orphans="0" fo:widows="0" fo:text-indent="0cm" style:auto-text-indent="false" fo:background-color="transparent" fo:keep-with-next="auto" style:writing-mode="lr-tb"/>
    </style:style>
    <style:style style:name="P630" style:family="paragraph" style:parent-style-name="Body_20_text_20__28_2_29_">
      <loext:graphic-properties draw:fill="none" draw:fill-color="#ffffff"/>
      <style:paragraph-properties fo:margin-left="0cm" fo:margin-right="0cm" fo:margin-top="0cm" fo:margin-bottom="0.166cm" style:contextual-spacing="false" fo:line-height="0.356cm" fo:text-align="start" style:justify-single-word="false" fo:keep-together="auto" fo:orphans="0" fo:widows="0" fo:text-indent="0cm" style:auto-text-indent="false" fo:background-color="transparent" fo:keep-with-next="auto" style:writing-mode="lr-tb"/>
    </style:style>
    <style:style style:name="P631" style:family="paragraph" style:parent-style-name="Body_20_text_20__28_2_29_">
      <loext:graphic-properties draw:fill="none" draw:fill-color="#ffffff"/>
      <style:paragraph-properties fo:margin-left="0.388cm" fo:margin-right="5.574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3.279cm"/>
        </style:tab-stops>
      </style:paragraph-properties>
    </style:style>
    <style:style style:name="P632" style:family="paragraph" style:parent-style-name="Body_20_text_20__28_2_29_">
      <loext:graphic-properties draw:fill="none" draw:fill-color="#ffffff"/>
      <style:paragraph-properties fo:margin-left="0cm" fo:margin-right="0.741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633" style:family="paragraph" style:parent-style-name="Body_20_text_20__28_2_29_" style:list-style-name="WWNum41">
      <loext:graphic-properties draw:fill="none" draw:fill-color="#ffffff"/>
      <style:paragraph-properties fo:margin-left="0cm" fo:margin-right="0cm" fo:margin-top="0cm" fo:margin-bottom="0cm" style:contextual-spacing="false" fo:line-height="0.356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634" style:family="paragraph" style:parent-style-name="Body_20_text_20__28_2_29_">
      <loext:graphic-properties draw:fill="none" draw:fill-color="#ffffff"/>
      <style:paragraph-properties fo:margin-left="0.388cm" fo:margin-right="0cm" fo:margin-top="0cm" fo:margin-bottom="0.27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35" style:family="paragraph" style:parent-style-name="Body_20_text_20__28_2_29_">
      <loext:graphic-properties draw:fill="none" draw:fill-color="#ffffff"/>
      <style:paragraph-properties fo:margin-left="0cm" fo:margin-right="0cm" fo:margin-top="0cm" fo:margin-bottom="0.086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36" style:family="paragraph" style:parent-style-name="Body_20_text_20__28_2_29_">
      <loext:graphic-properties draw:fill="none" draw:fill-color="#ffffff"/>
      <style:paragraph-properties fo:margin-left="0cm" fo:margin-right="0cm" fo:margin-top="0cm" fo:margin-bottom="0.164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37"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style>
    <style:style style:name="P638"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639" style:family="paragraph" style:parent-style-name="Body_20_text_20__28_2_29_">
      <loext:graphic-properties draw:fill="none" draw:fill-color="#ffffff"/>
      <style:paragraph-properties fo:margin-left="0cm" fo:margin-right="0cm" fo:margin-top="0cm" fo:margin-bottom="0cm" style:contextual-spacing="false" fo:line-height="0.356cm" fo:text-align="justify" style:justify-single-word="false" fo:keep-together="auto" fo:orphans="0" fo:widows="0" fo:text-indent="0cm" style:auto-text-indent="false" fo:background-color="transparent" fo:keep-with-next="auto" style:writing-mode="lr-tb">
        <style:tab-stops>
          <style:tab-stop style:position="2.96cm"/>
        </style:tab-stops>
      </style:paragraph-properties>
    </style:style>
    <style:style style:name="P640" style:family="paragraph" style:parent-style-name="Body_20_text_20__28_2_29_">
      <loext:graphic-properties draw:fill="none" draw:fill-color="#ffffff"/>
      <style:paragraph-properties fo:margin-left="0cm" fo:margin-right="0cm" fo:margin-top="0cm" fo:margin-bottom="0.213cm" style:contextual-spacing="false" fo:line-height="0.335cm" fo:text-align="start" style:justify-single-word="false" fo:keep-together="auto" fo:orphans="0" fo:widows="0" fo:text-indent="0cm" style:auto-text-indent="false" fo:background-color="transparent" fo:keep-with-next="auto" style:writing-mode="lr-tb"/>
    </style:style>
    <style:style style:name="P641" style:family="paragraph" style:parent-style-name="Body_20_text_20__28_2_29_">
      <loext:graphic-properties draw:fill="none" draw:fill-color="#ffffff"/>
      <style:paragraph-properties fo:margin-left="0cm" fo:margin-right="0cm" fo:margin-top="0cm" fo:margin-bottom="0cm" style:contextual-spacing="false" fo:line-height="0.335cm" fo:text-align="start" style:justify-single-word="false" fo:keep-together="auto" fo:orphans="0" fo:widows="0" fo:text-indent="0cm" style:auto-text-indent="false" fo:background-color="transparent" fo:keep-with-next="auto" style:writing-mode="lr-tb"/>
    </style:style>
    <style:style style:name="P642" style:family="paragraph" style:parent-style-name="Body_20_text_20__28_2_29_">
      <loext:graphic-properties draw:fill="none" draw:fill-color="#ffffff"/>
      <style:paragraph-properties fo:margin-left="0cm" fo:margin-right="0cm" fo:margin-top="0cm" fo:margin-bottom="0.115cm" style:contextual-spacing="false" fo:line-height="0.335cm" fo:text-align="start" style:justify-single-word="false" fo:keep-together="auto" fo:orphans="0" fo:widows="0" fo:text-indent="0cm" style:auto-text-indent="false" fo:background-color="transparent" fo:keep-with-next="auto" style:writing-mode="lr-tb"/>
    </style:style>
    <style:style style:name="P643" style:family="paragraph" style:parent-style-name="Body_20_text_20__28_2_29_">
      <loext:graphic-properties draw:fill="none" draw:fill-color="#ffffff"/>
      <style:paragraph-properties fo:margin-left="0cm" fo:margin-right="0cm" fo:margin-top="0cm" fo:margin-bottom="0.182cm" style:contextual-spacing="false" fo:line-height="0.335cm" fo:text-align="justify" style:justify-single-word="false" fo:keep-together="auto" fo:orphans="0" fo:widows="0" fo:text-indent="0cm" style:auto-text-indent="false" fo:background-color="transparent" fo:keep-with-next="auto" style:writing-mode="lr-tb"/>
    </style:style>
    <style:style style:name="P644"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3cm"/>
          <style:tab-stop style:position="5.2cm"/>
        </style:tab-stops>
      </style:paragraph-properties>
    </style:style>
    <style:style style:name="P645"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46"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reak-before="column" fo:background-color="transparent" fo:keep-with-next="auto" style:writing-mode="lr-tb"/>
    </style:style>
    <style:style style:name="P647" style:family="paragraph" style:parent-style-name="Body_20_text_20__28_2_29_">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48" style:family="paragraph" style:parent-style-name="Body_20_text_20__28_2_29_">
      <loext:graphic-properties draw:fill="none" draw:fill-color="#ffffff"/>
      <style:paragraph-properties fo:margin-left="0cm" fo:margin-right="0cm" fo:margin-top="0cm" fo:margin-bottom="0.755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49" style:family="paragraph" style:parent-style-name="Body_20_text_20__28_2_29_">
      <loext:graphic-properties draw:fill="none" draw:fill-color="#ffffff"/>
      <style:paragraph-properties fo:margin-left="0cm" fo:margin-right="0cm" fo:margin-top="0cm" fo:margin-bottom="0.166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50" style:family="paragraph" style:parent-style-name="Body_20_text_20__28_2_29_">
      <loext:graphic-properties draw:fill="none" draw:fill-color="#ffffff"/>
      <style:paragraph-properties fo:margin-left="0cm" fo:margin-right="0cm" fo:margin-top="0cm" fo:margin-bottom="0.15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51" style:family="paragraph" style:parent-style-name="Body_20_text_20__28_2_29_">
      <loext:graphic-properties draw:fill="none" draw:fill-color="#ffffff"/>
      <style:paragraph-properties fo:margin-left="0.388cm" fo:margin-right="0cm" fo:margin-top="0cm" fo:margin-bottom="0.949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52" style:family="paragraph" style:parent-style-name="Body_20_text_20__28_2_29_">
      <loext:graphic-properties draw:fill="none" draw:fill-color="#ffffff"/>
      <style:paragraph-properties fo:margin-left="0.247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53" style:family="paragraph" style:parent-style-name="Body_20_text_20__28_2_29_">
      <loext:graphic-properties draw:fill="none" draw:fill-color="#ffffff"/>
      <style:paragraph-properties fo:margin-left="0cm" fo:margin-right="0.353cm" fo:margin-top="0cm" fo:margin-bottom="0.755cm" style:contextual-spacing="false" fo:line-height="0.363cm" fo:text-align="justify" style:justify-single-word="false" fo:keep-together="auto" fo:orphans="0" fo:widows="0" fo:text-indent="0cm" style:auto-text-indent="false" fo:background-color="transparent" fo:keep-with-next="auto" style:writing-mode="lr-tb"/>
    </style:style>
    <style:style style:name="P654" style:family="paragraph" style:parent-style-name="Body_20_text_20__28_2_29_" style:list-style-name="WWNum1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6cm"/>
          <style:tab-stop style:position="2.048cm"/>
        </style:tab-stops>
      </style:paragraph-properties>
    </style:style>
    <style:style style:name="P655"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1cm"/>
          <style:tab-stop style:position="5.412cm" style:type="center"/>
          <style:tab-stop style:position="7.25cm" style:type="right"/>
        </style:tab-stops>
      </style:paragraph-properties>
    </style:style>
    <style:style style:name="P656"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51cm"/>
          <style:tab-stop style:position="7.25cm" style:type="right"/>
        </style:tab-stops>
      </style:paragraph-properties>
    </style:style>
    <style:style style:name="P657" style:family="paragraph" style:parent-style-name="Body_20_text_20__28_2_29_" style:list-style-name="WWNum27">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591cm"/>
        </style:tab-stops>
      </style:paragraph-properties>
    </style:style>
    <style:style style:name="P658" style:family="paragraph" style:parent-style-name="Body_20_text_20__28_2_29_" style:list-style-name="WWNum27">
      <loext:graphic-properties draw:fill="none" draw:fill-color="#ffffff"/>
      <style:paragraph-properties fo:margin-left="0cm" fo:margin-right="0cm" fo:margin-top="0cm" fo:margin-bottom="0.203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594cm"/>
        </style:tab-stops>
      </style:paragraph-properties>
    </style:style>
    <style:style style:name="P659" style:family="paragraph" style:parent-style-name="Body_20_text_20__28_2_29_" style:list-style-name="WWNum47">
      <loext:graphic-properties draw:fill="none" draw:fill-color="#ffffff"/>
      <style:paragraph-properties fo:margin-left="0cm" fo:margin-right="0cm" fo:margin-top="0cm" fo:margin-bottom="0.169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49cm"/>
        </style:tab-stops>
      </style:paragraph-properties>
    </style:style>
    <style:style style:name="P660" style:family="paragraph" style:parent-style-name="Body_20_text_20__28_2_29_" style:list-style-name="WWNum7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661"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2.935cm"/>
        </style:tab-stops>
      </style:paragraph-properties>
    </style:style>
    <style:style style:name="P662" style:family="paragraph" style:parent-style-name="Body_20_text_20__28_2_29_" style:list-style-name="WWNum91">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reak-before="column" fo:background-color="transparent" fo:keep-with-next="auto" style:writing-mode="lr-tb">
        <style:tab-stops>
          <style:tab-stop style:position="0.667cm"/>
        </style:tab-stops>
      </style:paragraph-properties>
    </style:style>
    <style:style style:name="P663"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664" style:family="paragraph" style:parent-style-name="Body_20_text_20__28_2_29_">
      <loext:graphic-properties draw:fill="none" draw:fill-color="#ffffff"/>
      <style:paragraph-properties fo:margin-left="0.247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189cm"/>
          <style:tab-stop style:position="5.704cm" style:type="center"/>
          <style:tab-stop style:position="6.636cm" style:type="center"/>
          <style:tab-stop style:position="7.477cm" style:type="right"/>
        </style:tab-stops>
      </style:paragraph-properties>
    </style:style>
    <style:style style:name="P665" style:family="paragraph" style:parent-style-name="Body_20_text_20__28_2_29_">
      <loext:graphic-properties draw:fill="none" draw:fill-color="#ffffff"/>
      <style:paragraph-properties fo:margin-left="0.247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189cm"/>
          <style:tab-stop style:position="5.417cm" style:type="center"/>
          <style:tab-stop style:position="6.496cm" style:type="center"/>
          <style:tab-stop style:position="7.052cm" style:type="center"/>
        </style:tab-stops>
      </style:paragraph-properties>
    </style:style>
    <style:style style:name="P666" style:family="paragraph" style:parent-style-name="Body_20_text_20__28_2_29_" style:list-style-name="WWNum87">
      <loext:graphic-properties draw:fill="none" draw:fill-color="#ffffff"/>
      <style:paragraph-properties fo:margin-left="0cm" fo:margin-right="0cm" fo:margin-top="0cm" fo:margin-bottom="0.173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4cm"/>
        </style:tab-stops>
      </style:paragraph-properties>
    </style:style>
    <style:style style:name="P667" style:family="paragraph" style:parent-style-name="Body_20_text_20__28_2_29_">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3.002cm"/>
        </style:tab-stops>
      </style:paragraph-properties>
    </style:style>
    <style:style style:name="P668"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1.52cm" style:type="right"/>
          <style:tab-stop style:position="2.981cm" style:type="right"/>
        </style:tab-stops>
      </style:paragraph-properties>
    </style:style>
    <style:style style:name="P669" style:family="paragraph" style:parent-style-name="Body_20_text_20__28_2_29_" style:list-style-name="WWNum163">
      <loext:graphic-properties draw:fill="none" draw:fill-color="#ffffff"/>
      <style:paragraph-properties fo:margin-left="0cm" fo:margin-right="0cm" fo:margin-top="0cm" fo:margin-bottom="0cm" style:contextual-spacing="false" fo:line-height="0.363cm" fo:text-align="justify" style:justify-single-word="false" fo:keep-together="auto" fo:orphans="0" fo:widows="0" fo:text-indent="0cm" style:auto-text-indent="false" fo:background-color="transparent" fo:keep-with-next="auto" style:writing-mode="lr-tb">
        <style:tab-stops>
          <style:tab-stop style:position="0.672cm"/>
          <style:tab-stop style:position="2.113cm"/>
        </style:tab-stops>
      </style:paragraph-properties>
    </style:style>
    <style:style style:name="P670" style:family="paragraph" style:parent-style-name="Body_20_text_20__28_2_29_">
      <loext:graphic-properties draw:fill="none" draw:fill-color="#ffffff"/>
      <style:paragraph-properties fo:margin-left="0cm" fo:margin-right="0.953cm" fo:margin-top="0cm" fo:margin-bottom="0.79cm" style:contextual-spacing="false" fo:line-height="0.363cm" fo:text-align="start" style:justify-single-word="false" fo:keep-together="auto" fo:orphans="0" fo:widows="0" fo:text-indent="0cm" style:auto-text-indent="false" fo:background-color="transparent" fo:keep-with-next="auto" style:writing-mode="lr-tb"/>
    </style:style>
    <style:style style:name="P671" style:family="paragraph" style:parent-style-name="Body_20_text_20__28_2_29_">
      <loext:graphic-properties draw:fill="none" draw:fill-color="#ffffff"/>
      <style:paragraph-properties fo:margin-left="0cm" fo:margin-right="0cm" fo:margin-top="0cm" fo:margin-bottom="0.169cm" style:contextual-spacing="false" fo:line-height="0.363cm" fo:text-align="start" style:justify-single-word="false" fo:keep-together="auto" fo:orphans="0" fo:widows="0" fo:text-indent="0cm" style:auto-text-indent="false" fo:background-color="transparent" fo:keep-with-next="auto" style:writing-mode="lr-tb"/>
    </style:style>
    <style:style style:name="P672" style:family="paragraph" style:parent-style-name="Body_20_text_20__28_2_29_">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73" style:family="paragraph" style:parent-style-name="Body_20_text_20__28_2_29_">
      <loext:graphic-properties draw:fill="none" draw:fill-color="#ffffff"/>
      <style:paragraph-properties fo:margin-left="0cm" fo:margin-right="0cm" fo:margin-top="0cm" fo:margin-bottom="0.173cm" style:contextual-spacing="false" fo:line-height="0.363cm" fo:text-align="start" style:justify-single-word="false" fo:keep-together="auto" fo:orphans="0" fo:widows="0" fo:text-indent="0cm" style:auto-text-indent="false" fo:background-color="transparent" fo:keep-with-next="auto" style:writing-mode="lr-tb"/>
    </style:style>
    <style:style style:name="P674" style:family="paragraph" style:parent-style-name="Body_20_text_20__28_2_29_">
      <loext:graphic-properties draw:fill="none" draw:fill-color="#ffffff"/>
      <style:paragraph-properties fo:margin-left="0cm" fo:margin-right="0cm" fo:margin-top="0cm" fo:margin-bottom="0.166cm" style:contextual-spacing="false" fo:line-height="0.363cm" fo:text-align="start" style:justify-single-word="false" fo:keep-together="auto" fo:orphans="0" fo:widows="0" fo:text-indent="0cm" style:auto-text-indent="false" fo:background-color="transparent" fo:keep-with-next="auto" style:writing-mode="lr-tb"/>
    </style:style>
    <style:style style:name="P675" style:family="paragraph" style:parent-style-name="Body_20_text_20__28_2_29_">
      <loext:graphic-properties draw:fill="none" draw:fill-color="#ffffff"/>
      <style:paragraph-properties fo:margin-left="0cm" fo:margin-right="0cm" fo:margin-top="0cm" fo:margin-bottom="0.203cm" style:contextual-spacing="false" fo:line-height="0.363cm" fo:text-align="start" style:justify-single-word="false" fo:keep-together="auto" fo:orphans="0" fo:widows="0" fo:text-indent="0cm" style:auto-text-indent="false" fo:background-color="transparent" fo:keep-with-next="auto" style:writing-mode="lr-tb"/>
    </style:style>
    <style:style style:name="P676" style:family="paragraph" style:parent-style-name="Body_20_text_20__28_2_29_">
      <loext:graphic-properties draw:fill="none" draw:fill-color="#ffffff"/>
      <style:paragraph-properties fo:margin-left="0cm" fo:margin-right="4.79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77" style:family="paragraph" style:parent-style-name="Body_20_text_20__28_2_29_">
      <loext:graphic-properties draw:fill="none" draw:fill-color="#ffffff"/>
      <style:paragraph-properties fo:margin-left="0.247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78" style:family="paragraph" style:parent-style-name="Body_20_text_20__28_2_29_">
      <loext:graphic-properties draw:fill="none" draw:fill-color="#ffffff"/>
      <style:paragraph-properties fo:margin-left="0cm" fo:margin-right="0.67cm" fo:margin-top="0cm" fo:margin-bottom="0.755cm" style:contextual-spacing="false" fo:line-height="0.363cm" fo:text-align="start" style:justify-single-word="false" fo:keep-together="auto" fo:orphans="0" fo:widows="0" fo:text-indent="0cm" style:auto-text-indent="false" fo:background-color="transparent" fo:keep-with-next="auto" style:writing-mode="lr-tb"/>
    </style:style>
    <style:style style:name="P679" style:family="paragraph" style:parent-style-name="Body_20_text_20__28_2_29_">
      <loext:graphic-properties draw:fill="none" draw:fill-color="#ffffff"/>
      <style:paragraph-properties fo:margin-left="0cm" fo:margin-right="5.468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style>
    <style:style style:name="P680" style:family="paragraph" style:parent-style-name="Body_20_text_20__28_2_29_" style:list-style-name="WWNum99">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681" style:family="paragraph" style:parent-style-name="Body_20_text_20__28_2_29_" style:list-style-name="WWNum105">
      <loext:graphic-properties draw:fill="none" draw:fill-color="#ffffff"/>
      <style:paragraph-properties fo:margin-left="0cm" fo:margin-right="0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63cm"/>
        </style:tab-stops>
      </style:paragraph-properties>
    </style:style>
    <style:style style:name="P682" style:family="paragraph" style:parent-style-name="Body_20_text_20__28_2_29_" style:list-style-name="WWNum149">
      <loext:graphic-properties draw:fill="none" draw:fill-color="#ffffff"/>
      <style:paragraph-properties fo:margin-left="0cm" fo:margin-right="7.832cm" fo:margin-top="0cm" fo:margin-bottom="0cm" style:contextual-spacing="false" fo:line-height="0.363cm" fo:text-align="start"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683" style:family="paragraph" style:parent-style-name="Body_20_text_20__28_2_29_">
      <loext:graphic-properties draw:fill="none" draw:fill-color="#ffffff"/>
      <style:paragraph-properties fo:margin-left="0cm" fo:margin-right="0cm" fo:margin-top="0cm" fo:margin-bottom="0.776cm" style:contextual-spacing="false" fo:line-height="0.347cm" fo:text-align="start" style:justify-single-word="false" fo:keep-together="auto" fo:orphans="0" fo:widows="0" fo:text-indent="0cm" style:auto-text-indent="false" fo:background-color="transparent" fo:keep-with-next="auto" style:writing-mode="lr-tb"/>
    </style:style>
    <style:style style:name="P684" style:family="paragraph" style:parent-style-name="Body_20_text_20__28_2_29_">
      <loext:graphic-properties draw:fill="none" draw:fill-color="#ffffff"/>
      <style:paragraph-properties fo:margin-left="0cm" fo:margin-right="0cm" fo:margin-top="0cm" fo:margin-bottom="0.192cm" style:contextual-spacing="false" fo:line-height="0.347cm" fo:text-align="start" style:justify-single-word="false" fo:keep-together="auto" fo:orphans="0" fo:widows="0" fo:text-indent="0cm" style:auto-text-indent="false" fo:background-color="transparent" fo:padding="0cm" fo:border="none" fo:keep-with-next="auto" style:writing-mode="lr-tb"/>
    </style:style>
    <style:style style:name="P685" style:family="paragraph" style:parent-style-name="Body_20_text_20__28_2_29_">
      <loext:graphic-properties draw:fill="none" draw:fill-color="#ffffff"/>
      <style:paragraph-properties fo:margin-left="0cm" fo:margin-right="0cm" fo:margin-top="0cm" fo:margin-bottom="0.189cm" style:contextual-spacing="false" fo:line-height="0.347cm" fo:text-align="start" style:justify-single-word="false" fo:keep-together="auto" fo:orphans="0" fo:widows="0" fo:text-indent="0cm" style:auto-text-indent="false" fo:background-color="transparent" fo:keep-with-next="auto" style:writing-mode="lr-tb"/>
    </style:style>
    <style:style style:name="P686" style:family="paragraph" style:parent-style-name="Body_20_text_20__28_2_29_">
      <loext:graphic-properties draw:fill="none" draw:fill-color="#ffffff"/>
      <style:paragraph-properties fo:margin-left="0.247cm" fo:margin-right="0cm" fo:margin-top="0cm" fo:margin-bottom="0.776cm" style:contextual-spacing="false" fo:line-height="0.347cm" fo:text-align="start" style:justify-single-word="false" fo:keep-together="auto" fo:orphans="0" fo:widows="0" fo:text-indent="0cm" style:auto-text-indent="false" fo:background-color="transparent" fo:keep-with-next="auto" style:writing-mode="lr-tb"/>
    </style:style>
    <style:style style:name="P687" style:family="paragraph" style:parent-style-name="Body_20_text_20__28_2_29_">
      <loext:graphic-properties draw:fill="none" draw:fill-color="#ffffff"/>
      <style:paragraph-properties fo:margin-left="0.247cm" fo:margin-right="0cm" fo:margin-top="0cm" fo:margin-bottom="0.259cm" style:contextual-spacing="false" fo:line-height="0.347cm" fo:text-align="start" style:justify-single-word="false" fo:keep-together="auto" fo:orphans="0" fo:widows="0" fo:text-indent="0cm" style:auto-text-indent="false" fo:background-color="transparent" fo:keep-with-next="auto" style:writing-mode="lr-tb"/>
    </style:style>
    <style:style style:name="P688" style:family="paragraph" style:parent-style-name="Body_20_text_20__28_2_29_">
      <loext:graphic-properties draw:fill="none" draw:fill-color="#ffffff"/>
      <style:paragraph-properties fo:margin-left="0.388cm" fo:margin-right="0cm" fo:margin-top="0cm" fo:margin-bottom="0cm" style:contextual-spacing="false" fo:line-height="0.347cm" fo:text-align="justify" style:justify-single-word="false" fo:keep-together="auto" fo:orphans="0" fo:widows="0" fo:text-indent="0cm" style:auto-text-indent="false" fo:background-color="transparent" fo:keep-with-next="auto" style:writing-mode="lr-tb">
        <style:tab-stops>
          <style:tab-stop style:position="3.279cm"/>
        </style:tab-stops>
      </style:paragraph-properties>
    </style:style>
    <style:style style:name="P689" style:family="paragraph" style:parent-style-name="Body_20_text_20__28_2_29_">
      <loext:graphic-properties draw:fill="none" draw:fill-color="#ffffff"/>
      <style:paragraph-properties fo:margin-left="0.388cm" fo:margin-right="0cm" fo:margin-top="0cm" fo:margin-bottom="0.265cm" style:contextual-spacing="false" fo:line-height="0.347cm" fo:text-align="justify" style:justify-single-word="false" fo:keep-together="auto" fo:orphans="0" fo:widows="0" fo:text-indent="0cm" style:auto-text-indent="false" fo:background-color="transparent" fo:keep-with-next="auto" style:writing-mode="lr-tb"/>
    </style:style>
    <style:style style:name="P690" style:family="paragraph" style:parent-style-name="Body_20_text_20__28_2_29_">
      <loext:graphic-properties draw:fill="none" draw:fill-color="#ffffff"/>
      <style:paragraph-properties fo:margin-left="0cm" fo:margin-right="0cm" fo:margin-top="0cm" fo:margin-bottom="0.259cm" style:contextual-spacing="false" fo:line-height="0.347cm" fo:text-align="justify" style:justify-single-word="false" fo:keep-together="auto" fo:orphans="0" fo:widows="0" fo:text-indent="0cm" style:auto-text-indent="false" fo:background-color="transparent" fo:keep-with-next="auto" style:writing-mode="lr-tb"/>
    </style:style>
    <style:style style:name="P691"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style>
    <style:style style:name="P692" style:family="paragraph" style:parent-style-name="Body_20_text_20__28_2_29_">
      <loext:graphic-properties draw:fill="none" draw:fill-color="#ffffff"/>
      <style:paragraph-properties fo:margin-left="0cm" fo:margin-right="0cm" fo:margin-top="0cm" fo:margin-bottom="0.215cm" style:contextual-spacing="false" fo:line-height="0.381cm" fo:text-align="start" style:justify-single-word="false" fo:keep-together="auto" fo:orphans="0" fo:widows="0" fo:text-indent="0cm" style:auto-text-indent="false" fo:background-color="transparent" fo:keep-with-next="auto" style:writing-mode="lr-tb"/>
    </style:style>
    <style:style style:name="P693" style:family="paragraph" style:parent-style-name="Body_20_text_20__28_2_29_">
      <loext:graphic-properties draw:fill="none" draw:fill-color="#ffffff"/>
      <style:paragraph-properties fo:margin-left="0cm" fo:margin-right="0cm" fo:margin-top="0cm" fo:margin-bottom="0.187cm" style:contextual-spacing="false" fo:line-height="0.381cm" fo:text-align="start" style:justify-single-word="false" fo:keep-together="auto" fo:orphans="0" fo:widows="0" fo:text-indent="0cm" style:auto-text-indent="false" fo:background-color="transparent" fo:keep-with-next="auto" style:writing-mode="lr-tb"/>
    </style:style>
    <style:style style:name="P694" style:family="paragraph" style:parent-style-name="Body_20_text_20__28_2_29_">
      <loext:graphic-properties draw:fill="none" draw:fill-color="#ffffff"/>
      <style:paragraph-properties fo:margin-left="0cm" fo:margin-right="0cm" fo:margin-top="0cm" fo:margin-bottom="0.732cm" style:contextual-spacing="false" fo:line-height="0.381cm" fo:text-align="start" style:justify-single-word="false" fo:keep-together="auto" fo:orphans="0" fo:widows="0" fo:text-indent="0cm" style:auto-text-indent="false" fo:background-color="transparent" fo:keep-with-next="auto" style:writing-mode="lr-tb"/>
    </style:style>
    <style:style style:name="P695" style:family="paragraph" style:parent-style-name="Body_20_text_20__28_2_29_">
      <loext:graphic-properties draw:fill="none" draw:fill-color="#ffffff"/>
      <style:paragraph-properties fo:margin-left="0cm" fo:margin-right="0cm" fo:margin-top="0cm" fo:margin-bottom="0.183cm" style:contextual-spacing="false" fo:line-height="0.381cm" fo:text-align="start" style:justify-single-word="false" fo:keep-together="auto" fo:orphans="0" fo:widows="0" fo:text-indent="0cm" style:auto-text-indent="false" fo:background-color="transparent" fo:keep-with-next="auto" style:writing-mode="lr-tb"/>
    </style:style>
    <style:style style:name="P696" style:family="paragraph" style:parent-style-name="Body_20_text_20__28_2_29_">
      <loext:graphic-properties draw:fill="none" draw:fill-color="#ffffff"/>
      <style:paragraph-properties fo:margin-left="0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97" style:family="paragraph" style:parent-style-name="Body_20_text_20__28_2_29_">
      <loext:graphic-properties draw:fill="none" draw:fill-color="#ffffff"/>
      <style:paragraph-properties fo:margin-left="0.318cm" fo:margin-right="0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style>
    <style:style style:name="P698" style:family="paragraph" style:parent-style-name="Body_20_text_20__28_2_29_">
      <loext:graphic-properties draw:fill="none" draw:fill-color="#ffffff"/>
      <style:paragraph-properties fo:margin-left="0cm" fo:margin-right="0.706cm" fo:margin-top="0cm" fo:margin-bottom="0.767cm" style:contextual-spacing="false" fo:line-height="0.381cm" fo:text-align="start" style:justify-single-word="false" fo:keep-together="auto" fo:orphans="0" fo:widows="0" fo:text-indent="0cm" style:auto-text-indent="false" fo:background-color="transparent" fo:keep-with-next="auto" style:writing-mode="lr-tb"/>
    </style:style>
    <style:style style:name="P699" style:family="paragraph" style:parent-style-name="Body_20_text_20__28_2_29_" style:list-style-name="WWNum29">
      <loext:graphic-properties draw:fill="none" draw:fill-color="#ffffff"/>
      <style:paragraph-properties fo:margin-left="0.318cm" fo:margin-right="1.658cm" fo:margin-top="0cm" fo:margin-bottom="0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0.796cm"/>
        </style:tab-stops>
      </style:paragraph-properties>
    </style:style>
    <style:style style:name="P700" style:family="paragraph" style:parent-style-name="Body_20_text_20__28_2_29_">
      <loext:graphic-properties draw:fill="none" draw:fill-color="#ffffff"/>
      <style:paragraph-properties fo:margin-left="0cm" fo:margin-right="0cm" fo:margin-top="0cm" fo:margin-bottom="0.18cm" style:contextual-spacing="false" fo:line-height="0.381cm" fo:text-align="start" style:justify-single-word="false" fo:keep-together="auto" fo:orphans="0" fo:widows="0" fo:text-indent="0cm" style:auto-text-indent="false" fo:background-color="transparent" fo:keep-with-next="auto" style:writing-mode="lr-tb">
        <style:tab-stops>
          <style:tab-stop style:position="1.522cm" style:type="right"/>
        </style:tab-stops>
      </style:paragraph-properties>
    </style:style>
    <style:style style:name="P70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25cm"/>
        </style:tab-stops>
      </style:paragraph-properties>
    </style:style>
    <style:style style:name="P702"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style>
    <style:style style:name="P703" style:family="paragraph" style:parent-style-name="Body_20_text_20__28_2_29_" style:list-style-name="WWNum75">
      <loext:graphic-properties draw:fill="none" draw:fill-color="#ffffff"/>
      <style:paragraph-properties fo:margin-left="0cm" fo:margin-right="0cm" fo:margin-top="0cm" fo:margin-bottom="0.767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31cm"/>
        </style:tab-stops>
      </style:paragraph-properties>
    </style:style>
    <style:style style:name="P704"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6cm"/>
          <style:tab-stop style:position="5.272cm"/>
          <style:tab-stop style:position="7.849cm" style:type="right"/>
        </style:tab-stops>
      </style:paragraph-properties>
    </style:style>
    <style:style style:name="P705"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6cm"/>
          <style:tab-stop style:position="5.272cm"/>
          <style:tab-stop style:position="7.024cm" style:type="center"/>
        </style:tab-stops>
      </style:paragraph-properties>
    </style:style>
    <style:style style:name="P706"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76cm"/>
        </style:tab-stops>
      </style:paragraph-properties>
    </style:style>
    <style:style style:name="P707" style:family="paragraph" style:parent-style-name="Body_20_text_20__28_2_29_" style:list-style-name="WWNum125">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76cm"/>
          <style:tab-stop style:position="2.069cm"/>
        </style:tab-stops>
      </style:paragraph-properties>
    </style:style>
    <style:style style:name="P708"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 style:position="7.103cm" style:type="right"/>
        </style:tab-stops>
      </style:paragraph-properties>
    </style:style>
    <style:style style:name="P709"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58cm"/>
        </style:tab-stops>
      </style:paragraph-properties>
    </style:style>
    <style:style style:name="P710"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711" style:family="paragraph" style:parent-style-name="Body_20_text_20__28_2_29_">
      <loext:graphic-properties draw:fill="none" draw:fill-color="#ffffff"/>
      <style:paragraph-properties fo:margin-left="0cm" fo:margin-right="0cm" fo:margin-top="0cm" fo:margin-bottom="0cm" style:contextual-spacing="false" fo:line-height="0.381cm" fo:text-align="justify" style:justify-single-word="false" fo:keep-together="auto" fo:orphans="0" fo:widows="0" fo:text-indent="0cm" style:auto-text-indent="false" fo:background-color="transparent" fo:keep-with-next="auto" style:writing-mode="lr-tb">
        <style:tab-stops>
          <style:tab-stop style:position="2.995cm"/>
        </style:tab-stops>
      </style:paragraph-properties>
    </style:style>
    <style:style style:name="P712" style:family="paragraph" style:parent-style-name="Body_20_text_20__28_2_29_">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style>
    <style:style style:name="P713" style:family="paragraph" style:parent-style-name="Body_20_text_20__28_2_29_" style:list-style-name="WWNum15">
      <loext:graphic-properties draw:fill="none" draw:fill-color="#ffffff"/>
      <style:paragraph-properties fo:margin-left="0cm" fo:margin-right="0cm" fo:margin-top="0cm" fo:margin-bottom="0cm" style:contextual-spacing="false" fo:line-height="0.563cm" fo:text-align="justify" style:justify-single-word="false" fo:keep-together="auto" fo:orphans="0" fo:widows="0" fo:text-indent="0cm" style:auto-text-indent="false" fo:background-color="transparent" fo:keep-with-next="auto" style:writing-mode="lr-tb">
        <style:tab-stops>
          <style:tab-stop style:position="0.667cm"/>
        </style:tab-stops>
      </style:paragraph-properties>
    </style:style>
    <style:style style:name="P714" style:family="paragraph" style:parent-style-name="Body_20_text_20__28_2_29_">
      <loext:graphic-properties draw:fill="none" draw:fill-color="#ffffff"/>
      <style:paragraph-properties fo:margin-left="0cm" fo:margin-right="6.95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61cm"/>
        </style:tab-stops>
      </style:paragraph-properties>
    </style:style>
    <style:style style:name="P715" style:family="paragraph" style:parent-style-name="Body_20_text_20__28_2_29_">
      <loext:graphic-properties draw:fill="none" draw:fill-color="#ffffff"/>
      <style:paragraph-properties fo:margin-left="0cm" fo:margin-right="8.149cm" fo:margin-top="0cm" fo:margin-bottom="0cm" style:contextual-spacing="false" fo:line-height="0.563cm" fo:text-align="start" style:justify-single-word="false" fo:keep-together="auto" fo:orphans="0" fo:widows="0" fo:text-indent="0cm" style:auto-text-indent="false" fo:background-color="transparent" fo:keep-with-next="auto" style:writing-mode="lr-tb">
        <style:tab-stops>
          <style:tab-stop style:position="0.67cm"/>
        </style:tab-stops>
      </style:paragraph-properties>
    </style:style>
    <style:style style:name="P716" style:family="paragraph" style:parent-style-name="Body_20_text_20__28_2_29_">
      <loext:graphic-properties draw:fill="none" draw:fill-color="#ffffff"/>
      <style:paragraph-properties fo:margin-left="0cm" fo:margin-right="0cm" fo:margin-top="0cm" fo:margin-bottom="0.22cm" style:contextual-spacing="false" fo:line-height="0.342cm" fo:text-align="start" style:justify-single-word="false" fo:keep-together="auto" fo:orphans="0" fo:widows="0" fo:text-indent="0cm" style:auto-text-indent="false" fo:background-color="transparent" fo:keep-with-next="auto" style:writing-mode="lr-tb"/>
    </style:style>
    <style:style style:name="P717" style:family="paragraph" style:parent-style-name="Body_20_text_20__28_2_29_">
      <loext:graphic-properties draw:fill="none" draw:fill-color="#ffffff"/>
      <style:paragraph-properties fo:margin-left="0cm" fo:margin-right="0cm" fo:margin-top="0cm" fo:margin-bottom="0.122cm" style:contextual-spacing="false" fo:line-height="0.342cm" fo:text-align="start" style:justify-single-word="false" fo:keep-together="auto" fo:orphans="0" fo:widows="0" fo:text-indent="0cm" style:auto-text-indent="false" fo:background-color="transparent" fo:keep-with-next="auto" style:writing-mode="lr-tb"/>
    </style:style>
    <style:style style:name="P718" style:family="paragraph" style:parent-style-name="Body_20_text_20__28_2_29_">
      <loext:graphic-properties draw:fill="none" draw:fill-color="#ffffff"/>
      <style:paragraph-properties fo:margin-left="0cm" fo:margin-right="0cm" fo:margin-top="0cm" fo:margin-bottom="0.153cm" style:contextual-spacing="false" fo:line-height="0.342cm" fo:text-align="justify" style:justify-single-word="false" fo:keep-together="auto" fo:orphans="0" fo:widows="0" fo:text-indent="0cm" style:auto-text-indent="false" fo:background-color="transparent" fo:keep-with-next="auto" style:writing-mode="lr-tb"/>
    </style:style>
    <style:style style:name="P719" style:family="paragraph" style:parent-style-name="Body_20_text_20__28_2_29_">
      <loext:graphic-properties draw:fill="none" draw:fill-color="#ffffff"/>
      <style:paragraph-properties fo:margin-left="0cm" fo:margin-right="0cm" fo:margin-top="0cm" fo:margin-bottom="0.635cm" style:contextual-spacing="false" fo:line-height="0.339cm" fo:text-align="justify" style:justify-single-word="false" fo:keep-together="auto" fo:orphans="0" fo:widows="0" fo:text-indent="0cm" style:auto-text-indent="false" fo:background-color="transparent" fo:keep-with-next="auto" style:writing-mode="lr-tb"/>
    </style:style>
    <style:style style:name="P720" style:family="paragraph" style:parent-style-name="Body_20_text_20__28_2_29_">
      <loext:graphic-properties draw:fill="none" draw:fill-color="#ffffff"/>
      <style:paragraph-properties fo:margin-left="0cm" fo:margin-right="0cm" fo:margin-top="0cm" fo:margin-bottom="0.804cm" style:contextual-spacing="false" fo:line-height="0.339cm" fo:text-align="justify" style:justify-single-word="false" fo:keep-together="auto" fo:orphans="0" fo:widows="0" fo:text-indent="0cm" style:auto-text-indent="false" fo:background-color="transparent" fo:keep-with-next="auto" style:writing-mode="lr-tb"/>
    </style:style>
    <style:style style:name="P721" style:family="paragraph" style:parent-style-name="Body_20_text_20__28_2_29_">
      <loext:graphic-properties draw:fill="none" draw:fill-color="#ffffff"/>
      <style:paragraph-properties fo:margin-left="0cm" fo:margin-right="0cm" fo:margin-top="0cm" fo:margin-bottom="0.769cm" style:contextual-spacing="false" fo:line-height="0.339cm" fo:text-align="start" style:justify-single-word="false" fo:keep-together="auto" fo:orphans="0" fo:widows="0" fo:text-indent="0cm" style:auto-text-indent="false" fo:background-color="transparent" fo:keep-with-next="auto" style:writing-mode="lr-tb"/>
    </style:style>
    <style:style style:name="P722" style:family="paragraph" style:parent-style-name="Body_20_text_20__28_2_29_">
      <loext:graphic-properties draw:fill="none" draw:fill-color="#ffffff"/>
      <style:paragraph-properties fo:margin-left="0cm" fo:margin-right="0cm" fo:margin-top="0cm" fo:margin-bottom="0cm" style:contextual-spacing="false" fo:line-height="0.339cm" fo:text-align="start" style:justify-single-word="false" fo:keep-together="auto" fo:orphans="0" fo:widows="0" fo:text-indent="0cm" style:auto-text-indent="false" fo:background-color="transparent" fo:keep-with-next="auto" style:writing-mode="lr-tb"/>
    </style:style>
    <style:style style:name="P723" style:family="paragraph" style:parent-style-name="Body_20_text_20__28_2_29_">
      <loext:graphic-properties draw:fill="none" draw:fill-color="#ffffff"/>
      <style:paragraph-properties fo:margin-left="0cm" fo:margin-right="0cm" fo:margin-top="0cm" fo:margin-bottom="0.122cm" style:contextual-spacing="false" fo:line-height="0.339cm" fo:text-align="start" style:justify-single-word="false" fo:keep-together="auto" fo:orphans="0" fo:widows="0" fo:text-indent="0cm" style:auto-text-indent="false" fo:background-color="transparent" fo:keep-with-next="auto" style:writing-mode="lr-tb"/>
    </style:style>
    <style:style style:name="P724" style:family="paragraph" style:parent-style-name="Body_20_text_20__28_2_29_">
      <loext:graphic-properties draw:fill="none" draw:fill-color="#ffffff"/>
      <style:paragraph-properties fo:margin-left="0cm" fo:margin-right="8.784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style>
    <style:style style:name="P725" style:family="paragraph" style:parent-style-name="Body_20_text_20__28_2_29_">
      <loext:graphic-properties draw:fill="none" draw:fill-color="#ffffff"/>
      <style:paragraph-properties fo:margin-left="0cm" fo:margin-right="0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7cm"/>
        </style:tab-stops>
      </style:paragraph-properties>
    </style:style>
    <style:style style:name="P726" style:family="paragraph" style:parent-style-name="Body_20_text_20__28_2_29_">
      <loext:graphic-properties draw:fill="none" draw:fill-color="#ffffff"/>
      <style:paragraph-properties fo:margin-left="0cm" fo:margin-right="9.313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53cm"/>
        </style:tab-stops>
      </style:paragraph-properties>
    </style:style>
    <style:style style:name="P727" style:family="paragraph" style:parent-style-name="Body_20_text_20__28_2_29_">
      <loext:graphic-properties draw:fill="none" draw:fill-color="#ffffff"/>
      <style:paragraph-properties fo:margin-left="0cm" fo:margin-right="8.573cm" fo:margin-top="0cm" fo:margin-bottom="0cm" style:contextual-spacing="false" fo:line-height="0.554cm" fo:text-align="start" style:justify-single-word="false" fo:keep-together="auto" fo:orphans="0" fo:widows="0" fo:text-indent="0cm" style:auto-text-indent="false" fo:background-color="transparent" fo:keep-with-next="auto" style:writing-mode="lr-tb">
        <style:tab-stops>
          <style:tab-stop style:position="0.674cm"/>
        </style:tab-stops>
      </style:paragraph-properties>
    </style:style>
    <style:style style:name="P728"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style>
    <style:style style:name="P729" style:family="paragraph" style:parent-style-name="Body_20_text_20__28_2_29_" style:list-style-name="WWNum55">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7cm"/>
          <style:tab-stop style:position="2.083cm"/>
        </style:tab-stops>
      </style:paragraph-properties>
    </style:style>
    <style:style style:name="P730"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731" style:family="paragraph" style:parent-style-name="Body_20_text_20__28_2_29_">
      <loext:graphic-properties draw:fill="none" draw:fill-color="#ffffff"/>
      <style:paragraph-properties fo:margin-left="0cm" fo:margin-right="0cm" fo:margin-top="0cm" fo:margin-bottom="0cm" style:contextual-spacing="false" fo:line-height="0.554cm" fo:text-align="justify" style:justify-single-word="false" fo:keep-together="auto" fo:orphans="0" fo:widows="0" fo:text-indent="0cm" style:auto-text-indent="false" fo:background-color="transparent" fo:keep-with-next="auto" style:writing-mode="lr-tb">
        <style:tab-stops>
          <style:tab-stop style:position="0.61cm"/>
        </style:tab-stops>
      </style:paragraph-properties>
    </style:style>
    <style:style style:name="P732" style:family="paragraph" style:parent-style-name="Body_20_text_20__28_2_29_">
      <loext:graphic-properties draw:fill="none" draw:fill-color="#ffffff"/>
      <style:paragraph-properties fo:margin-left="0cm" fo:margin-right="0cm" fo:margin-top="0cm" fo:margin-bottom="0cm" style:contextual-spacing="false" fo:line-height="0.326cm" fo:text-align="justify" style:justify-single-word="false" fo:keep-together="auto" fo:orphans="0" fo:widows="0" fo:text-indent="0cm" style:auto-text-indent="false" fo:background-color="transparent" fo:keep-with-next="auto" style:writing-mode="lr-tb">
        <style:tab-stops>
          <style:tab-stop style:position="9.779cm"/>
          <style:tab-stop style:position="11.194cm"/>
        </style:tab-stops>
      </style:paragraph-properties>
    </style:style>
    <style:style style:name="P733" style:family="paragraph" style:parent-style-name="Body_20_text_20__28_2_29_">
      <loext:graphic-properties draw:fill="none" draw:fill-color="#ffffff"/>
      <style:paragraph-properties fo:margin-left="0cm" fo:margin-right="0cm" fo:margin-top="0cm" fo:margin-bottom="0.829cm" style:contextual-spacing="false" fo:line-height="0.326cm" fo:text-align="start" style:justify-single-word="false" fo:keep-together="auto" fo:orphans="0" fo:widows="0" fo:text-indent="0cm" style:auto-text-indent="false" fo:background-color="transparent" fo:keep-with-next="auto" style:writing-mode="lr-tb"/>
    </style:style>
    <style:style style:name="P734" style:family="paragraph" style:parent-style-name="Body_20_text_20__28_2_29_">
      <loext:graphic-properties draw:fill="none" draw:fill-color="#ffffff"/>
      <style:paragraph-properties fo:margin-left="0cm" fo:margin-right="0cm" fo:margin-top="0cm" fo:margin-bottom="0cm" style:contextual-spacing="false" fo:line-height="0.326cm" fo:text-align="start" style:justify-single-word="false" fo:keep-together="auto" fo:orphans="0" fo:widows="0" fo:text-indent="0cm" style:auto-text-indent="false" fo:background-color="transparent" fo:padding="0cm" fo:border="none" fo:keep-with-next="auto" style:writing-mode="lr-tb"/>
    </style:style>
    <style:style style:name="P735" style:family="paragraph" style:parent-style-name="Body_20_text_20__28_2_29_" style:list-style-name="WWNum29">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0.796cm"/>
        </style:tab-stops>
      </style:paragraph-properties>
    </style:style>
    <style:style style:name="P736"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2.925cm"/>
          <style:tab-stop style:position="6.175cm" style:type="center"/>
          <style:tab-stop style:position="6.696cm" style:type="center"/>
        </style:tab-stops>
      </style:paragraph-properties>
    </style:style>
    <style:style style:name="P737" style:family="paragraph" style:parent-style-name="Body_20_text_20__28_2_29_" style:list-style-name="WWNum119">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0.667cm"/>
          <style:tab-stop style:position="2.074cm"/>
        </style:tab-stops>
      </style:paragraph-properties>
    </style:style>
    <style:style style:name="P738"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style>
    <style:style style:name="P739" style:family="paragraph" style:parent-style-name="Body_20_text_20__28_2_29_">
      <loext:graphic-properties draw:fill="none" draw:fill-color="#ffffff"/>
      <style:paragraph-properties fo:margin-left="0cm" fo:margin-right="0cm" fo:margin-top="0cm" fo:margin-bottom="0.201cm" style:contextual-spacing="false" fo:line-height="0.393cm" fo:text-align="justify" style:justify-single-word="false" fo:keep-together="auto" fo:orphans="0" fo:widows="0" fo:text-indent="0cm" style:auto-text-indent="false" fo:background-color="transparent" fo:keep-with-next="auto" style:writing-mode="lr-tb"/>
    </style:style>
    <style:style style:name="P740" style:family="paragraph" style:parent-style-name="Body_20_text_20__28_2_29_">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2.981cm"/>
        </style:tab-stops>
      </style:paragraph-properties>
    </style:style>
    <style:style style:name="P741"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93cm" fo:text-align="justify" style:justify-single-word="false" fo:keep-together="auto" fo:orphans="0" fo:widows="0" fo:text-indent="0cm" style:auto-text-indent="false" fo:background-color="transparent" fo:keep-with-next="auto" style:writing-mode="lr-tb">
        <style:tab-stops>
          <style:tab-stop style:position="0.61cm"/>
          <style:tab-stop style:position="2.081cm"/>
        </style:tab-stops>
      </style:paragraph-properties>
    </style:style>
    <style:style style:name="P742" style:family="paragraph" style:parent-style-name="Body_20_text_20__28_2_29_">
      <loext:graphic-properties draw:fill="none" draw:fill-color="#ffffff"/>
      <style:paragraph-properties fo:margin-left="0cm" fo:margin-right="0cm" fo:margin-top="0cm" fo:margin-bottom="0cm" style:contextual-spacing="false" fo:line-height="0.393cm" fo:text-align="start" style:justify-single-word="false" fo:keep-together="auto" fo:orphans="0" fo:widows="0" fo:text-indent="0cm" style:auto-text-indent="false" fo:background-color="transparent" fo:keep-with-next="auto" style:writing-mode="lr-tb"/>
    </style:style>
    <style:style style:name="P743" style:family="paragraph" style:parent-style-name="Body_20_text_20__28_2_29_">
      <loext:graphic-properties draw:fill="none" draw:fill-color="#ffffff"/>
      <style:paragraph-properties fo:margin-left="0cm" fo:margin-right="0cm" fo:margin-top="0cm" fo:margin-bottom="0.778cm" style:contextual-spacing="false" fo:line-height="0.393cm" fo:text-align="start" style:justify-single-word="false" fo:keep-together="auto" fo:orphans="0" fo:widows="0" fo:text-indent="0cm" style:auto-text-indent="false" fo:background-color="transparent" fo:keep-with-next="auto" style:writing-mode="lr-tb"/>
    </style:style>
    <style:style style:name="P744" style:family="paragraph" style:parent-style-name="Body_20_text_20__28_2_29_">
      <loext:graphic-properties draw:fill="none" draw:fill-color="#ffffff"/>
      <style:paragraph-properties fo:margin-left="0cm" fo:margin-right="0cm" fo:margin-top="0cm" fo:margin-bottom="0.191cm" style:contextual-spacing="false" fo:line-height="0.393cm" fo:text-align="start" style:justify-single-word="false" fo:keep-together="auto" fo:orphans="0" fo:widows="0" fo:text-indent="0cm" style:auto-text-indent="false" fo:background-color="transparent" fo:keep-with-next="auto" style:writing-mode="lr-tb"/>
    </style:style>
    <style:style style:name="P745" style:family="paragraph" style:parent-style-name="Body_20_text_20__28_2_29_">
      <loext:graphic-properties draw:fill="none" draw:fill-color="#ffffff"/>
      <style:paragraph-properties fo:margin-left="0cm" fo:margin-right="0cm" fo:margin-top="0cm" fo:margin-bottom="0cm" style:contextual-spacing="false" fo:line-height="0.296cm" fo:text-align="justify" style:justify-single-word="false" fo:keep-together="auto" fo:orphans="0" fo:widows="0" fo:text-indent="0cm" style:auto-text-indent="false" fo:background-color="transparent" fo:keep-with-next="auto" style:writing-mode="lr-tb">
        <style:tab-stops>
          <style:tab-stop style:position="11.642cm"/>
        </style:tab-stops>
      </style:paragraph-properties>
    </style:style>
    <style:style style:name="P746" style:family="paragraph" style:parent-style-name="Body_20_text_20__28_2_29_">
      <loext:graphic-properties draw:fill="none" draw:fill-color="#ffffff"/>
      <style:paragraph-properties fo:margin-left="0cm" fo:margin-right="0cm" fo:margin-top="0cm" fo:margin-bottom="0cm" style:contextual-spacing="false" fo:line-height="0.296cm" fo:text-align="justify" style:justify-single-word="false" fo:keep-together="auto" fo:orphans="0" fo:widows="0" fo:text-indent="0cm" style:auto-text-indent="false" fo:background-color="transparent" fo:keep-with-next="auto" style:writing-mode="lr-tb"/>
    </style:style>
    <style:style style:name="P747" style:family="paragraph" style:parent-style-name="Body_20_text_20__28_2_29_">
      <loext:graphic-properties draw:fill="none" draw:fill-color="#ffffff"/>
      <style:paragraph-properties fo:margin-left="0cm" fo:margin-right="0cm" fo:margin-top="0cm" fo:margin-bottom="0cm" style:contextual-spacing="false" fo:line-height="0.415cm" fo:text-align="start" style:justify-single-word="false" fo:keep-together="auto" fo:orphans="0" fo:widows="0" fo:text-indent="0cm" style:auto-text-indent="false" fo:background-color="transparent" fo:keep-with-next="auto" style:writing-mode="lr-tb"/>
    </style:style>
    <style:style style:name="P748" style:family="paragraph" style:parent-style-name="Body_20_text_20__28_2_29_">
      <loext:graphic-properties draw:fill="none" draw:fill-color="#ffffff"/>
      <style:paragraph-properties fo:margin-left="0cm" fo:margin-right="0cm" fo:margin-top="0cm" fo:margin-bottom="0cm" style:contextual-spacing="false" fo:line-height="0.415cm" fo:text-align="justify" style:justify-single-word="false" fo:keep-together="auto" fo:orphans="0" fo:widows="0" fo:text-indent="0cm" style:auto-text-indent="false" fo:background-color="transparent" fo:keep-with-next="auto" style:writing-mode="lr-tb">
        <style:tab-stops>
          <style:tab-stop style:position="2.519cm"/>
        </style:tab-stops>
      </style:paragraph-properties>
    </style:style>
    <style:style style:name="P749" style:family="paragraph" style:parent-style-name="Body_20_text_20__28_2_29_">
      <loext:graphic-properties draw:fill="none" draw:fill-color="#ffffff"/>
      <style:paragraph-properties fo:margin-left="0cm" fo:margin-right="0cm" fo:margin-top="0cm" fo:margin-bottom="0.81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0"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1" style:family="paragraph" style:parent-style-name="Body_20_text_20__28_2_29_">
      <loext:graphic-properties draw:fill="none" draw:fill-color="#ffffff"/>
      <style:paragraph-properties fo:margin-left="0cm" fo:margin-right="0cm" fo:margin-top="0cm" fo:margin-bottom="0.774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2" style:family="paragraph" style:parent-style-name="Body_20_text_20__28_2_29_">
      <loext:graphic-properties draw:fill="none" draw:fill-color="#ffffff"/>
      <style:paragraph-properties fo:margin-left="0cm" fo:margin-right="0cm" fo:margin-top="0cm" fo:margin-bottom="0.173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3" style:family="paragraph" style:parent-style-name="Body_20_text_20__28_2_29_">
      <loext:graphic-properties draw:fill="none" draw:fill-color="#ffffff"/>
      <style:paragraph-properties fo:margin-left="0cm" fo:margin-right="0.318cm" fo:margin-top="0cm" fo:margin-bottom="0.191cm" style:contextual-spacing="false" fo:line-height="0.39cm" fo:text-align="justify" style:justify-single-word="false" fo:keep-together="auto" fo:orphans="0" fo:widows="0" fo:text-indent="0cm" style:auto-text-indent="false" fo:background-color="transparent" fo:keep-with-next="auto" style:writing-mode="lr-tb"/>
    </style:style>
    <style:style style:name="P754" style:family="paragraph" style:parent-style-name="Body_20_text_20__28_2_29_">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2.99cm"/>
        </style:tab-stops>
      </style:paragraph-properties>
    </style:style>
    <style:style style:name="P755" style:family="paragraph" style:parent-style-name="Body_20_text_20__28_2_29_" style:list-style-name="WWNum149">
      <loext:graphic-properties draw:fill="none" draw:fill-color="#ffffff"/>
      <style:paragraph-properties fo:margin-left="0cm" fo:margin-right="0cm" fo:margin-top="0cm" fo:margin-bottom="0cm" style:contextual-spacing="false" fo:line-height="0.39cm" fo:text-align="justify" style:justify-single-word="false" fo:keep-together="auto" fo:orphans="0" fo:widows="0" fo:text-indent="0cm" style:auto-text-indent="false" fo:background-color="transparent" fo:keep-with-next="auto" style:writing-mode="lr-tb">
        <style:tab-stops>
          <style:tab-stop style:position="0.61cm"/>
          <style:tab-stop style:position="2.081cm"/>
        </style:tab-stops>
      </style:paragraph-properties>
    </style:style>
    <style:style style:name="P756" style:family="paragraph" style:parent-style-name="Body_20_text_20__28_2_29_">
      <loext:graphic-properties draw:fill="none" draw:fill-color="#ffffff"/>
      <style:paragraph-properties fo:margin-left="0cm" fo:margin-right="0cm" fo:margin-top="0cm" fo:margin-bottom="0.191cm" style:contextual-spacing="false" fo:line-height="0.39cm" fo:text-align="start" style:justify-single-word="false" fo:keep-together="auto" fo:orphans="0" fo:widows="0" fo:text-indent="0cm" style:auto-text-indent="false" fo:background-color="transparent" fo:keep-with-next="auto" style:writing-mode="lr-tb"/>
    </style:style>
    <style:style style:name="P757" style:family="paragraph" style:parent-style-name="Body_20_text_20__28_2_29_">
      <loext:graphic-properties draw:fill="none" draw:fill-color="#ffffff"/>
      <style:paragraph-properties fo:margin-left="0cm" fo:margin-right="0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58" style:family="paragraph" style:parent-style-name="Body_20_text_20__28_2_29_">
      <loext:graphic-properties draw:fill="none" draw:fill-color="#ffffff"/>
      <style:paragraph-properties fo:margin-left="0cm" fo:margin-right="0.564cm" fo:margin-top="0cm" fo:margin-bottom="0.644cm" style:contextual-spacing="false" fo:line-height="0.39cm" fo:text-align="start" style:justify-single-word="false" fo:keep-together="auto" fo:orphans="0" fo:widows="0" fo:text-indent="0cm" style:auto-text-indent="false" fo:background-color="transparent" fo:keep-with-next="auto" style:writing-mode="lr-tb"/>
    </style:style>
    <style:style style:name="P759" style:family="paragraph" style:parent-style-name="Body_20_text_20__28_2_29_">
      <loext:graphic-properties draw:fill="none" draw:fill-color="#ffffff"/>
      <style:paragraph-properties fo:margin-left="0cm" fo:margin-right="4.798cm" fo:margin-top="0cm" fo:margin-bottom="0cm" style:contextual-spacing="false" fo:line-height="0.39cm" fo:text-align="start" style:justify-single-word="false" fo:keep-together="auto" fo:orphans="0" fo:widows="0" fo:text-indent="0cm" style:auto-text-indent="false" fo:background-color="transparent" fo:keep-with-next="auto" style:writing-mode="lr-tb"/>
    </style:style>
    <style:style style:name="P760" style:family="paragraph" style:parent-style-name="Body_20_text_20__28_2_29_">
      <loext:graphic-properties draw:fill="none" draw:fill-color="#ffffff"/>
      <style:paragraph-properties fo:margin-left="0cm" fo:margin-right="5.186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761" style:family="paragraph" style:parent-style-name="Body_20_text_20__28_2_29_">
      <loext:graphic-properties draw:fill="none" draw:fill-color="#ffffff"/>
      <style:paragraph-properties fo:margin-left="0cm" fo:margin-right="0cm" fo:margin-top="0cm" fo:margin-bottom="0.187cm" style:contextual-spacing="false" fo:line-height="0.385cm" fo:text-align="start" style:justify-single-word="false" fo:keep-together="auto" fo:orphans="0" fo:widows="0" fo:text-indent="0cm" style:auto-text-indent="false" fo:background-color="transparent" fo:keep-with-next="auto" style:writing-mode="lr-tb"/>
    </style:style>
    <style:style style:name="P762" style:family="paragraph" style:parent-style-name="Body_20_text_20__28_2_29_">
      <loext:graphic-properties draw:fill="none" draw:fill-color="#ffffff"/>
      <style:paragraph-properties fo:margin-left="0cm" fo:margin-right="0cm" fo:margin-top="0cm" fo:margin-bottom="0cm" style:contextual-spacing="false" fo:line-height="0.385cm" fo:text-align="start" style:justify-single-word="false" fo:keep-together="auto" fo:orphans="0" fo:widows="0" fo:text-indent="0cm" style:auto-text-indent="false" fo:background-color="transparent" fo:keep-with-next="auto" style:writing-mode="lr-tb"/>
    </style:style>
    <style:style style:name="P763" style:family="paragraph" style:parent-style-name="Body_20_text_20__28_2_29_">
      <loext:graphic-properties draw:fill="none" draw:fill-color="#ffffff"/>
      <style:paragraph-properties fo:margin-left="0cm" fo:margin-right="0cm" fo:margin-top="0cm" fo:margin-bottom="0.183cm" style:contextual-spacing="false" fo:line-height="0.385cm" fo:text-align="start" style:justify-single-word="false" fo:keep-together="auto" fo:orphans="0" fo:widows="0" fo:text-indent="0cm" style:auto-text-indent="false" fo:background-color="transparent" fo:keep-with-next="auto" style:writing-mode="lr-tb"/>
    </style:style>
    <style:style style:name="P764" style:family="paragraph" style:parent-style-name="Body_20_text_20__28_2_29_">
      <loext:graphic-properties draw:fill="none" draw:fill-color="#ffffff"/>
      <style:paragraph-properties fo:margin-left="0cm" fo:margin-right="0cm" fo:margin-top="0cm" fo:margin-bottom="0.18cm" style:contextual-spacing="false" fo:line-height="0.385cm" fo:text-align="start" style:justify-single-word="false" fo:keep-together="auto" fo:orphans="0" fo:widows="0" fo:text-indent="0cm" style:auto-text-indent="false" fo:background-color="transparent" fo:keep-with-next="auto" style:writing-mode="lr-tb"/>
    </style:style>
    <style:style style:name="P765" style:family="paragraph" style:parent-style-name="Body_20_text_20__28_2_29_">
      <loext:graphic-properties draw:fill="none" draw:fill-color="#ffffff"/>
      <style:paragraph-properties fo:margin-left="0cm" fo:margin-right="0cm" fo:margin-top="0cm" fo:margin-bottom="0.191cm" style:contextual-spacing="false" fo:line-height="0.385cm" fo:text-align="start" style:justify-single-word="false" fo:keep-together="auto" fo:orphans="0" fo:widows="0" fo:text-indent="0cm" style:auto-text-indent="false" fo:background-color="transparent" fo:keep-with-next="auto" style:writing-mode="lr-tb"/>
    </style:style>
    <style:style style:name="P766"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99cm"/>
        </style:tab-stops>
      </style:paragraph-properties>
    </style:style>
    <style:style style:name="P767"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style>
    <style:style style:name="P768" style:family="paragraph" style:parent-style-name="Body_20_text_20__28_2_29_">
      <loext:graphic-properties draw:fill="none" draw:fill-color="#ffffff"/>
      <style:paragraph-properties fo:margin-left="0cm" fo:margin-right="0cm" fo:margin-top="0cm" fo:margin-bottom="0.183cm" style:contextual-spacing="false" fo:line-height="0.385cm" fo:text-align="justify" style:justify-single-word="false" fo:keep-together="auto" fo:orphans="0" fo:widows="0" fo:text-indent="0cm" style:auto-text-indent="false" fo:background-color="transparent" fo:keep-with-next="auto" style:writing-mode="lr-tb"/>
    </style:style>
    <style:style style:name="P769" style:family="paragraph" style:parent-style-name="Body_20_text_20__28_2_29_">
      <loext:graphic-properties draw:fill="none" draw:fill-color="#ffffff"/>
      <style:paragraph-properties fo:margin-left="0cm" fo:margin-right="0cm" fo:margin-top="0cm" fo:margin-bottom="0cm" style:contextual-spacing="false" fo:line-height="0.385cm" fo:text-align="justify" style:justify-single-word="false" fo:keep-together="auto" fo:orphans="0" fo:widows="0" fo:text-indent="0cm" style:auto-text-indent="false" fo:background-color="transparent" fo:keep-with-next="auto" style:writing-mode="lr-tb">
        <style:tab-stops>
          <style:tab-stop style:position="2.958cm"/>
          <style:tab-stop style:position="7.616cm" style:type="right"/>
        </style:tab-stops>
      </style:paragraph-properties>
    </style:style>
    <style:style style:name="P770" style:family="paragraph" style:parent-style-name="Body_20_text_20__28_2_29_">
      <loext:graphic-properties draw:fill="none" draw:fill-color="#ffffff"/>
      <style:paragraph-properties fo:margin-left="0.388cm" fo:margin-right="0cm" fo:margin-top="0cm" fo:margin-bottom="0cm" style:contextual-spacing="false" fo:line-height="0.474cm" fo:text-align="justify" style:justify-single-word="false" fo:keep-together="auto" fo:orphans="0" fo:widows="0" fo:text-indent="0cm" style:auto-text-indent="false" fo:background-color="transparent" fo:keep-with-next="auto" style:writing-mode="lr-tb"/>
    </style:style>
    <style:style style:name="P771" style:family="paragraph" style:parent-style-name="Body_20_text_20__28_2_29_">
      <loext:graphic-properties draw:fill="none" draw:fill-color="#ffffff"/>
      <style:paragraph-properties fo:margin-left="2.328cm" fo:margin-right="0cm" fo:margin-top="0cm" fo:margin-bottom="0.397cm" style:contextual-spacing="false" fo:line-height="0.474cm" fo:text-align="start" style:justify-single-word="false" fo:keep-together="auto" fo:orphans="0" fo:widows="0" fo:text-indent="-1.94cm" style:auto-text-indent="false" fo:background-color="transparent" fo:keep-with-next="auto" style:writing-mode="lr-tb">
        <style:tab-stops>
          <style:tab-stop style:position="5.35cm"/>
        </style:tab-stops>
      </style:paragraph-properties>
    </style:style>
    <style:style style:name="P772" style:family="paragraph" style:parent-style-name="Body_20_text_20__28_2_29_">
      <loext:graphic-properties draw:fill="none" draw:fill-color="#ffffff"/>
      <style:paragraph-properties fo:margin-left="0cm" fo:margin-right="0.741cm" fo:margin-top="0cm" fo:margin-bottom="0.351cm" style:contextual-spacing="false" fo:line-height="0.314cm" fo:text-align="start" style:justify-single-word="false" fo:keep-together="auto" fo:orphans="0" fo:widows="0" fo:text-indent="0cm" style:auto-text-indent="false" fo:background-color="transparent" fo:keep-with-next="auto" style:writing-mode="lr-tb"/>
    </style:style>
    <style:style style:name="P773" style:family="paragraph" style:parent-style-name="Body_20_text_20__28_2_29_">
      <loext:graphic-properties draw:fill="none" draw:fill-color="#ffffff"/>
      <style:paragraph-properties fo:margin-left="0cm" fo:margin-right="0cm" fo:margin-top="0cm" fo:margin-bottom="0.199cm" style:contextual-spacing="false" fo:line-height="0.229cm" fo:text-align="start" style:justify-single-word="false" fo:keep-together="auto" fo:orphans="0" fo:widows="0" fo:text-indent="0cm" style:auto-text-indent="false" fo:background-color="transparent" fo:keep-with-next="auto" style:writing-mode="lr-tb"/>
    </style:style>
    <style:style style:name="P774" style:family="paragraph" style:parent-style-name="Body_20_text_20__28_2_29_">
      <loext:graphic-properties draw:fill="none" draw:fill-color="#ffffff"/>
      <style:paragraph-properties fo:margin-left="0cm" fo:margin-right="0cm" fo:margin-top="0cm" fo:margin-bottom="0cm" style:contextual-spacing="false" fo:line-height="0.321cm" fo:text-align="justify" style:justify-single-word="false" fo:keep-together="auto" fo:orphans="0" fo:widows="0" fo:text-indent="0cm" style:auto-text-indent="false" fo:background-color="transparent" fo:keep-with-next="auto" style:writing-mode="lr-tb">
        <style:tab-stops>
          <style:tab-stop style:position="2.939cm"/>
        </style:tab-stops>
      </style:paragraph-properties>
    </style:style>
    <style:style style:name="P775" style:family="paragraph" style:parent-style-name="Body_20_text_20__28_2_29_">
      <loext:graphic-properties draw:fill="none" draw:fill-color="#ffffff"/>
      <style:paragraph-properties fo:margin-left="0cm" fo:margin-right="0cm" fo:margin-top="0cm" fo:margin-bottom="0.206cm" style:contextual-spacing="false" fo:line-height="0.321cm" fo:text-align="start" style:justify-single-word="false" fo:keep-together="auto" fo:orphans="0" fo:widows="0" fo:text-indent="0cm" style:auto-text-indent="false" fo:background-color="transparent" fo:keep-with-next="auto" style:writing-mode="lr-tb"/>
    </style:style>
    <style:style style:name="P776" style:family="paragraph" style:parent-style-name="Body_20_text_20__28_2_29_">
      <loext:graphic-properties draw:fill="none" draw:fill-color="#ffffff"/>
      <style:paragraph-properties fo:margin-left="0cm" fo:margin-right="0cm" fo:margin-top="0cm" fo:margin-bottom="0cm" style:contextual-spacing="false" fo:line-height="0.321cm" fo:text-align="start" style:justify-single-word="false" fo:keep-together="auto" fo:orphans="0" fo:widows="0" fo:text-indent="0cm" style:auto-text-indent="false" fo:background-color="transparent" fo:keep-with-next="auto" style:writing-mode="lr-tb"/>
    </style:style>
    <style:style style:name="P777" style:family="paragraph" style:parent-style-name="Body_20_text_20__28_2_29_">
      <loext:graphic-properties draw:fill="none" draw:fill-color="#ffffff"/>
      <style:paragraph-properties fo:margin-left="0.247cm" fo:margin-right="0cm" fo:margin-top="0cm" fo:margin-bottom="0.21cm" style:contextual-spacing="false" fo:line-height="0.321cm" fo:text-align="start" style:justify-single-word="false" fo:keep-together="auto" fo:orphans="0" fo:widows="0" fo:text-indent="0cm" style:auto-text-indent="false" fo:background-color="transparent" fo:keep-with-next="auto" style:writing-mode="lr-tb"/>
    </style:style>
    <style:style style:name="P778" style:family="paragraph" style:parent-style-name="Body_20_text_20__28_2_29_">
      <loext:graphic-properties draw:fill="none" draw:fill-color="#ffffff"/>
      <style:paragraph-properties fo:margin-left="0cm" fo:margin-right="2.752cm" fo:margin-top="0cm" fo:margin-bottom="0cm" style:contextual-spacing="false" fo:line-height="0.542cm" fo:text-align="start" style:justify-single-word="false" fo:keep-together="auto" fo:orphans="0" fo:widows="0" fo:text-indent="0cm" style:auto-text-indent="false" fo:background-color="transparent" fo:keep-with-next="auto" style:writing-mode="lr-tb"/>
    </style:style>
    <style:style style:name="P779" style:family="paragraph" style:parent-style-name="Body_20_text_20__28_2_29_">
      <loext:graphic-properties draw:fill="none" draw:fill-color="#ffffff"/>
      <style:paragraph-properties fo:margin-left="0.247cm" fo:margin-right="0cm" fo:margin-top="0cm" fo:margin-bottom="0cm" style:contextual-spacing="false" fo:line-height="0.542cm" fo:text-align="start" style:justify-single-word="false" fo:keep-together="auto" fo:orphans="0" fo:widows="0" fo:text-indent="0cm" style:auto-text-indent="false" fo:background-color="transparent" fo:keep-with-next="auto" style:writing-mode="lr-tb">
        <style:tab-stops>
          <style:tab-stop style:position="0.921cm"/>
        </style:tab-stops>
      </style:paragraph-properties>
    </style:style>
    <style:style style:name="P780" style:family="paragraph" style:parent-style-name="Body_20_text_20__28_2_29_">
      <loext:graphic-properties draw:fill="none" draw:fill-color="#ffffff"/>
      <style:paragraph-properties fo:margin-left="0cm" fo:margin-right="0cm" fo:margin-top="0cm" fo:margin-bottom="0cm" style:contextual-spacing="false" fo:line-height="0.305cm" fo:text-align="start" style:justify-single-word="false" fo:keep-together="auto" fo:orphans="0" fo:widows="0" fo:text-indent="0cm" style:auto-text-indent="false" fo:background-color="transparent" fo:keep-with-next="auto" style:writing-mode="lr-tb"/>
    </style:style>
    <style:style style:name="P781" style:family="paragraph" style:parent-style-name="Body_20_text_20__28_2_29_">
      <loext:graphic-properties draw:fill="none" draw:fill-color="#ffffff"/>
      <style:paragraph-properties fo:margin-left="0.247cm" fo:margin-right="0cm" fo:margin-top="0cm" fo:margin-bottom="0.194cm" style:contextual-spacing="false" fo:line-height="0.305cm" fo:text-align="start" style:justify-single-word="false" fo:keep-together="auto" fo:orphans="0" fo:widows="0" fo:text-indent="0cm" style:auto-text-indent="false" fo:background-color="transparent" fo:keep-with-next="auto" style:writing-mode="lr-tb"/>
    </style:style>
    <style:style style:name="P782" style:family="paragraph" style:parent-style-name="Body_20_text_20__28_2_29_">
      <loext:graphic-properties draw:fill="none" draw:fill-color="#ffffff"/>
      <style:paragraph-properties fo:margin-left="0cm" fo:margin-right="0cm" fo:margin-top="0cm" fo:margin-bottom="0.762cm" style:contextual-spacing="false" fo:line-height="0.33cm" fo:text-align="start" style:justify-single-word="false" fo:keep-together="auto" fo:orphans="0" fo:widows="0" fo:text-indent="0cm" style:auto-text-indent="false" fo:background-color="transparent" fo:keep-with-next="auto" style:writing-mode="lr-tb"/>
    </style:style>
    <style:style style:name="P783" style:family="paragraph" style:parent-style-name="Body_20_text_20__28_2_29_">
      <loext:graphic-properties draw:fill="none" draw:fill-color="#ffffff"/>
      <style:paragraph-properties fo:margin-left="0cm" fo:margin-right="0cm" fo:margin-top="0cm" fo:margin-bottom="0cm" style:contextual-spacing="false" fo:line-height="0.568cm" fo:text-align="justify" style:justify-single-word="false" fo:keep-together="auto" fo:orphans="0" fo:widows="0" fo:text-indent="0cm" style:auto-text-indent="false" fo:background-color="transparent" fo:keep-with-next="auto" style:writing-mode="lr-tb"/>
    </style:style>
    <style:style style:name="P784" style:family="paragraph" style:parent-style-name="Body_20_text_20__28_2_29_" style:list-style-name="WWNum103">
      <loext:graphic-properties draw:fill="none" draw:fill-color="#ffffff"/>
      <style:paragraph-properties fo:margin-left="0cm" fo:margin-right="0cm" fo:margin-top="0cm" fo:margin-bottom="0cm" style:contextual-spacing="false" fo:line-height="0.568cm" fo:text-align="justify" style:justify-single-word="false" fo:keep-together="auto" fo:orphans="0" fo:widows="0" fo:text-indent="0cm" style:auto-text-indent="false" fo:background-color="transparent" fo:keep-with-next="auto" style:writing-mode="lr-tb">
        <style:tab-stops>
          <style:tab-stop style:position="0.669cm"/>
          <style:tab-stop style:position="2.111cm"/>
        </style:tab-stops>
      </style:paragraph-properties>
    </style:style>
    <style:style style:name="P785" style:family="paragraph" style:parent-style-name="Body_20_text_20__28_2_29_">
      <loext:graphic-properties draw:fill="none" draw:fill-color="#ffffff"/>
      <style:paragraph-properties fo:margin-left="0cm" fo:margin-right="0cm" fo:margin-top="0cm" fo:margin-bottom="0.229cm" style:contextual-spacing="false" fo:line-height="0.399cm" fo:text-align="start" style:justify-single-word="false" fo:keep-together="auto" fo:orphans="0" fo:widows="0" fo:text-indent="0cm" style:auto-text-indent="false" fo:background-color="transparent" fo:keep-with-next="auto" style:writing-mode="lr-tb"/>
    </style:style>
    <style:style style:name="P786" style:family="paragraph" style:parent-style-name="Body_20_text_20__28_2_29_">
      <loext:graphic-properties draw:fill="none" draw:fill-color="#ffffff"/>
      <style:paragraph-properties fo:margin-left="0cm" fo:margin-right="0cm" fo:margin-top="0cm" fo:margin-bottom="0cm" style:contextual-spacing="false" fo:line-height="0.448cm" fo:text-align="justify" style:justify-single-word="false" fo:keep-together="auto" fo:orphans="0" fo:widows="0" fo:text-indent="0cm" style:auto-text-indent="false" fo:background-color="transparent" fo:keep-with-next="auto" style:writing-mode="lr-tb"/>
    </style:style>
    <style:style style:name="P787" style:family="paragraph" style:parent-style-name="Body_20_text_20__28_2_29_">
      <loext:graphic-properties draw:fill="none" draw:fill-color="#ffffff"/>
      <style:paragraph-properties fo:margin-left="0cm" fo:margin-right="0.247cm" fo:margin-top="0cm" fo:margin-bottom="0cm" style:contextual-spacing="false" fo:line-height="0.436cm" fo:text-align="justify" style:justify-single-word="false" fo:keep-together="auto" fo:orphans="0" fo:widows="0" fo:text-indent="0cm" style:auto-text-indent="false" fo:background-color="transparent" fo:keep-with-next="auto" style:writing-mode="lr-tb"/>
    </style:style>
    <style:style style:name="P788" style:family="paragraph" style:parent-style-name="Body_20_text_20__28_2_29_">
      <loext:graphic-properties draw:fill="none" draw:fill-color="#ffffff"/>
      <style:paragraph-properties fo:margin-left="0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tab-stops>
          <style:tab-stop style:position="3.039cm"/>
        </style:tab-stops>
      </style:paragraph-properties>
    </style:style>
    <style:style style:name="P789" style:family="paragraph" style:parent-style-name="Body_20_text_20__28_2_29_">
      <loext:graphic-properties draw:fill="none" draw:fill-color="#ffffff"/>
      <style:paragraph-properties fo:margin-left="0cm" fo:margin-right="0cm" fo:margin-top="0cm" fo:margin-bottom="0cm" style:contextual-spacing="false" fo:line-height="0.411cm" fo:text-align="justify" style:justify-single-word="false" fo:keep-together="auto" fo:orphans="0" fo:widows="0" fo:text-indent="0cm" style:auto-text-indent="false" fo:background-color="transparent" fo:keep-with-next="auto" style:writing-mode="lr-tb"/>
    </style:style>
    <style:style style:name="P790" style:family="paragraph" style:parent-style-name="Body_20_text_20__28_2_29_">
      <loext:graphic-properties draw:fill="none" draw:fill-color="#ffffff"/>
      <style:paragraph-properties fo:margin-left="0cm" fo:margin-right="0cm" fo:margin-top="0cm" fo:margin-bottom="0cm" style:contextual-spacing="false" fo:line-height="0.432cm" fo:text-align="justify" style:justify-single-word="false" fo:keep-together="auto" fo:orphans="0" fo:widows="0" fo:text-indent="0cm" style:auto-text-indent="false" fo:background-color="transparent" fo:keep-with-next="auto" style:writing-mode="lr-tb"/>
    </style:style>
    <style:style style:name="P791" style:family="paragraph" style:parent-style-name="Body_20_text_20__28_2_29_">
      <loext:graphic-properties draw:fill="none" draw:fill-color="#ffffff"/>
      <style:paragraph-properties fo:margin-left="0cm" fo:margin-right="0cm" fo:margin-top="0cm" fo:margin-bottom="0.764cm" style:contextual-spacing="false" fo:line-height="0.42cm" fo:text-align="justify" style:justify-single-word="false" fo:keep-together="auto" fo:orphans="0" fo:widows="0" fo:text-indent="0cm" style:auto-text-indent="false" fo:background-color="transparent" fo:keep-with-next="auto" style:writing-mode="lr-tb"/>
    </style:style>
    <style:style style:name="P792" style:family="paragraph" style:parent-style-name="Body_20_text_20__28_2_29_">
      <loext:graphic-properties draw:fill="none" draw:fill-color="#ffffff"/>
      <style:paragraph-properties fo:margin-left="0.247cm" fo:margin-right="0cm" fo:margin-top="0cm" fo:margin-bottom="0.236cm" style:contextual-spacing="false" fo:line-height="0.318cm" fo:text-align="start" style:justify-single-word="false" fo:keep-together="auto" fo:orphans="0" fo:widows="0" fo:text-indent="0cm" style:auto-text-indent="false" fo:background-color="transparent" fo:keep-with-next="auto" style:writing-mode="lr-tb"/>
    </style:style>
    <style:style style:name="P793" style:family="paragraph" style:parent-style-name="Body_20_text_20__28_2_29_">
      <loext:graphic-properties draw:fill="none" draw:fill-color="#ffffff"/>
      <style:paragraph-properties fo:margin-left="0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style>
    <style:style style:name="P794" style:family="paragraph" style:parent-style-name="Body_20_text_20__28_2_29_" style:list-style-name="WWNum135">
      <loext:graphic-properties draw:fill="none" draw:fill-color="#ffffff"/>
      <style:paragraph-properties fo:margin-left="0cm" fo:margin-right="0cm" fo:margin-top="0cm" fo:margin-bottom="0cm" style:contextual-spacing="false" fo:line-height="0.55cm" fo:text-align="justify" style:justify-single-word="false" fo:keep-together="auto" fo:orphans="0" fo:widows="0" fo:text-indent="0cm" style:auto-text-indent="false" fo:background-color="transparent" fo:keep-with-next="auto" style:writing-mode="lr-tb">
        <style:tab-stops>
          <style:tab-stop style:position="0.617cm"/>
          <style:tab-stop style:position="2.076cm"/>
        </style:tab-stops>
      </style:paragraph-properties>
    </style:style>
    <style:style style:name="P79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796" style:family="paragraph" style:parent-style-name="Body_20_text_20__28_3_29_">
      <loext:graphic-properties draw:fill="none" draw:fill-color="#ffffff"/>
      <style:paragraph-properties fo:margin-left="0cm" fo:margin-right="0.282cm" fo:margin-top="0cm" fo:margin-bottom="0cm" style:contextual-spacing="false" fo:keep-together="auto" fo:orphans="0" fo:widows="0" fo:text-indent="0cm" style:auto-text-indent="false" fo:background-color="transparent" fo:keep-with-next="auto" style:writing-mode="lr-tb"/>
    </style:style>
    <style:style style:name="P79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33cm"/>
        </style:tab-stops>
      </style:paragraph-properties>
    </style:style>
    <style:style style:name="P798"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85cm"/>
        </style:tab-stops>
      </style:paragraph-properties>
    </style:style>
    <style:style style:name="P79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3cm"/>
        </style:tab-stops>
      </style:paragraph-properties>
    </style:style>
    <style:style style:name="P800" style:family="paragraph" style:parent-style-name="Body_20_text_20__28_3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279cm"/>
        </style:tab-stops>
      </style:paragraph-properties>
    </style:style>
    <style:style style:name="P801" style:family="paragraph" style:parent-style-name="Body_20_text_20__28_3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314cm"/>
        </style:tab-stops>
      </style:paragraph-properties>
    </style:style>
    <style:style style:name="P802" style:family="paragraph" style:parent-style-name="Body_20_text_20__28_3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32cm"/>
        </style:tab-stops>
      </style:paragraph-properties>
    </style:style>
    <style:style style:name="P803"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6cm"/>
        </style:tab-stops>
      </style:paragraph-properties>
    </style:style>
    <style:style style:name="P804"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65cm"/>
        </style:tab-stops>
      </style:paragraph-properties>
    </style:style>
    <style:style style:name="P805"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cm"/>
        </style:tab-stops>
      </style:paragraph-properties>
    </style:style>
    <style:style style:name="P806"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2cm"/>
        </style:tab-stops>
      </style:paragraph-properties>
    </style:style>
    <style:style style:name="P807"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6cm"/>
        </style:tab-stops>
      </style:paragraph-properties>
    </style:style>
    <style:style style:name="P808" style:family="paragraph" style:parent-style-name="Body_20_text_20__28_3_29_">
      <loext:graphic-properties draw:fill="none" draw:fill-color="#ffffff"/>
      <style:paragraph-properties fo:margin-left="0.247cm" fo:margin-right="0cm" fo:margin-top="0cm" fo:margin-bottom="0cm" style:contextual-spacing="false" fo:keep-together="auto" fo:orphans="0" fo:widows="0" fo:text-indent="0cm" style:auto-text-indent="false" fo:background-color="transparent" fo:keep-with-next="auto" style:writing-mode="lr-tb">
        <style:tab-stops>
          <style:tab-stop style:position="3.189cm"/>
        </style:tab-stops>
      </style:paragraph-properties>
    </style:style>
    <style:style style:name="P809"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44cm"/>
        </style:tab-stops>
      </style:paragraph-properties>
    </style:style>
    <style:style style:name="P810"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22cm"/>
        </style:tab-stops>
      </style:paragraph-properties>
    </style:style>
    <style:style style:name="P811"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19cm"/>
        </style:tab-stops>
      </style:paragraph-properties>
    </style:style>
    <style:style style:name="P812" style:family="paragraph" style:parent-style-name="Body_20_text_20__28_3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51cm"/>
        </style:tab-stops>
      </style:paragraph-properties>
    </style:style>
    <style:style style:name="P813"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33cm"/>
        </style:tab-stops>
      </style:paragraph-properties>
    </style:style>
    <style:style style:name="P814"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51cm"/>
        </style:tab-stops>
      </style:paragraph-properties>
    </style:style>
    <style:style style:name="P815" style:family="paragraph" style:parent-style-name="Body_20_text_20__28_3_29_">
      <loext:graphic-properties draw:fill="none" draw:fill-color="#ffffff"/>
      <style:paragraph-properties fo:margin-left="0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2.985cm"/>
        </style:tab-stops>
      </style:paragraph-properties>
    </style:style>
    <style:style style:name="P816" style:family="paragraph" style:parent-style-name="Body_20_text_20__28_3_29_">
      <loext:graphic-properties draw:fill="none" draw:fill-color="#ffffff"/>
      <style:paragraph-properties fo:margin-left="0.388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279cm"/>
        </style:tab-stops>
      </style:paragraph-properties>
    </style:style>
    <style:style style:name="P817" style:family="paragraph" style:parent-style-name="Body_20_text_20__28_3_29_">
      <loext:graphic-properties draw:fill="none" draw:fill-color="#ffffff"/>
      <style:paragraph-properties fo:margin-left="0.247cm" fo:margin-right="0cm" fo:margin-top="0cm" fo:margin-bottom="0cm" style:contextual-spacing="false" fo:line-height="0.363cm" fo:keep-together="auto" fo:orphans="0" fo:widows="0" fo:text-indent="0cm" style:auto-text-indent="false" fo:background-color="transparent" fo:keep-with-next="auto" style:writing-mode="lr-tb">
        <style:tab-stops>
          <style:tab-stop style:position="3.189cm"/>
        </style:tab-stops>
      </style:paragraph-properties>
    </style:style>
    <style:style style:name="P818"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33cm"/>
        </style:tab-stops>
      </style:paragraph-properties>
    </style:style>
    <style:style style:name="P819"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1cm"/>
        </style:tab-stops>
      </style:paragraph-properties>
    </style:style>
    <style:style style:name="P820"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7cm"/>
        </style:tab-stops>
      </style:paragraph-properties>
    </style:style>
    <style:style style:name="P821"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5cm"/>
        </style:tab-stops>
      </style:paragraph-properties>
    </style:style>
    <style:style style:name="P822"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style>
    <style:style style:name="P823" style:family="paragraph" style:parent-style-name="Body_20_text_20__28_3_29_">
      <loext:graphic-properties draw:fill="none" draw:fill-color="#ffffff"/>
      <style:paragraph-properties fo:margin-left="0cm" fo:margin-right="0.494cm" fo:margin-top="0cm" fo:margin-bottom="0cm" style:contextual-spacing="false" fo:line-height="0.372cm" fo:keep-together="auto" fo:orphans="0" fo:widows="0" fo:text-indent="0cm" style:auto-text-indent="false" fo:background-color="transparent" fo:keep-with-next="auto" style:writing-mode="lr-tb"/>
    </style:style>
    <style:style style:name="P82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6cm"/>
        </style:tab-stops>
      </style:paragraph-properties>
    </style:style>
    <style:style style:name="P825"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cm"/>
        </style:tab-stops>
      </style:paragraph-properties>
    </style:style>
    <style:style style:name="P826"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85cm"/>
        </style:tab-stops>
      </style:paragraph-properties>
    </style:style>
    <style:style style:name="P827"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6cm"/>
        </style:tab-stops>
      </style:paragraph-properties>
    </style:style>
    <style:style style:name="P828"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9cm"/>
        </style:tab-stops>
      </style:paragraph-properties>
    </style:style>
    <style:style style:name="P829"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9cm"/>
        </style:tab-stops>
      </style:paragraph-properties>
    </style:style>
    <style:style style:name="P830"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26cm"/>
        </style:tab-stops>
      </style:paragraph-properties>
    </style:style>
    <style:style style:name="P831"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5cm"/>
        </style:tab-stops>
      </style:paragraph-properties>
    </style:style>
    <style:style style:name="P832"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62cm"/>
        </style:tab-stops>
      </style:paragraph-properties>
    </style:style>
    <style:style style:name="P833" style:family="paragraph" style:parent-style-name="Body_20_text_20__28_3_29_">
      <loext:graphic-properties draw:fill="none" draw:fill-color="#ffffff"/>
      <style:paragraph-properties fo:margin-left="0cm" fo:margin-right="0cm" fo:margin-top="0cm" fo:margin-bottom="0.628cm" style:contextual-spacing="false" fo:line-height="0.372cm" fo:keep-together="auto" fo:orphans="0" fo:widows="0" fo:text-indent="0cm" style:auto-text-indent="false" fo:background-color="transparent" fo:keep-with-next="auto" style:writing-mode="lr-tb">
        <style:tab-stops>
          <style:tab-stop style:position="2.962cm"/>
        </style:tab-stops>
      </style:paragraph-properties>
    </style:style>
    <style:style style:name="P83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cm"/>
        </style:tab-stops>
      </style:paragraph-properties>
    </style:style>
    <style:style style:name="P835"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8cm"/>
        </style:tab-stops>
      </style:paragraph-properties>
    </style:style>
    <style:style style:name="P836"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2cm"/>
        </style:tab-stops>
      </style:paragraph-properties>
    </style:style>
    <style:style style:name="P837"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6cm"/>
        </style:tab-stops>
      </style:paragraph-properties>
    </style:style>
    <style:style style:name="P838" style:family="paragraph" style:parent-style-name="Body_20_text_20__28_3_29_">
      <loext:graphic-properties draw:fill="none" draw:fill-color="#ffffff"/>
      <style:paragraph-properties fo:margin-left="0.247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189cm"/>
        </style:tab-stops>
      </style:paragraph-properties>
    </style:style>
    <style:style style:name="P839"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4cm"/>
        </style:tab-stops>
      </style:paragraph-properties>
    </style:style>
    <style:style style:name="P840"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72cm"/>
        </style:tab-stops>
      </style:paragraph-properties>
    </style:style>
    <style:style style:name="P841"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95cm"/>
        </style:tab-stops>
      </style:paragraph-properties>
    </style:style>
    <style:style style:name="P842"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3.022cm"/>
        </style:tab-stops>
      </style:paragraph-properties>
    </style:style>
    <style:style style:name="P843"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19cm"/>
        </style:tab-stops>
      </style:paragraph-properties>
    </style:style>
    <style:style style:name="P844"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46cm"/>
        </style:tab-stops>
      </style:paragraph-properties>
    </style:style>
    <style:style style:name="P845" style:family="paragraph" style:parent-style-name="Body_20_text_20__28_3_29_">
      <loext:graphic-properties draw:fill="none" draw:fill-color="#ffffff"/>
      <style:paragraph-properties fo:margin-left="0cm" fo:margin-right="0cm" fo:margin-top="0cm" fo:margin-bottom="0cm" style:contextual-spacing="false" fo:line-height="0.372cm" fo:keep-together="auto" fo:orphans="0" fo:widows="0" fo:text-indent="0cm" style:auto-text-indent="false" fo:background-color="transparent" fo:keep-with-next="auto" style:writing-mode="lr-tb">
        <style:tab-stops>
          <style:tab-stop style:position="2.953cm"/>
        </style:tab-stops>
      </style:paragraph-properties>
    </style:style>
    <style:style style:name="P846" style:family="paragraph" style:parent-style-name="Body_20_text_20__28_3_29_">
      <loext:graphic-properties draw:fill="none" draw:fill-color="#ffffff"/>
      <style:paragraph-properties fo:margin-left="0cm" fo:margin-right="0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style>
    <style:style style:name="P847" style:family="paragraph" style:parent-style-name="Body_20_text_20__28_3_29_">
      <loext:graphic-properties draw:fill="none" draw:fill-color="#ffffff"/>
      <style:paragraph-properties fo:margin-left="0cm" fo:margin-right="5.574cm" fo:margin-top="0cm" fo:margin-bottom="0cm" style:contextual-spacing="false" fo:line-height="0.372cm" fo:text-align="start" style:justify-single-word="false" fo:keep-together="auto" fo:orphans="0" fo:widows="0" fo:text-indent="0cm" style:auto-text-indent="false" fo:background-color="transparent" fo:keep-with-next="auto" style:writing-mode="lr-tb">
        <style:tab-stops>
          <style:tab-stop style:position="3.002cm"/>
        </style:tab-stops>
      </style:paragraph-properties>
    </style:style>
    <style:style style:name="P848"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7cm"/>
        </style:tab-stops>
      </style:paragraph-properties>
    </style:style>
    <style:style style:name="P849"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85cm"/>
        </style:tab-stops>
      </style:paragraph-properties>
    </style:style>
    <style:style style:name="P850"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9cm"/>
        </style:tab-stops>
      </style:paragraph-properties>
    </style:style>
    <style:style style:name="P851"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65cm"/>
        </style:tab-stops>
      </style:paragraph-properties>
    </style:style>
    <style:style style:name="P852"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2cm"/>
        </style:tab-stops>
      </style:paragraph-properties>
    </style:style>
    <style:style style:name="P853"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1cm"/>
        </style:tab-stops>
      </style:paragraph-properties>
    </style:style>
    <style:style style:name="P854"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style>
    <style:style style:name="P855"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46cm"/>
        </style:tab-stops>
      </style:paragraph-properties>
    </style:style>
    <style:style style:name="P856" style:family="paragraph" style:parent-style-name="Body_20_text_20__28_3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53cm"/>
        </style:tab-stops>
      </style:paragraph-properties>
    </style:style>
    <style:style style:name="P857" style:family="paragraph" style:parent-style-name="Body_20_text_20__28_3_29_">
      <loext:graphic-properties draw:fill="none" draw:fill-color="#ffffff"/>
      <style:paragraph-properties fo:margin-left="0cm" fo:margin-right="0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style>
    <style:style style:name="P858" style:family="paragraph" style:parent-style-name="Body_20_text_20__28_3_29_">
      <loext:graphic-properties draw:fill="none" draw:fill-color="#ffffff"/>
      <style:paragraph-properties fo:margin-left="0cm" fo:margin-right="5.539cm" fo:margin-top="0cm" fo:margin-bottom="0cm" style:contextual-spacing="false" fo:line-height="0.377cm" fo:text-align="start" style:justify-single-word="false" fo:keep-together="auto" fo:orphans="0" fo:widows="0" fo:text-indent="0cm" style:auto-text-indent="false" fo:background-color="transparent" fo:keep-with-next="auto" style:writing-mode="lr-tb">
        <style:tab-stops>
          <style:tab-stop style:position="2.953cm"/>
        </style:tab-stops>
      </style:paragraph-properties>
    </style:style>
    <style:style style:name="P859" style:family="paragraph" style:parent-style-name="Body_20_text_20__28_3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60" style:family="paragraph" style:parent-style-name="Body_20_text_20__28_3_29_">
      <loext:graphic-properties draw:fill="none" draw:fill-color="#ffffff"/>
      <style:paragraph-properties fo:margin-left="0cm" fo:margin-right="5.503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2.955cm"/>
        </style:tab-stops>
      </style:paragraph-properties>
    </style:style>
    <style:style style:name="P861" style:family="paragraph" style:parent-style-name="Body_20_text_20__28_3_29_">
      <loext:graphic-properties draw:fill="none" draw:fill-color="#ffffff"/>
      <style:paragraph-properties fo:margin-left="0.388cm" fo:margin-right="0cm" fo:margin-top="0cm" fo:margin-bottom="0cm" style:contextual-spacing="false" fo:line-height="0.356cm" fo:keep-together="auto" fo:orphans="0" fo:widows="0" fo:text-indent="0cm" style:auto-text-indent="false" fo:background-color="transparent" fo:keep-with-next="auto" style:writing-mode="lr-tb">
        <style:tab-stops>
          <style:tab-stop style:position="3.279cm"/>
        </style:tab-stops>
      </style:paragraph-properties>
    </style:style>
    <style:style style:name="P862" style:family="paragraph" style:parent-style-name="Body_20_text_20__28_3_29_">
      <loext:graphic-properties draw:fill="none" draw:fill-color="#ffffff"/>
      <style:paragraph-properties fo:margin-left="0.388cm" fo:margin-right="0cm" fo:margin-top="0cm" fo:margin-bottom="0cm" style:contextual-spacing="false" fo:line-height="0.347cm" fo:keep-together="auto" fo:orphans="0" fo:widows="0" fo:text-indent="0cm" style:auto-text-indent="false" fo:background-color="transparent" fo:keep-with-next="auto" style:writing-mode="lr-tb">
        <style:tab-stops>
          <style:tab-stop style:position="3.279cm"/>
        </style:tab-stops>
      </style:paragraph-properties>
    </style:style>
    <style:style style:name="P863" style:family="paragraph" style:parent-style-name="Body_20_text_20__28_3_29_">
      <loext:graphic-properties draw:fill="none" draw:fill-color="#ffffff"/>
      <style:paragraph-properties fo:margin-left="0cm" fo:margin-right="0cm" fo:margin-top="0cm" fo:margin-bottom="0cm" style:contextual-spacing="false" fo:line-height="0.381cm" fo:keep-together="auto" fo:orphans="0" fo:widows="0" fo:text-indent="0cm" style:auto-text-indent="false" fo:background-color="transparent" fo:keep-with-next="auto" style:writing-mode="lr-tb">
        <style:tab-stops>
          <style:tab-stop style:position="2.995cm"/>
        </style:tab-stops>
      </style:paragraph-properties>
    </style:style>
    <style:style style:name="P864" style:family="paragraph" style:parent-style-name="Body_20_text_20__28_4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65" style:family="paragraph" style:parent-style-name="Body_20_text_20__28_4_29_">
      <loext:graphic-properties draw:fill="none" draw:fill-color="#ffffff"/>
      <style:paragraph-properties fo:margin-left="0cm" fo:margin-right="0cm" fo:margin-top="0cm" fo:margin-bottom="0.196cm" style:contextual-spacing="false" fo:keep-together="auto" fo:orphans="0" fo:widows="0" fo:text-indent="0cm" style:auto-text-indent="false" fo:background-color="transparent" fo:keep-with-next="auto" style:writing-mode="lr-tb"/>
    </style:style>
    <style:style style:name="P866" style:family="paragraph" style:parent-style-name="Body_20_text_20__28_4_29_">
      <loext:graphic-properties draw:fill="none" draw:fill-color="#ffffff"/>
      <style:paragraph-properties fo:margin-left="0cm" fo:margin-right="0cm" fo:margin-top="0cm" fo:margin-bottom="0.205cm" style:contextual-spacing="false" fo:keep-together="auto" fo:orphans="0" fo:widows="0" fo:text-indent="0cm" style:auto-text-indent="false" fo:background-color="transparent" fo:keep-with-next="auto" style:writing-mode="lr-tb"/>
    </style:style>
    <style:style style:name="P867" style:family="paragraph" style:parent-style-name="Body_20_text_20__28_4_29_">
      <loext:graphic-properties draw:fill="none" draw:fill-color="#ffffff"/>
      <style:paragraph-properties fo:margin-left="0cm" fo:margin-right="0cm" fo:margin-top="0cm" fo:margin-bottom="0.259cm" style:contextual-spacing="false" fo:keep-together="auto" fo:orphans="0" fo:widows="0" fo:text-indent="0cm" style:auto-text-indent="false" fo:background-color="transparent" fo:keep-with-next="auto" style:writing-mode="lr-tb"/>
    </style:style>
    <style:style style:name="P868" style:family="paragraph" style:parent-style-name="Body_20_text_20__28_4_29_">
      <loext:graphic-properties draw:fill="none" draw:fill-color="#ffffff"/>
      <style:paragraph-properties fo:margin-left="0cm" fo:margin-right="0cm" fo:margin-top="0cm" fo:margin-bottom="0.201cm" style:contextual-spacing="false" fo:keep-together="auto" fo:orphans="0" fo:widows="0" fo:text-indent="0cm" style:auto-text-indent="false" fo:background-color="transparent" fo:keep-with-next="auto" style:writing-mode="lr-tb"/>
    </style:style>
    <style:style style:name="P869" style:family="paragraph" style:parent-style-name="Body_20_text_20__28_4_29_">
      <loext:graphic-properties draw:fill="none" draw:fill-color="#ffffff"/>
      <style:paragraph-properties fo:margin-left="0cm" fo:margin-right="0cm" fo:margin-top="0cm" fo:margin-bottom="0.228cm" style:contextual-spacing="false" fo:keep-together="auto" fo:orphans="0" fo:widows="0" fo:text-indent="0cm" style:auto-text-indent="false" fo:background-color="transparent" fo:keep-with-next="auto" style:writing-mode="lr-tb"/>
    </style:style>
    <style:style style:name="P870" style:family="paragraph" style:parent-style-name="Body_20_text_20__28_4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reak-before="column" fo:background-color="transparent" fo:keep-with-next="auto" style:writing-mode="lr-tb"/>
    </style:style>
    <style:style style:name="P871" style:family="paragraph" style:parent-style-name="Body_20_text_20__28_4_29_">
      <loext:graphic-properties draw:fill="none" draw:fill-color="#ffffff"/>
      <style:paragraph-properties fo:margin-left="0cm" fo:margin-right="0cm" fo:margin-top="0cm" fo:margin-bottom="0cm" style:contextual-spacing="false" fo:line-height="0.554cm" fo:keep-together="auto" fo:orphans="0" fo:widows="0" fo:text-indent="0cm" style:auto-text-indent="false" fo:background-color="transparent" fo:keep-with-next="auto" style:writing-mode="lr-tb"/>
    </style:style>
    <style:style style:name="P872" style:family="paragraph" style:parent-style-name="Body_20_text_20__28_4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73" style:family="paragraph" style:parent-style-name="Body_20_text_20__28_4_29_" style:master-page-name="Converted6">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style:page-number="100" fo:background-color="transparent" fo:keep-with-next="auto" style:writing-mode="lr-tb"/>
    </style:style>
    <style:style style:name="P874" style:family="paragraph" style:parent-style-name="Body_20_text_20__28_4_29_" style:master-page-name="Converted9">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style:page-number="105" fo:background-color="transparent" fo:keep-with-next="auto" style:writing-mode="lr-tb"/>
    </style:style>
    <style:style style:name="P875" style:family="paragraph" style:parent-style-name="Body_20_text_20__28_4_29_" style:master-page-name="Converted12">
      <loext:graphic-properties draw:fill="none" draw:fill-color="#ffffff"/>
      <style:paragraph-properties fo:margin-left="0cm" fo:margin-right="0cm" fo:margin-top="0cm" fo:margin-bottom="0.199cm" style:contextual-spacing="false" fo:text-align="start" style:justify-single-word="false" fo:keep-together="auto" fo:orphans="0" fo:widows="0" fo:text-indent="0cm" style:auto-text-indent="false" style:page-number="109" fo:background-color="transparent" fo:keep-with-next="auto" style:writing-mode="lr-tb"/>
    </style:style>
    <style:style style:name="P876" style:family="paragraph" style:parent-style-name="Body_20_text_20__28_4_29_">
      <loext:graphic-properties draw:fill="none" draw:fill-color="#ffffff"/>
      <style:paragraph-properties fo:margin-left="0cm" fo:margin-right="0cm" fo:margin-top="0cm" fo:margin-bottom="0.259cm" style:contextual-spacing="false" fo:text-align="start" style:justify-single-word="false" fo:keep-together="auto" fo:orphans="0" fo:widows="0" fo:text-indent="0cm" style:auto-text-indent="false" fo:background-color="transparent" fo:keep-with-next="auto" style:writing-mode="lr-tb"/>
    </style:style>
    <style:style style:name="P877" style:family="paragraph" style:parent-style-name="Body_20_text_20__28_4_29_">
      <loext:graphic-properties draw:fill="none" draw:fill-color="#ffffff"/>
      <style:paragraph-properties fo:margin-left="0cm" fo:margin-right="0cm" fo:margin-top="0cm" fo:margin-bottom="0.192cm" style:contextual-spacing="false" fo:text-align="start" style:justify-single-word="false" fo:keep-together="auto" fo:orphans="0" fo:widows="0" fo:text-indent="0cm" style:auto-text-indent="false" fo:break-before="column" fo:background-color="transparent" fo:keep-with-next="auto" style:writing-mode="lr-tb"/>
    </style:style>
    <style:style style:name="P878" style:family="paragraph" style:parent-style-name="Body_20_text_20__28_4_29_">
      <loext:graphic-properties draw:fill="none" draw:fill-color="#ffffff"/>
      <style:paragraph-properties fo:margin-left="0cm" fo:margin-right="0cm" fo:margin-top="0cm" fo:margin-bottom="0.157cm" style:contextual-spacing="false" fo:text-align="start" style:justify-single-word="false" fo:keep-together="auto" fo:orphans="0" fo:widows="0" fo:text-indent="0cm" style:auto-text-indent="false" fo:background-color="transparent" fo:padding="0cm" fo:border="none" fo:keep-with-next="auto" style:writing-mode="lr-tb"/>
    </style:style>
    <style:style style:name="P879" style:family="paragraph" style:parent-style-name="Body_20_text_20__28_4_29_">
      <loext:graphic-properties draw:fill="none" draw:fill-color="#ffffff"/>
      <style:paragraph-properties fo:margin-left="0cm" fo:margin-right="0cm" fo:margin-top="0cm" fo:margin-bottom="0.236cm" style:contextual-spacing="false" fo:text-align="start" style:justify-single-word="false" fo:keep-together="auto" fo:orphans="0" fo:widows="0" fo:text-indent="0cm" style:auto-text-indent="false" fo:background-color="transparent" fo:padding="0cm" fo:border="none" fo:keep-with-next="auto" style:writing-mode="lr-tb"/>
    </style:style>
    <style:style style:name="P880" style:family="paragraph" style:parent-style-name="Body_20_text_20__28_5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25cm"/>
        </style:tab-stops>
      </style:paragraph-properties>
    </style:style>
    <style:style style:name="P881" style:family="paragraph" style:parent-style-name="Body_20_text_20__28_5_29_">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2.925cm"/>
        </style:tab-stops>
      </style:paragraph-properties>
    </style:style>
    <style:style style:name="P882" style:family="paragraph" style:parent-style-name="Body_20_text_20__28_6_29_">
      <loext:graphic-properties draw:fill="none" draw:fill-color="#ffffff"/>
      <style:paragraph-properties fo:margin-left="0.388cm" fo:margin-right="0cm" fo:margin-top="0cm" fo:margin-bottom="0cm" style:contextual-spacing="false" fo:keep-together="auto" fo:orphans="0" fo:widows="0" fo:text-indent="0cm" style:auto-text-indent="false" fo:background-color="transparent" fo:keep-with-next="auto" style:writing-mode="lr-tb">
        <style:tab-stops>
          <style:tab-stop style:position="3.935cm"/>
          <style:tab-stop style:position="7.527cm"/>
          <style:tab-stop style:position="9.705cm"/>
        </style:tab-stops>
      </style:paragraph-properties>
    </style:style>
    <style:style style:name="P883" style:family="paragraph" style:parent-style-name="Body_20_text_20__28_6_29_">
      <loext:graphic-properties draw:fill="none" draw:fill-color="#ffffff"/>
      <style:paragraph-properties fo:margin-left="2.787cm" fo:margin-right="0cm" fo:margin-top="0cm" fo:margin-bottom="0cm" style:contextual-spacing="false" fo:keep-together="auto" fo:orphans="0" fo:widows="0" fo:text-indent="0cm" style:auto-text-indent="false" fo:background-color="transparent" fo:keep-with-next="auto" style:writing-mode="lr-tb">
        <style:tab-stops>
          <style:tab-stop style:position="7.527cm"/>
        </style:tab-stops>
      </style:paragraph-properties>
    </style:style>
    <style:style style:name="P884" style:family="paragraph" style:parent-style-name="Body_20_text_20__28_7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85" style:family="paragraph" style:parent-style-name="Body_20_text_20__28_8_29_">
      <loext:graphic-properties draw:fill="none" draw:fill-color="#ffffff"/>
      <style:paragraph-properties fo:margin-left="16.12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86" style:family="paragraph" style:parent-style-name="Body_20_text_20__28_9_29_">
      <loext:graphic-properties draw:fill="none" draw:fill-color="#ffffff"/>
      <style:paragraph-properties fo:margin-left="16.122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87" style:family="paragraph" style:parent-style-name="Footnote_20__28_2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s>
      </style:paragraph-properties>
    </style:style>
    <style:style style:name="P888"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style>
    <style:style style:name="P889"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56cm"/>
        </style:tab-stops>
      </style:paragraph-properties>
    </style:style>
    <style:style style:name="P890"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 style:position="7.184cm" style:type="right"/>
        </style:tab-stops>
      </style:paragraph-properties>
    </style:style>
    <style:style style:name="P891"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2.972cm"/>
          <style:tab-stop style:position="7.916cm" style:type="right"/>
        </style:tab-stops>
      </style:paragraph-properties>
    </style:style>
    <style:style style:name="P892"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 style:position="2.092cm"/>
        </style:tab-stops>
      </style:paragraph-properties>
    </style:style>
    <style:style style:name="P893"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6cm"/>
        </style:tab-stops>
      </style:paragraph-properties>
    </style:style>
    <style:style style:name="P894"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77cm"/>
          <style:tab-stop style:position="2.099cm"/>
        </style:tab-stops>
      </style:paragraph-properties>
    </style:style>
    <style:style style:name="P895"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3.03cm"/>
        </style:tab-stops>
      </style:paragraph-properties>
    </style:style>
    <style:style style:name="P896" style:family="paragraph" style:parent-style-name="Footnote_20__28_user_29_">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0.669cm"/>
        </style:tab-stops>
      </style:paragraph-properties>
    </style:style>
    <style:style style:name="P897" style:family="paragraph" style:parent-style-name="Footnote_20__28_user_29_">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98" style:family="paragraph" style:parent-style-name="Footnote_20__28_user_29_">
      <loext:graphic-properties draw:fill="none" draw:fill-color="#ffffff"/>
      <style:paragraph-properties fo:margin-left="0cm" fo:margin-right="17.815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899" style:family="paragraph" style:parent-style-name="Footnote_20__28_user_29_">
      <loext:graphic-properties draw:fill="none" draw:fill-color="#ffffff"/>
      <style:paragraph-properties fo:margin-left="0cm" fo:margin-right="5.398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00" style:family="paragraph" style:parent-style-name="Frame_20_contents">
      <style:paragraph-properties fo:orphans="0" fo:widows="0"/>
    </style:style>
    <style:style style:name="P90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90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63cm" style:type="right"/>
        </style:tab-stops>
      </style:paragraph-properties>
    </style:style>
    <style:style style:name="P903"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66cm" style:type="right"/>
        </style:tab-stops>
      </style:paragraph-properties>
    </style:style>
    <style:style style:name="P90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99cm" style:type="right"/>
        </style:tab-stops>
      </style:paragraph-properties>
    </style:style>
    <style:style style:name="P905"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05cm" style:type="right"/>
        </style:tab-stops>
      </style:paragraph-properties>
    </style:style>
    <style:style style:name="P90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86cm" style:type="right"/>
        </style:tab-stops>
      </style:paragraph-properties>
    </style:style>
    <style:style style:name="P90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98cm" style:type="right"/>
        </style:tab-stops>
      </style:paragraph-properties>
    </style:style>
    <style:style style:name="P90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71cm" style:type="right"/>
        </style:tab-stops>
      </style:paragraph-properties>
    </style:style>
    <style:style style:name="P90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65cm" style:type="right"/>
        </style:tab-stops>
      </style:paragraph-properties>
    </style:style>
    <style:style style:name="P910"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ackground-color="transparent" fo:keep-with-next="always" style:writing-mode="lr-tb"/>
    </style:style>
    <style:style style:name="P911" style:family="paragraph" style:parent-style-name="Heading_20__23_1" style:master-page-name="First_20_Page">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style:page-number="91" fo:background-color="transparent" fo:keep-with-next="always" style:writing-mode="lr-tb"/>
    </style:style>
    <style:style style:name="P912" style:family="paragraph" style:parent-style-name="Heading_20__23_1">
      <loext:graphic-properties draw:fill="none" draw:fill-color="#ffffff"/>
      <style:paragraph-properties fo:margin-left="0cm" fo:margin-right="0cm" fo:margin-top="0cm" fo:margin-bottom="0.196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913" style:family="paragraph" style:parent-style-name="Heading_20__23_1">
      <loext:graphic-properties draw:fill="none" draw:fill-color="#ffffff"/>
      <style:paragraph-properties fo:margin-left="0cm" fo:margin-right="0cm" fo:margin-top="0cm" fo:margin-bottom="0.199cm" style:contextual-spacing="false" fo:text-align="start" style:justify-single-word="false" fo:keep-together="always" fo:orphans="0" fo:widows="0" fo:text-indent="0cm" style:auto-text-indent="false" fo:background-color="transparent" fo:keep-with-next="always" style:writing-mode="lr-tb"/>
    </style:style>
    <style:style style:name="P914" style:family="paragraph" style:parent-style-name="Heading_20__23_1">
      <loext:graphic-properties draw:fill="none" draw:fill-color="#ffffff"/>
      <style:paragraph-properties fo:margin-left="0cm" fo:margin-right="0cm" fo:margin-top="0cm" fo:margin-bottom="0.259cm" style:contextual-spacing="false" fo:text-align="start" style:justify-single-word="false" fo:keep-together="always" fo:orphans="0" fo:widows="0" fo:text-indent="0cm" style:auto-text-indent="false" fo:background-color="transparent" fo:keep-with-next="always" style:writing-mode="lr-tb"/>
    </style:style>
    <style:style style:name="P915" style:family="paragraph" style:parent-style-name="Heading_20__23_1">
      <loext:graphic-properties draw:fill="none" draw:fill-color="#ffffff"/>
      <style:paragraph-properties fo:margin-left="0cm" fo:margin-right="0cm" fo:margin-top="0cm" fo:margin-bottom="0.192cm" style:contextual-spacing="false" fo:text-align="start" style:justify-single-word="false" fo:keep-together="always" fo:orphans="0" fo:widows="0" fo:text-indent="0cm" style:auto-text-indent="false" fo:break-before="page" fo:background-color="transparent" fo:keep-with-next="always" style:writing-mode="lr-tb"/>
    </style:style>
    <style:style style:name="P916" style:family="paragraph" style:parent-style-name="Heading_20__23_1">
      <loext:graphic-properties draw:fill="none" draw:fill-color="#ffffff"/>
      <style:paragraph-properties fo:margin-left="0cm" fo:margin-right="0cm" fo:margin-top="0cm" fo:margin-bottom="0cm" style:contextual-spacing="false" fo:text-align="start" style:justify-single-word="false" fo:keep-together="always" fo:orphans="0" fo:widows="0" fo:text-indent="0cm" style:auto-text-indent="false" fo:background-color="transparent" fo:keep-with-next="always" style:writing-mode="lr-tb"/>
    </style:style>
    <style:style style:name="P917" style:family="paragraph" style:parent-style-name="Heading_20__23_1">
      <loext:graphic-properties draw:fill="none" draw:fill-color="#ffffff"/>
      <style:paragraph-properties fo:margin-left="0cm" fo:margin-right="0cm" fo:margin-top="0cm" fo:margin-bottom="0.224cm" style:contextual-spacing="false" fo:text-align="start" style:justify-single-word="false" fo:keep-together="always" fo:orphans="0" fo:widows="0" fo:text-indent="0cm" style:auto-text-indent="false" fo:background-color="transparent" fo:keep-with-next="always" style:writing-mode="lr-tb"/>
    </style:style>
    <style:style style:name="P918" style:family="paragraph" style:parent-style-name="Heading_20__23_1">
      <loext:graphic-properties draw:fill="none" draw:fill-color="#ffffff"/>
      <style:paragraph-properties fo:margin-left="0cm" fo:margin-right="0cm" fo:margin-top="0cm" fo:margin-bottom="0.201cm" style:contextual-spacing="false" fo:text-align="start" style:justify-single-word="false" fo:keep-together="always" fo:orphans="0" fo:widows="0" fo:text-indent="0cm" style:auto-text-indent="false" fo:background-color="transparent" fo:keep-with-next="always" style:writing-mode="lr-tb"/>
    </style:style>
    <style:style style:name="P919" style:family="paragraph" style:parent-style-name="Heading_20__23_1">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fo:background-color="transparent" fo:keep-with-next="always" style:writing-mode="lr-tb"/>
    </style:style>
    <style:style style:name="P920" style:family="paragraph" style:parent-style-name="Heading_20__23_1" style:master-page-name="Converted29">
      <loext:graphic-properties draw:fill="none" draw:fill-color="#ffffff"/>
      <style:paragraph-properties fo:margin-left="0cm" fo:margin-right="0cm" fo:margin-top="0cm" fo:margin-bottom="0.224cm" style:contextual-spacing="false" fo:text-align="justify" style:justify-single-word="false" fo:keep-together="always" fo:orphans="0" fo:widows="0" fo:text-indent="0cm" style:auto-text-indent="false" style:page-number="23" fo:background-color="transparent" fo:keep-with-next="always" style:writing-mode="lr-tb"/>
    </style:style>
    <style:style style:name="P921" style:family="paragraph" style:parent-style-name="Heading_20__23_1">
      <loext:graphic-properties draw:fill="none" draw:fill-color="#ffffff"/>
      <style:paragraph-properties fo:margin-left="0cm" fo:margin-right="0cm" fo:margin-top="0cm" fo:margin-bottom="0.228cm" style:contextual-spacing="false" fo:text-align="justify" style:justify-single-word="false" fo:keep-together="always" fo:orphans="0" fo:widows="0" fo:text-indent="0cm" style:auto-text-indent="false" fo:background-color="transparent" fo:keep-with-next="always" style:writing-mode="lr-tb"/>
    </style:style>
    <style:style style:name="P922" style:family="paragraph" style:parent-style-name="Heading_20__23_1">
      <loext:graphic-properties draw:fill="none" draw:fill-color="#ffffff"/>
      <style:paragraph-properties fo:margin-left="0cm" fo:margin-right="0cm" fo:margin-top="0cm" fo:margin-bottom="0.259cm" style:contextual-spacing="false" fo:text-align="justify" style:justify-single-word="false" fo:keep-together="always" fo:orphans="0" fo:widows="0" fo:text-indent="0cm" style:auto-text-indent="false" fo:background-color="transparent" fo:keep-with-next="always" style:writing-mode="lr-tb"/>
    </style:style>
    <style:style style:name="P923" style:family="paragraph" style:parent-style-name="Heading_20__23_1">
      <loext:graphic-properties draw:fill="none" draw:fill-color="#ffffff"/>
      <style:paragraph-properties fo:margin-left="0cm" fo:margin-right="0cm" fo:margin-top="0cm" fo:margin-bottom="0.199cm" style:contextual-spacing="false" fo:text-align="justify" style:justify-single-word="false" fo:keep-together="always" fo:orphans="0" fo:widows="0" fo:text-indent="0cm" style:auto-text-indent="false" fo:background-color="transparent" fo:keep-with-next="always" style:writing-mode="lr-tb"/>
    </style:style>
    <style:style style:name="P924"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ackground-color="transparent" fo:keep-with-next="always" style:writing-mode="lr-tb"/>
    </style:style>
    <style:style style:name="P925" style:family="paragraph" style:parent-style-name="Heading_20__23_1">
      <loext:graphic-properties draw:fill="none" draw:fill-color="#ffffff"/>
      <style:paragraph-properties fo:margin-left="0cm" fo:margin-right="0cm" fo:margin-top="0cm" fo:margin-bottom="0.196cm" style:contextual-spacing="false" fo:text-align="justify" style:justify-single-word="false" fo:keep-together="always" fo:orphans="0" fo:widows="0" fo:text-indent="0cm" style:auto-text-indent="false" fo:break-before="column" fo:background-color="transparent" fo:keep-with-next="always" style:writing-mode="lr-tb"/>
    </style:style>
    <style:style style:name="P926" style:family="paragraph" style:parent-style-name="Heading_20__23_1">
      <loext:graphic-properties draw:fill="none" draw:fill-color="#ffffff"/>
      <style:paragraph-properties fo:margin-left="0cm" fo:margin-right="0cm" fo:margin-top="0cm" fo:margin-bottom="0.818cm" style:contextual-spacing="false" fo:text-align="justify" style:justify-single-word="false" fo:keep-together="always" fo:orphans="0" fo:widows="0" fo:text-indent="0cm" style:auto-text-indent="false" fo:background-color="transparent" fo:keep-with-next="always" style:writing-mode="lr-tb"/>
    </style:style>
    <style:style style:name="P927" style:family="paragraph" style:parent-style-name="Heading_20__23_1">
      <loext:graphic-properties draw:fill="none" draw:fill-color="#ffffff"/>
      <style:paragraph-properties fo:margin-left="0cm" fo:margin-right="0cm" fo:margin-top="0cm" fo:margin-bottom="0.189cm" style:contextual-spacing="false" fo:text-align="justify" style:justify-single-word="false" fo:keep-together="always" fo:orphans="0" fo:widows="0" fo:text-indent="0cm" style:auto-text-indent="false" fo:background-color="transparent" fo:keep-with-next="always" style:writing-mode="lr-tb"/>
    </style:style>
    <style:style style:name="P928" style:family="paragraph" style:parent-style-name="Heading_20__23_1" style:master-page-name="Converted27">
      <loext:graphic-properties draw:fill="none" draw:fill-color="#ffffff"/>
      <style:paragraph-properties fo:margin-left="0cm" fo:margin-right="0cm" fo:margin-top="0cm" fo:margin-bottom="0.189cm" style:contextual-spacing="false" fo:text-align="justify" style:justify-single-word="false" fo:keep-together="always" fo:orphans="0" fo:widows="0" fo:text-indent="0cm" style:auto-text-indent="false" style:page-number="130" fo:background-color="transparent" fo:keep-with-next="always" style:writing-mode="lr-tb"/>
    </style:style>
    <style:style style:name="P929" style:family="paragraph" style:parent-style-name="Heading_20__23_1">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930" style:family="paragraph" style:parent-style-name="Heading_20__23_1">
      <loext:graphic-properties draw:fill="none" draw:fill-color="#ffffff"/>
      <style:paragraph-properties fo:margin-left="0cm" fo:margin-right="0cm" fo:margin-top="0cm" fo:margin-bottom="0.201cm" style:contextual-spacing="false" fo:text-align="justify" style:justify-single-word="false" fo:keep-together="always" fo:orphans="0" fo:widows="0" fo:text-indent="0cm" style:auto-text-indent="false" fo:background-color="transparent" fo:keep-with-next="always" style:writing-mode="lr-tb"/>
    </style:style>
    <style:style style:name="P931" style:family="paragraph" style:parent-style-name="Heading_20__23_1">
      <loext:graphic-properties draw:fill="none" draw:fill-color="#ffffff"/>
      <style:paragraph-properties fo:margin-left="0cm" fo:margin-right="0cm" fo:margin-top="0cm" fo:margin-bottom="0.182cm" style:contextual-spacing="false" fo:text-align="justify" style:justify-single-word="false" fo:keep-together="always" fo:orphans="0" fo:widows="0" fo:text-indent="0cm" style:auto-text-indent="false" fo:background-color="transparent" fo:keep-with-next="always" style:writing-mode="lr-tb"/>
    </style:style>
    <style:style style:name="P932" style:family="paragraph" style:parent-style-name="Heading_20__23_1">
      <loext:graphic-properties draw:fill="none" draw:fill-color="#ffffff"/>
      <style:paragraph-properties fo:margin-left="0cm" fo:margin-right="0cm" fo:margin-top="0cm" fo:margin-bottom="0.192cm" style:contextual-spacing="false" fo:text-align="justify" style:justify-single-word="false" fo:keep-together="always" fo:orphans="0" fo:widows="0" fo:text-indent="0cm" style:auto-text-indent="false" fo:background-color="transparent" fo:keep-with-next="always" style:writing-mode="lr-tb"/>
    </style:style>
    <style:style style:name="P933" style:family="paragraph" style:parent-style-name="Heading_20__23_1">
      <loext:graphic-properties draw:fill="none" draw:fill-color="#ffffff"/>
      <style:paragraph-properties fo:margin-left="0cm" fo:margin-right="0cm" fo:margin-top="0cm" fo:margin-bottom="0.847cm" style:contextual-spacing="false" fo:text-align="justify" style:justify-single-word="false" fo:keep-together="always" fo:orphans="0" fo:widows="0" fo:text-indent="0cm" style:auto-text-indent="false" fo:background-color="transparent" fo:keep-with-next="always" style:writing-mode="lr-tb"/>
    </style:style>
    <style:style style:name="P934" style:family="paragraph" style:parent-style-name="Heading_20__23_1">
      <loext:graphic-properties draw:fill="none" draw:fill-color="#ffffff"/>
      <style:paragraph-properties fo:margin-left="0cm" fo:margin-right="0cm" fo:margin-top="0cm" fo:margin-bottom="0.882cm" style:contextual-spacing="false" fo:text-align="justify" style:justify-single-word="false" fo:keep-together="always" fo:orphans="0" fo:widows="0" fo:text-indent="0cm" style:auto-text-indent="false" fo:background-color="transparent" fo:keep-with-next="always" style:writing-mode="lr-tb"/>
    </style:style>
    <style:style style:name="P935" style:family="paragraph" style:parent-style-name="Heading_20__23_1">
      <loext:graphic-properties draw:fill="none" draw:fill-color="#ffffff"/>
      <style:paragraph-properties fo:margin-left="0cm" fo:margin-right="0cm" fo:margin-top="0cm" fo:margin-bottom="0.24cm" style:contextual-spacing="false" fo:text-align="justify" style:justify-single-word="false" fo:keep-together="always" fo:orphans="0" fo:widows="0" fo:text-indent="0cm" style:auto-text-indent="false" fo:background-color="transparent" fo:keep-with-next="always" style:writing-mode="lr-tb"/>
    </style:style>
    <style:style style:name="P936" style:family="paragraph" style:parent-style-name="Heading_20__23_1">
      <loext:graphic-properties draw:fill="none" draw:fill-color="#ffffff"/>
      <style:paragraph-properties fo:margin-left="0cm" fo:margin-right="0cm" fo:margin-top="0cm" fo:margin-bottom="0.183cm" style:contextual-spacing="false" fo:text-align="justify" style:justify-single-word="false" fo:keep-together="always" fo:orphans="0" fo:widows="0" fo:text-indent="0cm" style:auto-text-indent="false" fo:background-color="transparent" fo:keep-with-next="always" style:writing-mode="lr-tb"/>
    </style:style>
    <style:style style:name="P937" style:family="paragraph" style:parent-style-name="Heading_20__23_1">
      <loext:graphic-properties draw:fill="none" draw:fill-color="#ffffff"/>
      <style:paragraph-properties fo:margin-left="0cm" fo:margin-right="0cm" fo:margin-top="0cm" fo:margin-bottom="0.153cm" style:contextual-spacing="false" fo:text-align="justify" style:justify-single-word="false" fo:keep-together="always" fo:orphans="0" fo:widows="0" fo:text-indent="0cm" style:auto-text-indent="false" fo:background-color="transparent" fo:keep-with-next="always" style:writing-mode="lr-tb"/>
    </style:style>
    <style:style style:name="P938" style:family="paragraph" style:parent-style-name="Heading_20__23_1">
      <loext:graphic-properties draw:fill="none" draw:fill-color="#ffffff"/>
      <style:paragraph-properties fo:margin-left="0cm" fo:margin-right="0cm" fo:margin-top="0cm" fo:margin-bottom="0.173cm" style:contextual-spacing="false" fo:text-align="justify" style:justify-single-word="false" fo:keep-together="always" fo:orphans="0" fo:widows="0" fo:text-indent="0cm" style:auto-text-indent="false" fo:background-color="transparent" fo:keep-with-next="always" style:writing-mode="lr-tb"/>
    </style:style>
    <style:style style:name="P939" style:family="paragraph" style:parent-style-name="Heading_20__23_1" style:master-page-name="Converted35">
      <loext:graphic-properties draw:fill="none" draw:fill-color="#ffffff"/>
      <style:paragraph-properties fo:margin-left="0cm" fo:margin-right="0cm" fo:margin-top="0cm" fo:margin-bottom="0.185cm" style:contextual-spacing="false" fo:text-align="justify" style:justify-single-word="false" fo:keep-together="always" fo:orphans="0" fo:widows="0" fo:text-indent="0cm" style:auto-text-indent="false" style:page-number="28" fo:background-color="transparent" fo:keep-with-next="always" style:writing-mode="lr-tb"/>
    </style:style>
    <style:style style:name="P940" style:family="paragraph" style:parent-style-name="Heading_20__23_1">
      <loext:graphic-properties draw:fill="none" draw:fill-color="#ffffff"/>
      <style:paragraph-properties fo:margin-left="0.388cm" fo:margin-right="0cm" fo:margin-top="0cm" fo:margin-bottom="0.33cm" style:contextual-spacing="false" fo:text-align="justify" style:justify-single-word="false" fo:keep-together="always" fo:orphans="0" fo:widows="0" fo:text-indent="0cm" style:auto-text-indent="false" fo:background-color="transparent" fo:keep-with-next="always" style:writing-mode="lr-tb"/>
    </style:style>
    <style:style style:name="P941" style:family="paragraph" style:parent-style-name="Heading_20__23_1">
      <loext:graphic-properties draw:fill="none" draw:fill-color="#ffffff"/>
      <style:paragraph-properties fo:margin-left="0.247cm" fo:margin-right="0cm" fo:margin-top="0cm" fo:margin-bottom="0.811cm" style:contextual-spacing="false" fo:text-align="justify" style:justify-single-word="false" fo:keep-together="always" fo:orphans="0" fo:widows="0" fo:text-indent="0cm" style:auto-text-indent="false" fo:background-color="transparent" fo:keep-with-next="always" style:writing-mode="lr-tb"/>
    </style:style>
    <style:style style:name="P942" style:family="paragraph" style:parent-style-name="Heading_20__23_1">
      <loext:graphic-properties draw:fill="none" draw:fill-color="#ffffff"/>
      <style:paragraph-properties fo:margin-left="0.247cm" fo:margin-right="0cm" fo:margin-top="0cm" fo:margin-bottom="0.127cm" style:contextual-spacing="false" fo:text-align="justify" style:justify-single-word="false" fo:keep-together="always" fo:orphans="0" fo:widows="0" fo:text-indent="0cm" style:auto-text-indent="false" fo:background-color="transparent" fo:keep-with-next="always" style:writing-mode="lr-tb"/>
    </style:style>
    <style:style style:name="P943" style:family="paragraph" style:parent-style-name="Heading_20__23_1">
      <loext:graphic-properties draw:fill="none" draw:fill-color="#ffffff"/>
      <style:paragraph-properties fo:margin-left="0.247cm" fo:margin-right="0cm" fo:margin-top="0cm" fo:margin-bottom="0.27cm" style:contextual-spacing="false" fo:text-align="justify" style:justify-single-word="false" fo:keep-together="always" fo:orphans="0" fo:widows="0" fo:text-indent="0cm" style:auto-text-indent="false" fo:background-color="transparent" fo:keep-with-next="always" style:writing-mode="lr-tb"/>
    </style:style>
    <style:style style:name="P944" style:family="paragraph" style:parent-style-name="Heading_20__23_1">
      <loext:graphic-properties draw:fill="none" draw:fill-color="#ffffff"/>
      <style:paragraph-properties fo:margin-left="0cm" fo:margin-right="0cm" fo:margin-top="0cm" fo:margin-bottom="0.192cm" style:contextual-spacing="false" fo:text-align="justify" style:justify-single-word="false" fo:keep-together="always" fo:orphans="0" fo:widows="0" fo:text-indent="0cm" style:auto-text-indent="false" fo:background-color="transparent" fo:keep-with-next="always" style:writing-mode="lr-tb">
        <style:tab-stops>
          <style:tab-stop style:position="2.986cm"/>
        </style:tab-stops>
      </style:paragraph-properties>
    </style:style>
    <style:style style:name="P945" style:family="paragraph" style:parent-style-name="Heading_20__23_1">
      <loext:graphic-properties draw:fill="none" draw:fill-color="#ffffff"/>
      <style:paragraph-properties fo:margin-left="0cm" fo:margin-right="0cm" fo:margin-top="0cm" fo:margin-bottom="0cm" style:contextual-spacing="false" fo:line-height="0.559cm" fo:text-align="justify" style:justify-single-word="false" fo:keep-together="always" fo:orphans="0" fo:widows="0" fo:text-indent="0cm" style:auto-text-indent="false" fo:background-color="transparent" fo:keep-with-next="always" style:writing-mode="lr-tb"/>
    </style:style>
    <style:style style:name="P946" style:family="paragraph" style:parent-style-name="Heading_20__23_1">
      <loext:graphic-properties draw:fill="none" draw:fill-color="#ffffff"/>
      <style:paragraph-properties fo:margin-left="0cm" fo:margin-right="0cm" fo:margin-top="0cm" fo:margin-bottom="0cm" style:contextual-spacing="false" fo:line-height="0.563cm" fo:text-align="justify" style:justify-single-word="false" fo:keep-together="always" fo:orphans="0" fo:widows="0" fo:text-indent="0cm" style:auto-text-indent="false" fo:background-color="transparent" fo:keep-with-next="always" style:writing-mode="lr-tb"/>
    </style:style>
    <style:style style:name="P947" style:family="paragraph" style:parent-style-name="Heading_20__23_1" style:master-page-name="Converted2">
      <loext:graphic-properties draw:fill="none" draw:fill-color="#ffffff"/>
      <style:paragraph-properties fo:margin-left="0cm" fo:margin-right="0cm" fo:margin-top="0cm" fo:margin-bottom="0cm" style:contextual-spacing="false" fo:line-height="0.563cm" fo:text-align="justify" style:justify-single-word="false" fo:keep-together="always" fo:orphans="0" fo:widows="0" fo:text-indent="0cm" style:auto-text-indent="false" style:page-number="95" fo:background-color="transparent" fo:keep-with-next="always" style:writing-mode="lr-tb"/>
    </style:style>
    <style:style style:name="P948" style:family="paragraph" style:parent-style-name="Heading_20__23_1">
      <loext:graphic-properties draw:fill="none" draw:fill-color="#ffffff"/>
      <style:paragraph-properties fo:margin-left="0cm" fo:margin-right="0cm" fo:margin-top="0cm" fo:margin-bottom="0cm" style:contextual-spacing="false" fo:line-height="0.554cm" fo:text-align="justify" style:justify-single-word="false" fo:keep-together="always" fo:orphans="0" fo:widows="0" fo:text-indent="0cm" style:auto-text-indent="false" fo:background-color="transparent" fo:keep-with-next="always" style:writing-mode="lr-tb"/>
    </style:style>
    <style:style style:name="P949" style:family="paragraph" style:parent-style-name="Heading_20__23_1">
      <loext:graphic-properties draw:fill="none" draw:fill-color="#ffffff"/>
      <style:paragraph-properties fo:margin-left="0cm" fo:margin-right="0cm" fo:margin-top="0cm" fo:margin-bottom="0cm" style:contextual-spacing="false" fo:line-height="0.568cm" fo:text-align="justify" style:justify-single-word="false" fo:keep-together="always" fo:orphans="0" fo:widows="0" fo:text-indent="0cm" style:auto-text-indent="false" fo:background-color="transparent" fo:keep-with-next="always" style:writing-mode="lr-tb"/>
    </style:style>
    <style:style style:name="P950" style:family="paragraph" style:parent-style-name="Heading_20__23_1">
      <loext:graphic-properties draw:fill="none" draw:fill-color="#ffffff"/>
      <style:paragraph-properties fo:margin-left="0cm" fo:margin-right="0cm" fo:margin-top="0cm" fo:margin-bottom="0cm" style:contextual-spacing="false" fo:line-height="0.55cm" fo:text-align="justify" style:justify-single-word="false" fo:keep-together="always" fo:orphans="0" fo:widows="0" fo:text-indent="0cm" style:auto-text-indent="false" fo:background-color="transparent" fo:keep-with-next="always" style:writing-mode="lr-tb"/>
    </style:style>
    <style:style style:name="P951" style:family="paragraph" style:parent-style-name="Standard">
      <style:paragraph-properties fo:orphans="0" fo:widows="0"/>
      <style:text-properties fo:font-size="1pt" style:font-size-asian="1pt" style:font-size-complex="1pt"/>
    </style:style>
    <style:style style:name="P952" style:family="paragraph" style:parent-style-name="Standard">
      <style:paragraph-properties fo:orphans="0" fo:widows="0"/>
    </style:style>
    <style:style style:name="P953" style:family="paragraph" style:parent-style-name="Standard">
      <style:paragraph-properties fo:line-height="1.011cm" fo:orphans="0" fo:widows="0"/>
    </style:style>
    <style:style style:name="P954" style:family="paragraph" style:parent-style-name="Standard">
      <style:paragraph-properties fo:margin-top="0.044cm" fo:margin-bottom="0.044cm" style:contextual-spacing="false" fo:line-height="0.423cm" fo:orphans="0" fo:widows="0"/>
      <style:text-properties fo:font-size="9.5pt" style:font-size-asian="9.5pt" style:font-size-complex="9.5pt"/>
    </style:style>
    <style:style style:name="P955"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6.066cm"/>
        </style:tab-stops>
      </style:paragraph-properties>
    </style:style>
    <style:style style:name="P956" style:family="paragraph" style:parent-style-name="Table_20_of_20_contents">
      <loext:graphic-properties draw:fill="none" draw:fill-color="#ffffff"/>
      <style:paragraph-properties fo:margin-left="0cm" fo:margin-right="0cm" fo:margin-top="0cm" fo:margin-bottom="0cm" style:contextual-spacing="false" fo:keep-together="auto" fo:orphans="0" fo:widows="0" fo:text-indent="0cm" style:auto-text-indent="false" fo:background-color="transparent" fo:keep-with-next="auto" style:writing-mode="lr-tb">
        <style:tab-stops>
          <style:tab-stop style:position="16.032cm"/>
        </style:tab-stops>
      </style:paragraph-properties>
    </style:style>
    <style:style style:name="P957" style:family="paragraph" style:parent-style-name="Table_20_of_20_contents">
      <loext:graphic-properties draw:fill="none" draw:fill-color="#ffffff"/>
      <style:paragraph-properties fo:margin-left="0cm" fo:margin-right="0cm" fo:margin-top="0cm" fo:margin-bottom="0.198cm" style:contextual-spacing="false" fo:keep-together="auto" fo:orphans="0" fo:widows="0" fo:text-indent="0cm" style:auto-text-indent="false" fo:background-color="transparent" fo:keep-with-next="auto" style:writing-mode="lr-tb">
        <style:tab-stops>
          <style:tab-stop style:position="16.02cm"/>
        </style:tab-stops>
      </style:paragraph-properties>
    </style:style>
    <style:style style:name="P958" style:family="paragraph" style:parent-style-name="Table_20_of_20_contents">
      <loext:graphic-properties draw:fill="none" draw:fill-color="#ffffff"/>
      <style:paragraph-properties fo:margin-left="0cm" fo:margin-right="0cm" fo:margin-top="0cm" fo:margin-bottom="0cm" style:contextual-spacing="false" fo:line-height="0.377cm" fo:keep-together="auto" fo:orphans="0" fo:widows="0" fo:text-indent="0cm" style:auto-text-indent="false" fo:background-color="transparent" fo:keep-with-next="auto" style:writing-mode="lr-tb">
        <style:tab-stops>
          <style:tab-stop style:position="0.665cm"/>
          <style:tab-stop style:position="16.066cm"/>
        </style:tab-stops>
      </style:paragraph-properties>
    </style:style>
    <style:style style:name="P959" style:family="paragraph">
      <loext:graphic-properties draw:fill="none"/>
    </style:style>
    <style:style style:name="P960" style:family="paragraph">
      <loext:graphic-properties draw:fill="none"/>
      <style:paragraph-properties fo:text-align="center"/>
    </style:style>
    <style:style style:name="T1"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2" style:family="text">
      <style:text-properties fo:color="#000000" loext:opacity="100%" style:font-name="Times New Roman" fo:letter-spacing="normal" fo:language="en" fo:country="US" style:font-name-asian="Times New Roman1" style:language-asian="en" style:country-asian="US" style:font-name-complex="Times New Roman1" style:language-complex="en" style:country-complex="US"/>
    </style:style>
    <style:style style:name="T3" style:family="text">
      <style:text-properties fo:color="#000000" loext:opacity="100%" style:text-position="super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4" style:family="text">
      <style:text-properties fo:color="#000000" loext:opacity="100%" style:text-position="sub 58%" style:font-name="Times New Roman" fo:letter-spacing="normal" fo:language="en" fo:country="US" style:font-name-asian="Times New Roman1" style:language-asian="en" style:country-asian="US" style:font-name-complex="Times New Roman1" style:language-complex="en" style:country-complex="US" style:text-scale="100%"/>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bold" style:font-weight-asian="bold" style:font-weight-complex="bold"/>
    </style:style>
    <style:style style:name="T8" style:family="text">
      <style:text-properties style:text-position="super 58%"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text-position="sub 58%"/>
    </style:style>
    <style:style style:name="T11" style:family="text">
      <style:text-properties fo:font-size="1pt" style:font-size-asian="1pt" style:font-size-complex="1pt"/>
    </style:style>
    <style:style style:name="T12" style:family="text"/>
    <style:style style:name="fr1" style:family="graphic" style:parent-style-name="Frame">
      <style:graphic-properties fo:margin-left="2.988cm" fo:margin-right="0.176cm" fo:margin-top="0cm" fo:margin-bottom="0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2" style:family="graphic" style:parent-style-name="Frame">
      <style:graphic-properties fo:margin-left="2.963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3" style:family="graphic" style:parent-style-name="Frame">
      <style:graphic-properties fo:margin-left="0.318cm" fo:margin-right="0.318cm" fo:margin-top="0cm" fo:margin-bottom="0cm" style:run-through="foreground" style:wrap="run-through" style:number-wrapped-paragraphs="no-limit" style:vertical-pos="top" style:vertical-rel="baseline" style:horizontal-pos="from-left" style:horizontal-rel="paragraph" fo:background-color="transparent" draw:fill="none" draw:opacity="0%" fo:padding="0cm" fo:border="0.06pt solid #000000"/>
    </style:style>
    <style:style style:name="fr4" style:family="graphic" style:parent-style-name="Frame">
      <style:graphic-properties fo:margin-left="0.176cm" fo:margin-right="0.176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5" style:family="graphic" style:parent-style-name="Frame">
      <style:graphic-properties fo:margin-left="0.176cm" fo:margin-right="0.448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6" style:family="graphic" style:parent-style-name="Frame">
      <style:graphic-properties fo:margin-left="0.176cm" fo:margin-right="0.176cm" fo:margin-top="0cm" fo:margin-bottom="0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7" style:family="graphic" style:parent-style-name="Frame">
      <style:graphic-properties fo:margin-left="2.538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8" style:family="graphic" style:parent-style-name="Frame">
      <style:graphic-properties fo:margin-left="0.176cm" fo:margin-right="0.176cm" fo:margin-top="0cm" fo:margin-bottom="1.152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9" style:family="graphic" style:parent-style-name="Frame">
      <style:graphic-properties fo:margin-left="0.176cm" fo:margin-right="0.321cm" fo:margin-top="0cm" fo:margin-bottom="1.198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0" style:family="graphic" style:parent-style-name="Frame">
      <style:graphic-properties fo:margin-left="0.296cm" fo:margin-right="0.176cm" fo:margin-top="0cm" fo:margin-bottom="0.312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11" style:family="graphic" style:parent-style-name="Frame">
      <style:graphic-properties fo:margin-left="0.176cm" fo:margin-right="0.436cm" fo:margin-top="0cm" fo:margin-bottom="0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2" style:family="graphic" style:parent-style-name="Frame">
      <style:graphic-properties fo:margin-left="3.297cm" fo:margin-right="3.297cm" fo:margin-top="1.358cm" fo:margin-bottom="1.358cm" style:wrap="parallel" style:number-wrapped-paragraphs="no-limit" style:vertical-pos="from-top" style:vertical-rel="page-content" style:horizontal-pos="from-left" style:horizontal-rel="page-content" fo:background-color="#ffffff" style:background-transparency="100%" draw:fill="solid" draw:fill-color="#ffffff" draw:opacity="0%" fo:padding="0cm" fo:border="none"/>
    </style:style>
    <style:style style:name="fr13" style:family="graphic" style:parent-style-name="Frame">
      <style:graphic-properties fo:margin-left="0.176cm" fo:margin-right="3.203cm" fo:margin-top="7.768cm" fo:margin-bottom="9.79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4" style:family="graphic" style:parent-style-name="Frame">
      <style:graphic-properties fo:margin-left="0.176cm" fo:margin-right="3.145cm" fo:margin-top="0cm" fo:margin-bottom="15.032cm" style:run-through="background" style:wrap="right" style:number-wrapped-paragraphs="no-limit" style:vertical-pos="from-top" style:vertical-rel="page-content" style:horizontal-pos="from-left" style:horizontal-rel="page-content" fo:background-color="transparent" draw:fill="none" draw:opacity="0%" fo:padding="0cm" fo:border="0.06pt solid #000000"/>
    </style:style>
    <style:style style:name="fr15" style:family="graphic" style:parent-style-name="Frame">
      <style:graphic-properties fo:margin-left="3.064cm" fo:margin-right="3.064cm" fo:margin-top="0cm" fo:margin-bottom="0cm" style:wrap="parallel" style:number-wrapped-paragraphs="no-limit" style:vertical-pos="from-top" style:vertical-rel="paragraph" style:horizontal-pos="from-left" style:horizontal-rel="page-content" fo:background-color="#ffffff" style:background-transparency="100%" draw:fill="solid" draw:fill-color="#ffffff" draw:opacity="0%" fo:padding="0cm" fo:border="none"/>
    </style:style>
    <style:style style:name="fr16" style:family="graphic" style:parent-style-name="Frame">
      <style:graphic-properties fo:margin-left="0.176cm" fo:margin-right="0.176cm" fo:margin-top="0.205cm" fo:margin-bottom="0.596cm" style:run-through="background" style:wrap="left" style:number-wrapped-paragraphs="no-limit" style:vertical-pos="from-top" style:vertical-rel="paragraph" style:horizontal-pos="from-left" style:horizontal-rel="page-content" fo:background-color="transparent" draw:fill="none" draw:opacity="0%" fo:padding="0cm" fo:border="0.06pt solid #000000"/>
    </style:style>
    <style:style style:name="fr17" style:family="graphic" style:parent-style-name="Frame">
      <style:graphic-properties fo:margin-left="0.462cm" fo:margin-right="0.176cm" fo:margin-top="0cm" fo:margin-bottom="0.326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18" style:family="graphic" style:parent-style-name="Frame">
      <style:graphic-properties fo:margin-left="2.951cm" fo:margin-right="0.176cm" fo:margin-top="0cm" fo:margin-bottom="0cm" style:run-through="background" style:wrap="left" style:number-wrapped-paragraphs="no-limit" style:vertical-pos="from-top" style:vertical-rel="page-content" style:horizontal-pos="from-left" style:horizontal-rel="page-content" fo:background-color="transparent" draw:fill="none" draw:opacity="0%" fo:padding="0cm" fo:border="0.06pt solid #000000"/>
    </style:style>
    <style:style style:name="fr19" style:family="graphic" style:parent-style-name="Frame">
      <style:graphic-properties fo:margin-left="0.176cm" fo:margin-right="0.178cm" fo:margin-top="0.041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0" style:family="graphic" style:parent-style-name="Frame">
      <style:graphic-properties fo:margin-left="0.176cm" fo:margin-right="2.226cm" fo:margin-top="0.617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1" style:family="graphic" style:parent-style-name="Frame">
      <style:graphic-properties fo:margin-left="0.176cm" fo:margin-right="2.252cm" fo:margin-top="0.201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2" style:family="graphic" style:parent-style-name="Frame">
      <style:graphic-properties fo:margin-left="0.176cm" fo:margin-right="0.176cm" fo:margin-top="0cm" fo:margin-bottom="0cm" style:run-through="background" style:wrap="none" style:vertical-pos="from-top" style:vertical-rel="page-content" style:horizontal-pos="from-left" style:horizontal-rel="page-content" fo:background-color="transparent" draw:fill="none" draw:opacity="0%" fo:padding="0cm" fo:border="0.06pt solid #000000"/>
    </style:style>
    <style:style style:name="fr23" style:family="graphic" style:parent-style-name="Frame">
      <style:graphic-properties fo:margin-left="3cm" fo:margin-right="0.176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fr24" style:family="graphic" style:parent-style-name="Frame">
      <style:graphic-properties fo:margin-left="0.176cm" fo:margin-right="0.176cm" fo:margin-top="0.263cm" fo:margin-bottom="2.96cm" style:run-through="foreground" style:wrap="run-through" style:number-wrapped-paragraphs="no-limit" style:vertical-pos="from-top" style:vertical-rel="paragraph" style:horizontal-pos="from-left" style:horizontal-rel="page-content" fo:background-color="transparent" draw:fill="none" draw:opacity="0%" fo:padding="0cm" fo:border="0.06pt solid #000000"/>
    </style:style>
    <style:style style:name="fr25" style:family="graphic" style:parent-style-name="Frame">
      <style:graphic-properties fo:margin-left="0.453cm" fo:margin-right="6.622cm" fo:margin-top="0cm" fo:margin-bottom="0cm" style:run-through="background" style:wrap="parallel" style:number-wrapped-paragraphs="no-limit" style:vertical-pos="from-top" style:vertical-rel="page-content" style:horizontal-pos="from-left" style:horizontal-rel="page-content" fo:background-color="transparent" draw:fill="none" draw:opacity="0%" fo:padding="0cm" fo:border="0.06pt solid #000000"/>
    </style:style>
    <style:style style:name="Sect1" style:family="section">
      <style:section-properties text:dont-balance-text-columns="true" style:editable="false">
        <style:columns fo:column-count="2" fo:column-gap="3.845cm">
          <style:column style:rel-width="32767*" fo:start-indent="0cm" fo:end-indent="1.922cm"/>
          <style:column style:rel-width="32768*" fo:start-indent="1.922cm" fo:end-indent="0cm"/>
        </style:columns>
      </style:section-properties>
    </style:style>
    <style:style style:name="Sect2" style:family="section">
      <style:section-properties style:editable="false">
        <style:columns fo:column-count="2" fo:column-gap="3.845cm">
          <style:column style:rel-width="32767*" fo:start-indent="0cm" fo:end-indent="1.922cm"/>
          <style:column style:rel-width="32768*" fo:start-indent="1.922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editable="false">
        <style:columns fo:column-count="2" fo:column-gap="3.792cm">
          <style:column style:rel-width="32767*" fo:start-indent="0cm" fo:end-indent="1.896cm"/>
          <style:column style:rel-width="32768*" fo:start-indent="1.896cm" fo:end-indent="0cm"/>
        </style:columns>
      </style:section-properties>
    </style:style>
    <style:style style:name="Sect5" style:family="section">
      <style:section-properties style:editable="false">
        <style:columns fo:column-count="2" fo:column-gap="3.792cm">
          <style:column style:rel-width="32767*" fo:start-indent="0cm" fo:end-indent="1.896cm"/>
          <style:column style:rel-width="32768*" fo:start-indent="1.896cm" fo:end-indent="0cm"/>
        </style:columns>
      </style:section-properties>
    </style:style>
    <style:style style:name="Sect6" style:family="section">
      <style:section-properties text:dont-balance-text-columns="true" style:editable="false">
        <style:columns fo:column-count="2" fo:column-gap="4.131cm">
          <style:column style:rel-width="32767*" fo:start-indent="0cm" fo:end-indent="2.065cm"/>
          <style:column style:rel-width="32768*" fo:start-indent="2.065cm" fo:end-indent="0cm"/>
        </style:columns>
      </style:section-properties>
    </style:style>
    <style:style style:name="Sect7" style:family="section">
      <style:section-properties style:editable="false">
        <style:columns fo:column-count="2" fo:column-gap="4.131cm">
          <style:column style:rel-width="32767*" fo:start-indent="0cm" fo:end-indent="2.065cm"/>
          <style:column style:rel-width="32768*" fo:start-indent="2.065cm" fo:end-indent="0cm"/>
        </style:columns>
      </style:section-properties>
    </style:style>
    <style:style style:name="Sect8" style:family="section">
      <style:section-properties text:dont-balance-text-columns="true" style:editable="false">
        <style:columns fo:column-count="2" fo:column-gap="3.775cm">
          <style:column style:rel-width="32767*" fo:start-indent="0cm" fo:end-indent="1.887cm"/>
          <style:column style:rel-width="32768*" fo:start-indent="1.887cm" fo:end-indent="0cm"/>
        </style:columns>
      </style:section-properties>
    </style:style>
    <style:style style:name="Sect9" style:family="section">
      <style:section-properties style:editable="false">
        <style:columns fo:column-count="2" fo:column-gap="3.775cm">
          <style:column style:rel-width="32767*" fo:start-indent="0cm" fo:end-indent="1.887cm"/>
          <style:column style:rel-width="32768*" fo:start-indent="1.887cm" fo:end-indent="0cm"/>
        </style:columns>
      </style:section-properties>
    </style:style>
    <style:style style:name="Sect10" style:family="section">
      <style:section-properties text:dont-balance-text-columns="true" style:editable="false">
        <style:columns fo:column-count="2" fo:column-gap="4.216cm">
          <style:column-sep style:width="0.002cm" style:color="#000000" style:height="100%" style:style="none"/>
          <style:column style:rel-width="32767*" fo:start-indent="0cm" fo:end-indent="2.108cm"/>
          <style:column style:rel-width="32768*" fo:start-indent="2.108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833cm" fo:margin-top="0cm" fo:margin-bottom="0cm" style:run-through="background" style:wrap="parallel"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323cm" style:run-through="background" style:wrap="lef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176cm" fo:margin-right="0.653cm" fo:margin-top="0cm" fo:margin-bottom="0cm" style:run-through="background" style:wrap="right" style:number-wrapped-paragraphs="no-limit" style:wrap-contour="false" style:vertical-pos="from-top" style:vertical-rel="page-content" style:horizontal-pos="from-left" style:horizontal-rel="page-content"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11" text:outline-level="1"><text:bookmark-start text:name="bookmark0"/><draw:custom-shape text:anchor-type="char" draw:z-index="39" draw:style-name="gr6" draw:text-style-name="P959" svg:width="21.1cm" svg:height="29.701cm" svg:x="-21.742cm" svg:y="0cm"><text:p/><draw:enhanced-geometry/></draw:custom-shape><draw:custom-shape text:anchor-type="char" draw:z-index="40" draw:style-name="gr3" draw:text-style-name="P959" svg:width="4.185cm" svg:height="1.811cm" svg:x="3.048cm" svg:y="13.469cm"><text:p text:style-name="P4"><text:span text:style-name="Body_20_text_20__28_2_29__20_Exact">Journal 3 Nov 1815-3 Jun 1817</text:span></text:p><text:p text:style-name="P4"><text:span text:style-name="Body_20_text_20__28_2_29__20_Exact">Ledger</text:span></text:p><text:p text:style-name="P4"><text:span text:style-name="Body_20_text_20__28_2_29__20_Exact">Pay Book</text:span></text:p><text:p text:style-name="P4"><text:span text:style-name="Body_20_text_20__28_2_29__20_Exact">Absence Book</text:span></text:p><draw:enhanced-geometry svg:viewBox="0 0 21600 21600" draw:type="mso-spt202" draw:enhanced-path="M 0 0 L 21600 0 21600 21600 0 21600 0 0 Z N"/></draw:custom-shape><text:span text:style-name="T1">CABALVA</text:span><text:bookmark-end text:name="bookmark0"/></text:h>
      <text:p text:style-name="P103"><text:span text:style-name="T1">Built by Wells, launched 1811, 3 decks, 4in bottom, length 165ft 7</text:span><text:span text:style-name="T3">7</text:span><text:span text:style-name="T1">/8in, keel 134ft, breadth 42ft, hold 17ft lin, wing transom 25ft lOin, port cell 28ft 11 ^in, waist 1ft 3in, between decks 6ft 4</text:span><text:span text:style-name="T3">1</text:span><text:span text:style-name="T1">/iin &amp; 6ft 4in, roundhouse 6ft 3in, ports 14 middle &amp; 13 upper, deck range 97ft, 1257 tons Principal Managing Owners: 1-2 William Davies, 3-4 John Card</text:span></text:p>
      <text:list xml:id="list1701770775" text:style-name="WWNum1">
        <text:list-item>
          <text:p text:style-name="P149"><text:span text:style-name="T1">1811/2 Bombay and China</text:span></text:p>
        </text:list-item>
      </text:list>
      <text:p text:style-name="P194"><text:span text:style-name="T1">L/MAR/B/155A<text:tab/>Journal 16 Oct 1811-2 Jul 1813</text:span></text:p>
      <text:p text:style-name="P194"><text:span text:style-name="T1">L/MAR/B/155E(1)<text:tab/>Ledger</text:span></text:p>
      <text:p text:style-name="P194"><text:span text:style-name="T1">L/MAR/B/155E(2)<text:tab/>Pay Book</text:span></text:p>
      <text:p text:style-name="P194"><text:span text:style-name="T1">L/MAR/B/155E(3)<text:tab/>Imprest Book</text:span></text:p>
      <text:p text:style-name="P195"><text:span text:style-name="T1">Capt Jonathan Birch</text:span></text:p>
      <text:p text:style-name="P153"><text:span text:style-name="T1">Torbay 4 Jan 1812 - 6 May Bombay -13 Jul Penang - 25 Jul Malacca -11 Sep Whampoa - 2 Nov Second Bar - 28 Mar 1813 St Helena - 7 Jun Long Reach</text:span></text:p>
      <text:list xml:id="list132757949310618" text:continue-numbering="true" text:style-name="WWNum1">
        <text:list-item>
          <text:p text:style-name="P391"><text:span text:style-name="T1">1813/4 Bombay and China</text:span></text:p>
        </text:list-item>
      </text:list>
      <text:p text:style-name="P394"><text:span text:style-name="T1">L/MAR/B/155B<text:tab/>Journal 8 Oct<text:tab/>1813-1 Sep 1815</text:span></text:p>
      <text:p text:style-name="P395"><text:span text:style-name="T1">L/MAR/B/155F(1)<text:tab/>Ledger</text:span></text:p>
      <text:p text:style-name="P395"><text:span text:style-name="T1">L/MAR/B/155F(2)<text:tab/>Pay Book</text:span></text:p>
      <text:p text:style-name="P396"><text:span text:style-name="T1">Capt Jonathan Birch</text:span></text:p>
      <text:p text:style-name="P408"><text:span text:style-name="T1">Portsmouth 31 Dec 1813-21 May 1814 Bombay - 6 Aug Penang - 22 Aug Malacca - 29 Sep Lintin - 30 Nov Whampoa - 7 Jan 1815 Second Bar -19 Apr St Helena - 27 Jun Purfleet</text:span></text:p>
      <text:list xml:id="list132759337851635" text:continue-numbering="true" text:style-name="WWNum1">
        <text:list-item>
          <text:p text:style-name="P515"><text:span text:style-name="T1">1815/6 Bombay and China</text:span></text:p>
        </text:list-item>
      </text:list>
      <text:p text:style-name="P154"><text:span text:style-name="T1">L/MAR/B/155C L/MAR/B/155G(1)</text:span></text:p>
      <text:p text:style-name="P195"><text:span text:style-name="T1">L/MAR/B/155G(2)</text:span></text:p>
      <text:p text:style-name="P195"><text:span text:style-name="T1">L/MAR/B/155G(3)</text:span></text:p>
      <text:p text:style-name="P195"><text:span text:style-name="T1">Capt John Hine</text:span></text:p>
      <text:p text:style-name="P209"><text:span text:style-name="T1">Downs 23 Jan 1816 -15 May Bombay -13 Jul Penang - 26 Jul Malacca -19 Aug Whampoa - 20 Oct Second Bar - 2 Mar 1817 St Helena - 6 May Gravesend</text:span></text:p>
      <text:list xml:id="list132759042345867" text:continue-numbering="true" text:style-name="WWNum1">
        <text:list-item>
          <text:p text:style-name="P391"><text:span text:style-name="T1">1817/8 China</text:span></text:p>
        </text:list-item>
      </text:list>
      <text:p text:style-name="P101"><text:span text:style-name="T1">L/MAR/B/155D Journal 25 Feb-1 Jul 1818, anon Capt James Dalrymple</text:span></text:p>
      <text:p text:style-name="P104"><text:span text:style-name="T1">Downs 16 Apr 1818 - wrecked off Cadargos, Carajos Reefs nr Mauritius, 7 Jul 1818 - captain, surgeon’s mate and 15 crew drowned</text:span></text:p>
      <text:h text:style-name="P919" text:outline-level="1"><text:bookmark-start text:name="bookmark1"/><text:span text:style-name="T1">CADOGAN</text:span><text:bookmark-end text:name="bookmark1"/></text:h>
      <text:p text:style-name="P516"><text:span text:style-name="T1">Rated at 450/460 tons, 30/32 guns, 90/92 crew</text:span></text:p>
      <text:list xml:id="list2177334637" text:style-name="WWNum3">
        <text:list-item>
          <text:p text:style-name="P414"><text:span text:style-name="T1">1718/9<text:tab/>Bengal</text:span></text:p>
        </text:list-item>
      </text:list>
      <text:p text:style-name="P395"><text:span text:style-name="T1">L/MAR/B/682A<text:tab/>Journal 14 Oct 1718-21 Aug 1720</text:span></text:p>
      <text:p text:style-name="P396"><text:span text:style-name="T1">Capt John Hill</text:span></text:p>
      <text:p text:style-name="P398"><text:span text:style-name="T1">Downs 18 Jan 1719 -1 May Cape -1 Jul Fort St David - 20 Jul Balasore - 2 Aug Rogues River - 9 Jan 1720 Cox’s Island - 29 Apr Cape - 31 May St Helena - Aug Downs</text:span></text:p>
      <text:list xml:id="list132757957113743" text:continue-numbering="true" text:style-name="WWNum3">
        <text:list-item>
          <text:p text:style-name="P213"><text:span text:style-name="T1">1720/1<text:tab/>China</text:span></text:p>
        </text:list-item>
      </text:list>
      <text:p text:style-name="P194"><text:span text:style-name="T1">L/MAR/B/682B<text:tab/>Journal 4 Nov 1720-28 Jul 1722</text:span></text:p>
      <text:p text:style-name="P194"><text:span text:style-name="T1">L/MAR/B/682E<text:tab/>Ledger &amp; Pay Book</text:span></text:p>
      <text:p text:style-name="P195"><text:span text:style-name="T1">Capt John Hill</text:span></text:p>
      <text:p text:style-name="P156"><text:span text:style-name="T1">Downs 4 Feb 1721 -1 Jul Batavia - 4 Aug Whampoa -16 Jan 1722 Batavia -14 Apr Cape -17 May St Helena - Aug Downs</text:span></text:p>
      <text:list xml:id="list132757770865535" text:continue-numbering="true" text:style-name="WWNum3">
        <text:list-item>
          <text:p text:style-name="P213"><text:span text:style-name="T1">1723/4<text:tab/>Bombay</text:span></text:p>
        </text:list-item>
      </text:list>
      <text:p text:style-name="P177"><text:span text:style-name="T1">L/MAR/B/682C Journal 17 Jan 1723-7 Apr 1726, James Saunders, Third Mate L/MAR/B/682F(1)<text:tab/>Ledger</text:span></text:p>
      <text:p text:style-name="P194"><text:span text:style-name="T1">L/MAR/B/682F(2)<text:tab/>Pay Book</text:span></text:p>
      <text:section text:style-name="Sect1" text:name="TextSection">
        <text:p text:style-name="P578"><text:span text:style-name="T1">Capt John Hill</text:span></text:p>
        <text:p text:style-name="P596"><text:span text:style-name="T1">Downs 2 Apr 1724 - 22 May Sao Tiago - 29 Sep Point de Galle - 26 Oct Anjengo -10 Nov Tellicherry - 28 Nov Bombay - 24 Dec Tellicheny - 20 Mar 1725 Goa - 3 Apr Bombay - 17 Apr Surat -10 Jul Muscat - 23 Jul Bandar Abbas - 25 Sep Karrack - 6 Oct Basra - 23 Feb 1726 Bandar Abbas - 18 Mar Surat - 7 Apr Bombay - voyage ended 16 Feb 1727</text:span></text:p>
        <text:list xml:id="list132759494418711" text:continue-numbering="true" text:style-name="WWNum3">
          <text:list-item>
            <text:p text:style-name="P129"><text:span text:style-name="T1">1728/9 St Helena and Benkulen</text:span></text:p>
          </text:list-item>
        </text:list>
        <text:p text:style-name="P415"><text:span text:style-name="Body_20_text_20__28_2_29__20__2b__20_Bold">L/MAR/B/682D<text:tab/></text:span><text:span text:style-name="T1">Journal 9 Oct 1728-25<text:tab/>Nov 1731</text:span></text:p>
        <text:p text:style-name="P797"><text:span text:style-name="T1">L/MAR/B/682G(1)<text:tab/></text:span><text:span text:style-name="Body_20_text_20__28_3_29__20__2b__20_Not_20_Bold"><text:span text:style-name="T5">Ledger</text:span></text:span></text:p>
        <text:p text:style-name="P797"><text:span text:style-name="T1">L/MAR/B/682G(2)<text:tab/></text:span><text:span text:style-name="Body_20_text_20__28_3_29__20__2b__20_Not_20_Bold"><text:span text:style-name="T5">Pay Book</text:span></text:span></text:p>
        <text:p text:style-name="P396"><text:span text:style-name="T1">Capt James Saunders</text:span></text:p>
        <text:p text:style-name="P616"><text:span text:style-name="T1">Downs 14 Dec 1728 - 3 Mar 1729 St Helena -19 Jun Benkulen - 23 Jul Moco Moco -14 Aug Bantal - 15 Sep Ipoh - 27 Sep Benkulen - 31 Oct Moco Moco -14 Nov Padang - 4 Jan 1730 Madras -15 Sep Rogues River - 5 Mar 1731 Madras - 6 May Negapatam - 5 Jun Madras - 25 Nov Cape - voyage ended 26 Apr 1732</text:span></text:p>
        <text:h text:style-name="P945" text:outline-level="1"><text:bookmark-start text:name="bookmark2"/><text:span text:style-name="T1">CAERNARVON (I)</text:span><text:bookmark-end text:name="bookmark2"/></text:h>
        <text:p text:style-name="P620"><text:span text:style-name="T1">Rated at 350/375 tons, 24 guns, 70/75 crew</text:span></text:p>
        <text:list xml:id="list3953198276" text:style-name="WWNum5">
          <text:list-item>
            <text:p text:style-name="P621"><text:span text:style-name="T1">1717/8<text:tab/>China</text:span></text:p>
          </text:list-item>
        </text:list>
        <text:p text:style-name="P627"><text:span text:style-name="Body_20_text_20__28_2_29__20__2b__20_Bold">L/MAR/B/589A </text:span><text:span text:style-name="T1">Journal 28 Oct 1717-3 Jul 1719 Capt Josiah Thwaites</text:span></text:p>
        <text:p text:style-name="P640"><text:span text:style-name="T1">Downs 22 Dec 1717 - 7 Apr 1718 Cape - 20 Jul Whampoa - 22 Dec Batavia -13 Mar 1719 Cape - 13 Apr St Helena - Jul Downs</text:span></text:p>
        <text:list xml:id="list132758281328012" text:continue-numbering="true" text:style-name="WWNum5">
          <text:list-item>
            <text:p text:style-name="P542"><text:span text:style-name="T1">1719/20<text:tab/>China</text:span></text:p>
          </text:list-item>
        </text:list>
        <text:p text:style-name="P644"><text:span text:style-name="Body_20_text_20__28_2_29__20__2b__20_Bold">L/MAR/B/589B<text:tab/></text:span><text:span text:style-name="T1">Journal 29 Feb<text:tab/>1720-28 Aug 1721</text:span></text:p>
        <text:p text:style-name="P813"><text:span text:style-name="T1">L/MAR/B/589-I(l)<text:tab/></text:span><text:span text:style-name="Body_20_text_20__28_3_29__20__2b__20_Not_20_Bold"><text:span text:style-name="T5">Ledger</text:span></text:span></text:p>
        <text:p text:style-name="P813"><text:span text:style-name="T1">L/MAR/B/589-I(2)<text:tab/></text:span><text:span text:style-name="Body_20_text_20__28_3_29__20__2b__20_Not_20_Bold"><text:span text:style-name="T5">Pay Book</text:span></text:span></text:p>
        <text:p text:style-name="P645"><text:span text:style-name="T1">Capt Josiah Thwaites</text:span></text:p>
        <text:p text:style-name="P517"><text:span text:style-name="T1">Plymouth 29 Feb 1720 - 22 Aug Whampaoa - 21 Apr 1721 Cape - 29 May St Helena - 28 Aug Erith</text:span></text:p>
        <text:list xml:id="list132758766078537" text:continue-numbering="true" text:style-name="WWNum5">
          <text:list-item>
            <text:p text:style-name="P214"><text:span text:style-name="T1">1722/3<text:tab/>Madras</text:span></text:p>
          </text:list-item>
        </text:list>
        <text:p text:style-name="P215"><text:span text:style-name="Body_20_text_20__28_2_29__20__2b__20_Bold">L/MAR/B/589C<text:tab/></text:span><text:span text:style-name="T1">Journal 30 Oct<text:tab/>1722-21 Apr 1724</text:span></text:p>
        <text:p text:style-name="P818"><text:span text:style-name="T1">L/MAR/B/589J(1)<text:tab/></text:span><text:span text:style-name="Body_20_text_20__28_3_29__20__2b__20_Not_20_Bold"><text:span text:style-name="T5">Ledger</text:span></text:span></text:p>
        <text:p text:style-name="P818"><text:span text:style-name="T1">L/MAR/B/589J(2)<text:tab/></text:span><text:span text:style-name="Body_20_text_20__28_3_29__20__2b__20_Not_20_Bold"><text:span text:style-name="T5">Pay Book</text:span></text:span></text:p>
        <text:p text:style-name="P195"><text:span text:style-name="T1">Capt Josiah Thwaites</text:span></text:p>
        <text:p text:style-name="P157"><text:span text:style-name="T1">Downs 2 Jan 1723 - 27 Mar Cape - 8 Jun Madras - 13 Aug Fort St David -11 Sep Madras - 29 Dec Cape - 29 Jan 1724 St Helena - 21 Apr Downs</text:span></text:p>
        <text:list xml:id="list132758402964001" text:continue-numbering="true" text:style-name="WWNum5">
          <text:list-item>
            <text:p text:style-name="P214"><text:span text:style-name="T1">1725/6<text:tab/>St Helena and Benkulen</text:span></text:p>
          </text:list-item>
        </text:list>
        <text:p text:style-name="P216"><text:span text:style-name="Body_20_text_20__28_2_29__20__2b__20_Bold">L/MAR/B/589D<text:tab/></text:span><text:span text:style-name="T1">Journal 26 Oct<text:tab/>1725-11 Aug 1727</text:span></text:p>
        <text:p text:style-name="P818"><text:span text:style-name="T1">L/MAR/B/589K<text:tab/></text:span><text:span text:style-name="Body_20_text_20__28_3_29__20__2b__20_Not_20_Bold"><text:span text:style-name="T5">Ledger</text:span></text:span></text:p>
        <text:p text:style-name="P195"><text:span text:style-name="T1">Capt Josiah Thwaites</text:span></text:p>
        <text:p text:style-name="P683"><text:span text:style-name="T1">Downs 23 Jan 1726 - 6 May St Helena - 20 Aug Benkulen - 23 Oct Batavia - 3 Dec Banjarmassin 17 Jun 1727 - 9 Jul Benkulen - voyage ended 15 May 1728</text:span></text:p>
        <text:h text:style-name="P921" text:outline-level="1"><text:bookmark-start text:name="bookmark3"/><text:span text:style-name="T1">CAERNARVON (2)</text:span><text:bookmark-end text:name="bookmark3"/></text:h>
        <text:p text:style-name="P158"><text:span text:style-name="T1">Rated at 499 tons, 99 crew, 30 guns Principal Managing Owner: John Hallett</text:span></text:p>
        <text:list xml:id="list2218139336" text:style-name="WWNum7">
          <text:list-item>
            <text:p text:style-name="P543"><text:span text:style-name="T1">1755/6 Madras and China</text:span></text:p>
          </text:list-item>
        </text:list>
        <text:p text:style-name="P627"><text:span text:style-name="T1">L/MAR/B/589E Journal 4 Nov 1755-2 Oct 1758, William Smith, Fourth Mate ? L/MAR/B/589L(1) Ledger L/MAR/B/589L(2) Pay Book</text:span></text:p>
        <text:p text:style-name="P518"><text:span text:style-name="T1">Capt Norton Hutchinson</text:span></text:p>
        <text:p text:style-name="P197"><text:span text:style-name="T1">Downs 2 Jan 1756 - 8 Aug Madras - 23 Sep Malacca - 9 Dec Batavia - 2 Jul 1757 Whampoa -10 Jan 1758 Second Bar - 3 Jun St Helena - 2 Aug Fernando Loronho - captured by French 18 Oct, recovered - 27 Mar 1759 Downs</text:span></text:p>
        <text:list xml:id="list132758280521967" text:continue-numbering="true" text:style-name="WWNum7">
          <text:list-item>
            <text:p text:style-name="P217"><text:span text:style-name="T1">1759/60<text:tab/>Madras and China</text:span></text:p>
          </text:list-item>
        </text:list>
        <text:p text:style-name="P219"><text:span text:style-name="T1">L/MAR/B/589F-G<text:tab/>Journal 3 Nov 1759-17<text:tab/>Sep<text:tab/>1762</text:span></text:p>
        <text:p text:style-name="P220"><text:span text:style-name="T1">L/MAR/B/589M(1)<text:tab/>Ledger</text:span></text:p>
        <text:p text:style-name="P220"><text:span text:style-name="T1">L/MAR/B/589M(2)<text:tab/>Pay Book</text:span></text:p>
        <text:p text:style-name="P518"><text:span text:style-name="T1">Capt Norton Hutchinson</text:span></text:p>
        <text:p text:style-name="P210"><text:span text:style-name="T1">Downs 1 Feb 1760 - 31 Jul Fort St David -11 Aug Madras -15 Nov Batavia -12 Apr Whampoa - 30 Jun Second Bar - left China 23 Dec -14 Jan 1762 Malacca - 24 Apr St Helena - 16 Jul Carrick Road -12 Aug Long Reach</text:span></text:p>
        <text:list xml:id="list132758189556842" text:continue-numbering="true" text:style-name="WWNum7">
          <text:list-item>
            <text:p text:style-name="P217"><text:span text:style-name="T1">1763/4<text:tab/>Madras and Bengal</text:span></text:p>
          </text:list-item>
        </text:list>
        <text:p text:style-name="P219"><text:span text:style-name="T1">L/MAR/B/589H<text:tab/>Journal 7 Nov 1763-24<text:tab/>Oct<text:tab/>1765</text:span></text:p>
        <text:p text:style-name="P220"><text:span text:style-name="T1">L/MAR/B/589N(1)<text:tab/>Ledger</text:span></text:p>
        <text:p text:style-name="P220"><text:span text:style-name="T1">L/MAR/B/589N(2)<text:tab/>Pay Book</text:span></text:p>
        <text:p text:style-name="P645"><text:span text:style-name="T1">Capt Norton Hutchinson</text:span></text:p>
        <text:p text:style-name="P670"><text:span text:style-name="T1">Downs 20 Feb 1764 - 5 Mar Madeira - 29 Jun Johanna - 31 Jul Madras - 25 Aug Ingeli - 4 Oct Culpee -12 Dec Ingeli - 26 Jan 1765 Madras -16 Jul St Helena - 22 Oct Gravesend</text:span></text:p>
        <text:h text:style-name="P919" text:outline-level="1"><text:bookmark-start text:name="bookmark4"/><text:span text:style-name="T1">CAESAR (1)</text:span><text:bookmark-end text:name="bookmark4"/></text:h>
        <text:list text:style-name="WWNum9">
          <text:list-item>
            <text:p text:style-name="P544"><text:span text:style-name="T1">decks, 24/40 guns, 90/120 crew, 500/600 tons</text:span></text:p>
          </text:list-item>
        </text:list>
        <text:list xml:id="list2146406654" text:style-name="WWNum11">
          <text:list-item>
            <text:p text:style-name="P218"><text:span text:style-name="T1">1672/3<text:tab/>Madras and Surat</text:span></text:p>
          </text:list-item>
        </text:list>
        <text:p text:style-name="P197"><text:span text:style-name="T1">Capt Thomas Andrews</text:span></text:p>
        <text:list xml:id="list132757759803062" text:continue-numbering="true" text:style-name="WWNum11">
          <text:list-item>
            <text:p text:style-name="P221"><text:span text:style-name="T1">1674/5<text:tab/>Bantam</text:span></text:p>
          </text:list-item>
        </text:list>
        <text:p text:style-name="P195"><text:span text:style-name="T1">Capt Thomas Andrews</text:span></text:p>
        <text:list xml:id="list132758657456741" text:continue-numbering="true" text:style-name="WWNum11">
          <text:list-item>
            <text:p text:style-name="P545"><text:span text:style-name="T1">Apr 1675 - 10 Apr 1676</text:span></text:p>
          </text:list-item>
        </text:list>
        <text:list xml:id="list2424556028" text:style-name="WWNum13">
          <text:list-item>
            <text:p text:style-name="P654"><text:span text:style-name="T1">1676/7<text:tab/>Madras and Bengal</text:span></text:p>
          </text:list-item>
        </text:list>
        <text:p text:style-name="P645"><text:span text:style-name="T1">Capt Thomas Andrews</text:span></text:p>
        <text:p text:style-name="P647"><text:span text:style-name="T1">23 Jan 1677 -</text:span></text:p>
        <text:list xml:id="list132757487602652" text:continue-numbering="true" text:style-name="WWNum13">
          <text:list-item>
            <text:p text:style-name="P222"><text:span text:style-name="T1">1678/9<text:tab/>Bantam</text:span></text:p>
          </text:list-item>
        </text:list>
        <text:p text:style-name="P223"><text:span text:style-name="T1">BL:<text:tab/></text:span><text:span text:style-name="Body_20_text_20__28_2_29__20__2b__20_Bold">Sloane Ms 3668 ff.123-54 &amp;<text:tab/>160 </text:span><text:span text:style-name="T1">Journal 4 Jun 1679-6 Sep 1680, William Pearce, First</text:span></text:p>
        <text:p text:style-name="P165"><text:span text:style-name="T1">Mate (copy by John Kempthome, with illus)</text:span></text:p>
        <text:p text:style-name="P195"><text:span text:style-name="T1">Capt Jonathan Andrews</text:span></text:p>
        <text:p text:style-name="P691"><text:span text:style-name="T1">Downs 27 May 1679 - Falmouth 13 Jun - 29 Sep Cape - 24 Dec Bantam 13 Feb 1680 - 9 Jun Ascension - 6 Sep Downs</text:span></text:p>
        <text:list xml:id="list132759513329233" text:continue-numbering="true" text:style-name="WWNum13">
          <text:list-item>
            <text:p text:style-name="P30"><text:span text:style-name="T1">1680/1<text:tab/>Madras and Bengal</text:span></text:p>
          </text:list-item>
        </text:list>
        <text:p text:style-name="P31"><text:span text:style-name="T1">Capt Jonathan Andrews</text:span></text:p>
        <text:p text:style-name="P516"><text:span text:style-name="T1">16 Jan 1681 - 28 Aug 1682</text:span></text:p>
        <text:list xml:id="list132759043876656" text:continue-numbering="true" text:style-name="WWNum13">
          <text:list-item>
            <text:p text:style-name="P416"><text:span text:style-name="T1">1683/4<text:tab/>Sumatra</text:span></text:p>
          </text:list-item>
        </text:list>
        <text:p text:style-name="P113"><text:span text:style-name="T1">Capt Jonathan Andrews 19 Nov 1683 - 1 Jan 1686</text:span></text:p>
        <text:list xml:id="list132758534762814" text:continue-numbering="true" text:style-name="WWNum13">
          <text:list-item>
            <text:p text:style-name="P222"><text:span text:style-name="T1">1686/7<text:tab/>Bombay</text:span></text:p>
          </text:list-item>
        </text:list>
        <text:p text:style-name="P195"><text:span text:style-name="T1">Capt Edmund Wright</text:span></text:p>
        <text:p text:style-name="P518"><text:span text:style-name="T1">10 Sep 1686 - 26 Aug 1690 Milford Haven</text:span></text:p>
        <text:p text:style-name="P518"><text:span text:style-name="T1">attacked by five French pirates off Sao Tiago 31 Oct 1686</text:span></text:p>
      </text:section>
      <text:section text:style-name="Sect1" text:name="Bereich1">
        <text:h text:style-name="P947" text:outline-level="1"><text:bookmark-start text:name="bookmark5"/><text:span text:style-name="T1">CAESAR (2)</text:span><text:bookmark-end text:name="bookmark5"/></text:h>
        <text:p text:style-name="P712"><text:span text:style-name="T1">380 tons, 26 guns, 76 crew</text:span></text:p>
        <text:list text:style-name="WWNum15">
          <text:list-item>
            <text:p text:style-name="P713"><text:span text:style-name="T1">1703/4 Borneo and St Helena</text:span></text:p>
          </text:list-item>
        </text:list>
        <text:p text:style-name="P518"><text:span text:style-name="T1">Capt John Clark</text:span></text:p>
        <text:p text:style-name="P523"><text:span text:style-name="T1">13 Apr 1704 - 31 May 1707</text:span></text:p>
        <text:h text:style-name="P922" text:outline-level="1"><text:bookmark-start text:name="bookmark6"/><text:span text:style-name="T1">CAESAR (3)</text:span><text:bookmark-end text:name="bookmark6"/></text:h>
        <text:p text:style-name="P517"><text:span text:style-name="T1">Rated at 430/440 tons, 30 guns, 86/88 crew</text:span></text:p>
        <text:list xml:id="list1034669395" text:style-name="WWNum17">
          <text:list-item>
            <text:p text:style-name="P224"><text:span text:style-name="T1">1721/2<text:tab/>Mokha</text:span></text:p>
          </text:list-item>
        </text:list>
        <text:p text:style-name="P225"><text:span text:style-name="Body_20_text_20__28_2_29__20__2b__20_Bold">L/MAR/B/235A<text:tab/></text:span><text:span text:style-name="T1">Journal 7 Nov 1720-3<text:tab/>Feb<text:tab/>1722</text:span></text:p>
        <text:p text:style-name="P819"><text:span text:style-name="T1">L/MAR/B/235K<text:tab/></text:span><text:span text:style-name="Body_20_text_20__28_3_29__20__2b__20_Not_20_Bold"><text:span text:style-name="T5">Ledger</text:span></text:span></text:p>
        <text:p text:style-name="P195"><text:span text:style-name="T1">Capt William Mabbott</text:span></text:p>
        <text:p text:style-name="P716"><text:span text:style-name="T1">Downs 3 Dec 1720 - 4 Mar 1721 Cape -12 May Mokha - 4 Aug Bombay -14 Nov Cape -16 Dec St Helena - 3 Feb 1722 Tilbury</text:span></text:p>
        <text:list xml:id="list132757838977393" text:continue-numbering="true" text:style-name="WWNum17">
          <text:list-item>
            <text:p text:style-name="P546"><text:span text:style-name="T1">1724/5<text:tab/>China</text:span></text:p>
          </text:list-item>
        </text:list>
        <text:p text:style-name="P655"><text:span text:style-name="Body_20_text_20__28_2_29__20__2b__20_Bold">L/MAR/B/235B<text:tab/></text:span><text:span text:style-name="T1">Journal 22 Dec<text:tab/>1724-7 May<text:tab/>1726</text:span></text:p>
        <text:p text:style-name="P814"><text:span text:style-name="T1">L/MAR/B/235L(1)<text:tab/></text:span><text:span text:style-name="Body_20_text_20__28_3_29__20__2b__20_Not_20_Bold"><text:span text:style-name="T5">Ledger</text:span></text:span></text:p>
        <text:p text:style-name="P814"><text:span text:style-name="T1">L/MAR/B/235L(2)<text:tab/></text:span><text:span text:style-name="Body_20_text_20__28_3_29__20__2b__20_Not_20_Bold"><text:span text:style-name="T5">Pay Book</text:span></text:span></text:p>
        <text:p text:style-name="P645"><text:span text:style-name="T1">Capt William Mabbott</text:span></text:p>
        <text:p text:style-name="P643"><text:span text:style-name="T1">Downs 6 Jan 1725 - 20 May Batavia - 3 Jul Whampoa -18 Dec Java Head - 9 Mar 1726 St Helena - 7 May Downs</text:span></text:p>
        <text:list xml:id="list132758773077795" text:continue-numbering="true" text:style-name="WWNum17">
          <text:list-item>
            <text:p text:style-name="P224"><text:span text:style-name="T1">1727/8<text:tab/>China</text:span></text:p>
          </text:list-item>
        </text:list>
        <text:p text:style-name="P819"><text:span text:style-name="T1">L/MAR/B/235M(1)<text:tab/></text:span><text:span text:style-name="Body_20_text_20__28_3_29__20__2b__20_Not_20_Bold"><text:span text:style-name="T5">Ledger</text:span></text:span></text:p>
        <text:p text:style-name="P819"><text:span text:style-name="T1">L/MAR/B/235M(2)<text:tab/></text:span><text:span text:style-name="Body_20_text_20__28_3_29__20__2b__20_Not_20_Bold"><text:span text:style-name="T5">Pay Book</text:span></text:span></text:p>
        <text:p text:style-name="P195"><text:span text:style-name="T1">Capt William Mabbott</text:span></text:p>
        <text:p text:style-name="P198"><text:span text:style-name="T1">20 Dec 1727- 11 Jun 1729</text:span></text:p>
        <text:list xml:id="list132759084902648" text:continue-numbering="true" text:style-name="WWNum17">
          <text:list-item>
            <text:p text:style-name="P224"><text:span text:style-name="T1">1730/1<text:tab/>China</text:span></text:p>
          </text:list-item>
        </text:list>
        <text:p text:style-name="P226"><text:span text:style-name="Body_20_text_20__28_2_29__20__2b__20_Bold">L/MAR/B/235C<text:tab/></text:span><text:span text:style-name="T1">Journal 30 Nov<text:tab/>1730-2 Jun 1732</text:span></text:p>
        <text:p text:style-name="P819"><text:span text:style-name="T1">L/MAR/B/235N(1)<text:tab/></text:span><text:span text:style-name="Body_20_text_20__28_3_29__20__2b__20_Not_20_Bold"><text:span text:style-name="T5">Ledger</text:span></text:span></text:p>
        <text:p text:style-name="P819"><text:span text:style-name="T1">L/MAR/B/235N(2)<text:tab/></text:span><text:span text:style-name="Body_20_text_20__28_3_29__20__2b__20_Not_20_Bold"><text:span text:style-name="T5">Pay Book</text:span></text:span></text:p>
        <text:p text:style-name="P195"><text:span text:style-name="T1">Capt William Mabbott</text:span></text:p>
        <text:p text:style-name="P719"><text:span text:style-name="T1">Downs 14 Dec 1730 - 3 Jan 1731 Canaries - 28 Apr Batavia - 26 Jul Whampoa 15 Dec -10 Mar 1732 St Helena - 2 Jun Downs</text:span></text:p>
        <text:h text:style-name="P945" text:outline-level="1"><text:bookmark-start text:name="bookmark7"/><text:span text:style-name="T1">CAESAR (4)</text:span><text:bookmark-end text:name="bookmark7"/></text:h>
        <text:p text:style-name="P620"><text:span text:style-name="T1">Rated at 499 tons, 99 crew, 30 guns</text:span></text:p>
        <text:list xml:id="list1067958739" text:style-name="WWNum19">
          <text:list-item>
            <text:p text:style-name="P622"><text:span text:style-name="T1">1739/40<text:tab/>Madras</text:span></text:p>
          </text:list-item>
        </text:list>
        <text:p text:style-name="P656"><text:span text:style-name="Body_20_text_20__28_2_29__20__2b__20_Bold">L/MAR/B/235D<text:tab/></text:span><text:span text:style-name="T1">Journal 11<text:tab/>Apr 1740-23 Aug 1742</text:span></text:p>
        <text:p text:style-name="P814"><text:span text:style-name="T1">L/MAR/B/235-0(l)<text:tab/></text:span><text:span text:style-name="Body_20_text_20__28_3_29__20__2b__20_Not_20_Bold"><text:span text:style-name="T5">Ledger</text:span></text:span></text:p>
        <text:p text:style-name="P814"><text:span text:style-name="T1">L/MAR/B/235-0(2)<text:tab/></text:span><text:span text:style-name="Body_20_text_20__28_3_29__20__2b__20_Not_20_Bold"><text:span text:style-name="T5">Pay Book</text:span></text:span></text:p>
        <text:p text:style-name="P645"><text:span text:style-name="T1">Capt Robert Cummings</text:span></text:p>
        <text:p text:style-name="P517"><text:span text:style-name="T1">Downs 19 Apr 1740 - 4 Oct Cape - 8 Feb 1741 Madras - 7 Jan 1742 Cape - 30 Jul Blackwall</text:span></text:p>
        <text:list xml:id="list132758859882106" text:continue-numbering="true" text:style-name="WWNum19">
          <text:list-item>
            <text:p text:style-name="P227"><text:span text:style-name="T1">1743/4<text:tab/>St Helena and Benkulen</text:span></text:p>
          </text:list-item>
        </text:list>
        <text:p text:style-name="P228"><text:span text:style-name="Body_20_text_20__28_2_29__20__2b__20_Bold">L/MAR/B/235E-G<text:tab/></text:span><text:span text:style-name="T1">Journal 17<text:tab/>Oct 1743-20 Feb 1746</text:span></text:p>
        <text:p text:style-name="P819"><text:span text:style-name="T1">L/MAR/B/235P(1)<text:tab/></text:span><text:span text:style-name="Body_20_text_20__28_3_29__20__2b__20_Not_20_Bold"><text:span text:style-name="T5">Ledger</text:span></text:span></text:p>
        <text:p text:style-name="P819"><text:span text:style-name="T1">L/MAR/B/235P(2)<text:tab/></text:span><text:span text:style-name="Body_20_text_20__28_3_29__20__2b__20_Not_20_Bold"><text:span text:style-name="T5">Pay Book</text:span></text:span></text:p>
        <text:p text:style-name="P195"><text:span text:style-name="T1">Capt Matthew Court</text:span></text:p>
        <text:p text:style-name="P154"><text:span text:style-name="T1">Downs 20 Dec 1743 - 12 Mar 1744 St Helena -14 Jul Batavia - 25 Aug Benkulen -17 Sep Moco Moco - 6 Oct Bantal -14 Oct Ipoh - 8 Nov Bentoonan -1 Dec Benkulen - 3 Mar 1744 Cape - 23 Apr St Helena -16 Sep Galway - 22 Dec Long Reach</text:span></text:p>
        <text:list xml:id="list132758061249773" text:continue-numbering="true" text:style-name="WWNum19">
          <text:list-item>
            <text:p text:style-name="P229"><text:span text:style-name="T1">1746/7<text:tab/>Batavia and Bengal</text:span></text:p>
          </text:list-item>
        </text:list>
        <text:p text:style-name="P230"><text:span text:style-name="Body_20_text_20__28_2_29__20__2b__20_Bold">L/MAR/B/235H<text:tab/></text:span><text:span text:style-name="T1">Journal 17 Oct 1746-2 Dec 1748</text:span></text:p>
        <text:p text:style-name="P820"><text:span text:style-name="T1">L/MAR/B/235Q(1)<text:tab/></text:span><text:span text:style-name="Body_20_text_20__28_3_29__20__2b__20_Not_20_Bold"><text:span text:style-name="T5">Ledger</text:span></text:span></text:p>
        <text:p text:style-name="P820"><text:span text:style-name="T1">L/MAR/B/235Q(2)<text:tab/></text:span><text:span text:style-name="Body_20_text_20__28_3_29__20__2b__20_Not_20_Bold"><text:span text:style-name="T5">Pay Book</text:span></text:span></text:p>
        <text:p text:style-name="P195"><text:span text:style-name="T1">Capt Matthew Court</text:span></text:p>
        <text:p text:style-name="P606"><text:span text:style-name="T1">Downs 13 Jan 1747 -14 Mar Madeira -19 Jun St Augustine’s Bay - 21 Sep Batavia -1 Nov Malacca - 23 Dec Balasore - 9 Jan 1748 Rogues River -13 Feb Ingeli - 5 Jul St Helena - 2 Oct Lisbon - 4 Nov Long Reach</text:span></text:p>
        <text:list xml:id="list132759591054658" text:continue-numbering="true" text:style-name="WWNum19">
          <text:list-item>
            <text:p text:style-name="P40"><text:span text:style-name="T1">1750/1<text:tab/>Madras and China</text:span></text:p>
          </text:list-item>
        </text:list>
        <text:p text:style-name="P41"><text:span text:style-name="Body_20_text_20__28_2_29__20__2b__20_Bold">L/MAR/B/235-I<text:tab/></text:span><text:span text:style-name="T1">Journal </text:span><text:span text:style-name="Body_20_text_20__28_2_29__20__2b__20_Bold">6 </text:span><text:span text:style-name="T1">Oct 1750-1 Jun 1752</text:span></text:p>
        <text:p text:style-name="P848"><text:span text:style-name="T1">L/MAR/B/235R(1)<text:tab/></text:span><text:span text:style-name="Body_20_text_20__28_3_29__20__2b__20_Not_20_Bold"><text:span text:style-name="T5">Ledger</text:span></text:span></text:p>
        <text:p text:style-name="P848"><text:span text:style-name="T1">L/MAR/B/235R(2)<text:tab/></text:span><text:span text:style-name="Body_20_text_20__28_3_29__20__2b__20_Not_20_Bold"><text:span text:style-name="T5">Pay Book</text:span></text:span></text:p>
        <text:p text:style-name="P31"><text:span text:style-name="T1">Capt Matthew Court</text:span></text:p>
        <text:p text:style-name="P648"><text:span text:style-name="T1">Downs 15 Dec 1750 - 24 Mar 1751 Cape - 28 May Fort St David - 5 Jun Madras -1 Aug Whampoa - 21 Nov Second Bar - 23 Feb 1752 St Helena -10 May Erith</text:span></text:p>
        <text:h text:style-name="P919" text:outline-level="1"><text:bookmark-start text:name="bookmark8"/><text:span text:style-name="T1">CAESAR (5)</text:span><text:bookmark-end text:name="bookmark8"/></text:h>
        <text:p text:style-name="P518"><text:span text:style-name="T1">Chartered ship, 620 tons</text:span></text:p>
        <text:p text:style-name="P516"><text:span text:style-name="T1">Principal Managing Owner: John A Meabum</text:span></text:p>
        <text:list xml:id="list1359774315" text:style-name="WWNum21">
          <text:list-item>
            <text:p text:style-name="P131"><text:span text:style-name="T1">1831/2 Madras and Bengal </text:span><text:span text:style-name="Body_20_text_20__28_2_29__20__2b__20_Bold">L/MAR/B/235J </text:span><text:span text:style-name="T1">Deck Log 18 Jun 1832-27 May 1833 Capt Henry Thompson</text:span></text:p>
          </text:list-item>
        </text:list>
        <text:p text:style-name="P396"><text:span text:style-name="T1">Downs 12 Jul 1832 - 24 Oct Madras -10 Nov Calcutta - left Bengal 10 Jan 1833 - 15 Mar St Helena -</text:span></text:p>
        <text:list xml:id="list132758425110599" text:continue-numbering="true" text:style-name="WWNum21">
          <text:list-item>
            <text:p text:style-name="P417"><text:span text:style-name="T1">May Downs</text:span></text:p>
          </text:list-item>
        </text:list>
        <text:h text:style-name="P923" text:outline-level="1"><text:bookmark-start text:name="bookmark9"/><text:span text:style-name="T1">CALCUTTA (1)</text:span><text:bookmark-end text:name="bookmark9"/></text:h>
        <text:p text:style-name="P671"><text:span text:style-name="T1">Built by Wells, launched 1758, 3 decks, 3in bottom, rated at 99 crew &amp; 26/30 guns, 632 tons Principal Managing Owners: 1-2 John Hallett, 3-4 George Willson</text:span></text:p>
        <text:list xml:id="list3859302064" text:style-name="WWNum23">
          <text:list-item>
            <text:p text:style-name="P231"><text:span text:style-name="T1">1758/9<text:tab/>Madras and Bengal</text:span></text:p>
          </text:list-item>
        </text:list>
        <text:p text:style-name="P178"><text:span text:style-name="Body_20_text_20__28_2_29__20__2b__20_Bold">L/MAR/B/308A </text:span><text:span text:style-name="T1">Journal 16 Oct 1758-1 Nov 1760, Pitt Collett, First Mate </text:span><text:span text:style-name="Body_20_text_20__28_2_29__20__2b__20_Bold">L/MAR/B/308-O(l)<text:tab/></text:span><text:span text:style-name="T1">Ledger</text:span></text:p>
        <text:p text:style-name="P820"><text:span text:style-name="T1">L/MAR/B/308-O(2)<text:tab/></text:span><text:span text:style-name="Body_20_text_20__28_3_29__20__2b__20_Not_20_Bold"><text:span text:style-name="T5">Pay Book</text:span></text:span></text:p>
        <text:p text:style-name="P195"><text:span text:style-name="T1">Capt George Willson</text:span></text:p>
        <text:p text:style-name="P156"><text:span text:style-name="T1">Portsmouth 15 Feb 1759 - 11 Mar Madeira -12 Jul Moheli - 25 Aug Madras - 8 Oct Culpee -19 Nov Hugh -14 Dec Kedgeree - left Bengal 9 Jan 1760 - 10 Apr St Helena - 21 Jul Fernando Loronho - 24 Sep Long Reach</text:span></text:p>
        <text:list xml:id="list132758317573838" text:continue-numbering="true" text:style-name="WWNum23">
          <text:list-item>
            <text:p text:style-name="P231"><text:span text:style-name="T1">1760/1<text:tab/>Bombay</text:span></text:p>
          </text:list-item>
        </text:list>
        <text:p text:style-name="P232"><text:span text:style-name="Body_20_text_20__28_2_29__20__2b__20_Bold">L/MAR/B/308B<text:tab/></text:span><text:span text:style-name="T1">Journal 11 Feb<text:tab/>1761-2<text:tab/>Apr 1763</text:span></text:p>
        <text:p text:style-name="P820"><text:span text:style-name="T1">L/MAR/B/308P(1)<text:tab/></text:span><text:span text:style-name="Body_20_text_20__28_3_29__20__2b__20_Not_20_Bold"><text:span text:style-name="T5">Ledger</text:span></text:span></text:p>
        <text:p text:style-name="P820"><text:span text:style-name="T1">L/MAR/B/308P(2)<text:tab/></text:span><text:span text:style-name="Body_20_text_20__28_3_29__20__2b__20_Not_20_Bold"><text:span text:style-name="T5">Pay Book</text:span></text:span></text:p>
        <text:p text:style-name="P195"><text:span text:style-name="T1">Capt George Thomson</text:span></text:p>
        <text:p text:style-name="P159"><text:span text:style-name="T1">Portsmouth 26 May 1761 -15 Aug Rio de Janeiro - 20 Dec Cochin - 25 Dec Tellicherry -19 Jan 1762 Bombay - 7 Mar Scindy - 2 Apr Bombay - 9 May Onore -15 May Tellicherry - 3 Sep St Helena - 11 Dec Kinsale - 20 Feb 1763 Gravesend</text:span></text:p>
        <text:list xml:id="list132758997848609" text:continue-numbering="true" text:style-name="WWNum23">
          <text:list-item>
            <text:p text:style-name="P42"><text:span text:style-name="T1">1763/4<text:tab/>Bombay,<text:tab/>Bengal and Madras</text:span></text:p>
          </text:list-item>
        </text:list>
        <text:p text:style-name="P41"><text:span text:style-name="Body_20_text_20__28_2_29__20__2b__20_Bold">L/MAR/B/308C<text:tab/></text:span><text:span text:style-name="T1">Journal 6 Jan 1764-2 Jan 1766</text:span></text:p>
        <text:p text:style-name="P848"><text:span text:style-name="T1">L/MAR/B/308Q(1)<text:tab/></text:span><text:span text:style-name="Body_20_text_20__28_3_29__20__2b__20_Not_20_Bold"><text:span text:style-name="T5">Ledger</text:span></text:span></text:p>
        <text:p text:style-name="P848"><text:span text:style-name="T1">L/MAR/B/308Q(2)<text:tab/></text:span><text:span text:style-name="Body_20_text_20__28_3_29__20__2b__20_Not_20_Bold"><text:span text:style-name="T5">Pay Book</text:span></text:span></text:p>
      </text:section>
      <text:section text:style-name="Sect2" text:name="Bereich2">
        <text:p text:style-name="P519"><draw:frame draw:style-name="fr25" draw:name="Rahmen6" text:anchor-type="char" svg:x="3.03cm" svg:y="14.603cm" svg:width="4.47cm" draw:z-index="80"><draw:text-box fo:min-height="1.97cm"><text:p text:style-name="P4"><text:span text:style-name="Body_20_text_20__28_2_29__20_Exact">Journal 16 Dec 1777-28 Feb 1781</text:span></text:p><text:p text:style-name="P4"><text:span text:style-name="Body_20_text_20__28_2_29__20_Exact">Ledger</text:span></text:p><text:p text:style-name="P4"><text:span text:style-name="Body_20_text_20__28_2_29__20_Exact">Pay Book</text:span></text:p><text:p text:style-name="P4"><text:span text:style-name="Body_20_text_20__28_2_29__20_Exact">Imprest Book</text:span></text:p><text:p text:style-name="P4"><text:span text:style-name="Body_20_text_20__28_2_29__20_Exact">Receipt Book</text:span></text:p></draw:text-box></draw:frame><draw:frame text:anchor-type="char" draw:z-index="42" draw:style-name="gr2" draw:text-style-name="P960" svg:width="0.526cm" svg:height="22.386cm" svg:x="14.122cm" svg:y="0cm"><draw:image xlink:href="Pictures/100000000000001F0000052ABA940FE9DC43BA62.png" xlink:type="simple" xlink:show="embed" xlink:actuate="onLoad" draw:mime-type="image/png"><text:p/></draw:image></draw:frame><text:span text:style-name="T1">Capt George Thomson</text:span></text:p>
        <text:p text:style-name="P197"><text:span text:style-name="T1">Downs 2 Apr 1764 - 4 Aug Johanna - 6 Sep Bombay -13 Oct Anjengo -15 Nov Ingeli -17 Feb 1765 Madras - 9 Mar Anjengo - 12 Mar Cochin - 23 Mar Tellicherry -11 Apr Bombay -1 Sep St Helena - 6 Nov Downs</text:span></text:p>
        <text:list xml:id="list132758726886381" text:continue-numbering="true" text:style-name="WWNum23">
          <text:list-item>
            <text:p text:style-name="P233"><text:span text:style-name="T1">1766/7 Bengal, Bombay and Madras</text:span></text:p>
          </text:list-item>
        </text:list>
        <text:p text:style-name="P234"><text:span text:style-name="Body_20_text_20__28_2_29__20__2b__20_Bold">L/MAR/B/308D<text:tab/></text:span><text:span text:style-name="T1">Journal 31<text:tab/>Oct 1766-21 Sep 1769</text:span></text:p>
        <text:p text:style-name="P821"><text:span text:style-name="T1">L/MAR/B/308R(1)<text:tab/></text:span><text:span text:style-name="Body_20_text_20__28_3_29__20__2b__20_Not_20_Bold"><text:span text:style-name="T5">Ledger</text:span></text:span></text:p>
        <text:p text:style-name="P821"><text:span text:style-name="T1">L/MAR/B/308R(2)<text:tab/></text:span><text:span text:style-name="Body_20_text_20__28_3_29__20__2b__20_Not_20_Bold"><text:span text:style-name="T5">Pay Book</text:span></text:span></text:p>
        <text:p text:style-name="P195"><text:span text:style-name="T1">Capt George Thomson</text:span></text:p>
        <text:p text:style-name="P104"><text:span text:style-name="T1">Downs 31 Dec 1766 - 20 Jan 1767 Madeira -1 Jun Johanna - 23 Jul Calcutta - left Bengal 13 Dec - 20 Dec - 20 Jan 1768 Bombay - 22 May Madras - 27 Jul Batavia -17 Oct Cochin - 27 Oct Tellicherry -13 Nov Bombay - 31 Mar 1769 Cape - 28 Apr St Helena -10 May Ascension -10 Jul Cork -19 Aug Downs</text:span></text:p>
        <text:p text:style-name="P865"><text:span text:style-name="T1">CALCUTTA (2)</text:span></text:p>
        <text:p text:style-name="P103"><text:span text:style-name="T1">Built by Wells, launched 1770, 3 decks, 4in bottom, length 138ft 4</text:span><text:span text:style-name="T3">1</text:span><text:span text:style-name="T1">/2in, keel 110ft llin, breadth 36ft 2in, hold 14ft 3</text:span><text:span text:style-name="T3">1</text:span><text:span text:style-name="T1">/4in, wing transom 23ft l^in, port cell 24ft, between decks 5ft 9in, 771 tons Principal Managing Owners: 1-3 George Willson, 4 William Moffat</text:span></text:p>
        <text:list xml:id="list2715667907" text:style-name="WWNum25">
          <text:list-item>
            <text:p text:style-name="P235"><text:span text:style-name="T1">1770/1<text:tab/>St Helena and China</text:span></text:p>
          </text:list-item>
        </text:list>
        <text:p text:style-name="P236"><text:span text:style-name="Body_20_text_20__28_2_29__20__2b__20_Bold">L/MAR/B/308E<text:tab/></text:span><text:span text:style-name="T1">Journal 8 Oct 1770-1<text:tab/>Sep<text:tab/>1772</text:span></text:p>
        <text:p text:style-name="P821"><text:span text:style-name="T1">L/MAR/B/308S(1)<text:tab/></text:span><text:span text:style-name="Body_20_text_20__28_3_29__20__2b__20_Not_20_Bold"><text:span text:style-name="T5">Ledger</text:span></text:span></text:p>
        <text:p text:style-name="P821"><text:span text:style-name="T1">L/MAR/B/308S(2)<text:tab/></text:span><text:span text:style-name="Body_20_text_20__28_3_29__20__2b__20_Not_20_Bold"><text:span text:style-name="T5">Pay Book</text:span></text:span></text:p>
        <text:p text:style-name="P195"><text:span text:style-name="T1">Capt William Thomson</text:span></text:p>
        <text:p text:style-name="P156"><text:span text:style-name="T1">Portsmouth 11 Jan 1771 - 4 Apr St Helena - 3 Jul Batavia - 30 Aug Whampoa - 8 Jan 1772 Second Bar -10 Apr Cape - 3 May St Helena - 22 Jul Long Reach</text:span></text:p>
        <text:list xml:id="list132759022649730" text:continue-numbering="true" text:style-name="WWNum25">
          <text:list-item>
            <text:p text:style-name="P235"><text:span text:style-name="T1">1773/4<text:tab/>Madras and Bombay</text:span></text:p>
          </text:list-item>
        </text:list>
        <text:p text:style-name="P237"><text:span text:style-name="Body_20_text_20__28_2_29__20__2b__20_Bold">L/MAR/B/308F<text:tab/></text:span><text:span text:style-name="T1">Journal 10 Feb<text:tab/>1774-13<text:tab/>Aug 1776</text:span></text:p>
        <text:p text:style-name="P821"><text:span text:style-name="T1">L/MAR/B/308T(1)<text:tab/></text:span><text:span text:style-name="Body_20_text_20__28_3_29__20__2b__20_Not_20_Bold"><text:span text:style-name="T5">Ledger</text:span></text:span></text:p>
        <text:p text:style-name="P821"><text:span text:style-name="T1">L/MAR/B/308T(2)<text:tab/></text:span><text:span text:style-name="Body_20_text_20__28_3_29__20__2b__20_Not_20_Bold"><text:span text:style-name="T5">Pay Book</text:span></text:span></text:p>
        <text:p text:style-name="P645"><text:span text:style-name="T1">Capt William Thomson</text:span></text:p>
        <text:p text:style-name="P672"><text:span text:style-name="T1">Plymouth 28 Apr 1774 - 20 May Sao Tiago - 18 Jul Cape - 18 Sep Madras - 20 Oct Negapatam - 23 Nov Colombo -10 Dec Tellicherry - 31 Dec Mangalore -10 Jan 1775 Goa - 3 Feb Bombay -</text:span></text:p>
        <text:list text:style-name="WWNum27">
          <text:list-item>
            <text:p text:style-name="P657"><text:span text:style-name="T1">Feb Surat - 7 Mar Bombay - 4 Apr Tellicherry - 4 May Mangalore - 11 May Goa - 4 Jun Bombay -</text:span></text:p>
          </text:list-item>
          <text:list-item>
            <text:p text:style-name="P658"><text:span text:style-name="T1">Jun 1776 Cape - 22 Feb St Helena - 17 Jul Erith</text:span></text:p>
          </text:list-item>
        </text:list>
        <text:list xml:id="list132758331477139" text:continue-list="list132759022649730" text:style-name="WWNum25">
          <text:list-item>
            <text:p text:style-name="P547"><text:span text:style-name="T1">1777/8 Bengal and China</text:span></text:p>
          </text:list-item>
        </text:list>
        <text:p text:style-name="P846"><text:span text:style-name="T1">L/MAR/B/308G L/MAR/B/308U (1)</text:span></text:p>
        <text:p text:style-name="P822"><text:span text:style-name="T1">L/MAR/B/308U(2)</text:span></text:p>
        <text:p text:style-name="P822"><text:span text:style-name="T1">L/MAR/B/308U (3)</text:span></text:p>
        <text:p text:style-name="P822"><text:span text:style-name="T1">L/MAR/B/308U(4)</text:span></text:p>
        <text:p text:style-name="P195"><text:span text:style-name="T1">Capt William Thomson</text:span></text:p>
        <text:p text:style-name="P153"><text:span text:style-name="T1">Portsmouth 27 Apr 1778 - 25 May Madeira -15 Aug Cape - 9 Dec Kedgeree - 21 Mar 1779 Ingeli - 20 May Malacca -10 Jul Whampoa - 21 Jan 1780 Second Bar - 8 Feb Malacca - 23 Jun St Augustine’s Bay - 25 Aug Cape - 29 Oct St Helena - 9 Jan 1781 Crookhaven - 28 Feb Long Reach</text:span></text:p>
        <text:list xml:id="list132758254779136" text:continue-numbering="true" text:style-name="WWNum25">
          <text:list-item>
            <text:p text:style-name="P418"><text:span text:style-name="T1">1781/2 Bombay, Madras, Bengal and China</text:span></text:p>
          </text:list-item>
        </text:list>
        <text:p text:style-name="P860"><text:span text:style-name="T1">L/MAR/B/308H-I </text:span><text:span text:style-name="Body_20_text_20__28_3_29__20__2b__20_Not_20_Bold"><text:span text:style-name="T5">Journal 6 Aug 1781-13 Sep 1785 </text:span></text:span><text:span text:style-name="T1">L/MAR/B/308V(1) </text:span><text:span text:style-name="Body_20_text_20__28_3_29__20__2b__20_Not_20_Bold"><text:span text:style-name="T5">Ledger </text:span></text:span><text:span text:style-name="T1">L/MAR/B/308V(2)<text:tab/></text:span><text:span text:style-name="Body_20_text_20__28_3_29__20__2b__20_Not_20_Bold"><text:span text:style-name="T5">Pay Book</text:span></text:span></text:p>
        <text:p text:style-name="P396"><text:span text:style-name="T1">Capt William Thomson</text:span></text:p>
        <text:p text:style-name="P101"><text:span text:style-name="T1">Portsmouth 6 Feb 1782 - 29 Apr Rio de Janeiro - 5 Sep Bombay -19 Oct Madras - 8 Dec Negrais - 15 Jan 1783 Kedgeree - left Bengal 30 May - 2 Aug Madras - 12 Nov Acheh - 28 Dec Bencoolen - 23 Jan 1784 Batavia - 5 Sep Whampoa - 9 Jan 1785 Second Bar - 25 Mar Cape - 30 Apr St Helena - 20 Jul Falmouth - 9 Aug Downs</text:span></text:p>
        <text:p text:style-name="P870"><text:span text:style-name="T1">CALCUTTA (3)</text:span></text:p>
        <text:p text:style-name="P724"><text:span text:style-name="T1">Built on the Hugli 1794, 760 tons 1 From Bengal 1799</text:span></text:p>
        <text:p text:style-name="P548"><text:span text:style-name="Body_20_text_20__28_2_29__20__2b__20_Bold">L/MAR/B/308J<text:tab/></text:span><text:span text:style-name="T1">Journal 18 May 1797-30 Apr 1799</text:span></text:p>
        <text:p text:style-name="P732"><text:span text:style-name="T1">Capt JohnHassey<text:tab/>„ ^<text:tab/>,</text:span></text:p>
        <text:p text:style-name="P733"><text:span text:style-name="T1">Calcutta 18 May 1797 - left Bengal 20 Jul - 29 Aug Madras -17 Sep Penang -11 Dec Madras - 29 Jan 1798 Calcutta - 8 Dec Kedgeree - left Bengal 20 Jan 1799 - 2 Apr St Helena - Downs</text:span></text:p>
        <text:p text:style-name="P864"><text:span text:style-name="T1">CALCUTTA (4)</text:span></text:p>
        <text:p text:style-name="P6"><text:span text:style-name="T1">Built by Wells, launched 1798, 3 decks, 4in bottom, length 146ft 2</text:span><text:span text:style-name="T3">1</text:span><text:span text:style-name="T1">/4in, keel 118ft 9in, breadth 36ft 2</text:span><text:span text:style-name="T3">1</text:span><text:span text:style-name="T1">/4in, hold 14ft 9</text:span><text:span text:style-name="T3">1</text:span><text:span text:style-name="T1">/</text:span><text:span text:style-name="T4">4</text:span><text:span text:style-name="T1">in, wing transom 23ft 4in, port cell 26ft 9in, waist 3ft llin, between decks 6ft 2m &amp; 6ft 4in, roundhouse 6ft 6in, ports 13 middle &amp; upper, deck range 85ft, 819 tons Principal Managing Owners; 1-2 Robert Chamock, 3-5 Henry Bonham</text:span></text:p>
        <text:list xml:id="list550216982" text:style-name="WWNum29">
          <text:list-item>
            <text:p text:style-name="P735"><text:span text:style-name="T1">1797/8 St Helena, Bengal, Bombay and Madras</text:span></text:p>
          </text:list-item>
        </text:list>
        <text:p text:style-name="P736"><text:span text:style-name="Body_20_text_20__28_2_29__20__2b__20_Bold">L/MAR/B/308K<text:tab/></text:span><text:span text:style-name="T1">Journal 5 Apr 1798-28<text:tab/>Jun<text:tab/>1800</text:span></text:p>
        <text:p text:style-name="P880"><text:span text:style-name="T1">L/MAR/B/308W (1)<text:tab/></text:span><text:span text:style-name="Body_20_text_20__28_5_29__20__2b__20_Not_20_Bold"><text:span text:style-name="T5">Ledger</text:span></text:span></text:p>
        <text:p text:style-name="P701"><text:span text:style-name="Body_20_text_20__28_2_29__20__2b__20_Bold">L/MAR/B/308</text:span><text:span text:style-name="T1">W(2)<text:tab/>Pay Book</text:span></text:p>
        <text:p text:style-name="P702"><text:span text:style-name="T1">Capt William Maxwell</text:span></text:p>
        <text:p text:style-name="P692"><text:span text:style-name="T1">Portsmouth 8 Jun 1798 - 19 Aug St Helena - 21 Dec Diamond Harbour - 28 Jan 1799 Saugor - 7 Mar Cannanore - 26 Apr Bombay - 4 Jul Madras -18 Aug Diamond Harbour - 23 Sep Saugor - 21 Oct Madras - 31 Dec Cape - 27 Jan 1800 St Helena - 2 Jun Long Reach</text:span></text:p>
        <text:list xml:id="list132758890035044" text:continue-numbering="true" text:style-name="WWNum29">
          <text:list-item>
            <text:p text:style-name="P43"><text:span text:style-name="T1">1800/1<text:tab/>Madras and Bengal</text:span></text:p>
          </text:list-item>
        </text:list>
        <text:p text:style-name="P44"><text:span text:style-name="Body_20_text_20__28_2_29__20__2b__20_Bold">L/MAR/B/308L<text:tab/></text:span><text:span text:style-name="T1">Journal 17 Dec<text:tab/>1800-17 Aug<text:tab/>1802</text:span></text:p>
        <text:p text:style-name="P881"><text:span text:style-name="T1">L/MAR/B/308X(1)<text:tab/></text:span><text:span text:style-name="Body_20_text_20__28_5_29__20__2b__20_Not_20_Bold"><text:span text:style-name="T5">Ledger</text:span></text:span></text:p>
        <text:p text:style-name="P881"><text:span text:style-name="T1">L/MAR/B/308X(2)<text:tab/></text:span><text:span text:style-name="Body_20_text_20__28_5_29__20__2b__20_Not_20_Bold"><text:span text:style-name="T5">Pay Book</text:span></text:span></text:p>
        <text:p text:style-name="P745"><text:span text:style-name="T1">Capt William Maxwell<text:tab/>_ _ </text:span><text:span text:style-name="T4">u</text:span></text:p>
        <text:p text:style-name="P746"><text:span text:style-name="T1">Portsmouth 31 Mar 1801 - 26 Jul Madras - 20 Aug Diamond Harbour -13 Jan 1802 Saugor - 7 Feb</text:span></text:p>
        <text:p text:style-name="P524"><text:span text:style-name="T1">Madras -14 May St Helena -19 Jul Long Reach</text:span></text:p>
        <text:list xml:id="list132757651697515" text:continue-numbering="true" text:style-name="WWNum29">
          <text:list-item>
            <text:p text:style-name="P43"><text:span text:style-name="T1">1802/3<text:tab/>Madras and Bengal</text:span></text:p>
          </text:list-item>
        </text:list>
        <text:p text:style-name="P16"><text:span text:style-name="Body_20_text_20__28_2_29__20__2b__20_Bold">L/MAR/B/308M </text:span><text:span text:style-name="T1">Journal 6 Jan 1803-8 Nov 1804 </text:span><text:span text:style-name="Body_20_text_20__28_2_29__20__2b__20_Bold">L/MAR/B/308Y (1) </text:span><text:span text:style-name="T1">Ledger</text:span></text:p>
        <text:p text:style-name="P17"><text:span text:style-name="Body_20_text_20__28_2_29__20__2b__20_Bold">L/MAR/B/308</text:span><text:span text:style-name="T1">Y(2) Pay Book Capt William Maxwell</text:span></text:p>
        <text:p text:style-name="P747"><text:span text:style-name="T1">Portsmouth 12 Apr 1803 - 4 Aug Madras - 22 Aug Vizagapatam - 29 Aug Diamond Harbour - 24 Sep Kedgeree -14 Oct Saugor - 24 Dec Kedgeree - 22 Jan 1804 Saugor - 28 Jun St Helena - 16 Oct Long Reach</text:span></text:p>
        <text:list xml:id="list132759322264513" text:continue-numbering="true" text:style-name="WWNum29">
          <text:list-item>
            <text:p text:style-name="P699"><text:span text:style-name="T1">1804/5 St Helena, Bengal and Madras </text:span><text:span text:style-name="Body_20_text_20__28_2_29__20__2b__20_Bold">L/MAR/B/308N </text:span><text:span text:style-name="T1">Journal 20 Dec 1804-8 Jun 1807 </text:span><text:span text:style-name="Body_20_text_20__28_2_29__20__2b__20_Bold">L/MAR/B/308Z(1) </text:span><text:span text:style-name="T1">Ledger </text:span><text:span text:style-name="Body_20_text_20__28_2_29__20__2b__20_Bold">L/MAR/B/308Z(2) </text:span><text:span text:style-name="T1">Pay Book</text:span></text:p>
          </text:list-item>
        </text:list>
        <text:p text:style-name="P697"><text:span text:style-name="T1">Capt John Reddie</text:span></text:p>
        <text:p text:style-name="P37"><text:span text:style-name="T1">Portsmouth 8 Mar 1805 - 5 Jun St Helena - 27 Sep Diamond Harbour - 29 Oct Saugor - 22 Dec Benkulen -13 May 1806 Diamond Harbour -18 Jun Calcutta - 30 Aug Saugor - 7 Oct Madras - 18 Oct Trincomalee - 30 Dec Cape - 23 Jan 1807 St Helena -15 Apr Long Reach</text:span></text:p>
        <text:list xml:id="list132759270822838" text:continue-numbering="true" text:style-name="WWNum29">
          <text:list-item>
            <text:p text:style-name="P21"><text:span text:style-name="T1">1807/8 Madras and Bengal </text:span><text:span text:style-name="Body_20_text_20__28_2_29__20__2b__20_Bold">L/MAR/B/308BB(1) </text:span><text:span text:style-name="T1">Imprest Book &amp; Crew List </text:span><text:span text:style-name="Body_20_text_20__28_2_29__20__2b__20_Bold">L/MAR/B/308BB(2) </text:span><text:span text:style-name="T1">Receipt Book</text:span></text:p>
          </text:list-item>
        </text:list>
        <text:p text:style-name="P587"><text:span text:style-name="T1">Capt William Maxwell</text:span></text:p>
        <text:p text:style-name="P587"><text:span text:style-name="T1">Portsmouth 5 Mar 1808 - parted company off Mauritius 14 Mar 1809, not heard of again</text:span></text:p>
        <text:h text:style-name="P912" text:outline-level="1"><text:bookmark-start text:name="bookmark10"/><text:span text:style-name="T1">CALEDONIA</text:span><text:bookmark-end text:name="bookmark10"/></text:h>
        <text:list xml:id="list3374677966" text:style-name="WWNum31">
          <text:list-item>
            <text:p text:style-name="P133"><text:span text:style-name="T1">From Bengal 1796</text:span></text:p>
          </text:list-item>
        </text:list>
        <text:p text:style-name="P101"><text:span text:style-name="Body_20_text_20__28_2_29__20__2b__20_Bold">L/MAR/B/359A </text:span><text:span text:style-name="T1">Journal 25 May 1796-9 Apr 1797, Andrew MacRedie, Second Mate Capt Alexander Ballantyne</text:span></text:p>
        <text:p text:style-name="P105"><text:span text:style-name="T1">Calcutta 25 May 1796 - Saugor 24 Jun - 29 Sep Cape - 28 Oct St Helena -14 Jan 1797 Lisbon - 8 Apr Downs</text:span></text:p>
        <text:list xml:id="list132757757675766" text:continue-numbering="true" text:style-name="WWNum31">
          <text:list-item>
            <text:p text:style-name="P133"><text:span text:style-name="T1">From Bengal 1800</text:span></text:p>
          </text:list-item>
        </text:list>
        <text:p text:style-name="P101"><text:span text:style-name="Body_20_text_20__28_2_29__20__2b__20_Bold">L/MAR/B/359B </text:span><text:span text:style-name="T1">Journal 2 Jan-7 Jul 1800 Capt George Thomas</text:span></text:p>
        <text:p text:style-name="P103"><text:span text:style-name="T1">Bengal 2 Jan 1800 - 19 Mar St Helena - 2 Jun Long Reach</text:span></text:p>
        <text:list xml:id="list132758238860532" text:continue-numbering="true" text:style-name="WWNum31">
          <text:list-item>
            <text:p text:style-name="P179"><text:span text:style-name="T1">From Bengal 1801</text:span></text:p>
          </text:list-item>
        </text:list>
        <text:p text:style-name="P154"><text:span text:style-name="Body_20_text_20__28_2_29__20__2b__20_Bold">L/MAR/B/359C </text:span><text:span text:style-name="T1">Journal 18 Jun 1801-18 May 1802 Capt George Thomas</text:span></text:p>
        <text:p text:style-name="P160"><text:span text:style-name="T1">Calcutta 18 Jun 1801 - left Bengal 11 Sep - 20 Dec Cape - 3 Feb 1802 St Helena -17 Apr Greenhithe</text:span></text:p>
        <text:h text:style-name="P913" text:outline-level="1"><text:bookmark-start text:name="bookmark11"/><text:span text:style-name="T1">CALEDONIAN (1)</text:span><text:bookmark-end text:name="bookmark11"/></text:h>
        <text:p text:style-name="P672"><text:span text:style-name="T1">Extra ship, built by Barnard, launched 1797, 3 decks, 4</text:span><text:span text:style-name="T3"><text:note text:id="ftn1" text:note-class="footnote"><text:note-citation/><text:note-body><text:p text:style-name="P889"><text:span text:style-name="T1"><text:tab/>1810/1 Madras and Bengal</text:span></text:p><text:p text:style-name="P890"><text:span text:style-name="Footnote_20__2b__20_Bold">L/MAR/B/66A(1)<text:tab/></text:span><text:span text:style-name="T1">Journal 25 Jan 1811-29 Sep<text:tab/>1812</text:span></text:p><text:p text:style-name="P891"><text:span text:style-name="Footnote_20__2b__20_Bold">L/MAR/B/66A(2)<text:tab/></text:span><text:span text:style-name="T1">Journal 25 Jan 1811-29 sep<text:tab/>1812, anon</text:span></text:p><text:p text:style-name="P887"><text:span text:style-name="T1">L/MAR/B/66F(1)<text:tab/></text:span><text:span text:style-name="Footnote_20__28_2_29__20__2b__20_Not_20_Bold"><text:span text:style-name="T5">Ledger</text:span></text:span></text:p><text:p text:style-name="P887"><text:span text:style-name="T1">L/MAR/B/66F(2)<text:tab/></text:span><text:span text:style-name="Footnote_20__28_2_29__20__2b__20_Not_20_Bold"><text:span text:style-name="T5">Pay Book</text:span></text:span></text:p><text:p text:style-name="P888"><text:span text:style-name="T1">Capt Charles Mortlock</text:span></text:p><text:p text:style-name="P898"><text:span text:style-name="T1">Torbay 12 May 1811-2 Jun Madeira - 26 Sep Madras - 13 Nov Diamond Harbour - 4 Jan 1812 Saugor -12 May St Helena - 27 Jul Long Reach</text:span></text:p></text:note-body></text:note></text:span><text:span text:style-name="T1">/2in bottom, length 134ft lin, keel 109ft 7in, breadth 32ft 5in, hold 14ft 2in, wing transom 20ft 2</text:span><text:span text:style-name="T3">1</text:span><text:span text:style-name="T1">Ain, waist 6in, between decks 6ft 4in &amp; 6ft 5in, ports 10 middle, 612 tons,</text:span></text:p>
        <text:p text:style-name="P673"><text:span text:style-name="T1">Principal Managing Owner: Robert Chamock</text:span></text:p>
        <text:list text:style-name="WWNum33">
          <text:list-item>
            <text:p text:style-name="P134"><text:span text:style-name="T1">1797/8 China, Bengal and Madras</text:span></text:p>
          </text:list-item>
        </text:list>
        <text:p text:style-name="P101"><text:span text:style-name="Body_20_text_20__28_2_29__20__2b__20_Bold">L/MAR/B/380A </text:span><text:span text:style-name="T1">Journal 5 Feb 1798-11 Sep 1800 Capt Stephen Hawes</text:span></text:p>
        <text:p text:style-name="P104"><text:span text:style-name="T1">Portsmouth 29 Apr 1798 - 6 Jul Rio de Janeiro - 9 Nov Whampoa - 7 Jan 1799 First Bar - 30 Jan Malacca - 9 Feb Penang -10 Mar Diamond Harbour - 2 May Saugor - 3 Jun Madras - 23 Aug Calcutta - 5 Dec Saugor -18 Mar 1800 Cape -11 Jun St Helena -13 Sep moorings</text:span></text:p>
        <text:h text:style-name="P944" text:outline-level="1"><text:bookmark-start text:name="bookmark12"/><text:span text:style-name="T1">CALEDONIAN<text:tab/>(2)</text:span><text:bookmark-end text:name="bookmark12"/></text:h>
        <text:list xml:id="list2985071271" text:style-name="WWNum35">
          <text:list-item>
            <text:p text:style-name="P238"><text:span text:style-name="T1">1800/1 Madras and Bengal</text:span></text:p>
          </text:list-item>
        </text:list>
        <text:p text:style-name="P239"><text:span text:style-name="Body_20_text_20__28_2_29__20__2b__20_Bold">L/MAR/B/380B<text:tab/></text:span><text:span text:style-name="T1">Journal 11 Jul 1801-13 Apr 1803</text:span></text:p>
        <text:p text:style-name="P824"><text:span text:style-name="T1">L/MAR/B/380C(1)<text:tab/></text:span><text:span text:style-name="Body_20_text_20__28_3_29__20__2b__20_Not_20_Bold"><text:span text:style-name="T5">Ledger</text:span></text:span></text:p>
        <text:p text:style-name="P824"><text:span text:style-name="T1">L/MAR/B/380C(2)<text:tab/></text:span><text:span text:style-name="Body_20_text_20__28_3_29__20__2b__20_Not_20_Bold"><text:span text:style-name="T5">Pay Book</text:span></text:span></text:p>
        <text:p text:style-name="P195"><text:span text:style-name="T1">Capt John Craig</text:span></text:p>
        <text:p text:style-name="P160"><text:span text:style-name="T1">Portsmouth 23 Aug 1801-4 Feb 1802 Madras - 5 Mar Calcutta - 21 Sep Saugor -19 Dec St Helena - 8 Mar 1803 Long Reach</text:span></text:p>
        <text:h text:style-name="P923" text:outline-level="1"><text:bookmark-start text:name="bookmark13"/><text:span text:style-name="T1">CAMBRIDGE (1)</text:span><text:bookmark-end text:name="bookmark13"/></text:h>
        <text:p text:style-name="P672"><text:span text:style-name="T1">Extra ship, built by Pitcher, measured 1810, 3 decks, 4in bottom, length 141ft, keel 114ft 4</text:span><text:span text:style-name="T3">3</text:span><text:span text:style-name="T1">/</text:span><text:span text:style-name="T4">4</text:span><text:span text:style-name="T1">in, breadth 35ft 4in, hold 14ft lin, wing transom 21ft 7</text:span><text:span text:style-name="T3">1</text:span><text:span text:style-name="T1">/2in, port cell 25ft 7</text:span><text:span text:style-name="T3">1</text:span><text:span text:style-name="T1">Ain, waist 1ft 4in, between decks 5ft 9in &amp; 6ft 3</text:span><text:span text:style-name="Body_20_text_20__28_2_29__20__2b__20_Italic"><text:span text:style-name="T6">1</text:span></text:span><text:span text:style-name="Body_20_text_20__28_2_29__20__2b__20_Italic">Ain,</text:span><text:span text:style-name="T1"> roundhouse 6ft 6in, ports 12 middle &amp; 10 upper, 759 tons Principal Managing Owners: 1 Lestock Wilson, 2 George Palmer</text:span></text:p>
        <text:list xml:id="list132758044335012" text:continue-numbering="true" text:style-name="WWNum35">
          <text:list-item>
            <text:p text:style-name="P240"><text:span text:style-name="T1">From China 1815</text:span></text:p>
          </text:list-item>
        </text:list>
        <text:p text:style-name="P243"><text:span text:style-name="Body_20_text_20__28_2_29__20__2b__20_Bold">L/MAR/B/66B<text:tab/></text:span><text:span text:style-name="T1">Journal 30<text:tab/>Jan-16<text:tab/>Sep<text:tab/>1815</text:span></text:p>
        <text:p text:style-name="P195"><text:span text:style-name="T1">Capt James Toussaint</text:span></text:p>
        <text:p text:style-name="P525"><text:span text:style-name="T1">Left China 15 Mar 1815 - 5 Jul St Helena - Sep Downs</text:span></text:p>
        <text:list xml:id="list132757575547541" text:continue-numbering="true" text:style-name="WWNum35">
          <text:list-item>
            <text:p text:style-name="P241"><text:span text:style-name="T1">1815/6 St Helena and China</text:span></text:p>
          </text:list-item>
        </text:list>
        <text:p text:style-name="P244"><text:span text:style-name="Body_20_text_20__28_2_29__20__2b__20_Bold">L/MAR/B/66C<text:tab/></text:span><text:span text:style-name="T1">Journal 3 Jan<text:tab/>1816-9<text:tab/>Jul<text:tab/>1817</text:span></text:p>
        <text:p text:style-name="P825"><text:span text:style-name="T1">L/MAR/B/66G(1)<text:tab/></text:span><text:span text:style-name="Body_20_text_20__28_3_29__20__2b__20_Not_20_Bold"><text:span text:style-name="T5">Ledger</text:span></text:span></text:p>
        <text:p text:style-name="P825"><text:span text:style-name="T1">L/MAR/B/66G(2)<text:tab/></text:span><text:span text:style-name="Body_20_text_20__28_3_29__20__2b__20_Not_20_Bold"><text:span text:style-name="T5">Pay Book</text:span></text:span></text:p>
        <text:p text:style-name="P195"><text:span text:style-name="T1">Capt John Freeman</text:span></text:p>
        <text:p text:style-name="P749"><text:span text:style-name="T1">Plymouth 20 Mar 1816 - 28 May St Helena - 5 Sep Batavia - 29 Oct Whampoa - 22 Jan 1817 Second Bar -10 Apr St Helena - 8 Jun Long Reach</text:span></text:p>
        <text:h text:style-name="P924" text:outline-level="1"><text:bookmark-start text:name="bookmark14"/><text:span text:style-name="T1">CAMBRIDGE (2)</text:span><text:bookmark-end text:name="bookmark14"/></text:h>
        <text:list xml:id="list3732852896" text:style-name="WWNum37">
          <text:list-item>
            <text:p text:style-name="P419"><text:span text:style-name="T1">1824/5 Bombay</text:span></text:p>
          </text:list-item>
        </text:list>
        <text:p text:style-name="P420"><text:span text:style-name="Body_20_text_20__28_2_29__20__2b__20_Bold">L/MAR/B/66D<text:tab/></text:span><text:span text:style-name="T1">Deck Log 27 Apr-30 Oct 1825</text:span></text:p>
        <text:p text:style-name="P396"><text:span text:style-name="T1">Capt James Barber</text:span></text:p>
        <text:p text:style-name="P399"><text:span text:style-name="T1">Portsmouth 1 Jun 1825 - 13 Oct Bombay</text:span></text:p>
        <text:list xml:id="list132758315505196" text:continue-numbering="true" text:style-name="WWNum37">
          <text:list-item>
            <text:p text:style-name="P549"><text:span text:style-name="T1">Madras and Bengal</text:span></text:p>
          </text:list-item>
        </text:list>
        <text:p text:style-name="P754"><text:span text:style-name="Body_20_text_20__28_2_29__20__2b__20_Bold">L/MAR/B/66E<text:tab/></text:span><text:span text:style-name="T1">Deck Log 8 Jun 1826-1 Feb 1827</text:span></text:p>
        <text:p text:style-name="P750"><text:span text:style-name="T1">Capt James Barber</text:span></text:p>
        <text:p text:style-name="P523"><text:span text:style-name="T1">Plymouth 6 Jul 1826 - 8 Nov Madras - 23 Dec Penang -19 Jan 1827 Kedgeree</text:span></text:p>
        <text:h text:style-name="P919" text:outline-level="1"><text:bookmark-start text:name="bookmark15"/><text:span text:style-name="T1">CAMDEN</text:span><text:bookmark-end text:name="bookmark15"/></text:h>
        <text:p text:style-name="P518"><text:span text:style-name="T1">399 tons</text:span></text:p>
        <text:p text:style-name="P714"><text:span text:style-name="T1">Principal Managing Owner: Aaron Chapman 1<text:tab/>1819/20 Bombay</text:span></text:p>
        <text:p text:style-name="P760"><text:span text:style-name="Body_20_text_20__28_2_29__20__2b__20_Bold">L/MAR/B/250A </text:span><text:span text:style-name="T1">Deck Log 10 Apr 1820-7 Apr 1821 Capt James Johnson</text:span></text:p>
        <text:p text:style-name="P523"><text:span text:style-name="T1">Downs 2 May 1820 - 21 Aug Bombay - 24 Jan 1821 Cape - 7 Apr Gravesend</text:span></text:p>
        <text:h text:style-name="P924" text:outline-level="1"><text:bookmark-start text:name="bookmark16"/><text:span text:style-name="T1">CANADA</text:span><text:bookmark-end text:name="bookmark16"/></text:h>
        <text:list xml:id="list1045117667" text:style-name="WWNum39">
          <text:list-item>
            <text:p text:style-name="P135"><text:span text:style-name="T1">1800/1 New South Wales and China </text:span><text:span text:style-name="Body_20_text_20__28_2_29__20__2b__20_Bold">L/MAR/B/314A </text:span><text:span text:style-name="T1">Journal 16 May 1801-25 Mar 1803 Capt William Wilkinson</text:span></text:p>
          </text:list-item>
        </text:list>
        <text:p text:style-name="P398"><text:span text:style-name="T1">Portsmouth 21 May 1801 - 28 Aug Rio de Janeiro -14 Dec Port Jackson - 28 Apr 1802 Whampoa - 22 May Second Bar - 4 Oct Timor - 22 Dec St Helena - 8 Mar 1803 Long Reach</text:span></text:p>
        <text:list xml:id="list132758278954893" text:continue-numbering="true" text:style-name="WWNum39">
          <text:list-item>
            <text:p text:style-name="P242"><text:span text:style-name="T1">From China 1811</text:span></text:p>
          </text:list-item>
        </text:list>
        <text:p text:style-name="P245"><text:span text:style-name="Body_20_text_20__28_2_29__20__2b__20_Bold">L/MAR/B/314B<text:tab/></text:span><text:span text:style-name="T1">Journal 25 Feb-18 Nov 1811</text:span></text:p>
        <text:p text:style-name="P195"><text:span text:style-name="T1">Capt B Ward</text:span></text:p>
        <text:p text:style-name="P518"><text:span text:style-name="T1">Bocca Tigris 25 Feb 1811 - 25 Mar Macao 2 Apr - 23 Jul St Helena - 2 Oct Long Reach</text:span></text:p>
      </text:section>
      <text:section text:style-name="Sect3" text:name="Bereich3">
        <text:p text:style-name="P953"><draw:frame draw:style-name="fr24" draw:name="Rahmen9" text:anchor-type="char" svg:x="17.367cm" svg:y="0.263cm" svg:width="4.978cm" draw:z-index="105"><draw:text-box fo:min-height="0.497cm"><text:p text:style-name="P872"><text:span text:style-name="Body_20_text_20__28_4_29__20_Exact"><text:span text:style-name="T9">CANARY BIRD </text:span></text:span><text:span text:style-name="Body_20_text_20__28_4_29__20__2b__20_9.5_20_pt_2c_Italic_20_Exact"><text:span text:style-name="T9">see</text:span></text:span><text:span text:style-name="Body_20_text_20__28_4_29__20_Exact"><text:span text:style-name="T9"> ADVICE</text:span></text:span></text:p></draw:text-box></draw:frame></text:p>
      </text:section>
      <text:section text:style-name="Sect4" text:name="Bereich4">
        <text:p text:style-name="P873"><text:span text:style-name="T1">CANNING</text:span></text:p>
        <text:p text:style-name="P673"><text:span text:style-name="T1">Company’s own ship, built by Wigram, launched 1817, 3 decks, 4in bottom, length 166ft 4in, keel 133fl IP/dn, breadth 43ft P/un, hold 17ft 4</text:span><text:span text:style-name="T3">1</text:span><text:span text:style-name="T1">/2in, wing transom 26ft, port cell 29ft 4in, waist 1ft 4in, between decks 6ft </text:span><text:span text:style-name="Body_20_text_20__28_2_29__20__2b__20_Italic">VAm</text:span><text:span text:style-name="T1"> &amp; 6ft 4</text:span><text:span text:style-name="T3">1</text:span><text:span text:style-name="T1">/2in, roundhouse 6ft SV^in, ports 14 middle &amp; 13 upper, deck range 97ft 4in, 24 guns, 130 crew, 1326 tons Sold to Joseph Somes 7 May 1834 for £5750</text:span></text:p>
        <text:list xml:id="list3597424410" text:style-name="WWNum45">
          <text:list-item>
            <text:p text:style-name="P136"><text:span text:style-name="T1">1817/8 Bombay and China</text:span></text:p>
          </text:list-item>
        </text:list>
        <text:p text:style-name="P421"><text:span text:style-name="Body_20_text_20__28_2_29__20__2b__20_Bold">L/MAR/B/23A<text:tab/></text:span><text:span text:style-name="T1">Journal 27 Oct 1817-31 May 1819</text:span></text:p>
        <text:p text:style-name="P798"><text:span text:style-name="T1">L/MAR/B/23-I(l)<text:tab/></text:span><text:span text:style-name="Body_20_text_20__28_3_29__20__2b__20_Not_20_Bold"><text:span text:style-name="T5">Ledger</text:span></text:span></text:p>
        <text:p text:style-name="P798"><text:span text:style-name="T1">L/MAR/B/23-I(2)<text:tab/></text:span><text:span text:style-name="Body_20_text_20__28_3_29__20__2b__20_Not_20_Bold"><text:span text:style-name="T5">Pay Book</text:span></text:span></text:p>
        <text:p text:style-name="P396"><text:span text:style-name="T1">Capt William Patterson</text:span></text:p>
        <text:p text:style-name="P410"><text:span text:style-name="T1">Downs 31 Dec 1817 -10 May 1818 Bombay - 30 Aug Whampoa -12 Nov Second Bar - 2 Mar 1819 St Helena - 3 May Downs</text:span></text:p>
        <text:list xml:id="list132757835566648" text:continue-numbering="true" text:style-name="WWNum45">
          <text:list-item>
            <text:p text:style-name="P246"><text:span text:style-name="T1">1819/20 St Helena, Bombay and China</text:span></text:p>
          </text:list-item>
        </text:list>
        <text:p text:style-name="P247"><text:span text:style-name="Body_20_text_20__28_2_29__20__2b__20_Bold">L/MAR/B/23B<text:tab/></text:span><text:span text:style-name="T1">Journal 17 Dec<text:tab/>1819-11<text:tab/>Jul<text:tab/>1821</text:span></text:p>
        <text:p text:style-name="P826"><text:span text:style-name="T1">L/MAR/B/23J(1)<text:tab/></text:span><text:span text:style-name="Body_20_text_20__28_3_29__20__2b__20_Not_20_Bold"><text:span text:style-name="T5">Ledger</text:span></text:span></text:p>
        <text:p text:style-name="P815"><text:span text:style-name="T1">L/MAR/B/23 J(2)<text:tab/></text:span><text:span text:style-name="Body_20_text_20__28_3_29__20__2b__20_Not_20_Bold"><text:span text:style-name="T5">Pay Book</text:span></text:span></text:p>
        <text:p text:style-name="P645"><text:span text:style-name="T1">Capt William Patterson</text:span></text:p>
        <text:p text:style-name="P645"><text:span text:style-name="T1">Downs 4 Mar 1820 - 1 May St Helena - 28 Jul Bombay - 9 Oct Whampoa - 27 Jan 1821 Second Bar -</text:span></text:p>
        <text:list xml:id="list755591102" text:style-name="WWNum47">
          <text:list-item>
            <text:p text:style-name="P659"><text:span text:style-name="T1">Apr St Helena - 8 Jun Blackwall</text:span></text:p>
          </text:list-item>
        </text:list>
        <text:list xml:id="list132759211031713" text:continue-list="list132757835566648" text:style-name="WWNum45">
          <text:list-item>
            <text:p text:style-name="P248"><text:span text:style-name="T1">1821/3<text:tab/>Benkulen and China</text:span></text:p>
          </text:list-item>
        </text:list>
        <text:p text:style-name="P249"><text:span text:style-name="Body_20_text_20__28_2_29__20__2b__20_Bold">L/MAR/B/23C<text:tab/></text:span><text:span text:style-name="T1">Journal 14 Feb<text:tab/>1822-12<text:tab/>Jul<text:tab/>1823</text:span></text:p>
        <text:p text:style-name="P826"><text:span text:style-name="T1">L/MAR/B/23K(1)<text:tab/></text:span><text:span text:style-name="Body_20_text_20__28_3_29__20__2b__20_Not_20_Bold"><text:span text:style-name="T5">Ledger</text:span></text:span></text:p>
        <text:p text:style-name="P826"><text:span text:style-name="T1">L/MAR/B/23K(2)<text:tab/></text:span><text:span text:style-name="Body_20_text_20__28_3_29__20__2b__20_Not_20_Bold"><text:span text:style-name="T5">Pay Book</text:span></text:span></text:p>
        <text:p text:style-name="P195"><text:span text:style-name="T1">Capt William Patterson</text:span></text:p>
        <text:p text:style-name="P153"><text:span text:style-name="T1">Downs 31 Mar 1822 - 7 Jul Benkulen -18 Oct Whampoa - 28 Dec Second Bar - 9 Apr 1823 St Helena - 28 May Long Reach</text:span></text:p>
        <text:list xml:id="list132759693028380" text:continue-numbering="true" text:style-name="WWNum45">
          <text:list-item>
            <text:p text:style-name="P422"><text:span text:style-name="T1">1823/4<text:tab/>Bengal and China</text:span></text:p>
          </text:list-item>
        </text:list>
        <text:p text:style-name="P421"><text:span text:style-name="Body_20_text_20__28_2_29__20__2b__20_Bold">L/MAR/B/23D<text:tab/></text:span><text:span text:style-name="T1">Journal 17 Dec 1823-6 Oct 1825, Philip Baylis, First Mate</text:span></text:p>
        <text:p text:style-name="P798"><text:span text:style-name="T1">L/MAR/B/23L(1)<text:tab/></text:span><text:span text:style-name="Body_20_text_20__28_3_29__20__2b__20_Not_20_Bold"><text:span text:style-name="T5">Ledger</text:span></text:span></text:p>
        <text:p text:style-name="P798"><text:span text:style-name="T1">L/MAR/B/23L(2)<text:tab/></text:span><text:span text:style-name="Body_20_text_20__28_3_29__20__2b__20_Not_20_Bold"><text:span text:style-name="T5">Pay Book</text:span></text:span></text:p>
        <text:p text:style-name="P396"><text:span text:style-name="T1">Capt James Head</text:span></text:p>
        <text:p text:style-name="P398"><text:span text:style-name="T1">Downs 26 Feb 1824 - 15 Jun Diamond Harbour - 25 Aug Saugor - 2 Nov Penang - 29 Nov Singapore - 26 Jan 1825 Whampoa - 6 Mar Second Bar - 3 Jul St Helena -10 Sep Long Reach</text:span></text:p>
        <text:list xml:id="list132758888862929" text:continue-numbering="true" text:style-name="WWNum45">
          <text:list-item>
            <text:p text:style-name="P250"><text:span text:style-name="T1">1825/6<text:tab/>China</text:span></text:p>
          </text:list-item>
        </text:list>
        <text:p text:style-name="P251"><text:span text:style-name="Body_20_text_20__28_2_29__20__2b__20_Bold">L/MAR/B/23E<text:tab/></text:span><text:span text:style-name="T1">Journal 7 Mar 1826-8 May 1827</text:span></text:p>
        <text:p text:style-name="P826"><text:span text:style-name="T1">L/MAR/B/23M(1)<text:tab/></text:span><text:span text:style-name="Body_20_text_20__28_3_29__20__2b__20_Not_20_Bold"><text:span text:style-name="T5">Ledger</text:span></text:span></text:p>
        <text:p text:style-name="P826"><text:span text:style-name="T1">L/MAR/B/23M(2)<text:tab/></text:span><text:span text:style-name="Body_20_text_20__28_3_29__20__2b__20_Not_20_Bold"><text:span text:style-name="T5">Pay Book</text:span></text:span></text:p>
        <text:p text:style-name="P195"><text:span text:style-name="T1">Capt Bryan Broughton</text:span></text:p>
        <text:p text:style-name="P197"><text:span text:style-name="T1">Downs 3 Apr 1826 - 7 Sep Whampoa - 30 Nov Second Bar - 21 Feb 1827 St Helena - 8 Apr moorings</text:span></text:p>
        <text:list xml:id="list132759659922235" text:continue-numbering="true" text:style-name="WWNum45">
          <text:list-item>
            <text:p text:style-name="P250"><text:span text:style-name="T1">1827/8<text:tab/>China</text:span></text:p>
          </text:list-item>
        </text:list>
        <text:p text:style-name="P251"><text:span text:style-name="Body_20_text_20__28_2_29__20__2b__20_Bold">L/MAR/B/23F<text:tab/></text:span><text:span text:style-name="T1">Journal 3 Mar 1828-20 May 1829</text:span></text:p>
        <text:p text:style-name="P826"><text:span text:style-name="T1">L/MAR/B/23N (1)<text:tab/></text:span><text:span text:style-name="Body_20_text_20__28_3_29__20__2b__20_Not_20_Bold"><text:span text:style-name="T5">Ledger</text:span></text:span></text:p>
        <text:p text:style-name="P826"><text:span text:style-name="T1">L/MAR/B/23N(2)<text:tab/></text:span><text:span text:style-name="Body_20_text_20__28_3_29__20__2b__20_Not_20_Bold"><text:span text:style-name="T5">Pay Book</text:span></text:span></text:p>
        <text:p text:style-name="P195"><text:span text:style-name="T1">Capt Philip Baylis</text:span></text:p>
        <text:p text:style-name="P195"><text:span text:style-name="T1">Downs 28 Apr 1828 - 23 Aug Whampoa -13 Dec Second Bar -12 Feb 1829 Cape - 3 Mar St Helena -</text:span></text:p>
        <text:list xml:id="list132758703422597" text:continue-list="list755591102" text:style-name="WWNum47">
          <text:list-item>
            <text:p text:style-name="P252"><text:span text:style-name="T1">Apr Blackwall</text:span></text:p>
          </text:list-item>
        </text:list>
        <text:list xml:id="list132758714547026" text:continue-list="list132759659922235" text:style-name="WWNum45">
          <text:list-item>
            <text:p text:style-name="P45"><text:span text:style-name="T1">1829/30<text:tab/>China</text:span></text:p>
          </text:list-item>
        </text:list>
        <text:p text:style-name="P46"><text:span text:style-name="Body_20_text_20__28_2_29__20__2b__20_Bold">L/MAR/B/23G<text:tab/></text:span><text:span text:style-name="T1">Journal </text:span><text:span text:style-name="Body_20_text_20__28_2_29__20__2b__20_Bold">4 </text:span><text:span text:style-name="T1">Mar 1830-21 Jun 1831</text:span></text:p>
        <text:p text:style-name="P849"><text:span text:style-name="T1">L/MAR/B/23-0(l)<text:tab/></text:span><text:span text:style-name="Body_20_text_20__28_3_29__20__2b__20_Not_20_Bold"><text:span text:style-name="T5">Ledger</text:span></text:span></text:p>
        <text:p text:style-name="P849"><text:span text:style-name="T1">L/MAR/B/23-0(2)<text:tab/></text:span><text:span text:style-name="Body_20_text_20__28_3_29__20__2b__20_Not_20_Bold"><text:span text:style-name="T5">Pay Book</text:span></text:span></text:p>
        <text:p text:style-name="P577"><text:span text:style-name="T1">Capt Philip Baylis</text:span></text:p>
        <text:p text:style-name="P693"><text:span text:style-name="T1">Downs 10 May 1830 - 6 Sep Hong Kong -17 Sep Whampoa -17 Dec Second Bar - 6 Mar 1831 Cape - 28 Mar St Helena - 24 May Long Reach</text:span></text:p>
        <text:list xml:id="list132758372443717" text:continue-numbering="true" text:style-name="WWNum45">
          <text:list-item>
            <text:p text:style-name="P132"><text:span text:style-name="T1">1831/2 China</text:span></text:p>
          </text:list-item>
        </text:list>
        <text:p text:style-name="P423"><text:span text:style-name="Body_20_text_20__28_2_29__20__2b__20_Bold">L/MAR/B/23H<text:tab/></text:span><text:span text:style-name="T1">Journal 12 Mar 1832-11 Apr<text:tab/>1833</text:span></text:p>
        <text:p text:style-name="P799"><text:span text:style-name="T1">L/MAR/B/23P(1)<text:tab/></text:span><text:span text:style-name="Body_20_text_20__28_3_29__20__2b__20_Not_20_Bold"><text:span text:style-name="T5">Ledger</text:span></text:span></text:p>
        <text:p text:style-name="P799"><text:span text:style-name="T1">L/MAR/B/23P(2)<text:tab/></text:span><text:span text:style-name="Body_20_text_20__28_3_29__20__2b__20_Not_20_Bold"><text:span text:style-name="T5">Pay Book</text:span></text:span></text:p>
        <text:p text:style-name="P396"><text:span text:style-name="T1">Capt Philip Baylis</text:span></text:p>
        <text:p text:style-name="P106"><text:span text:style-name="T1">Downs 26 Apr 1832 - 20 Aug Whampoa - 21 Oct Second Bar - 22 Jan 1833 St Helena - 9 Mar Gravesend</text:span></text:p>
        <text:p text:style-name="P871"><text:span text:style-name="T1">CANTERBURY</text:span></text:p>
        <text:p text:style-name="P725"><text:span text:style-name="T1">New Company, 333 tons 1<text:tab/>1701/2 Amoy</text:span></text:p>
        <text:p text:style-name="P523"><text:span text:style-name="T1">Downs -16 Aug 1702 Amoy 11 May 1703 - Macao 4 Sep - captured by French in Straits of Malacca</text:span></text:p>
        <text:p text:style-name="P865"><text:span text:style-name="T1">CANTON</text:span></text:p>
        <text:p text:style-name="P103"><text:span text:style-name="T1">Built by Wells, launched 1790, 3 decks, 4in bottom, length 165ft 4in, keel 134ft 2</text:span><text:span text:style-name="T3">3</text:span><text:span text:style-name="T1">/</text:span><text:span text:style-name="T4">4</text:span><text:span text:style-name="T1">in, breadth 41ft 2in, hold 17ft, wing transom 25ft 8in, port cell 28ft lOV^in, waist 3ft 7</text:span><text:span text:style-name="T3">1</text:span><text:span text:style-name="T1">/2in, between decks 6ft 4in &amp; 6ft 6in, roundhouse 6ft 6in, ports 14 middle &amp; 13 upper, deck range 98ft, 1210 tons Principal Managing Owners: 1-6 William Lushington, 7-8 John Mavor</text:span></text:p>
        <text:list xml:id="list3584031402" text:style-name="WWNum49">
          <text:list-item>
            <text:p text:style-name="P253"><text:span text:style-name="T1">1790/1<text:tab/>Bombay and China</text:span></text:p>
          </text:list-item>
        </text:list>
        <text:p text:style-name="P254"><text:span text:style-name="T1">L/MAR/B/288A<text:tab/>Journal 15 Nov 1790-5 Jun<text:tab/>1792</text:span></text:p>
        <text:p text:style-name="P255"><text:span text:style-name="T1">L/MAR/B/288J(1)<text:tab/>Ledger</text:span></text:p>
        <text:p text:style-name="P424"><text:span text:style-name="T1">L/MAR/B/288J(2)<text:tab/>Pay Book</text:span></text:p>
        <text:p text:style-name="P396"><text:span text:style-name="T1">Capt Thomas Bretrell</text:span></text:p>
        <text:p text:style-name="P103"><text:span text:style-name="T1">Downs 27 Jan 1791 - 23 May Bombay - 16 Sep Whampoa - 23 Nov Second Bar - 2 Mar 1792 St Helena - 24 Apr Purfleet</text:span></text:p>
        <text:list xml:id="list132758098272122" text:continue-numbering="true" text:style-name="WWNum49">
          <text:list-item>
            <text:p text:style-name="P253"><text:span text:style-name="T1">1793/4<text:tab/>China</text:span></text:p>
          </text:list-item>
        </text:list>
        <text:p text:style-name="P180"><text:span text:style-name="T1">L/MAR/B/288B Journal 15 Feb 1794-14 Oct 1795, Abel Vyvyan, First Mate L/MAR/B/288K(1)<text:tab/>Ledger</text:span></text:p>
        <text:p text:style-name="P255"><text:span text:style-name="T1">L/MAR/B/288K(2)<text:tab/>Pay Book</text:span></text:p>
        <text:p text:style-name="P195"><text:span text:style-name="T1">Capt Thomas Bretrell</text:span></text:p>
        <text:p text:style-name="P761"><text:span text:style-name="T1">Portsmouth 2 May 1794 - 27 Sep Whampoa - 26 Nov Second Bar -14 Apr 1795 St Helena - 25 Jul Long Reach</text:span></text:p>
        <text:list xml:id="list132759292628659" text:continue-numbering="true" text:style-name="WWNum49">
          <text:list-item>
            <text:p text:style-name="P253"><text:span text:style-name="T1">1795/6<text:tab/>St Helena, Madras and China</text:span></text:p>
          </text:list-item>
        </text:list>
        <text:p text:style-name="P254"><text:span text:style-name="T1">L/MAR/B/288C<text:tab/>Journal 15 Jan 1796-17 Sep<text:tab/>1797</text:span></text:p>
        <text:p text:style-name="P256"><text:span text:style-name="T1">L/MAR/B/288D<text:tab/>Journal 15 Jan 1796-30 Jan<text:tab/>1799, Ethelbert Lyne, First Mate</text:span></text:p>
        <text:p text:style-name="P255"><text:span text:style-name="T1">L/MAR/B/288L(1)<text:tab/>Ledger</text:span></text:p>
        <text:p text:style-name="P255"><text:span text:style-name="T1">L/MAR/B/288L(2)<text:tab/>Pay Book</text:span></text:p>
        <text:p text:style-name="P195"><text:span text:style-name="T1">Capt Abel Vyvyan</text:span></text:p>
        <text:p text:style-name="P156"><text:span text:style-name="T1">Portsmouth 12 Apr 1796 - 23 Jun St Helena -1 Sep Madras - 24 Oct Trincomalee - 29 Nov Colombo - 9 Apr 1797 Whampoa - 27 May Second Bar - 25 Aug Amoy - 24 Sep Whampoa - 26 Feb 1798 Second Bar - 5 Aug St Helena - 23 Oct Long Reach</text:span></text:p>
        <text:list xml:id="list132758085652101" text:continue-numbering="true" text:style-name="WWNum49">
          <text:list-item>
            <text:p text:style-name="P257"><text:span text:style-name="T1">1799/1800 Bombay and China</text:span></text:p>
          </text:list-item>
        </text:list>
        <text:p text:style-name="P254"><text:span text:style-name="T1">L/MAR/B/288E<text:tab/>Journal 30 Oct 1799-25 Jul<text:tab/>1801</text:span></text:p>
        <text:p text:style-name="P255"><text:span text:style-name="T1">L/MAR/B/288M(1)<text:tab/>Ledger</text:span></text:p>
        <text:p text:style-name="P255"><text:span text:style-name="T1">L/MAR/B/288M(2)<text:tab/>Pay Book</text:span></text:p>
        <text:p text:style-name="P195"><text:span text:style-name="T1">Capt Thomas Lushington</text:span></text:p>
        <text:p text:style-name="P672"><text:span text:style-name="T1">Portsmouth 7 Jan 1800 - 2 May Johanna - 26 May Bombay 17 Aug - 24 Sep Malacca -1 Oct Singapore - 5 Nov Whampoa - 29 Dec Second Bar - 16 Apr 1801 St Helena -17 Jun Long Reach</text:span></text:p>
      </text:section>
      <text:section text:style-name="Sect4" text:name="Bereich5">
        <text:list xml:id="list132758910806011" text:continue-numbering="true" text:style-name="WWNum49">
          <text:list-item>
            <text:p text:style-name="P426"><text:span text:style-name="T1">1801/2<text:tab/>Bombay and China</text:span></text:p>
          </text:list-item>
        </text:list>
        <text:p text:style-name="P427"><text:span text:style-name="Body_20_text_20__28_2_29__20__2b__20_Bold">L/MAR/B/288F<text:tab/></text:span><text:span text:style-name="T1">Journal 22<text:tab/>Oct 1801-11 Jul 1803</text:span></text:p>
        <text:p text:style-name="P800"><text:span text:style-name="T1">L/MAR/B/288N(1)<text:tab/></text:span><text:span text:style-name="Body_20_text_20__28_3_29__20__2b__20_Not_20_Bold"><text:span text:style-name="T5">Ledger</text:span></text:span></text:p>
        <text:p text:style-name="P816"><text:span text:style-name="T1">L/MAR/B/288N(2)<text:tab/></text:span><text:span text:style-name="Body_20_text_20__28_3_29__20__2b__20_Not_20_Bold"><text:span text:style-name="T5">Pay Book</text:span></text:span></text:p>
        <text:p text:style-name="P651"><text:span text:style-name="T1">Capt Thomas Lushington</text:span></text:p>
        <text:list xml:id="list132759085351928" text:continue-numbering="true" text:style-name="WWNum49">
          <text:list-item>
            <text:p text:style-name="P425"><text:span text:style-name="T1">1803/4<text:tab/>Ceylon and China</text:span></text:p>
          </text:list-item>
        </text:list>
        <text:p text:style-name="P428"><text:span text:style-name="Body_20_text_20__28_2_29__20__2b__20_Bold">L/MAR/B/288G<text:tab/></text:span><text:span text:style-name="T1">Journal 17 Dec 1803-14 Nov<text:tab/>1805</text:span></text:p>
        <text:p text:style-name="P801"><text:span text:style-name="T1">L/MAR/B/288-0(l)<text:tab/></text:span><text:span text:style-name="Body_20_text_20__28_3_29__20__2b__20_Not_20_Bold"><text:span text:style-name="T5">Ledger</text:span></text:span></text:p>
        <text:p text:style-name="P802"><text:span text:style-name="T1">L/MAR/B/288-0(2)<text:tab/></text:span><text:span text:style-name="Body_20_text_20__28_3_29__20__2b__20_Not_20_Bold"><text:span text:style-name="T5">Pay Book</text:span></text:span></text:p>
        <text:p text:style-name="P770"><text:span text:style-name="T1">Capt Thomas Lushington</text:span></text:p>
        <text:p text:style-name="P771"><text:span text:style-name="T1">Portsmouth 20 Mar 1804 -17 Jul Ceylon - 21 Jul Madras - 27 Aug Penang -14 Sep Malacca 15 Oct </text:span><text:span text:style-name="Body_20_text_20__28_2_29__20__2b__20_9.5_20_pt_2c_Bold"><text:span text:style-name="T6">D</text:span></text:span><text:span text:style-name="Body_20_text_20__28_2_29__20__2b__20_9.5_20_pt_2c_Bold">“ </text:span><text:span text:style-name="Body_20_text_20__28_2_29__20__2b__20_9.5_20_pt_2c_Bold"><text:span text:style-name="T6">S</text:span></text:span><text:span text:style-name="Body_20_text_20__28_2_29__20__2b__20_9.5_20_pt_2c_Bold">“°”</text:span><text:span text:style-name="Body_20_text_20__28_2_29__20__2b__20_9.5_20_pt_2c_Bold"><text:span text:style-name="T6">d B</text:span></text:span><text:span text:style-name="Body_20_text_20__28_2_29__20__2b__20_9.5_20_pt_2c_Bold">“'</text:span><text:span text:style-name="Body_20_text_20__28_2_29__20__2b__20_9.5_20_pt_2c_Bold"><text:span text:style-name="T6">2<text:tab/>1805 L</text:span></text:span><text:span text:style-name="Body_20_text_20__28_2_29__20__2b__20_9.5_20_pt_2c_Bold">“</text:span><text:span text:style-name="Body_20_text_20__28_2_29__20__2b__20_9.5_20_pt_2c_Bold"><text:span text:style-name="T6">n</text:span></text:span><text:span text:style-name="Body_20_text_20__28_2_29__20__2b__20_9.5_20_pt_2c_Bold"> ■</text:span><text:span text:style-name="Body_20_text_20__28_2_29__20__2b__20_9.5_20_pt_2c_Bold"><text:span text:style-name="T6">21 J</text:span></text:span><text:span text:style-name="Body_20_text_20__28_2_29__20__2b__20_9.5_20_pt_2c_Bold">“ - 2 Ap, </text:span><text:span text:style-name="Body_20_text_20__28_2_29__20__2b__20_Bold">S, </text:span><text:span text:style-name="Body_20_text_20__28_2_29__20__2b__20_9.5_20_pt_2c_Bold">Helena II </text:span><text:span text:style-name="Body_20_text_20__28_2_29__20__2b__20_10_20_pt_2c_Bold">Jul </text:span><text:span text:style-name="Body_20_text_20__28_2_29__20__2b__20_9.5_20_pt_2c_Bold">-15 Spp</text:span></text:p>
        <text:list xml:id="list132758594108219" text:continue-numbering="true" text:style-name="WWNum49">
          <text:list-item>
            <text:p text:style-name="P550"><text:span text:style-name="T1">1807/8<text:tab/>China</text:span></text:p>
          </text:list-item>
        </text:list>
        <text:p text:style-name="P631"><text:span text:style-name="Body_20_text_20__28_2_29__20__2b__20_Bold">L/MAR/B/288H </text:span><text:span text:style-name="T1">Journal 30 Nov 1807-25 Nov 1809 </text:span><text:span text:style-name="Body_20_text_20__28_2_29__20__2b__20_Bold">L/MAR/B/288P(1)<text:tab/></text:span><text:span text:style-name="T1">Ledger</text:span></text:p>
        <text:p text:style-name="P861"><text:span text:style-name="T1">L/MAR/B/288P(2)<text:tab/></text:span><text:span text:style-name="Body_20_text_20__28_3_29__20__2b__20_Not_20_Bold"><text:span text:style-name="T5">Pay Book</text:span></text:span></text:p>
        <text:p text:style-name="P634"><text:span text:style-name="T1">Capt John Christopher Lochner</text:span></text:p>
        <text:p text:style-name="P882"><text:span text:style-name="T1">SKSf 2 M<text:tab/>^ ^ ; </text:span><text:span text:style-name="T3">3</text:span><text:span text:style-name="T1"> n"</text:span><text:span text:style-name="T3">8</text:span><text:span text:style-name="T1"><text:tab/>■</text:span><text:span text:style-name="T3">22 A</text:span><text:span text:style-name="T1">-</text:span><text:span text:style-name="T3">8</text:span><text:span text:style-name="T1"><text:tab/></text:span><text:span text:style-name="T4">6</text:span><text:span text:style-name="T1"> Sep Mato ■ 6 Oe,</text:span></text:p>
        <text:p text:style-name="P539"><text:span text:style-name="T1">Whampoa 2 Feb 1809 Second Bar -1 Apr Penang -11 Jul St Helena -14 Sep Long Reach</text:span></text:p>
        <text:list xml:id="list132759390270228" text:continue-numbering="true" text:style-name="WWNum49">
          <text:list-item>
            <text:p text:style-name="P550"><text:span text:style-name="T1">1809/10<text:tab/>China</text:span></text:p>
          </text:list-item>
        </text:list>
        <text:p text:style-name="P688"><text:span text:style-name="Body_20_text_20__28_2_29__20__2b__20_Bold">L/MAR/B/288-I<text:tab/></text:span><text:span text:style-name="T1">Journal 24 Jan 1810-23 Nov 1811</text:span></text:p>
        <text:p text:style-name="P862"><text:span text:style-name="T1">L/MAR/B/288Q(1)<text:tab/></text:span><text:span text:style-name="Body_20_text_20__28_3_29__20__2b__20_Not_20_Bold"><text:span text:style-name="T5">Ledger</text:span></text:span></text:p>
        <text:p text:style-name="P862"><text:span text:style-name="T1">L/MAR/B/288Q(2)<text:tab/></text:span><text:span text:style-name="Body_20_text_20__28_3_29__20__2b__20_Not_20_Bold"><text:span text:style-name="T5">Pay Book</text:span></text:span></text:p>
        <text:p text:style-name="P689"><text:span text:style-name="T1">Capt George Gray</text:span></text:p>
        <text:p text:style-name="P883"><text:span text:style-name="Body_20_text_20__28_6_29_"><text:span text:style-name="T9">‘.</text:span></text:span><text:span text:style-name="Body_20_text_20__28_6_29_"><text:span text:style-name="T7">8</text:span></text:span><text:span text:style-name="T1">‘</text:span><text:span text:style-name="T3">0</text:span><text:span text:style-name="T1">,;</text:span><text:span text:style-name="T3">5</text:span><text:span text:style-name="T1">-.</text:span><text:span text:style-name="T3">SePl</text:span><text:span text:style-name="T1">'</text:span><text:span text:style-name="T3">e</text:span><text:span text:style-name="T1">"</text:span><text:span text:style-name="T3">,,</text:span><text:span text:style-name="T1">'-</text:span><text:span text:style-name="T3">g</text:span><text:span text:style-name="T1"> •</text:span><text:span text:style-name="T3">2&lt;</text:span><text:span text:style-name="T1"> **<text:tab/>-</text:span><text:span text:style-name="T3">10</text:span><text:span text:style-name="T1"> Wimio. - ■» Feb 1811 Second</text:span></text:p>
        <text:p text:style-name="P540"><text:span text:style-name="Body_20_text_20__28_2_29__20__2b__20_Italic">uai</text:span><text:span text:style-name="T1"> 11 Jul St Helena -18 Sep Camg Roads - 29 Sep Northfleet</text:span></text:p>
        <text:h text:style-name="P940" text:outline-level="1"><text:bookmark-start text:name="bookmark17"/><text:span text:style-name="T1">CARDIGAN</text:span><text:bookmark-end text:name="bookmark17"/></text:h>
        <text:p text:style-name="P541"><text:span text:style-name="T1">400/420 tons, 34 guns, 80/84 crew</text:span></text:p>
        <text:list xml:id="list962481685" text:style-name="WWNum51">
          <text:list-item>
            <text:p text:style-name="P551"><text:span text:style-name="T1">1712/3<text:tab/>Bengal</text:span></text:p>
          </text:list-item>
        </text:list>
        <text:p text:style-name="P772"><text:span text:style-name="T1">L/MAR/B/668A Journal 5 Nov 1712-26 Apr 1716 Capt Richard Grainger</text:span></text:p>
        <text:p text:style-name="P773"><text:span text:style-name="T1">291^ nuRomre ' </text:span><text:span text:style-name="T3">15Ma</text:span><text:span text:style-name="T1">^</text:span><text:span text:style-name="T3">ape</text:span><text:span text:style-name="T1">"</text:span><text:span text:style-name="T3">29 JulBa,asore</text:span><text:span text:style-name="T1">-</text:span><text:span text:style-name="T3">11</text:span><text:span text:style-name="T1"> Aug Rogues River - 29 Oct Calcutta - 29 Jan 1714 Rogues River - 2 Mar Anjengo -1 May Bandar Abbas -18 Aug Madras - 28 Sep</text:span></text:p>
        <text:p text:style-name="P518"><text:span text:style-name="T1">sifT/c</text:span><text:span text:style-name="T3">10</text:span><text:span text:style-name="T1"> °</text:span><text:span text:style-name="T3">Ct ROgUeS River</text:span><text:span text:style-name="T1">'</text:span><text:span text:style-name="T3">6 Jan 1715 Cox</text:span><text:span text:style-name="T1">’</text:span><text:span text:style-name="T3">s Island</text:span><text:span text:style-name="T1"> -</text:span><text:span text:style-name="T3">19 Feb</text:span><text:span text:style-name="T1"> Madras - 26 Feb Fort St David -</text:span></text:p>
        <text:p text:style-name="P526"><text:span text:style-name="T1">ITiewJohrtch ^ ^ </text:span><text:span text:style-name="T3">St DaVid</text:span><text:span text:style-name="T1"> '</text:span><text:span text:style-name="T3">31Mar MadraS</text:span><text:span text:style-name="T1"> •</text:span><text:span text:style-name="T3">29</text:span><text:span text:style-name="T1"> °</text:span><text:span text:style-name="T3">ct Ca</text:span><text:span text:style-name="T1">P</text:span><text:span text:style-name="T3">e</text:span><text:span text:style-name="T1"> -12 Dec St Helena - 24 Apr</text:span></text:p>
        <text:list xml:id="list132758282795999" text:continue-numbering="true" text:style-name="WWNum51">
          <text:list-item>
            <text:p text:style-name="P552"><text:span text:style-name="T1">1716/7<text:tab/>Bengal</text:span></text:p>
          </text:list-item>
        </text:list>
        <text:p text:style-name="P632"><text:span text:style-name="T1">L/MAR/B/668B Journal 26 Nov 1716-10 Oct 1718 L/MAR/B/668E(1)<text:tab/>Ledger</text:span></text:p>
        <text:p text:style-name="P638"><text:span text:style-name="T1">L/MAR/B/668E(2)<text:tab/>Pay Book</text:span></text:p>
        <text:p text:style-name="P638"><text:span text:style-name="T1">L/MAR/B/668E(3)<text:tab/>Dead Men’s Effects</text:span></text:p>
        <text:p text:style-name="P635"><text:span text:style-name="T1">Capt Henry Glegg</text:span></text:p>
        <text:p text:style-name="P884"><text:span text:style-name="T1">^s/HeW </text:span><text:span text:style-name="Body_20_text_20__28_7_29__20__2b__20_21_20_pt_2c_Not_20_Bold_2c_Italic"><text:span text:style-name="T5">\l</text:span></text:span><text:span text:style-name="T1"> S »h</text:span><text:span text:style-name="Body_20_text_20__28_7_29__20__2b__20_Not_20_Bold"><text:span text:style-name="T8">3</text:span></text:span><text:span text:style-name="T3"> Jim </text:span><text:span text:style-name="Body_20_text_20__28_7_29__20__2b__20_Not_20_Bold"><text:span text:style-name="T8">53,35016</text:span></text:span><text:span text:style-name="Body_20_text_20__28_7_29__20__2b__20_Not_20_Bold"><text:span text:style-name="T5">'</text:span></text:span><text:span text:style-name="Body_20_text_20__28_7_29__20__2b__20_Not_20_Bold"><text:span text:style-name="T8">1</text:span></text:span><text:span text:style-name="T3"> M</text:span><text:span text:style-name="T1"> ^ ^ </text:span><text:span text:style-name="Body_20_text_20__28_7_29__20__2b__20_Not_20_Bold"><text:span text:style-name="T5">-</text:span></text:span><text:span text:style-name="Body_20_text_20__28_7_29__20__2b__20_Not_20_Bold"><text:span text:style-name="T8">29</text:span></text:span><text:span text:style-name="T3"> J3n </text:span><text:span text:style-name="Body_20_text_20__28_7_29__20__2b__20_Not_20_Bold"><text:span text:style-name="T8">1718</text:span></text:span><text:span text:style-name="T3"> C0X</text:span><text:span text:style-name="T1">’</text:span><text:span text:style-name="T3">S Island</text:span></text:p>
        <text:list xml:id="list132758936553050" text:continue-numbering="true" text:style-name="WWNum51">
          <text:list-item>
            <text:p text:style-name="P552"><text:span text:style-name="T1">1719/20<text:tab/>Bengal</text:span></text:p>
          </text:list-item>
        </text:list>
        <text:p text:style-name="P774"><text:span text:style-name="T1">L/MAR/B/668C<text:tab/>Journal 29 Sep 1719-21 Jun 1721</text:span></text:p>
        <text:p text:style-name="P774"><text:span text:style-name="T1">L/MAR/B/668F<text:tab/>Ledger</text:span></text:p>
        <text:p text:style-name="P577"><text:span text:style-name="T1">Capt Henry Glegg</text:span></text:p>
        <text:p text:style-name="P577"><text:span text:style-name="T1">Downs 14 Dec 1719 -17 Feb 1720 Plymouth -11 Jul Balasore - 27 Jul Rogues River -11 Nov Pipli -</text:span></text:p>
        <text:list xml:id="list132759382021852" text:continue-list="list132758278954893" text:style-name="WWNum39">
          <text:list-item>
            <text:p text:style-name="P590"><text:span text:style-name="T1">Apr 1721 St Helena - 6 Jul Moorings</text:span></text:p>
          </text:list-item>
          <text:list-item>
            <text:p text:style-name="P137"><text:span text:style-name="T1">1722/3 Madras</text:span></text:p>
          </text:list-item>
        </text:list>
        <text:p text:style-name="P101"><text:span text:style-name="T1">L/MAR/B/668D Journal 28 Dec 1722-5 May 1724 Capt William Hambly</text:span></text:p>
        <text:p text:style-name="P104"><text:span text:style-name="T1">Downs 6 Mar 1723 - 2 Apr Madeira -18 Aug Madras - 29 Dec Cape - 28 Jan 1724 St Helena - 5 May Deptford</text:span></text:p>
        <text:h text:style-name="P914" text:outline-level="1"><text:bookmark-start text:name="bookmark18"/><text:span text:style-name="T1">CARDONNEL</text:span><text:bookmark-end text:name="bookmark18"/></text:h>
        <text:p text:style-name="P581"><text:span text:style-name="T1">300 tons, 20/22 guns, 60 crew</text:span></text:p>
        <text:list xml:id="list1335461917" text:style-name="WWNum53">
          <text:list-item>
            <text:p text:style-name="P181"><text:span text:style-name="T1">1714/5<text:tab/>St Helena and Benkulen</text:span></text:p>
          </text:list-item>
        </text:list>
        <text:p text:style-name="P260"><text:span text:style-name="Body_20_text_20__28_2_29__20__2b__20_Bold">L/MAR/B/708A<text:tab/></text:span><text:span text:style-name="T1">Journal 13<text:tab/>Dec<text:tab/>1714-5 May 1717</text:span></text:p>
        <text:p text:style-name="P827"><text:span text:style-name="T1">L/MAR/B/708C(1)<text:tab/></text:span><text:span text:style-name="Body_20_text_20__28_3_29__20__2b__20_Not_20_Bold"><text:span text:style-name="T5">Ledger</text:span></text:span></text:p>
        <text:p text:style-name="P827"><text:span text:style-name="T1">L/MAR/B/708C(2)<text:tab/></text:span><text:span text:style-name="Body_20_text_20__28_3_29__20__2b__20_Not_20_Bold"><text:span text:style-name="T5">Pay Book</text:span></text:span></text:p>
        <text:p text:style-name="P195"><text:span text:style-name="T1">Capt William Mawson</text:span></text:p>
        <text:p text:style-name="P7"><text:span text:style-name="T1">Downs 12 Feb 1715-8 Mar Madeira - 31 May St Helena - 30 Sep Benkulen - 22 Oct Silebar -15 Jan 1716 Benkulen - 8 Mar Batavia - 7 Jul Benkulen - 27 Aug Madras - 22 Jan 1717 St Helena - 4 May Woolwich</text:span></text:p>
        <text:list xml:id="list132758565964059" text:continue-numbering="true" text:style-name="WWNum53">
          <text:list-item>
            <text:p text:style-name="P261"><text:span text:style-name="T1">1717/8<text:tab/>Mokha</text:span></text:p>
          </text:list-item>
        </text:list>
        <text:p text:style-name="P827"><text:span text:style-name="T1">L/MAR/B/708D<text:tab/></text:span><text:span text:style-name="Body_20_text_20__28_3_29__20__2b__20_Not_20_Bold"><text:span text:style-name="T5">Ledger</text:span></text:span></text:p>
        <text:p text:style-name="P195"><text:span text:style-name="T1">Capt William Mawson</text:span></text:p>
        <text:p text:style-name="P527"><text:span text:style-name="T1">13 Nov 1717-11 Jun 1719</text:span></text:p>
        <text:list xml:id="list132758114470865" text:continue-numbering="true" text:style-name="WWNum53">
          <text:list-item>
            <text:p text:style-name="P429"><text:span text:style-name="T1">1719/20<text:tab/>Madras</text:span></text:p>
          </text:list-item>
        </text:list>
        <text:p text:style-name="P430"><text:span text:style-name="Body_20_text_20__28_2_29__20__2b__20_Bold">L/MAR/B/708B<text:tab/></text:span><text:span text:style-name="T1">Journal 15<text:tab/>Oct<text:tab/>1719-24 Jul 1721</text:span></text:p>
        <text:p text:style-name="P803"><text:span text:style-name="T1">L/MAR/B/708E(1)<text:tab/></text:span><text:span text:style-name="Body_20_text_20__28_3_29__20__2b__20_Not_20_Bold"><text:span text:style-name="T5">Ledger</text:span></text:span></text:p>
        <text:p text:style-name="P803"><text:span text:style-name="T1">L/MAR/B/708E(2)<text:tab/></text:span><text:span text:style-name="Body_20_text_20__28_3_29__20__2b__20_Not_20_Bold"><text:span text:style-name="T5">Pay Book</text:span></text:span></text:p>
        <text:p text:style-name="P396"><text:span text:style-name="T1">Capt William Mawson</text:span></text:p>
        <text:p text:style-name="P107"><text:span text:style-name="T1">Downs 22 Jan 1720 -17 Feb Plymouth -13 Mar Madeira -12 Aug Madras -11 Sep Fort St David - 8 Oct Madras - 24 Mar 1721 Cape - 25 Apr St Helena - 24 Jul Deptford</text:span></text:p>
        <text:h text:style-name="P948" text:outline-level="1"><text:bookmark-start text:name="bookmark19"/><text:span text:style-name="T1">CARLTON</text:span><text:bookmark-end text:name="bookmark19"/></text:h>
        <text:p text:style-name="P728"><text:span text:style-name="T1">Frigate, 26 guns, 55 crew, 275 tons</text:span></text:p>
        <text:list xml:id="list3610564026" text:style-name="WWNum55">
          <text:list-item>
            <text:p text:style-name="P729"><text:span text:style-name="T1">1705/6<text:tab/>Borneo</text:span></text:p>
          </text:list-item>
        </text:list>
        <text:p text:style-name="P742"><text:span text:style-name="T1">L/MAR/B/686A Journal 17 Dec 1705-28 Oct 1708, George Lytton, First Mate Capt Philip Browne</text:span></text:p>
        <text:p text:style-name="P8"><text:span text:style-name="T1">Downs 22 Mar 1706 - 1 May Plymouth - 4 Oct Benkulen - 24 Oct Batavia - 9 Nov Semarang - 23 Nov Tom Borneo -19 Dec Banjarmassin -18 Jul 1707 Batavia -10 Oct Benkulen -1 Feb 1708 Cape - 28 Oct Deptford</text:span></text:p>
        <text:list xml:id="list132759540582874" text:continue-numbering="true" text:style-name="WWNum55">
          <text:list-item>
            <text:p text:style-name="P47"><text:span text:style-name="T1">1708/9<text:tab/>Bombay and Benkulen</text:span></text:p>
          </text:list-item>
        </text:list>
        <text:p text:style-name="P4"><text:span text:style-name="T1">L/MAR/B/686B Journal 14 Mar 1709-8 Aug 1711 Capt George Lytton</text:span></text:p>
        <text:p text:style-name="P31"><text:span text:style-name="T1">Downs 26 Apr 1709 - 19 Jul Bahia -17 Dec Calicut -19 Dec Tellicherry - 23 Dec Goa -14 Jan 1710 Bombay - 2 May Madras -1 Aug Bantal -11 Aug Ipoh - 29 Aug Benkulen -11 Sep Silebar -16 Oct Benkulen - 25 Nov Batavia -16 Mar 1711 Cape - 24 Jul Texel - 8 Aug Blackwall</text:span></text:p>
      </text:section>
      <text:section text:style-name="Sect4" text:name="Bereich6">
        <text:p text:style-name="P874"><text:span text:style-name="T1">CARMARTHEN</text:span></text:p>
        <text:p text:style-name="P674"><text:span text:style-name="T1">Built by Randall, launched 1802, 2 decks, 4in bottom, length 125fl OV^in, keel 100ft 5in, breadth 32ft 2in, hold 15ft llin, wing transom 23ft 4in, port cell 27ft </text:span><text:span text:style-name="Body_20_text_20__28_2_29__20__2b__20_Italic">6</text:span><text:span text:style-name="Body_20_text_20__28_2_29__20__2b__20_Italic"><text:span text:style-name="T6">1</text:span></text:span><text:span text:style-name="Body_20_text_20__28_2_29__20__2b__20_Italic">Ain</text:span><text:span text:style-name="Body_20_text_20__28_2_29__20__2b__20_Italic"><text:span text:style-name="T10">9</text:span></text:span><text:span text:style-name="T1"> waist 1ft 6in, between decks 6ft Tin, roundhouse 6ft Sin, ports 11 upper, 552 tons Principal Managing Owner: James Williams</text:span></text:p>
        <text:list xml:id="list2119717586" text:style-name="WWNum57">
          <text:list-item>
            <text:p text:style-name="P22"><text:span text:style-name="T1">1802/3 St Helena, Bengal and Benkulen</text:span></text:p>
          </text:list-item>
        </text:list>
        <text:p text:style-name="P48"><text:span text:style-name="T1">L/MAR/B/142A<text:tab/>Journal 9 Dec 1802-8<text:tab/>Sep 1804</text:span></text:p>
        <text:p text:style-name="P49"><text:span text:style-name="T1">L/MAR/B/142-I(1)<text:tab/>Ledger</text:span></text:p>
        <text:p text:style-name="P49"><text:span text:style-name="T1">L/MAR/B/142-I(2)<text:tab/>Pay Book</text:span></text:p>
        <text:p text:style-name="P518"><text:span text:style-name="T1">Capt John Dobree</text:span></text:p>
        <text:p text:style-name="P409"><text:span text:style-name="T1">Downs 7 Feb 1803 - 24 Apr St Helena - 26 Aug Calcutta - 24 Nov Saugor - 1 Feb 1804 Benkulen - 6 Jun St Helena -13 Aug Long Reach</text:span></text:p>
        <text:list xml:id="list132759579979321" text:continue-numbering="true" text:style-name="WWNum57">
          <text:list-item>
            <text:p text:style-name="P262"><text:span text:style-name="T1">1804/5<text:tab/>Madras and Bengal</text:span></text:p>
          </text:list-item>
        </text:list>
        <text:p text:style-name="P263"><text:span text:style-name="T1">L/MAR/B/142B<text:tab/>Journal 13 Dec 1804-8<text:tab/>Jul<text:tab/>1805</text:span></text:p>
        <text:p text:style-name="P264"><text:span text:style-name="T1">L/MAR/B/142J(1)<text:tab/>Ledger</text:span></text:p>
        <text:p text:style-name="P264"><text:span text:style-name="T1">L/MAR/B/142J(2)<text:tab/>Pay Book</text:span></text:p>
        <text:p text:style-name="P645"><text:span text:style-name="T1">Capt John Christopher Lochner</text:span></text:p>
        <text:p text:style-name="P673"><text:span text:style-name="T1">Portsmouth 25 Mar 1805 - 25 Apr Madeira -17 Jul Madras - 8 Aug Diamond Harbour - 20 Nov Saugor - 24 Feb 1806 St Helena -16 Jun Long Reach</text:span></text:p>
        <text:list xml:id="list132758104440087" text:continue-numbering="true" text:style-name="WWNum57">
          <text:list-item>
            <text:p text:style-name="P431"><text:span text:style-name="T1">1805/6<text:tab/>Bombay</text:span></text:p>
          </text:list-item>
        </text:list>
        <text:p text:style-name="P432"><text:span text:style-name="T1">L/MAR/B/142C<text:tab/>Journal 4 Sep<text:tab/>1806-11<text:tab/>Jan<text:tab/>1808</text:span></text:p>
        <text:p text:style-name="P433"><text:span text:style-name="T1">L/MAR/B/142K(1)<text:tab/>Ledger</text:span></text:p>
        <text:p text:style-name="P433"><text:span text:style-name="T1">L/MAR/B/142K(2)<text:tab/>Pay Book</text:span></text:p>
        <text:p text:style-name="P396"><text:span text:style-name="T1">Capt James Ross</text:span></text:p>
        <text:p text:style-name="P105"><text:span text:style-name="T1">Portsmouth 4 Jan 1807 - 27 May Bombay -1 Oct Cape - 24 Oct St Helena -17 Dec Crookhaven - 5 Jan 1808 Downs</text:span></text:p>
        <text:list xml:id="list132757968623860" text:continue-numbering="true" text:style-name="WWNum57">
          <text:list-item>
            <text:p text:style-name="P431"><text:span text:style-name="T1">1807/8<text:tab/>Bombay</text:span></text:p>
          </text:list-item>
        </text:list>
        <text:p text:style-name="P434"><text:span text:style-name="T1">L/MAR/B/142D<text:tab/>Journal 4 Apr<text:tab/>1808-20<text:tab/>Oct<text:tab/>1809</text:span></text:p>
        <text:p text:style-name="P433"><text:span text:style-name="T1">L/MAR/B/142L(1)<text:tab/>Ledger</text:span></text:p>
        <text:p text:style-name="P433"><text:span text:style-name="T1">L/MAR/B/142L(2)<text:tab/>Pay Book</text:span></text:p>
        <text:p text:style-name="P396"><text:span text:style-name="T1">Capt James Ross</text:span></text:p>
        <text:p text:style-name="P398"><text:span text:style-name="T1">Portsmouth 10 Jun 1808 - 24 Jun Madeira - 29 Oct Bombay 19 Apr 1809 - 12 Jul St Helena -13 Sep Lower Hope</text:span></text:p>
        <text:list xml:id="list132757682517183" text:continue-numbering="true" text:style-name="WWNum57">
          <text:list-item>
            <text:p text:style-name="P262"><text:span text:style-name="T1">1809/10<text:tab/>Bombay</text:span></text:p>
          </text:list-item>
        </text:list>
        <text:p text:style-name="P182"><text:span text:style-name="T1">L/MAR/B/142E Journal 6 Mar 1810-2 Mar 1812 L/MAR/B/142M(1)<text:tab/>Ledger</text:span></text:p>
        <text:p text:style-name="P264"><text:span text:style-name="T1">L/MAR/B/142M(2)<text:tab/>Pay Book</text:span></text:p>
        <text:p text:style-name="P195"><text:span text:style-name="T1">Capt James Ross</text:span></text:p>
        <text:p text:style-name="P156"><text:span text:style-name="T1">Portsmouth 11 May 1810 - 27 May Madeira - 5 Oct Bombay -16 Jan 1811 Mauritius - 22 May Bombay -18 Oct Cape - 5 Nov St Helena - 27 Jan 1812 Gravesend</text:span></text:p>
        <text:list xml:id="list132758203986901" text:continue-numbering="true" text:style-name="WWNum57">
          <text:list-item>
            <text:p text:style-name="P262"><text:span text:style-name="T1">1811/2<text:tab/>Bengal</text:span></text:p>
          </text:list-item>
        </text:list>
        <text:p text:style-name="P182"><text:span text:style-name="T1">L/MAR/B/142F Journal 28 Mar 1812-21 May 1814 L/MAR/B/142N (1)<text:tab/>Ledger</text:span></text:p>
        <text:p text:style-name="P264"><text:span text:style-name="T1">L/MAR/B/142N(2)<text:tab/>Pay Book</text:span></text:p>
        <text:p text:style-name="P195"><text:span text:style-name="T1">Capt James Ross</text:span></text:p>
        <text:p text:style-name="P159"><text:span text:style-name="T1">Portsmouth 4 Jun 1812 -18 Jun Madeira - 26 Dec Calcutta -17 Mar 1813 Saugor - 4 Jun Bombay - 3 Jan 1814 Cape - 25 Feb St Helena - May Downs</text:span></text:p>
        <text:list xml:id="list132758086721643" text:continue-numbering="true" text:style-name="WWNum57">
          <text:list-item>
            <text:p text:style-name="P50"><text:span text:style-name="T1">1814/5<text:tab/>Bombay</text:span></text:p>
          </text:list-item>
        </text:list>
        <text:p text:style-name="P23"><text:span text:style-name="T1">L/MAR/B/142G Journal 10 Mar 1815-20 Sep 1816 L/MAR/B/142-0(1)<text:tab/>Ledger</text:span></text:p>
        <text:p text:style-name="P49"><text:span text:style-name="T1">L/MAR/B/142-0(2)<text:tab/>Pay Book</text:span></text:p>
        <text:p text:style-name="P607"><text:span text:style-name="T1">Capt James Ross</text:span></text:p>
        <text:p text:style-name="P598"><text:span text:style-name="T1">Downs 22 May 1815 -10 Jun Madeira - 28 Sep Mauritius - 8 Nov Bombay - 22 Feb 1816 Tellicherry -13 May Cape -11 Jun St Helena -16 Aug Gravesend</text:span></text:p>
        <text:list xml:id="list132758483521134" text:continue-numbering="true" text:style-name="WWNum57">
          <text:list-item>
            <text:p text:style-name="P435"><text:span text:style-name="T1">1816/7 Bombay</text:span></text:p>
          </text:list-item>
        </text:list>
        <text:p text:style-name="P438"><text:span text:style-name="T1">L/MAR/B/142H<text:tab/>Journal 21<text:tab/>Mar 1817-20 Jul 1818</text:span></text:p>
        <text:p text:style-name="P433"><text:span text:style-name="T1">L/MAR/B/142P(1)<text:tab/>Ledger</text:span></text:p>
        <text:p text:style-name="P433"><text:span text:style-name="T1">L/MAR/B/ 142P(2)<text:tab/>Pay Book</text:span></text:p>
        <text:p text:style-name="P396"><text:span text:style-name="T1">Capt James Ross</text:span></text:p>
        <text:p text:style-name="P104"><text:span text:style-name="T1">Downs 16 May 1817 - 28 Sep Bombay -11 Dec Malwa -15 Dec Mangalore -17 Dec Tellicherry - 17 Mar 1818 St Helena -16 Jun Gravesend</text:span></text:p>
        <text:p text:style-name="P865"><text:span text:style-name="T1">CARNATIC (1)</text:span></text:p>
        <text:p text:style-name="P105"><text:span text:style-name="T1">Chartered ship, 758 tons, rated at 99 crew, 26 guns Principal Managing Owner: William Palmer</text:span></text:p>
        <text:list text:style-name="WWNum59">
          <text:list-item>
            <text:p text:style-name="P436"><text:span text:style-name="T1">1785/6 China</text:span></text:p>
          </text:list-item>
        </text:list>
        <text:p text:style-name="P439"><text:span text:style-name="T1">L/MAR/B/165A<text:tab/>Journal 2 Mar<text:tab/>1786-6 Sep 1787</text:span></text:p>
        <text:p text:style-name="P433"><text:span text:style-name="T1">L/MAR/B/165N(1)<text:tab/>Ledger</text:span></text:p>
        <text:p text:style-name="P433"><text:span text:style-name="T1">L/MAR/B/165N(2)<text:tab/>Pay Book</text:span></text:p>
        <text:p text:style-name="P396"><text:span text:style-name="T1">Capt Lestock Wilson</text:span></text:p>
        <text:p text:style-name="P104"><text:span text:style-name="T1">Downs 12 Apr 1786 - 9 May Sao Tiago - 20 Sep Whampoa -18 Jan 1787 Second Bar -16 May St Helena -1 Aug Long Reach</text:span></text:p>
        <text:p text:style-name="P865"><text:span text:style-name="T1">CARNATIC (2)</text:span></text:p>
        <text:p text:style-name="P103"><text:span text:style-name="T1">Built by Randall, launched 1787, 3 decks, 4in bottom, length 163ft 2in, keel 132ft TVfcin, breadth 40ft 8!/2in, hold 16ft 4in, wing transom 24ft 6in, port cell 28ft 3in, waist 3ft SVfcin, between decks 6ft 6in &amp; 6ft 4in, ports 14 middle &amp; upper, deck range 91ft 4in, 1169 tons Principal Managing Owners: 1-2 Gilbert Slater, 3-6 John Jackson</text:span></text:p>
        <text:list xml:id="list186983186" text:style-name="WWNum61">
          <text:list-item>
            <text:p text:style-name="P265"><text:span text:style-name="T1">1787/8<text:tab/>Madras and China</text:span></text:p>
          </text:list-item>
        </text:list>
        <text:p text:style-name="P266"><text:span text:style-name="Body_20_text_20__28_2_29__20__2b__20_Bold">L/MAR/B/165B<text:tab/></text:span><text:span text:style-name="T1">Journal 19 Nov 1787-5 Sep<text:tab/>1789</text:span></text:p>
        <text:p text:style-name="P828"><text:span text:style-name="T1">L/MAR/B/165-0(1)<text:tab/></text:span><text:span text:style-name="Body_20_text_20__28_3_29__20__2b__20_Not_20_Bold"><text:span text:style-name="T5">Ledger</text:span></text:span></text:p>
        <text:p text:style-name="P828"><text:span text:style-name="T1">L/MAR/B/165-0(2)<text:tab/></text:span><text:span text:style-name="Body_20_text_20__28_3_29__20__2b__20_Not_20_Bold"><text:span text:style-name="T5">Pay Book</text:span></text:span></text:p>
        <text:p text:style-name="P195"><text:span text:style-name="T1">Capt John Comer</text:span></text:p>
        <text:p text:style-name="P156"><text:span text:style-name="T1">Downs 29 Jan 1788 - 3 Mar Madeira - 26 Jun Madras - 24 Aug Penang -15 Oct Whampoa - 26 Jan 1789 Second Bar -18 Mar St Helena - 3 Jul Long Reach</text:span></text:p>
        <text:list xml:id="list132758813984633" text:continue-numbering="true" text:style-name="WWNum61">
          <text:list-item>
            <text:p text:style-name="P265"><text:span text:style-name="T1">1790/1<text:tab/>Madras and China</text:span></text:p>
          </text:list-item>
        </text:list>
        <text:p text:style-name="P266"><text:span text:style-name="Body_20_text_20__28_2_29__20__2b__20_Bold">L/MAR/B/165C<text:tab/></text:span><text:span text:style-name="T1">Journal 22 Nov 1790-26 Jul<text:tab/>1792</text:span></text:p>
        <text:p text:style-name="P828"><text:span text:style-name="T1">L/MAR/B/165P(1)<text:tab/></text:span><text:span text:style-name="Body_20_text_20__28_3_29__20__2b__20_Not_20_Bold"><text:span text:style-name="T5">Ledger</text:span></text:span></text:p>
        <text:p text:style-name="P828"><text:span text:style-name="T1">L/MAR/B/165P(2)<text:tab/></text:span><text:span text:style-name="Body_20_text_20__28_3_29__20__2b__20_Not_20_Bold"><text:span text:style-name="T5">Pay Book</text:span></text:span></text:p>
        <text:p text:style-name="P195"><text:span text:style-name="T1">Capt John Comer</text:span></text:p>
        <text:p text:style-name="P199"><text:span text:style-name="T1">Portsmouth 3 Feb 1791 - 30 May Madras - 22 Aug Malacca - 22 Sep Whampoa -12 Dec Second Bar - 19 Jan 1792 Batavia - 7 Apr St Helena -10 Jun Long Reach</text:span></text:p>
        <text:list xml:id="list132758714267096" text:continue-numbering="true" text:style-name="WWNum61">
          <text:list-item>
            <text:p text:style-name="P51"><text:span text:style-name="T1">1793/4<text:tab/>Madras and China</text:span></text:p>
          </text:list-item>
        </text:list>
        <text:p text:style-name="P52"><text:span text:style-name="Body_20_text_20__28_2_29__20__2b__20_Bold">L/MAR/B/165D<text:tab/></text:span><text:span text:style-name="T1">Journal 19 Oct 1793-19 Feb<text:tab/>1796</text:span></text:p>
        <text:p text:style-name="P850"><text:span text:style-name="T1">L/MAR/B/165Q(1)<text:tab/></text:span><text:span text:style-name="Body_20_text_20__28_3_29__20__2b__20_Not_20_Bold"><text:span text:style-name="T5">Ledger</text:span></text:span></text:p>
        <text:p text:style-name="P850"><text:span text:style-name="T1">L/MAR/B/165Q(2)<text:tab/></text:span><text:span text:style-name="Body_20_text_20__28_3_29__20__2b__20_Not_20_Bold"><text:span text:style-name="T5">Pay Book</text:span></text:span></text:p>
        <text:p text:style-name="P607"><text:span text:style-name="T1">Capt James Jackson</text:span></text:p>
        <text:p text:style-name="P599"><text:span text:style-name="T1">Portsmouth 2 May 1794 - 11 Sep Madras - 23 Oct Penang - 21 Jan 1795 Whampoa - 5 Mar Second bar - 26 Apr Malacca - 31 Aug St Helena -13 Nov Finish Roads, Ireland - 27 Dec Long Reach</text:span></text:p>
      </text:section>
      <text:section text:style-name="Sect4" text:name="Bereich7">
        <text:list xml:id="list132758722572835" text:continue-numbering="true" text:style-name="WWNum61">
          <text:list-item>
            <text:p text:style-name="P53"><text:span text:style-name="T1">1795/6<text:tab/>China</text:span></text:p>
          </text:list-item>
        </text:list>
        <text:p text:style-name="P24"><text:span text:style-name="T1">L/MAR/B/165E Journal 30 May 1796-21 Mar 1798 L/MAR/B/165R(1)<text:tab/>Ledger</text:span></text:p>
        <text:p text:style-name="P54"><text:span text:style-name="T1">L/MAR/B/165R(2)<text:tab/>Pay Book</text:span></text:p>
        <text:p text:style-name="P31"><text:span text:style-name="T1">Capt Janies Jackson</text:span></text:p>
        <text:p text:style-name="P25"><text:span text:style-name="T1">Portsmouth 11 Aug 1796 - 16 Oct St Helena - 8 Jan 1797 Amboina -18 Mar Whampoa - 28 Apr Second Bar - 23 Oct Cape - 3 Dec St Helena - 4<text:tab/>Feb 1798 Long Reach</text:span></text:p>
        <text:list xml:id="list132759394017808" text:continue-numbering="true" text:style-name="WWNum61">
          <text:list-item>
            <text:p text:style-name="P267"><text:span text:style-name="T1">1798/9<text:tab/>Bombay and China</text:span></text:p>
          </text:list-item>
        </text:list>
        <text:p text:style-name="P268"><text:span text:style-name="T1">L/MAR/B/165F<text:tab/>Journal 18 Sep<text:tab/>1798-25<text:tab/>Jul<text:tab/>1800</text:span></text:p>
        <text:p text:style-name="P269"><text:span text:style-name="T1">L/MAR/B/165S(1)<text:tab/>Ledger</text:span></text:p>
        <text:p text:style-name="P269"><text:span text:style-name="T1">L/MAR/B/165S(2)<text:tab/>Pay Book</text:span></text:p>
        <text:p text:style-name="P645"><text:span text:style-name="T1">Capt James Jackson</text:span></text:p>
        <text:p text:style-name="P671"><text:span text:style-name="T1">Portsmouth 31 Dec 1798 - 25 Mar 1799 Cape -12 May Johanna -11 Jun Bombay - 14 Sep Malacca - 30 Oct Whampoa - 22 Dec Second Bar -18 Jan 1800 Malacca -11 Apr St Helena - 26 Jun Long Reach</text:span></text:p>
        <text:list xml:id="list132759263829189" text:continue-numbering="true" text:style-name="WWNum61">
          <text:list-item>
            <text:p text:style-name="P270"><text:span text:style-name="T1">1800/1<text:tab/>St Helena, Benkulen and<text:tab/>China</text:span></text:p>
          </text:list-item>
        </text:list>
        <text:p text:style-name="P271"><text:span text:style-name="T1">L/MAR/B/165G<text:tab/>Journal 27 Oct<text:tab/>1800-26<text:tab/>Jul<text:tab/>1802</text:span></text:p>
        <text:p text:style-name="P269"><text:span text:style-name="T1">L/MAR/B/165T(1)<text:tab/>Ledger</text:span></text:p>
        <text:p text:style-name="P269"><text:span text:style-name="T1">L/MAR/B/165T(2)<text:tab/>Pay Book</text:span></text:p>
        <text:p text:style-name="P702"><text:span text:style-name="T1">Capt Horatio Beevor</text:span></text:p>
        <text:p text:style-name="P694"><text:span text:style-name="T1">Portsmouth 9 Jan 1801 - 4 Apr St Helena -12 Jul Benkulen - 26 Aug Penang -10 Sep Malacca - 29 Sep Whampoa - 8 Dec Second Bar -12 Apr 1802 St Helena -14 Jun Long Reach</text:span></text:p>
        <text:p text:style-name="P866"><text:span text:style-name="T1">CARNATIC (3)</text:span></text:p>
        <text:p text:style-name="P628"><text:span text:style-name="T1">Built by Peny, launched 1808, 3 decks, 4in bottom, length 146fl 3</text:span><text:span text:style-name="T3">1</text:span><text:span text:style-name="T1">/</text:span><text:span text:style-name="T4">2</text:span><text:span text:style-name="T1">in, keel 118ft 9</text:span><text:span text:style-name="T3">3</text:span><text:span text:style-name="T1">/</text:span><text:span text:style-name="T4">4</text:span><text:span text:style-name="T1">in, breadth 36ft lin, hold 14ft lOin, wing transom 23ft 4in, port cell 26ft lOin, waist 1ft 6in, between decks 6ft 3</text:span><text:span text:style-name="T3">1</text:span><text:span text:style-name="T1">/</text:span><text:span text:style-name="T4">2</text:span><text:span text:style-name="T1">in &amp; 6ft 4in, ports 13 middle &amp; 12 upper, deck range 85ft 2in, 26 guns, 102 crew, 82 tons Principal Managing Owner: William Agnew</text:span></text:p>
        <text:list xml:id="list1790134525" text:style-name="WWNum63">
          <text:list-item>
            <text:p text:style-name="P272"><text:span text:style-name="T1">1808/9<text:tab/>Madras and Bengal</text:span></text:p>
          </text:list-item>
        </text:list>
        <text:p text:style-name="P273"><text:span text:style-name="Body_20_text_20__28_2_29__20__2b__20_Bold">L/MAR/B/165H<text:tab/></text:span><text:span text:style-name="T1">Journal 18<text:tab/>Nov 1808-25<text:tab/>Aug<text:tab/>1810</text:span></text:p>
        <text:p text:style-name="P829"><text:span text:style-name="T1">L/MAR/B/165U(1)<text:tab/></text:span><text:span text:style-name="Body_20_text_20__28_3_29__20__2b__20_Not_20_Bold"><text:span text:style-name="T5">Ledger</text:span></text:span></text:p>
        <text:p text:style-name="P829"><text:span text:style-name="T1">L/MAR/B/165U(2)<text:tab/></text:span><text:span text:style-name="Body_20_text_20__28_3_29__20__2b__20_Not_20_Bold"><text:span text:style-name="T5">Pay Book</text:span></text:span></text:p>
        <text:p text:style-name="P195"><text:span text:style-name="T1">Capt Archibald Francis William Swinton</text:span></text:p>
        <text:p text:style-name="P636"><text:span text:style-name="T1">Portsmouth 24 Feb 1809 - 12 Mar Madeira - 5 Jul Madras -19 Jul Diamond Harbour - 29 Oct Saugor 23 Jan 1810-5 Feb Madras - 3 May St Helena - 8 Jul Long Reach</text:span></text:p>
        <text:list xml:id="list132758159233507" text:continue-numbering="true" text:style-name="WWNum63">
          <text:list-item>
            <text:p text:style-name="P272"><text:span text:style-name="T1">1810/11<text:tab/>Madras and Bengal</text:span></text:p>
          </text:list-item>
        </text:list>
        <text:p text:style-name="P274"><text:span text:style-name="Body_20_text_20__28_2_29__20__2b__20_Bold">L/MAR/B/165-1<text:tab/></text:span><text:span text:style-name="T1">Journal 10<text:tab/>Dec 1810-23<text:tab/>Jun<text:tab/>1812</text:span></text:p>
        <text:p text:style-name="P829"><text:span text:style-name="T1">L/MAR/B/165 V (1)<text:tab/></text:span><text:span text:style-name="Body_20_text_20__28_3_29__20__2b__20_Not_20_Bold"><text:span text:style-name="T5">Ledger</text:span></text:span></text:p>
        <text:p text:style-name="P829"><text:span text:style-name="T1">L/MAR/B/165V(2)<text:tab/></text:span><text:span text:style-name="Body_20_text_20__28_3_29__20__2b__20_Not_20_Bold"><text:span text:style-name="T5">Pay Book</text:span></text:span></text:p>
        <text:p text:style-name="P195"><text:span text:style-name="T1">Capt Archibald Francis William Swinton</text:span></text:p>
        <text:p text:style-name="P718"><text:span text:style-name="T1">Portsmouth 12 Mar 1811 - 27 Jul Madras -14 Aug Diamond Harbour -17 Oct Saugor 18 Dec - 4 Mar 1812 St Helena - 20 May Gravesend</text:span></text:p>
        <text:list xml:id="list132759117953935" text:continue-numbering="true" text:style-name="WWNum63">
          <text:list-item>
            <text:p text:style-name="P272"><text:span text:style-name="T1">1812/3<text:tab/>Bengal and Madras</text:span></text:p>
          </text:list-item>
        </text:list>
        <text:p text:style-name="P269"><text:span text:style-name="Body_20_text_20__28_2_29__20__2b__20_Bold">L/MAR/B/165J<text:tab/></text:span><text:span text:style-name="T1">Journal 15 Feb 1813-1 Oct 1814</text:span></text:p>
        <text:p text:style-name="P829"><text:span text:style-name="T1">L/MAR/B/165 W (1)<text:tab/></text:span><text:span text:style-name="Body_20_text_20__28_3_29__20__2b__20_Not_20_Bold"><text:span text:style-name="T5">Ledger</text:span></text:span></text:p>
        <text:p text:style-name="P829"><text:span text:style-name="T1">L/MAR/B/165W(2)<text:tab/></text:span><text:span text:style-name="Body_20_text_20__28_3_29__20__2b__20_Not_20_Bold"><text:span text:style-name="T5">Pay Book</text:span></text:span></text:p>
        <text:p text:style-name="P195"><text:span text:style-name="T1">Capt Archibald Francis William Swinton</text:span></text:p>
        <text:p text:style-name="P195"><text:span text:style-name="T1">Portsmouth 2 Jun 1813 - 21 Jun Madeira - 5 Nov Saugor -12 Jan 1814 Ganjam -16 Jan Vizagapatam - 20 Jan Coninga - 25 Jan Madras -14 Feb Colombo - 25 Apr Cape - 10 Aug Purfleet</text:span></text:p>
        <text:list xml:id="list132758048712178" text:continue-numbering="true" text:style-name="WWNum63">
          <text:list-item>
            <text:p text:style-name="P275"><text:span text:style-name="T1">1814/5<text:tab/>Ceylon, Bengal and Madras</text:span></text:p>
          </text:list-item>
        </text:list>
        <text:p text:style-name="P183"><text:span text:style-name="Body_20_text_20__28_2_29__20__2b__20_Bold">L/MAR/B/165K </text:span><text:span text:style-name="T1">Journal 10 Mar 1815-24 Jul 1816 </text:span><text:span text:style-name="Body_20_text_20__28_2_29__20__2b__20_Bold">L/MAR/B/165X(1)<text:tab/></text:span><text:span text:style-name="T1">Ledger</text:span></text:p>
        <text:p text:style-name="P830"><text:span text:style-name="T1">L/MAR/B/165X(2)<text:tab/></text:span><text:span text:style-name="Body_20_text_20__28_3_29__20__2b__20_Not_20_Bold"><text:span text:style-name="T5">Pay Book</text:span></text:span></text:p>
        <text:p text:style-name="P195"><text:span text:style-name="T1">Capt John Blanshard</text:span></text:p>
        <text:p text:style-name="P518"><text:span text:style-name="T1">Downs 22 May 1815 - 4 Sep Colombo - 27 Sep Saugor - 22 Jan 1816 Vizagapatam - 5 Feb Madras -</text:span></text:p>
        <text:list xml:id="list132757694440797" text:continue-numbering="true" text:style-name="WWNum63">
          <text:list-item>
            <text:p text:style-name="P553"><text:span text:style-name="T1">Apr Cape - 21 Apr St Helena - 20 Jun Purfleet</text:span></text:p>
          </text:list-item>
        </text:list>
        <text:list xml:id="list132758297401693" text:continue-list="list132759382021852" text:style-name="WWNum39">
          <text:list-item>
            <text:p text:style-name="P276"><text:span text:style-name="T1">1816/7<text:tab/>Madras and Bengal</text:span></text:p>
          </text:list-item>
        </text:list>
        <text:p text:style-name="P277"><text:span text:style-name="Body_20_text_20__28_2_29__20__2b__20_Bold">L/MAR/B/165L<text:tab/></text:span><text:span text:style-name="T1">Journal 15<text:tab/>Feb<text:tab/>1817-4 Jul<text:tab/>1818</text:span></text:p>
        <text:p text:style-name="P830"><text:span text:style-name="T1">L/MAR/B/165Y (1)<text:tab/></text:span><text:span text:style-name="Body_20_text_20__28_3_29__20__2b__20_Not_20_Bold"><text:span text:style-name="T5">Ledger</text:span></text:span></text:p>
        <text:p text:style-name="P830"><text:span text:style-name="T1">L/MAR/B/165Y(2)<text:tab/></text:span><text:span text:style-name="Body_20_text_20__28_3_29__20__2b__20_Not_20_Bold"><text:span text:style-name="T5">Pay Book</text:span></text:span></text:p>
        <text:p text:style-name="P195"><text:span text:style-name="T1">Capt John Blanshard</text:span></text:p>
        <text:p text:style-name="P756"><text:span text:style-name="T1">Downs 14 Apr 1817 - 3 Aug Madras -1 Sep Diamond Harbour - 3 Nov New Anchorage - 27 Mar 1818 St Helena - 6 Jun Gravesend</text:span></text:p>
        <text:list xml:id="list132757842575145" text:continue-numbering="true" text:style-name="WWNum39">
          <text:list-item>
            <text:p text:style-name="P276"><text:span text:style-name="T1">1818/9<text:tab/>Madras and Bengal</text:span></text:p>
          </text:list-item>
        </text:list>
        <text:p text:style-name="P277"><text:span text:style-name="Body_20_text_20__28_2_29__20__2b__20_Bold">L/MAR/B/165M<text:tab/></text:span><text:span text:style-name="T1">Journal 27<text:tab/>Feb<text:tab/>1819-3 Jul<text:tab/>1820</text:span></text:p>
        <text:p text:style-name="P830"><text:span text:style-name="T1">L/MAR/B/165Z(1)<text:tab/></text:span><text:span text:style-name="Body_20_text_20__28_3_29__20__2b__20_Not_20_Bold"><text:span text:style-name="T5">Ledger</text:span></text:span></text:p>
        <text:p text:style-name="P830"><text:span text:style-name="T1">L/MAR/B/165Z(2)<text:tab/></text:span><text:span text:style-name="Body_20_text_20__28_3_29__20__2b__20_Not_20_Bold"><text:span text:style-name="T5">Pay Book</text:span></text:span></text:p>
        <text:p text:style-name="P195"><text:span text:style-name="T1">Capt John Blanshard</text:span></text:p>
        <text:p text:style-name="P758"><text:span text:style-name="T1">Downs 22 Apr 1819-5 Aug Madras - 31 Aug New Anchorage 29 Jan 1820 - 29 Mar St Helena - 31 May Northfleet</text:span></text:p>
        <text:p text:style-name="P871"><text:span text:style-name="T1">CAROLINA</text:span></text:p>
        <text:p text:style-name="P726"><text:span text:style-name="T1">290 tons, 18 guns, 61 crew 1<text:tab/>1682/3 China</text:span></text:p>
        <text:p text:style-name="P676"><text:span text:style-name="T1">L/MAR/A/LXXVIII Journal 19 Oct 1682-3 Sep 1683, anon Capt John Harding</text:span></text:p>
        <text:p text:style-name="P648"><text:span text:style-name="T1">Downs 26 Oct 1682 - 22 Nov Sao Tiago - 9 Apr 1683 Madagascar -10 Apr Bantam -12 Apr Batavia - 21 Jun Macao 9 Jul -11 Jul Lantau -18 Sep Lampagao - voyage ended 22 Dec 1684</text:span></text:p>
        <text:p text:style-name="P865"><text:span text:style-name="T1">CAROLINE</text:span></text:p>
        <text:list xml:id="list3956625103" text:style-name="WWNum65">
          <text:list-item>
            <text:p text:style-name="P440"><text:span text:style-name="T1">From Bombay 1811</text:span></text:p>
          </text:list-item>
        </text:list>
        <text:p text:style-name="P442"><text:span text:style-name="T1">L/MAR/B/152A<text:tab/>Journal 6 Nov 1811-2 Jun 1812</text:span></text:p>
        <text:p text:style-name="P442"><text:span text:style-name="T1">L/MAR/B/152B<text:tab/>Journal 1 Oct-2 Jun 1812, anon</text:span></text:p>
        <text:p text:style-name="P396"><text:span text:style-name="T1">Capt George Harrower</text:span></text:p>
        <text:p text:style-name="P114"><text:span text:style-name="T1">Bombay 6 Nov 1811-11 Nov Goa -18 Nov Tellicheriy - 6 Jan 1812 Cape -14 Feb St Helena - 25 Apr Portsmouth -15 May Blackwall</text:span></text:p>
        <text:p text:style-name="P865"><text:span text:style-name="T1">CARRON</text:span></text:p>
        <text:list xml:id="list3823650706" text:style-name="WWNum67">
          <text:list-item>
            <text:p text:style-name="P441"><text:span text:style-name="T1">From China 1796</text:span></text:p>
          </text:list-item>
        </text:list>
        <text:p text:style-name="P115"><text:span text:style-name="T1">L/MAR/B/513A Journal 24 Nov 1795-16 Sep 1796 Capt F Simpson</text:span></text:p>
        <text:p text:style-name="P105"><text:span text:style-name="T1">Whampoa 24 Nov 1795 - 11 Jan 1796 Second Bar - left China 15 Feb - 5 May St Helena - 8 Aug Long Reach</text:span></text:p>
        <text:list xml:id="list132758312717645" text:continue-numbering="true" text:style-name="WWNum67">
          <text:list-item>
            <text:p text:style-name="P441"><text:span text:style-name="T1">From China 1799</text:span></text:p>
          </text:list-item>
        </text:list>
        <text:p text:style-name="P442"><text:span text:style-name="T1">L/MAR/B/513B<text:tab/>Journal 8 Feb-25 Jul 1799, anon</text:span></text:p>
        <text:p text:style-name="P396"><text:span text:style-name="T1">L/MAR/B/513C Journal 9 Feb-6 Jul 1799, anon</text:span></text:p>
        <text:p text:style-name="P396"><text:span text:style-name="T1">Lintin 9 Feb 1799 - 22 Feb Malacca -11 May St Helena - Jul Downs</text:span></text:p>
      </text:section>
      <text:section text:style-name="Sect4" text:name="Bereich8">
        <text:p text:style-name="P875"><draw:frame draw:style-name="fr23" draw:name="Rahmen13" text:anchor-type="char" svg:x="17.238cm" svg:y="14.739cm" svg:width="3.066cm" draw:z-index="82"><draw:text-box fo:min-height="3.108cm"><text:p text:style-name="P154"><text:span text:style-name="Body_20_text_20__28_2_29__20_Exact">1 From Bengal 1813</text:span></text:p><text:p text:style-name="P154"><text:span text:style-name="Body_20_text_20__28_2_29__20_Exact">L/MAR/B/3A</text:span></text:p><text:p text:style-name="P154"><text:span text:style-name="Body_20_text_20__28_2_29__20_Exact">L/MAR/B/3B</text:span></text:p><text:p text:style-name="P154"><text:span text:style-name="Body_20_text_20__28_2_29__20_Exact">L/MAR/B/12C</text:span></text:p><text:p text:style-name="P154"><text:span text:style-name="Body_20_text_20__28_2_29__20_Exact">L/MAR/B/3L(1)</text:span></text:p><text:p text:style-name="P154"><text:span text:style-name="Body_20_text_20__28_2_29__20_Exact">L/MAR/B/3L(2)</text:span></text:p><text:p text:style-name="P154"><text:span text:style-name="Body_20_text_20__28_2_29__20_Exact">Capt John Paterson Kidderpore 6 Nov 1812</text:span></text:p></draw:text-box></draw:frame><draw:frame draw:style-name="fr22" draw:name="Rahmen14" text:anchor-type="char" svg:x="0.263cm" svg:y="-0.069cm" svg:width="1.787cm" draw:z-index="83"><draw:text-box fo:min-height="0.497cm"><text:p text:style-name="P872"><text:span text:style-name="Body_20_text_20__28_4_29__20_Exact"><text:span text:style-name="T9">CARTIER</text:span></text:span></text:p></draw:text-box></draw:frame><draw:frame draw:style-name="fr21" draw:name="Rahmen15" text:anchor-type="char" svg:x="0.203cm" svg:y="0.556cm" svg:width="10.499cm" draw:z-index="84"><draw:text-box fo:min-height="5.904cm"><text:p text:style-name="P518"><text:span text:style-name="Body_20_text_20__28_2_29__20_Exact">Built at Bombay, 400 tons</text:span></text:p><text:p text:style-name="P778"><text:span text:style-name="Body_20_text_20__28_2_29__20_Exact">Principal Managing Owners: Fairlie, Gilmore &amp; Co, Calcutta 1 From Amboina 1800</text:span></text:p><text:p text:style-name="P639"><text:span text:style-name="Body_20_text_20__28_2_29__20_Exact">L/MAR/B/394A<text:tab/>Journal 17 Jan-22 Oct 1800, William Linton, Second Mate</text:span></text:p><text:p text:style-name="P639"><text:span text:style-name="Body_20_text_20__28_2_29__20_Exact">L/MAR/B/394B<text:tab/>Journal 17 Jan-22 Oct 1800, Robert Fulton, First Mate</text:span></text:p><text:p text:style-name="P637"><text:span text:style-name="Body_20_text_20__28_2_29__20_Exact">Capt James Nash</text:span></text:p><text:p text:style-name="P523"><text:span text:style-name="Body_20_text_20__28_2_29__20_Exact">Amboina 13 Feb 1800 - 12 May Cape - 8 Jun St Helena - 29 Sep Blackwall</text:span></text:p><text:p text:style-name="P867"><text:span text:style-name="Body_20_text_20__28_4_29__20_Exact"><text:span text:style-name="T9">CASSANDRA</text:span></text:span></text:p><text:p text:style-name="P524"><text:span text:style-name="Body_20_text_20__28_2_29__20_Exact">380 tons, 26 guns, 76 crew</text:span></text:p><text:p text:style-name="P55"><text:span text:style-name="Body_20_text_20__28_2_29__20_Exact">1<text:tab/>1719/20 Bombay</text:span></text:p><text:p text:style-name="P31"><text:span text:style-name="Body_20_text_20__28_2_29__20_Exact">Capt James MacRae</text:span></text:p><text:p text:style-name="P31"><text:span text:style-name="Body_20_text_20__28_2_29__20_Exact">Portsmouth 21 Mar 1720 - captured by pirates at Johanna 7 Aug 1720</text:span></text:p></draw:text-box></draw:frame><draw:frame draw:style-name="fr20" draw:name="Rahmen16" text:anchor-type="char" svg:x="0.169cm" svg:y="7.078cm" svg:width="10.559cm" draw:z-index="85"><draw:text-box fo:min-height="4.941cm"><text:p text:style-name="P876"><text:span text:style-name="Body_20_text_20__28_4_29__20_Exact"><text:span text:style-name="T9">CASTLE</text:span></text:span></text:p><text:p text:style-name="P582"><text:span text:style-name="Body_20_text_20__28_2_29__20_Exact">Frigate, built in 1651, 24 guns, 50 crew, 250 tons</text:span></text:p><text:list xml:id="list1014632270" text:style-name="WWNum41"><text:list-item><text:p text:style-name="P633"><text:span text:style-name="Body_20_text_20__28_2_29__20_Exact">1659/60 Guinea, Madras and Bantam Capt Stephen Mitchell</text:span></text:p></text:list-item></text:list><text:p text:style-name="P582"><text:span text:style-name="Body_20_text_20__28_2_29__20_Exact">Downs Apr 1660 - 17 Jun Guinea Jul 1660 - Madras - Bantam - 8 Jun 1662 Down</text:span></text:p><text:list xml:id="list132759042148443" text:continue-numbering="true" text:style-name="WWNum41"><text:list-item><text:p text:style-name="P633"><text:span text:style-name="Body_20_text_20__28_2_29__20_Exact">1662/3 Guinea, Madras and Bengal Capt Stephen Mitchell</text:span></text:p></text:list-item></text:list><text:p text:style-name="P583"><text:span text:style-name="Body_20_text_20__28_2_29__20_Exact">Downs 18 Jan 1663 - Mar Guinea - Jul Madras left Bengal Jan 1664 -10 Jul Downs</text:span></text:p><text:list xml:id="list132759430997303" text:continue-numbering="true" text:style-name="WWNum41"><text:list-item><text:p text:style-name="P605"><text:span text:style-name="Body_20_text_20__28_2_29__20_Exact">1668/9 Madras, Bengal and Jambi Capt Matthew Crover</text:span></text:p></text:list-item></text:list><text:p text:style-name="P599"><text:span text:style-name="Body_20_text_20__28_2_29__20_Exact">Nov 1668-19 Jun 1670</text:span></text:p></draw:text-box></draw:frame><draw:frame draw:style-name="fr19" draw:name="Rahmen17" text:anchor-type="char" svg:x="17.221cm" svg:y="0.023cm" svg:width="12.548cm" draw:z-index="86"><draw:text-box fo:min-height="11.455cm"><text:list xml:id="list1835411667" text:style-name="WWNum43"><text:list-item><text:p text:style-name="P278"><text:span text:style-name="Body_20_text_20__28_2_29__20_Exact">1804/5 Madras, Bengal and Benkulen</text:span></text:p></text:list-item></text:list><text:p text:style-name="P279"><text:span text:style-name="Body_20_text_20__28_2_29__20_Exact">L/MAR/B/296C<text:tab/>Journal 18 Jan 1805-17 Jul<text:tab/>1806</text:span></text:p><text:p text:style-name="P166"><text:span text:style-name="Body_20_text_20__28_2_29__20_Exact">L/MAR/B/296-I(l) Ledger L/MAR/B/296-I(2) Pay Book</text:span></text:p><text:p text:style-name="P195"><text:span text:style-name="Body_20_text_20__28_2_29__20_Exact">Capt Richard Colnett</text:span></text:p><text:p text:style-name="P9"><text:span text:style-name="Body_20_text_20__28_2_29__20_Exact">Portsmouth 25 Apr 1805 - 23 Aug Madras -11 Sep Diamond Harbour - 7 Nov Saugor - 23 Dec Bencoolen -10 Apr 1806 St Helena -16 Jun Upper Hope</text:span></text:p><text:list xml:id="list132757768504495" text:continue-numbering="true" text:style-name="WWNum43"><text:list-item><text:p text:style-name="P56"><text:span text:style-name="Body_20_text_20__28_2_29__20_Exact">1806/7<text:tab/>Madras and Bengal</text:span></text:p></text:list-item></text:list><text:p text:style-name="P57"><text:span text:style-name="Body_20_text_20__28_2_29__20_Exact">L/MAR/B/296D<text:tab/>Journal 10 Nov 1806-5 Oct<text:tab/>1808</text:span></text:p><text:p text:style-name="P41"><text:span text:style-name="Body_20_text_20__28_2_29__20_Exact">L/MAR/B/296J(1)<text:tab/>Ledger</text:span></text:p><text:p text:style-name="P255"><text:span text:style-name="Body_20_text_20__28_2_29__20_Exact">L/MAR/B/296J(2)<text:tab/>Pay Book</text:span></text:p><text:p text:style-name="P195"><text:span text:style-name="Body_20_text_20__28_2_29__20_Exact">Capt Richard Colnett</text:span></text:p><text:p text:style-name="P211"><text:span text:style-name="Body_20_text_20__28_2_29__20_Exact">Portsmouth 26 Feb 1807 - 3 Jul Madras - 31 Jul Diamond Harbour - 22 Aug Kidderpore - 29 Nov Saugor - 7 Mar 1808 Point de Galle -11 Jun St Helena -18 Aug Long Reach</text:span></text:p><text:list xml:id="list132758521861900" text:continue-numbering="true" text:style-name="WWNum43"><text:list-item><text:p text:style-name="P280"><text:span text:style-name="Body_20_text_20__28_2_29__20_Exact">1808/9<text:tab/>Madras and Bengal</text:span></text:p></text:list-item></text:list><text:p text:style-name="P281"><text:span text:style-name="Body_20_text_20__28_2_29__20_Exact">L/MAR/B/296E<text:tab/>Journal 2 Jan 1809-16 Aug<text:tab/>1810</text:span></text:p><text:p text:style-name="P255"><text:span text:style-name="Body_20_text_20__28_2_29__20_Exact">L/MAR/B/296K(1)<text:tab/>Ledger</text:span></text:p><text:p text:style-name="P282"><text:span text:style-name="Body_20_text_20__28_2_29__20_Exact">L/MAR/B/296K(2)<text:tab/>Pay Book</text:span></text:p><text:p text:style-name="P195"><text:span text:style-name="Body_20_text_20__28_2_29__20_Exact">Capt Richard Colnett</text:span></text:p><text:p text:style-name="P159"><text:span text:style-name="Body_20_text_20__28_2_29__20_Exact">Portsmouth 28 Apr 1809 - 9 May Madeira -15 Sep Madras - 23 Oct Diamond Harbour - 4 Dec Saugor - 31 Dec Vizagapatam - 5 Jan 1810 Coninga - 9 Jun Masulipatam -13 Jan Madras - 3 Feb Colombo - 3 May St Helena - 9 Jul Long Reach</text:span></text:p><text:list xml:id="list132759523909620" text:continue-numbering="true" text:style-name="WWNum43"><text:list-item><text:p text:style-name="P58"><text:span text:style-name="Body_20_text_20__28_2_29__20_Exact">1810/11<text:tab/>Madras and Bengal</text:span></text:p></text:list-item></text:list><text:p text:style-name="P26"><text:span text:style-name="Body_20_text_20__28_2_29__20_Exact">L/MAR/B/296F Journal 10 Dec 1810-14 May 1812 L/MAR/B/296L(1)<text:tab/>Ledger</text:span></text:p><text:p text:style-name="P59"><text:span text:style-name="Body_20_text_20__28_2_29__20_Exact">L/MAR/B/296L(2)<text:tab/>Pay Book</text:span></text:p><text:p text:style-name="P518"><text:span text:style-name="Body_20_text_20__28_2_29__20_Exact">Capt Richard Colnett</text:span></text:p><text:p text:style-name="P750"><text:span text:style-name="Body_20_text_20__28_2_29__20_Exact">Portsmouth 12 Mar 1811 - 27 Jul Madras -15 Aug Diamond Harbour - 23 Oct Saugor - 4 Mar 1812 St Helena -14 May Downs</text:span></text:p></draw:text-box></draw:frame><text:span text:style-name="T1">CASTLE EDEN</text:span></text:p>
        <text:p text:style-name="P671"><text:span text:style-name="T1">Built by Pitcher, launched 1799, 3 decks, 4in bottom, length 145ft Sin, keel 118ft P/dn, breadth 36ft lin, hold 14ft 9in, wing transom 23ft 5in, port cell 26ft Sin, waist 3ft lOin, between decks 6ft 3in &amp; 6ft 6in, roundhouse 6ft 6in, ports 13 middle &amp; 12 upper, deck range 83ft 3in, 818 tons Principal Managing Owners: 1-2 Rowland Webster, 3-5 John Rogers, 6 John Atkins</text:span></text:p>
        <text:list xml:id="list3892837930" text:style-name="WWNum69">
          <text:list-item>
            <text:p text:style-name="P184"><text:span text:style-name="T1">1799/1800 Bengal and Madras</text:span></text:p>
          </text:list-item>
        </text:list>
        <text:p text:style-name="P283"><text:span text:style-name="T1">L/MAR/B/296A<text:tab/>Journal 11 Feb<text:tab/>1800-12 Dec<text:tab/>1801</text:span></text:p>
        <text:p text:style-name="P284"><text:span text:style-name="T1">L/MAR/B/296G(1)<text:tab/>Ledger</text:span></text:p>
        <text:p text:style-name="P284"><text:span text:style-name="T1">L/MAR/B/296G(2)<text:tab/>Pay Book</text:span></text:p>
        <text:p text:style-name="P31"><text:span text:style-name="T1">Capt Alexander Cuming</text:span></text:p>
        <text:p text:style-name="P32"><text:span text:style-name="T1">Torbay 27 May 1800 - 6 Dec Kedgeree - 8 Feb 1801 Saugor -10 Mar Madras - 30 Mar Vizagapatam - 11 Jul Cape -15 Aug St Helena - 31 Oct Downs</text:span></text:p>
        <text:list xml:id="list132757796446883" text:continue-numbering="true" text:style-name="WWNum69">
          <text:list-item>
            <text:p text:style-name="P285"><text:span text:style-name="T1">1802/3 Cape and Madras</text:span></text:p>
          </text:list-item>
        </text:list>
        <text:p text:style-name="P286"><text:span text:style-name="T1">L/MAR/B/296B<text:tab/>Journal 2 Sep<text:tab/>1802-14 Apr<text:tab/>1804</text:span></text:p>
        <text:p text:style-name="P284"><text:span text:style-name="T1">L/MAR/B/296H(1)<text:tab/>Ledger</text:span></text:p>
        <text:p text:style-name="P284"><text:span text:style-name="T1">L/MAR/B/296H(2)<text:tab/>Pay Book</text:span></text:p>
        <text:p text:style-name="P518"><text:span text:style-name="T1">Capt Alexander Cuming</text:span></text:p>
        <text:p text:style-name="P518"><text:span text:style-name="T1">Downs 13 Oct 1802 - 22 Dec Cape -16 Apr 1803 Madras - 27 Nov St Helena - 5 Mar 1804 Downs</text:span></text:p>
        <text:p text:style-name="P877"><text:span text:style-name="T1">CASTLE HUNTLEY</text:span></text:p>
        <text:p text:style-name="P154"><text:span text:style-name="T1">Built in Bengal in 1812, 3 decks, 4in bottom, length 167ft 7</text:span><text:span text:style-name="T3">3</text:span><text:span text:style-name="T1">/tin, keel 135ft Sin, breadth 42ft 7!/2in, hold 17ft 2in, wing transom 25ft 6in, port cell 29ft 5in, waist 1ft 5in, between decks 6ft 5in, roundhouse 6ft 5in, ports 14 middle &amp; upper, deck range 97ft 2in, 26 guns, 130 crew, 1311 tons Principal Managing Owners: 1-3 Thomas Garland, 4-5 John Paterson, 6-10 John H Gledstanes,</text:span></text:p>
        <text:p text:style-name="P161"><text:span text:style-name="T1">11 James Gardener</text:span></text:p>
        <text:p text:style-name="P4"><text:span text:style-name="T1">Journal 6 Nov 1812-5 Oct 1813, Samuel Remmington, Chief Mate Journal 6 Nov 1812-6 Sep 1813</text:span></text:p>
        <text:p text:style-name="P4"><text:span text:style-name="T1">Journal 6 Nov 1812-6 Oct 1813, James Mahon, Second Mate</text:span></text:p>
        <text:p text:style-name="P4"><text:span text:style-name="T1">Ledger</text:span></text:p>
        <text:p text:style-name="P10"><text:span text:style-name="T1">Pay Book</text:span></text:p>
        <text:p text:style-name="P584"><text:span text:style-name="T1">- left Bengal 16 Feb 1813 - 9 Jun St Helena - 24 Aug Blackwall</text:span></text:p>
        <text:list xml:id="list132758845807150" text:continue-list="list3956625103" text:style-name="WWNum65">
          <text:list-item>
            <text:p text:style-name="P150"><text:span text:style-name="T1">1813/4 Madras and China</text:span></text:p>
          </text:list-item>
        </text:list>
        <text:p text:style-name="P284"><text:span text:style-name="T1">L/MAR/B/3C<text:tab/>Journal 10 Nov 1813-26 Aug 1815</text:span></text:p>
        <text:p text:style-name="P284"><text:span text:style-name="T1">L/MAR/B/3M(1)<text:tab/>Ledger</text:span></text:p>
        <text:p text:style-name="P284"><text:span text:style-name="T1">L/MAR/B/3M(2)<text:tab/>Pay Book</text:span></text:p>
        <text:p text:style-name="P195"><text:span text:style-name="T1">Capt John Paterson</text:span></text:p>
        <text:p text:style-name="P154"><text:span text:style-name="T1">Portsmouth 22 Feb 1814 - 4 Jul Madras - 21 Aug Penang -15 Sep Malacca -1 Dec Whampoa - 9 Jan 1815 Second Bar - 19 Apr St Helena - 25 Jun Long Reach</text:span></text:p>
        <text:list xml:id="list132758380350394" text:continue-numbering="true" text:style-name="WWNum65">
          <text:list-item>
            <text:p text:style-name="P287"><draw:frame draw:style-name="fr18" draw:name="Rahmen18" text:anchor-type="char" svg:x="17.221cm" svg:y="-1.134cm" svg:width="16.214cm" draw:z-index="87"><draw:text-box fo:min-height="4.306cm"><text:p text:style-name="P885"><text:span text:style-name="T2">r</text:span></text:p><text:p text:style-name="P886"><text:span text:style-name="T1">r</text:span></text:p><text:p text:style-name="P1"><text:span text:style-name="T1">I</text:span></text:p><text:p text:style-name="P1"><text:span text:style-name="T1">II</text:span></text:p><text:p text:style-name="P2"><text:span text:style-name="T2">i</text:span></text:p><text:p text:style-name="P955"><text:span text:style-name="T1">Capt Henry Andrews Drummond<text:tab/>j</text:span></text:p><text:p text:style-name="P956"><text:span text:style-name="T1">Downs 27 Mar 1820 - 17 Jul Madras - 22 Aug Penang - 4 Sep Malacca -11 Sep Singapore -14 Oct<text:tab/></text:span><text:span text:style-name="Table_20_of_20_contents_20__2b__20_12_20_pt_2c_Scaling_20_20_25__20_Exact">j</text:span></text:p><text:p text:style-name="P957"><text:span text:style-name="T1">Whampoa -15 Dec Second Bar - 27 Mar 1831 St Helena - 3 Jun Gravesend<text:tab/>|</text:span></text:p><text:p text:style-name="P958"><text:span text:style-name="T1">11<text:tab/>1832/3 Madras, Bengal and China<text:tab/></text:span><text:span text:style-name="Table_20_of_20_contents_20__2b__20_12_20_pt_2c_Scaling_20_20_25__20_Exact">j</text:span></text:p><text:p text:style-name="P60"><text:span text:style-name="Body_20_text_20__28_2_29__20_Exact">L/MAR/B/3K<text:tab/>Journal 16 Jan 1833-23 Jun 1834</text:span></text:p><text:p text:style-name="P31"><text:span text:style-name="Body_20_text_20__28_2_29__20_Exact">Capt Charles K Johnstone</text:span></text:p><text:p text:style-name="P18"><text:span text:style-name="Body_20_text_20__28_2_29__20_Exact">Downs 4 Mar 1833 - 7 Jun Madras - 27 Jun Saugor -12 Sep Penang - 28 Oct Whampoa - 25 Dec Second Bar - 17 Mar 1834 St Helena -19 May Blackwall</text:span></text:p></draw:text-box></draw:frame><text:span text:style-name="T1">1815/6<text:tab/>Bombay and China</text:span></text:p>
          </text:list-item>
        </text:list>
        <text:p text:style-name="P289"><text:span text:style-name="Body_20_text_20__28_2_29__20__2b__20_Bold">L/MAR/B/3D<text:tab/></text:span><text:span text:style-name="T1">Journal 3 Nov 1815-16 Jun 1817</text:span></text:p>
        <text:p text:style-name="P831"><text:span text:style-name="T1">L/MAR/B/3N(1)<text:tab/></text:span><text:span text:style-name="Body_20_text_20__28_3_29__20__2b__20_Not_20_Bold"><text:span text:style-name="T5">Ledger</text:span></text:span></text:p>
        <text:p text:style-name="P831"><text:span text:style-name="T1">L/MAR/B/3N(2)<text:tab/></text:span><text:span text:style-name="Body_20_text_20__28_3_29__20__2b__20_Not_20_Bold"><text:span text:style-name="T5">Pay Book</text:span></text:span></text:p>
        <text:p text:style-name="P195"><text:span text:style-name="T1">Capt John Paterson</text:span></text:p>
        <text:p text:style-name="P167"><text:span text:style-name="T1">Downs 23 Jan 1816 -17 May Bombay - 5 Aug Malacca - 3 Sep Whampoa - 25 Dec Second Bar - 12 Mar 1817 St Helena -16 May Long Reach</text:span></text:p>
        <text:list xml:id="list132758189649532" text:continue-numbering="true" text:style-name="WWNum65">
          <text:list-item>
            <text:p text:style-name="P443"><text:span text:style-name="Body_20_text_20__28_2_29__20__2b__20_Bold">1817/8<text:tab/>'<text:tab/></text:span><text:span text:style-name="T1">Bengal and China</text:span></text:p>
          </text:list-item>
        </text:list>
        <text:p text:style-name="P804"><text:span text:style-name="T1">L/MAR/B/3E<text:tab/></text:span><text:span text:style-name="Body_20_text_20__28_3_29__20__2b__20_Not_20_Bold"><text:span text:style-name="T5">Journal </text:span></text:span><text:span text:style-name="T1">8 </text:span><text:span text:style-name="Body_20_text_20__28_3_29__20__2b__20_Not_20_Bold"><text:span text:style-name="T5">Dec </text:span></text:span><text:span text:style-name="T1">1817-1 </text:span><text:span text:style-name="Body_20_text_20__28_3_29__20__2b__20_Not_20_Bold"><text:span text:style-name="T5">Sep </text:span></text:span><text:span text:style-name="T1">1819</text:span></text:p>
        <text:p text:style-name="P804"><text:span text:style-name="T1">L/MAR/B/3-0(l)<text:tab/></text:span><text:span text:style-name="Body_20_text_20__28_3_29__20__2b__20_Not_20_Bold"><text:span text:style-name="T5">Ledger</text:span></text:span></text:p>
        <text:p text:style-name="P804"><text:span text:style-name="T1">L/MAR/B/3-0(2)<text:tab/></text:span><text:span text:style-name="Body_20_text_20__28_3_29__20__2b__20_Not_20_Bold"><text:span text:style-name="T5">Pay Book</text:span></text:span></text:p>
        <text:p text:style-name="P396"><text:span text:style-name="T1">Capt Henry Andrews Drummond</text:span></text:p>
        <text:p text:style-name="P105"><text:span text:style-name="T1">Portsmouth 27 Mar 1818 - 14 Jul New Anchorage - 2 Oct Saugor - 31 Oct Penang - 25 Jan 1819 Whampoa - 22 Feb Second Bar - 24 May St Helena - 2 Aug Long Reach</text:span></text:p>
        <text:list xml:id="list132759078542010" text:continue-numbering="true" text:style-name="WWNum65">
          <text:list-item>
            <text:p text:style-name="P444"><text:span text:style-name="T1">1819/20<text:tab/>Bengal and China</text:span></text:p>
          </text:list-item>
        </text:list>
        <text:p text:style-name="P445"><text:span text:style-name="Body_20_text_20__28_2_29__20__2b__20_Bold">L/MAR/B/3F<text:tab/></text:span><text:span text:style-name="T1">Journal 19 Nov 1819-14 Jul 1821</text:span></text:p>
        <text:p text:style-name="P804"><text:span text:style-name="T1">L/MAR/B/3P(1)<text:tab/></text:span><text:span text:style-name="Body_20_text_20__28_3_29__20__2b__20_Not_20_Bold"><text:span text:style-name="T5">Ledger</text:span></text:span></text:p>
        <text:p text:style-name="P804"><text:span text:style-name="T1">L/MAR/B/3P(2)<text:tab/></text:span><text:span text:style-name="Body_20_text_20__28_3_29__20__2b__20_Not_20_Bold"><text:span text:style-name="T5">Pay Book</text:span></text:span></text:p>
        <text:p text:style-name="P396"><text:span text:style-name="T1">Capt Henry Andrews Drummond</text:span></text:p>
        <text:p text:style-name="P103"><text:span text:style-name="T1">Downs 14 Jan 1820 - 17 May New Anchorage -15 Aug Malacca - 23 Aug Singapore - 9 Sep Whampoa -18 Jan 1821 Second Bar -10 Apr St Helena - 8 Jun Long Reach</text:span></text:p>
        <text:list xml:id="list132759042093608" text:continue-numbering="true" text:style-name="WWNum65">
          <text:list-item>
            <text:p text:style-name="P290"><text:span text:style-name="T1">1821/2<text:tab/>Bombay and China</text:span></text:p>
          </text:list-item>
        </text:list>
        <text:p text:style-name="P291"><text:span text:style-name="Body_20_text_20__28_2_29__20__2b__20_Bold">NMM: Ms.9757<text:tab/></text:span><text:span text:style-name="T1">Journal 7 Jan<text:tab/>1822-14 May 1823, Henry Wise, midshipman</text:span></text:p>
        <text:p text:style-name="P831"><text:span text:style-name="T1">L/MAR/B/3Q(1)<text:tab/></text:span><text:span text:style-name="Body_20_text_20__28_3_29__20__2b__20_Not_20_Bold"><text:span text:style-name="T5">Ledger</text:span></text:span></text:p>
        <text:p text:style-name="P831"><text:span text:style-name="T1">L/MAR/B/3Q(2)<text:tab/></text:span><text:span text:style-name="Body_20_text_20__28_3_29__20__2b__20_Not_20_Bold"><text:span text:style-name="T5">Pay Book</text:span></text:span></text:p>
        <text:p text:style-name="P195"><text:span text:style-name="T1">Capt Henry Andrews Drummond</text:span></text:p>
        <text:p text:style-name="P116"><text:span text:style-name="T1">Plymouth 13 Mar 1822 - 11 Jun Bombay - 22 Aug Penang - 9 Sep Singapore -1 Oct Whampoa - 25 Dec Second Bar -17 Mar 1823 - St Helena -13 May Gravesend</text:span></text:p>
        <text:list xml:id="list132759249071392" text:continue-numbering="true" text:style-name="WWNum65">
          <text:list-item>
            <text:p text:style-name="P288"><text:span text:style-name="T1">1823/4<text:tab/>Bombay and China</text:span></text:p>
          </text:list-item>
        </text:list>
        <text:p text:style-name="P292"><text:span text:style-name="Body_20_text_20__28_2_29__20__2b__20_Bold">L/MAR/B/3G<text:tab/></text:span><text:span text:style-name="T1">Journal 18 Nov<text:tab/>1823-7 Jun<text:tab/>1825</text:span></text:p>
        <text:p text:style-name="P831"><text:span text:style-name="T1">L/MAR/B/3R(1)<text:tab/></text:span><text:span text:style-name="Body_20_text_20__28_3_29__20__2b__20_Not_20_Bold"><text:span text:style-name="T5">Ledger</text:span></text:span></text:p>
        <text:p text:style-name="P831"><text:span text:style-name="T1">L/MAR/B/3R(2)<text:tab/></text:span><text:span text:style-name="Body_20_text_20__28_3_29__20__2b__20_Not_20_Bold"><text:span text:style-name="T5">Pay Book</text:span></text:span></text:p>
        <text:p text:style-name="P195"><text:span text:style-name="T1">Capt Henry Andrews Drummond</text:span></text:p>
        <text:p text:style-name="P671"><text:span text:style-name="T1">Cowes 14 Feb 1824 - 8 Jun Bombay - 23 Aug Singapore -10 Sep Whampoa -18 Dec Second Bar - 2 Mar 1825 St Helena - 28 Apr Lower Hope</text:span></text:p>
        <text:list xml:id="list132759720714879" text:continue-numbering="true" text:style-name="WWNum65">
          <text:list-item>
            <text:p text:style-name="P293"><text:span text:style-name="T1">1825/6<text:tab/>Madras and China</text:span></text:p>
          </text:list-item>
        </text:list>
        <text:p text:style-name="P294"><text:span text:style-name="Body_20_text_20__28_2_29__20__2b__20_Bold">L/MAR/B/3H<text:tab/></text:span><text:span text:style-name="T1">Deck Log </text:span><text:span text:style-name="Body_20_text_20__28_2_29__20__2b__20_Bold">9<text:tab/></text:span><text:span text:style-name="T1">Jan 1826-13 Jun 1827</text:span></text:p>
        <text:p text:style-name="P831"><text:span text:style-name="T1">L/MAR/B/3S(1)<text:tab/></text:span><text:span text:style-name="Body_20_text_20__28_3_29__20__2b__20_Not_20_Bold"><text:span text:style-name="T5">Ledger</text:span></text:span></text:p>
        <text:p text:style-name="P831"><text:span text:style-name="T1">L/MAR/B/3S(2)<text:tab/></text:span><text:span text:style-name="Body_20_text_20__28_3_29__20__2b__20_Not_20_Bold"><text:span text:style-name="T5">Pay Book</text:span></text:span></text:p>
        <text:p text:style-name="P195"><text:span text:style-name="T1">Capt Henry Andrews Drummond</text:span></text:p>
        <text:p text:style-name="P199"><text:span text:style-name="T1">Downs 10 Mar 1826 - 17 Jun Madras -16 Aug Penang - 7 Sep Singapore -18 Oct Whampoa - 26 Dec Second Bar -16 Mar 1827 St Helena -12 May Lower Hope</text:span></text:p>
        <text:list xml:id="list132759702688804" text:continue-numbering="true" text:style-name="WWNum65">
          <text:list-item>
            <text:p text:style-name="P61"><text:span text:style-name="T1">1827/8<text:tab/>Mauritius and China</text:span></text:p>
          </text:list-item>
        </text:list>
        <text:p text:style-name="P62"><text:span text:style-name="Body_20_text_20__28_2_29__20__2b__20_Bold">L/MAR/B/3-I<text:tab/></text:span><text:span text:style-name="T1">Journal 1 Feb 1828-20 Jul<text:tab/>1829</text:span></text:p>
        <text:p text:style-name="P851"><text:span text:style-name="T1">L/MAR/B/3T(1)<text:tab/></text:span><text:span text:style-name="Body_20_text_20__28_3_29__20__2b__20_Not_20_Bold"><text:span text:style-name="T5">Ledger</text:span></text:span></text:p>
        <text:p text:style-name="P851"><text:span text:style-name="T1">L/MAR/B/3T(2)<text:tab/></text:span><text:span text:style-name="Body_20_text_20__28_3_29__20__2b__20_Not_20_Bold"><text:span text:style-name="T5">Pay Book</text:span></text:span></text:p>
        <text:p text:style-name="P518"><text:span text:style-name="T1">Capt Thomas Dunkin</text:span></text:p>
        <text:p text:style-name="P671"><text:span text:style-name="T1">Downs 24 Mar 1828 - 17 Jun Port Louis - 24 Jul Penang - 24 Aug Singapore -19 Sep Whampoa - 12 Dec Second Bar - 24 Apr 1829 St Helena - 19 Jun Blackwall</text:span></text:p>
        <text:list xml:id="list132758262217191" text:continue-numbering="true" text:style-name="WWNum65">
          <text:list-item>
            <text:p text:style-name="P293"><text:span text:style-name="T1">1829/30<text:tab/>Madras and China</text:span></text:p>
          </text:list-item>
        </text:list>
        <text:p text:style-name="P289"><text:span text:style-name="Body_20_text_20__28_2_29__20__2b__20_Bold">L/MAR/B/3J<text:tab/></text:span><text:span text:style-name="T1">Journal 19 Jan 1830-5 Jul 1831</text:span></text:p>
        <text:p text:style-name="P831"><text:span text:style-name="T1">L/MAR/B/3U (1)<text:tab/></text:span><text:span text:style-name="Body_20_text_20__28_3_29__20__2b__20_Not_20_Bold"><text:span text:style-name="T5">Ledger</text:span></text:span></text:p>
        <text:p text:style-name="P554"><text:span text:style-name="Body_20_text_20__28_2_29__20__2b__20_Bold">L/MAR/B/3U</text:span><text:span text:style-name="T1">(2)<text:tab/>Pay Book</text:span></text:p>
        <text:h text:style-name="P925" text:outline-level="1"><text:bookmark-start text:name="bookmark20"/><text:span text:style-name="T1">CASTOR</text:span><text:bookmark-end text:name="bookmark20"/></text:h>
        <text:list text:style-name="WWNum71">
          <text:list-item>
            <text:p text:style-name="P446"><text:span text:style-name="T1">1795/6 Bengal</text:span></text:p>
          </text:list-item>
        </text:list>
        <text:p text:style-name="P396"><text:span text:style-name="T1">L/MAR/B/528A Journal 9 Mar 1796-8 Feb 1798, anon</text:span></text:p>
        <text:p text:style-name="P104"><text:span text:style-name="T1">Portsmouth 17 May 1796 - 2 Aug Cape 10 Dec - 8 Mar 1797 Calcutta - 7 Jun Diamond Harbour - 3 Sep - 26 Sep St Helena - 6 Feb Ramsgate</text:span></text:p>
        <text:h text:style-name="P919" text:outline-level="1"><text:bookmark-start text:name="bookmark21"/><text:span text:style-name="T1">CATHARINE (1)</text:span><text:bookmark-end text:name="bookmark21"/></text:h>
        <text:p text:style-name="P528"><text:span text:style-name="T1">New Company, 495 tons</text:span></text:p>
        <text:list xml:id="list460928897" text:style-name="WWNum73">
          <text:list-item>
            <text:p text:style-name="P660"><text:span text:style-name="T1">1701/2 Surat and China</text:span></text:p>
          </text:list-item>
        </text:list>
        <text:p text:style-name="P661"><text:span text:style-name="T1">L/MAR/B/115A(1)<text:tab/>Journal 4 Jun 1702-14 Jun 1704</text:span></text:p>
        <text:p text:style-name="P645"><text:span text:style-name="T1">Capt James Jenifer</text:span></text:p>
        <text:p text:style-name="P648"><text:span text:style-name="T1">Downs 1 Sep 1702 - 14 Jan 1703 Cape - 25 May Calcutta - 29 Jul Rogues River - 25 Dec Goa - 9 Jan 1704 Bombay - 22 Jan Surat 22 Apr - 5 Jul Pulo Condore - 21 Jul Amoy 4 Jan 1705 -</text:span></text:p>
        <text:h text:style-name="P919" text:outline-level="1"><text:bookmark-start text:name="bookmark22"/><text:span text:style-name="T1">CATHARINE (2)</text:span><text:bookmark-end text:name="bookmark22"/></text:h>
        <text:p text:style-name="P525"><text:span text:style-name="T1">200 tons, 20 guns, 40 crew</text:span></text:p>
        <text:list xml:id="list1600871582" text:style-name="WWNum75">
          <text:list-item>
            <text:p text:style-name="P295"><text:span text:style-name="T1">1704/5 Borneo</text:span></text:p>
          </text:list-item>
        </text:list>
        <text:p text:style-name="P296"><text:span text:style-name="T1">L/MAR/B/115 A(2)<text:tab/>Journal 18 Sep 1704-10 Oct 1708, Joseph Milford, Chief Mate</text:span></text:p>
        <text:p text:style-name="P168"><text:span text:style-name="T1">L/MAR/B/115D(1) Necessaries Book L/MAR/B/115D(2) Receipt Book Capt Jonas Tracey</text:span></text:p>
        <text:p text:style-name="P702"><text:span text:style-name="T1">Downs 5 Jan 1705 - 18 Jul Benkulen - 25 Apr Batavia - 26 Sep Banjarmassin - 22 Nov Batavia -</text:span></text:p>
        <text:list xml:id="list132758208800973" text:continue-numbering="true" text:style-name="WWNum75">
          <text:list-item>
            <text:p text:style-name="P703"><text:span text:style-name="T1">Dec Banjarmassin - 6 Apr 1707 Batavia - 24 Oct Cape - 24 Dec St Helena - 5 Apr 1708 Galway - 21 Sep Downs</text:span></text:p>
          </text:list-item>
        </text:list>
        <text:h text:style-name="P926" text:outline-level="1"><text:bookmark-start text:name="bookmark23"/><text:span text:style-name="T1">CATHERINE </text:span><text:span text:style-name="Heading_20__23_1_20__2b__20_9.5_20_pt_2c_Italic"><text:span text:style-name="T9">see</text:span></text:span><text:span text:style-name="T1"> COURTEEN ASSOCIATION FLEET</text:span><text:bookmark-end text:name="bookmark23"/></text:h>
        <text:h text:style-name="P945" text:outline-level="1"><text:bookmark-start text:name="bookmark24"/><text:span text:style-name="T1">CATHERINE (1)</text:span><text:bookmark-end text:name="bookmark24"/></text:h>
        <text:p text:style-name="P623"><text:span text:style-name="T1">450 tons, 30 guns, 90 crew 1<text:tab/>1709/10 Journal</text:span></text:p>
        <text:p text:style-name="P296"><text:span text:style-name="T1">L/MAR/B/115B<text:tab/>Journal 5 Jan 1710-30 Oct 1712</text:span></text:p>
        <text:p text:style-name="P195"><text:span text:style-name="T1">Capt Edward Godfrey</text:span></text:p>
        <text:p text:style-name="P154"><text:span text:style-name="T1">Downs 30 Mar 1710-6 May Sao Tiago - 20 Oct Ceylon - 2 Dec Bombay -19 Feb 1711 Surat - 17 Apr Bombay - 2 Sep Surat - 29 Oct Bombay - 6 Dec Surat - 8 Jan 1712 Bombay - 7 Apr St Helena - 28 Sep Erith</text:span></text:p>
      </text:section>
      <text:section text:style-name="Sect5" text:name="Bereich9">
        <text:list xml:id="list132759773858107" text:continue-list="list460928897" text:style-name="WWNum73">
          <text:list-item>
            <text:p text:style-name="P297"><draw:frame draw:style-name="fr4" draw:name="Rahmen21" text:anchor-type="char" svg:x="0.085cm" svg:y="2.221cm" svg:width="5.283cm" draw:z-index="88"><draw:text-box fo:min-height="0.803cm"><text:p text:style-name="P577"><text:span text:style-name="Body_20_text_20__28_2_29__20_Exact">Capt Edward Godfrey</text:span></text:p><text:p text:style-name="P577"><text:span text:style-name="Body_20_text_20__28_2_29__20_Exact">Downs 26 Mar 1714-6 Apr 1717 Downs</text:span></text:p></draw:text-box></draw:frame><draw:frame draw:style-name="fr17" draw:name="Rahmen22" text:anchor-type="char" svg:x="20.202cm" svg:y="9.659cm" svg:width="4.385cm" draw:z-index="89"><draw:text-box fo:min-height="1.956cm"><text:p text:style-name="P4"><text:span text:style-name="Body_20_text_20__28_2_29__20_Exact">Journal 5 Dec 1778-29 Mar 1781</text:span></text:p><text:p text:style-name="P4"><text:span text:style-name="Body_20_text_20__28_2_29__20_Exact">Ledger</text:span></text:p><text:p text:style-name="P4"><text:span text:style-name="Body_20_text_20__28_2_29__20_Exact">Pay Book</text:span></text:p><text:p text:style-name="P4"><text:span text:style-name="Body_20_text_20__28_2_29__20_Exact">Imprest Book</text:span></text:p><text:p text:style-name="P4"><text:span text:style-name="Body_20_text_20__28_2_29__20_Exact">Absence Book</text:span></text:p></draw:text-box></draw:frame><text:span text:style-name="T1">1713/4 Bombay</text:span></text:p>
          </text:list-item>
        </text:list>
        <text:p text:style-name="P832"><text:span text:style-name="T1">L/MAR/B/115E(1)<text:tab/></text:span><text:span text:style-name="Body_20_text_20__28_3_29__20__2b__20_Not_20_Bold"><text:span text:style-name="T5">Ledger</text:span></text:span></text:p>
        <text:p text:style-name="P832"><text:span text:style-name="T1">L/MAR/B/115E(2)<text:tab/></text:span><text:span text:style-name="Body_20_text_20__28_3_29__20__2b__20_Not_20_Bold"><text:span text:style-name="T5">Imprest Book</text:span></text:span></text:p>
        <text:p text:style-name="P832"><text:span text:style-name="T1">L/MAR/B/115E(3)<text:tab/></text:span><text:span text:style-name="Body_20_text_20__28_3_29__20__2b__20_Not_20_Bold"><text:span text:style-name="T5">Pay Book</text:span></text:span></text:p>
        <text:p text:style-name="P832"><text:span text:style-name="T1">L/MAR/B/115F<text:tab/></text:span><text:span text:style-name="Body_20_text_20__28_3_29__20__2b__20_Not_20_Bold"><text:span text:style-name="T5">Ledger</text:span></text:span></text:p>
        <text:p text:style-name="P833"><text:span text:style-name="T1">L/MAR/B/115G<text:tab/></text:span><text:span text:style-name="Body_20_text_20__28_3_29__20__2b__20_Not_20_Bold"><text:span text:style-name="T5">Ledger</text:span></text:span></text:p>
        <text:h text:style-name="P945" text:outline-level="1"><text:bookmark-start text:name="bookmark25"/><text:span text:style-name="T1">CATHERINE (2)</text:span><text:bookmark-end text:name="bookmark25"/></text:h>
        <text:p text:style-name="P624"><text:span text:style-name="T1">350 tons, 30 guns, 70 crew 1<text:tab/>1715/6 St Helena and Benkulen</text:span></text:p>
        <text:p text:style-name="P104"><text:span text:style-name="Body_20_text_20__28_2_29__20__2b__20_Bold">L/MAR/B/115C </text:span><text:span text:style-name="T1">Journal 22 Mar 1716-26 Jan 1717, Francis Gostlin, Fourth Mate Lizard 22 Mar 1716 -15 Apr Sao Tiago -17 Jun St Helena - wrecked in Straits of Sunda 20 Sep - crew reached Benkulen on </text:span><text:span text:style-name="Body_20_text_20__28_2_29__20__2b__20_Italic">Rochester</text:span></text:p>
        <text:h text:style-name="P919" text:outline-level="1"><text:bookmark-start text:name="bookmark26"/><text:span text:style-name="T1">CATHERINE (3)</text:span><text:bookmark-end text:name="bookmark26"/></text:h>
        <text:p text:style-name="P518"><text:span text:style-name="T1">Chartered ship, 535 tons</text:span></text:p>
        <text:p text:style-name="P516"><text:span text:style-name="T1">Principal Managing Owner: Henry Blanshard</text:span></text:p>
        <text:list xml:id="list2033238575" text:style-name="WWNum77">
          <text:list-item>
            <text:p text:style-name="P392"><text:span text:style-name="T1">1818/9 Madras</text:span></text:p>
          </text:list-item>
        </text:list>
        <text:p text:style-name="P447"><text:span text:style-name="T1">L/MAR/B/97A<text:tab/>Deck Log 18 Mar 1819-15 Mar 1820</text:span></text:p>
        <text:p text:style-name="P396"><text:span text:style-name="T1">Capt William Knox</text:span></text:p>
        <text:p text:style-name="P400"><text:span text:style-name="T1">Downs 22 Apr 1819-21 Aug Madras - 30 Nov Cape - 20 Dec St Helena -12 Feb 1820 Downs</text:span></text:p>
        <text:h text:style-name="P919" text:outline-level="1"><text:bookmark-start text:name="bookmark27"/><text:span text:style-name="T1">CATHERINE (4)</text:span><text:bookmark-end text:name="bookmark27"/></text:h>
        <text:p text:style-name="P518"><text:span text:style-name="T1">Chartered ship, 523 tons</text:span></text:p>
        <text:p text:style-name="P518"><text:span text:style-name="T1">Principal Managing Owner: Bernard Fenn</text:span></text:p>
        <text:p text:style-name="P579"><text:span text:style-name="T1">Capt Thomas Thomas</text:span></text:p>
        <text:p text:style-name="P585"><text:span text:style-name="T1">Calcutta 28 Nov 1802 - Saugor 28 Jan 1803 - 15 Apr St Helena - 9 Jun Deptford</text:span></text:p>
        <text:h text:style-name="P910" text:outline-level="1"><text:bookmark-start text:name="bookmark28"/><text:span text:style-name="T1">CERES (1)</text:span><text:bookmark-end text:name="bookmark28"/></text:h>
        <text:p text:style-name="P103"><text:span text:style-name="T1">Built by Perry, launched 1773, 3 decks, 4in bottom, length 137fl lin, keel 110ft PAin, breadth 35ft 6</text:span><text:span text:style-name="T3"><text:note text:id="ftn6" text:note-class="footnote"><text:note-citation/><text:note-body><text:p text:style-name="P892"><text:span text:style-name="T1"><text:tab/>1828/9<text:tab/>Bengal and Madras</text:span></text:p><text:p text:style-name="P893"><text:span text:style-name="T1">L/MAR/B/97B<text:tab/>Deck Log 25 May 1828-8 Jun 1830</text:span></text:p><text:p text:style-name="P888"><text:span text:style-name="T1">Capt Bernard Fenn</text:span></text:p><text:p text:style-name="P897"><text:span text:style-name="T1">Downs Jun 1829 - 7 Nov Calcutta - 9 Jan 1830 Vizagapatam -19 Jan Madras -14 Mar Cape - 22 May Downs</text:span></text:p></text:note-body></text:note></text:span><text:span text:style-name="T3"> </text:span><text:span text:style-name="T3"><text:note text:id="ftn7" text:note-class="footnote"><text:note-citation/><text:note-body><text:p text:style-name="P894"><text:span text:style-name="T1"><text:tab/>1832/3<text:tab/>Bengal</text:span></text:p></text:note-body></text:note></text:span><text:span text:style-name="T3"><text:s/></text:span><text:span text:style-name="T3"><text:note text:id="ftn8" text:note-class="footnote"><text:note-citation/><text:note-body><text:p text:style-name="P895"><text:span text:style-name="T1">L/MAR/B/97C<text:tab/>Deck Log 15 Jul 1833-17 Jun 1834</text:span></text:p><text:p text:style-name="P888"><text:span text:style-name="T1">Capt Bernard Fenn</text:span></text:p><text:p text:style-name="P888"><text:span text:style-name="T1">Downs 10 Aug 1833 - 12 Dec Calcutta - 27 Mar 1834 Cape -10 Apr St Helena - 6 Jun Blackwall</text:span></text:p></text:note-body></text:note></text:span><text:span text:style-name="T1">/</text:span><text:span text:style-name="T4">4</text:span><text:span text:style-name="T1">in, hold 14ft 3!4in, wing transom 22ft 6</text:span><text:span text:style-name="T3">3</text:span><text:span text:style-name="T1">/4in, between decks 6ft, 740 tons Principal Managing Owner: John Raymond</text:span></text:p>
        <text:p text:style-name="P303"><text:span text:style-name="T1">1<text:tab/>1773/4 Madras and China</text:span></text:p>
        <text:p text:style-name="P307"><text:span text:style-name="Body_20_text_20__28_2_29__20__2b__20_Bold">L/MAR/B/215A<text:tab/></text:span><text:span text:style-name="T1">Journal 18<text:tab/>Oct 1773-5 Aug 1775</text:span></text:p>
        <text:p text:style-name="P834"><text:span text:style-name="T1">L/MAR/B/215S(1)<text:tab/></text:span><text:span text:style-name="Body_20_text_20__28_3_29__20__2b__20_Not_20_Bold"><text:span text:style-name="T5">Ledger</text:span></text:span></text:p>
        <text:p text:style-name="P834"><text:span text:style-name="T1">L/MAR/B/215S(2)<text:tab/></text:span><text:span text:style-name="Body_20_text_20__28_3_29__20__2b__20_Not_20_Bold"><text:span text:style-name="T5">Pay Book</text:span></text:span></text:p>
        <text:p text:style-name="P195"><text:span text:style-name="T1">Capt Thomas Newte</text:span></text:p>
        <text:p text:style-name="P209"><text:span text:style-name="T1">Downs 24 Dec 1773 - 5 Apr 1774 Cape - 5 Jun Madras - 4 Aug Malacca - 6 Sep Whampoa - 24 Nov Second Bar -14 Mar 1775 Cape -10 Apr St Helena - 2 Jul Blackwall</text:span></text:p>
        <text:list xml:id="list132759830231601" text:continue-numbering="true" text:style-name="WWNum77">
          <text:list-item>
            <text:p text:style-name="P448"><text:span text:style-name="T1">1776/7 Madras and Bengal</text:span></text:p>
          </text:list-item>
        </text:list>
        <text:p text:style-name="P449"><text:span text:style-name="Body_20_text_20__28_2_29__20__2b__20_Bold">L/MAR/B/215B<text:tab/></text:span><text:span text:style-name="T1">Journal 12 Nov<text:tab/>1776-22 Sep 1778</text:span></text:p>
        <text:p text:style-name="P805"><text:span text:style-name="T1">L/MAR/B/215T(1)<text:tab/></text:span><text:span text:style-name="Body_20_text_20__28_3_29__20__2b__20_Not_20_Bold"><text:span text:style-name="T5">Ledger</text:span></text:span></text:p>
        <text:p text:style-name="P805"><text:span text:style-name="T1">L/MAR/B/215T(2)<text:tab/></text:span><text:span text:style-name="Body_20_text_20__28_3_29__20__2b__20_Not_20_Bold"><text:span text:style-name="T5">Pay Book</text:span></text:span></text:p>
        <text:p text:style-name="P396"><text:span text:style-name="T1">Capt Thomas Newte</text:span></text:p>
        <text:p text:style-name="P108"><text:span text:style-name="T1">Portsmouth 26 Feb 1777 - 17 Jun Cape - 27 Jul Johanna - 27 Aug Madras - 28 Sep Kedgeree - 7 Oct Culpee - 8 Dec Ingeli -13 Jan 1778 Barrabulla - 24 Mar Cape -16 Apr St Helena - 30 May Ascension - 27 Aug Blackwall</text:span></text:p>
        <text:list xml:id="list132759866251102" text:continue-numbering="true" text:style-name="WWNum77">
          <text:list-item>
            <text:p text:style-name="P555"><text:span text:style-name="T1">1778/9 Madras and Bengal</text:span></text:p>
          </text:list-item>
        </text:list>
        <text:p text:style-name="P796"><text:span text:style-name="T1">L/MAR/B/215C L/MAR/B/215U (1)</text:span></text:p>
        <text:p text:style-name="P795"><text:span text:style-name="T1">L/MAR/B/215U(2)</text:span></text:p>
        <text:p text:style-name="P795"><text:span text:style-name="T1">L/MAR/B/215U(3)</text:span></text:p>
        <text:p text:style-name="P795"><text:span text:style-name="T1">L/MAR/B/215U(4)</text:span></text:p>
        <text:p text:style-name="P396"><text:span text:style-name="T1">Capt Raymond Snow</text:span></text:p>
        <text:p text:style-name="P103"><text:span text:style-name="T1">Portsmouth 16 Jun 1779 - 9 Oct Cape - 5 Feb 1780 Kedgeree -14 Mar Barrabulla - 29 Aug Cape - 29 Oct St Helena - 9 Jan 1781 Crookhaven - 20 Feb Blackwall</text:span></text:p>
        <text:list xml:id="list132758569370343" text:continue-numbering="true" text:style-name="WWNum77">
          <text:list-item>
            <text:p text:style-name="P304"><text:span text:style-name="T1">1781/2 Madras, Bombay and Bengal</text:span></text:p>
          </text:list-item>
        </text:list>
        <text:p text:style-name="P308"><text:span text:style-name="Body_20_text_20__28_2_29__20__2b__20_Bold">L/MAR/B/215D<text:tab/></text:span><text:span text:style-name="T1">Journal 23 Jul 1781-6 Oct 1784</text:span></text:p>
        <text:p text:style-name="P834"><text:span text:style-name="T1">L/MAR/B/215V(1)<text:tab/></text:span><text:span text:style-name="Body_20_text_20__28_3_29__20__2b__20_Not_20_Bold"><text:span text:style-name="T5">Ledger</text:span></text:span></text:p>
        <text:p text:style-name="P834"><text:span text:style-name="T1">L/MAR/B/215V(2)<text:tab/></text:span><text:span text:style-name="Body_20_text_20__28_3_29__20__2b__20_Not_20_Bold"><text:span text:style-name="T5">Pay Book</text:span></text:span></text:p>
        <text:p text:style-name="P195"><text:span text:style-name="T1">Capt Thomas Price</text:span></text:p>
        <text:p text:style-name="P154"><text:span text:style-name="T1">Portsmouth 6 Feb 1782 - 29 Apr Rio de Janeiro - 6 Sep Bombay -19 Oct Madras - 27 Nov Masulipatam - 27 Jan 1783 Madras - 20 Feb Anjengo - 27 Feb Tellicherry - 6 Mar Mangalore - 24 Apr Bombay -10 Aug Madras - 22 Sep Kedgeree -1 Jun 1784 St Helena - 3 Sep Blackwall</text:span></text:p>
      </text:section>
      <text:section text:style-name="Sect3" text:name="Bereich10">
        <text:p text:style-name="P952"><draw:frame draw:style-name="fr3" draw:name="Rahmen23" text:anchor-type="as-char" svg:width="41.981cm" svg:height="0.564cm" draw:z-index="108"><draw:text-box><text:p text:style-name="P900"/></draw:text-box></draw:frame><text:s/></text:p>
      </text:section>
      <text:section text:style-name="Sect6" text:name="Bereich11">
        <text:p text:style-name="P951"><draw:frame draw:style-name="fr15" draw:name="Rahmen25" text:anchor-type="paragraph" svg:x="17.276cm" svg:y="0.005cm" svg:width="12.818cm" draw:z-index="106"><draw:text-box fo:min-height="2.115cm"><text:p text:style-name="P878"><text:span text:style-name="Body_20_text_20__28_4_29__20_Exact"><text:span text:style-name="T9">CERES (2)</text:span></text:span></text:p><text:p text:style-name="P155"><text:span text:style-name="Body_20_text_20__28_2_29__20_Exact">Built by Perry, launched 1787, 3 decks, 4in bottom, length 161ft 6in, keel 130ft 5</text:span><text:span text:style-name="Body_20_text_20__28_2_29__20_Exact"><text:span text:style-name="T6">3</text:span></text:span><text:span text:style-name="Body_20_text_20__28_2_29__20_Exact">/4in, breadth 41ft 3in, hold 15ft 6 Ain, wing transom 25ft 1 Ain, port cell 29ft 2in, waist 3ft lOin, between decks 7ft llin &amp; 6ft 5in, roundhouse 6ft 3in, ports 14 middle, deck range 86ft 9in, 1180 tons Principal Managing Owner: Thomas Newte</text:span></text:p></draw:text-box></draw:frame><draw:frame draw:style-name="fr16" draw:name="Rahmen24" text:anchor-type="char" svg:x="22.354cm" svg:y="2.6cm" svg:width="6.502cm" draw:z-index="90"><draw:text-box fo:min-height="0.815cm"><text:p text:style-name="P577"><text:span text:style-name="Body_20_text_20__28_2_29__20_Exact">1787-30 May 1789</text:span></text:p><text:p text:style-name="P577"><text:span text:style-name="Body_20_text_20__28_2_29__20_Exact">1787-30 Jun 1789, Archibald Connolly, Chief Mate</text:span></text:p></draw:text-box></draw:frame></text:p>
        <text:h text:style-name="P927" text:outline-level="1"><text:bookmark-start text:name="bookmark29"/><text:span text:style-name="T1">CECILIA</text:span><text:bookmark-end text:name="bookmark29"/></text:h>
        <text:p text:style-name="P529"><text:span text:style-name="T1">Built in Pegu, 180 tons</text:span></text:p>
        <text:p text:style-name="P530"><text:span text:style-name="T1">Principal Managing Owner: Thomas Skene</text:span></text:p>
        <text:list xml:id="list2159919437" text:style-name="WWNum85">
          <text:list-item>
            <text:p text:style-name="P309"><text:soft-page-break/><text:span text:style-name="T1">From Calcutta 1796</text:span></text:p>
          </text:list-item>
        </text:list>
        <text:p text:style-name="P169"><text:span text:style-name="Body_20_text_20__28_2_29__20__2b__20_Bold">L/MAR/B/372A </text:span><text:span text:style-name="T1">Journal 18 Feb-23 Dec 1796 Capt E H Palmer</text:span></text:p>
        <text:p text:style-name="P200"><text:span text:style-name="T1">Calcutta 18 Feb 1796 - 5 Mar Saugor - 20 Jun St Augustine’s Bay - 31 Aug Cape -17 Sep St Helena - 26 Nov Crookhaven -16 Dec Long Reach</text:span></text:p>
        <text:list xml:id="list132759633239621" text:continue-numbering="true" text:style-name="WWNum85">
          <text:list-item>
            <text:p text:style-name="P63"><text:span text:style-name="T1">From Calcutta 1803</text:span></text:p>
          </text:list-item>
        </text:list>
        <text:p text:style-name="P64"><text:span text:style-name="Body_20_text_20__28_2_29__20__2b__20_Bold">L/MAR/B/372B<text:tab/></text:span><text:span text:style-name="T1">Journal 28 Nov 1802-20 Jun 1803, anon</text:span></text:p>
        <text:p text:style-name="P64"><text:span text:style-name="Body_20_text_20__28_2_29__20__2b__20_Bold">L/MAR/B/372C<text:tab/></text:span><text:span text:style-name="T1">Journal 28 Nov 1802-27 Jun 1803</text:span></text:p>
        <text:p text:style-name="P65"><text:span text:style-name="T1">1<text:tab/>1787/8 Madras and China</text:span></text:p>
        <text:p text:style-name="P67"><text:span text:style-name="Body_20_text_20__28_2_29__20__2b__20_Bold">L/MAR/B/215E<text:tab/></text:span><text:span text:style-name="T1">Journal 26 Nov</text:span></text:p>
        <text:p text:style-name="P67"><text:span text:style-name="Body_20_text_20__28_2_29__20__2b__20_Bold">L/MAR/B/215F<text:tab/></text:span><text:span text:style-name="T1">Journal 26 Nov</text:span></text:p>
        <text:p text:style-name="P851"><text:span text:style-name="T1">L/MAR/B/215 W (1)<text:tab/></text:span><text:span text:style-name="Body_20_text_20__28_3_29__20__2b__20_Not_20_Bold"><text:span text:style-name="T5">Ledger</text:span></text:span></text:p>
        <text:p text:style-name="P851"><text:span text:style-name="T1">L/MAR/B/215W(2)<text:tab/></text:span><text:span text:style-name="Body_20_text_20__28_3_29__20__2b__20_Not_20_Bold"><text:span text:style-name="T5">Pay Book</text:span></text:span></text:p>
      </text:section>
      <text:section text:style-name="Sect6" text:name="Bereich12">
        <text:list xml:id="list132757952621988" text:continue-numbering="true" text:style-name="WWNum85">
          <text:list-item>
            <text:p text:style-name="P140"><draw:frame draw:style-name="fr12" draw:name="Rahmen28" text:anchor-type="paragraph" svg:x="0.004cm" svg:y="13.019cm" svg:width="12.802cm" draw:z-index="107"><draw:text-box fo:min-height="7.879cm"><text:p text:style-name="P879"><text:span text:style-name="Body_20_text_20__28_4_29__20_Exact"><text:span text:style-name="T9">CERES (4)</text:span></text:span></text:p><text:p text:style-name="P597"><text:span text:style-name="Body_20_text_20__28_2_29__20_Exact">Built by Perry, launched 1796, 3 decks, 5in bottom, length 176ft 7in, keel 143ft 1114m, breadth 43ft 2y</text:span><text:span text:style-name="Body_20_text_20__28_2_29__20_Exact"><text:span text:style-name="T10">4</text:span></text:span><text:span text:style-name="Body_20_text_20__28_2_29__20_Exact">in, hold 17ft </text:span><text:span text:style-name="Body_20_text_20__28_2_29__20__2b__20_Italic_20_Exact">5V</text:span><text:span text:style-name="Body_20_text_20__28_2_29__20__2b__20_Italic_20_Exact"><text:span text:style-name="T10">2</text:span></text:span><text:span text:style-name="Body_20_text_20__28_2_29__20__2b__20_Italic_20_Exact">in,</text:span><text:span text:style-name="Body_20_text_20__28_2_29__20_Exact"> wing transom 26ft 9in, port cell 29ft 9</text:span><text:span text:style-name="Body_20_text_20__28_2_29__20_Exact"><text:span text:style-name="T6">1</text:span></text:span><text:span text:style-name="Body_20_text_20__28_2_29__20_Exact">/</text:span><text:span text:style-name="Body_20_text_20__28_2_29__20_Exact"><text:span text:style-name="T10">2</text:span></text:span><text:span text:style-name="Body_20_text_20__28_2_29__20_Exact">in, waist 3ft lO^in, between decks 6ft 7in, roundhouse 6ft 7in, ports 15 middle &amp; upper, deck range 101ft </text:span><text:span text:style-name="Body_20_text_20__28_2_29__20__2b__20_Italic_20_Exact">SViin,</text:span><text:span text:style-name="Body_20_text_20__28_2_29__20_Exact"> 1430 tons Principal Managing Owners: 1-5 Thomas Newte, 6-9 George Stevens</text:span></text:p><text:list xml:id="list3956752565" text:style-name="WWNum83"><text:list-item><text:p text:style-name="P138"><text:span text:style-name="Body_20_text_20__28_2_29__20_Exact">1796 Madras and China L/MAR/B/215J Journal 2 Feb 1797-15 Feb 1799 L/MAR/B/215Z(1) Ledger L/MAR/B/215Z(2) Pay Book</text:span></text:p></text:list-item></text:list><text:p text:style-name="P102"><text:span text:style-name="Body_20_text_20__28_2_29__20_Exact">Capt George Stevens</text:span></text:p><text:p text:style-name="P684"><text:span text:style-name="Body_20_text_20__28_2_29__20_Exact">Portsmouth 6 Apr 1797 - 27 Jul Madras - 6 Sep Penang -15 Oct Malacca - 22 Dec Whampoa - 28 Feb 1798 Second Bar - 5 Aug St Helena - 22 Oct Long Reach</text:span></text:p><text:list xml:id="list132759097755102" text:continue-numbering="true" text:style-name="WWNum83"><text:list-item><text:p text:style-name="P185"><text:span text:style-name="Body_20_text_20__28_2_29__20_Exact">1799/1800 Madras and China L/MAR/B/215K Journal 27 Dec 1799-29 Jul 1801 L/MAR/B/215AA(1) Ledger L/MAR/B/215AA(2) Pay Book</text:span></text:p></text:list-item></text:list><text:p text:style-name="P155"><text:span text:style-name="Body_20_text_20__28_2_29__20_Exact">Capt George Stevens</text:span></text:p><text:p text:style-name="P734"><text:span text:style-name="Body_20_text_20__28_2_29__20_Exact">Portsmouth 17 Mar 1800 - 13 Jul Madras - 27 Aug Penang - 30 Oct Whampoa -14 Dec Second Bar - 15 Apr 1801 St Helena -17 Jun Long Reach</text:span></text:p></draw:text-box></draw:frame><draw:frame draw:style-name="fr14" draw:name="Rahmen26" text:anchor-type="char" svg:x="0.152cm" svg:y="-0.037cm" svg:width="12.802cm" draw:z-index="91"><draw:text-box fo:min-height="7.258cm"><text:p text:style-name="P518"><text:span text:style-name="Body_20_text_20__28_2_29__20_Exact">Capt Thomas Price</text:span></text:p><text:p text:style-name="P775"><text:span text:style-name="Body_20_text_20__28_2_29__20_Exact">Portsmouth 5 Apr 1788 - 15 Jul Madras - 2 Oct Whampoa -14 Dec Second Bar - 9 Apr 1789 St Helena - 2 Jun Long Reach</text:span></text:p><text:list xml:id="list3759266747" text:style-name="WWNum79"><text:list-item><text:p text:style-name="P310"><text:span text:style-name="Body_20_text_20__28_2_29__20_Exact">1789/90<text:tab/>Madras and China</text:span></text:p></text:list-item></text:list><text:p text:style-name="P311"><text:span text:style-name="Body_20_text_20__28_2_29__20_Exact">L/MAR/B/215G<text:tab/>Journal 1 Jan 1790-11 Oct<text:tab/>1791</text:span></text:p><text:p text:style-name="P312"><text:span text:style-name="Body_20_text_20__28_2_29__20_Exact">L/MAR/B/215X(1)<text:tab/>Ledger</text:span></text:p><text:p text:style-name="P313"><text:span text:style-name="Body_20_text_20__28_2_29__20_Exact">L/MAR/B/215X(2)<text:tab/>Pay Book</text:span></text:p><text:p text:style-name="P195"><text:span text:style-name="Body_20_text_20__28_2_29__20_Exact">Capt George Stevens</text:span></text:p><text:p text:style-name="P690"><text:span text:style-name="Body_20_text_20__28_2_29__20_Exact">Torbay 6 Mar 1790 - 22 Jun Madras - 29 Jul Negapatam -1 Aug Madras -11 Oct Whampoa - 20 Jan 1791 Second Bar -17 Mar Macao - 3 Jul St Helena -1 Sep Long Reach</text:span></text:p><text:list xml:id="list132759503831270" text:continue-numbering="true" text:style-name="WWNum79"><text:list-item><text:p text:style-name="P556"><text:span text:style-name="Body_20_text_20__28_2_29__20_Exact">1792/3<text:tab/>China</text:span></text:p></text:list-item></text:list><text:p text:style-name="P610"><text:span text:style-name="Body_20_text_20__28_2_29__20_Exact">L/MAR/B/215H<text:tab/>Journal 13<text:tab/>Mar 1793-18 Dec<text:tab/>1794</text:span></text:p><text:p text:style-name="P611"><text:span text:style-name="Body_20_text_20__28_2_29__20_Exact">L/MAR/B/215Y(1)<text:tab/>Ledger</text:span></text:p><text:p text:style-name="P612"><text:span text:style-name="Body_20_text_20__28_2_29__20_Exact">L/MAR/B/215 Y(2)<text:tab/>Pay Book</text:span></text:p><text:p text:style-name="P607"><text:span text:style-name="Body_20_text_20__28_2_29__20_Exact">Capt George Stevens</text:span></text:p><text:p text:style-name="P627"><text:span text:style-name="Body_20_text_20__28_2_29__20_Exact">Portsmouth 21 May 1793 - 10 Nov Manila - 20 Dec Whampoa -18 Feb 1794 Second Bar -16 Mar Macao -18 Jun St Helena -10 Sep Long Reach * 24 Jun 1793 fleet captured </text:span><text:span text:style-name="Body_20_text_20__28_2_29__20__2b__20_Italic_20_Exact">Le Franc,</text:span><text:span text:style-name="Body_20_text_20__28_2_29__20_Exact"> crew of </text:span><text:span text:style-name="Body_20_text_20__28_2_29__20__2b__20_Italic_20_Exact">Ceres</text:span><text:span text:style-name="Body_20_text_20__28_2_29__20_Exact"> took possession</text:span></text:p></draw:text-box></draw:frame><draw:frame draw:style-name="fr13" draw:name="Rahmen27" text:anchor-type="char" svg:x="0.093cm" svg:y="7.759cm" svg:width="12.802cm" draw:z-index="92"><draw:text-box fo:min-height="4.704cm"><text:p text:style-name="P868"><text:span text:style-name="Body_20_text_20__28_4_29__20_Exact"><text:span text:style-name="T9">CERES (3)</text:span></text:span></text:p><text:list xml:id="list1814192408" text:style-name="WWNum81"><text:list-item><text:p text:style-name="P613"><text:span text:style-name="Body_20_text_20__28_2_29__20_Exact">1795/6<text:tab/>New South Wales and China</text:span></text:p></text:list-item></text:list><text:p text:style-name="P602"><text:span text:style-name="Body_20_text_20__28_2_29__20_Exact">L/MAR/B/215-I Journal 22 Jul 1795-20 Mar 1797 Capt Thomas Hedley</text:span></text:p><text:p text:style-name="P685"><text:span text:style-name="Body_20_text_20__28_2_29__20_Exact">Portsmouth 9 Aug 1795 - 18 Oct Rio de Janeiro - 24 Jan 1796 Sidney Cove -12 May Whampoa - 22 Jun Second Bar - 20 Nov St Helena -14 Feb 1797 Long Reach</text:span></text:p><text:list xml:id="list132759219867220" text:continue-numbering="true" text:style-name="WWNum81"><text:list-item><text:p text:style-name="P591"><text:span text:style-name="Body_20_text_20__28_2_29__20_Exact">1800/1<text:tab/>Bengal</text:span></text:p></text:list-item></text:list><text:p text:style-name="P641"><text:span text:style-name="Body_20_text_20__28_2_29__20_Exact">L/MAR/B/215L Journal 22 Nov 1800-19 Mar 1802 Capt Thomas Todd</text:span></text:p><text:p text:style-name="P780"><text:span text:style-name="Body_20_text_20__28_2_29__20_Exact">Falmouth 10 Jan 1801 -16 Jun Calcutta - 21 Aug Culpee -15 Sep Saugor - 31 Dec St Helena - 6 Mar 1802 Deptford</text:span></text:p></draw:text-box></draw:frame><text:span text:style-name="T1">1801/2<text:tab/>China</text:span></text:p>
          </text:list-item>
        </text:list>
        <text:p text:style-name="P117"><text:span text:style-name="Body_20_text_20__28_2_29__20__2b__20_Bold">L/MAR/B/215M </text:span><text:span text:style-name="T1">Journal 19 Jan 1802-25 Jun 1803 </text:span><text:span text:style-name="Body_20_text_20__28_2_29__20__2b__20_Bold">L/MAR/B/215BB(1) </text:span><text:span text:style-name="T1">Ledger </text:span><text:span text:style-name="Body_20_text_20__28_2_29__20__2b__20_Bold">L/MAR/B/215BB(2) </text:span><text:span text:style-name="T1">Pay Book Capt William Dunsford</text:span></text:p>
        <text:p text:style-name="P103"><text:span text:style-name="T1">Downs 4 Mar 1802 - 30 Jul Whampoa - 23 Oct Second Bar -15 Feb 1803 St Helena - 26 Apr Long Reach</text:span></text:p>
        <text:list xml:id="list132758760202442" text:continue-list="list132757952621988" text:style-name="WWNum85">
          <text:list-item>
            <text:p text:style-name="P186"><text:span text:style-name="T1">1803/4<text:tab/>China</text:span></text:p>
          </text:list-item>
        </text:list>
        <text:p text:style-name="P154"><text:span text:style-name="Body_20_text_20__28_2_29__20__2b__20_Bold">L/MAR/B/215N </text:span><text:span text:style-name="T1">Journal 25 Feb 1804-28 Oct 1805 </text:span><text:span text:style-name="Body_20_text_20__28_2_29__20__2b__20_Bold">L/MAR/B/215CC(1) </text:span><text:span text:style-name="T1">Ledger </text:span><text:span text:style-name="Body_20_text_20__28_2_29__20__2b__20_Bold">L/MAR/B/215CC(2) </text:span><text:span text:style-name="T1">Pay Book Capt William Dunsford</text:span></text:p>
        <text:p text:style-name="P153"><text:span text:style-name="T1">Portsmouth 9 Jun 1804 - 17 Aug Rio de Janeiro -13 Jan 1805 Whampoa -14 Feb Second Bar - 21 Mar Malacca - 30 Jun St Helena -15 Sep Long Reach</text:span></text:p>
        <text:list xml:id="list132759862937294" text:continue-numbering="true" text:style-name="WWNum85">
          <text:list-item>
            <text:p text:style-name="P139"><text:span text:style-name="T1">1805/6<text:tab/>Bombay and China</text:span></text:p>
          </text:list-item>
        </text:list>
        <text:p text:style-name="P450"><text:span text:style-name="Body_20_text_20__28_2_29__20__2b__20_Bold">L/MAR/B/215-O<text:tab/></text:span><text:span text:style-name="T1">Journal 27 Nov 1805-27 Aug 1807</text:span></text:p>
        <text:p text:style-name="P859"><text:span text:style-name="T1">L/MAR/B/215DD(1) </text:span><text:span text:style-name="Body_20_text_20__28_3_29__20__2b__20_Not_20_Bold"><text:span text:style-name="T5">Ledger </text:span></text:span><text:span text:style-name="T1">L/MAR/B/215DD(2) </text:span><text:span text:style-name="Body_20_text_20__28_3_29__20__2b__20_Not_20_Bold"><text:span text:style-name="T5">Pay Book</text:span></text:span></text:p>
        <text:p text:style-name="P396"><text:span text:style-name="T1">Capt William Dunsford</text:span></text:p>
        <text:p text:style-name="P396"><text:span text:style-name="T1">Portsmouth 4 Mar 1806 - 20 Jun Bombay - 4 Sep Penang - 3 Dec Whampoa -13 Dec Second Bar -</text:span></text:p>
        <text:list xml:id="list1505717376" text:style-name="WWNum87">
          <text:list-item>
            <text:p text:style-name="P451"><text:span text:style-name="T1">Jan 1807 Penang -17 Apr St Helena - 5 Jul Long Reach</text:span></text:p>
          </text:list-item>
        </text:list>
        <text:list xml:id="list132759444803705" text:continue-list="list132759862937294" text:style-name="WWNum85">
          <text:list-item>
            <text:p text:style-name="P314"><text:span text:style-name="T1">1807/8<text:tab/>Madras and China</text:span></text:p>
          </text:list-item>
        </text:list>
        <text:p text:style-name="P154"><text:span text:style-name="Body_20_text_20__28_2_29__20__2b__20_Bold">L/MAR/B/215P </text:span><text:span text:style-name="T1">Journal 30 Nov 1807-14 Sep 1809 </text:span><text:span text:style-name="Body_20_text_20__28_2_29__20__2b__20_Bold">L/MAR/B/215EE(1) </text:span><text:span text:style-name="T1">Ledger </text:span><text:span text:style-name="Body_20_text_20__28_2_29__20__2b__20_Bold">L/MAR/B/215EE(2) </text:span><text:span text:style-name="T1">Pay Book</text:span></text:p>
        <text:p text:style-name="P195"><text:span text:style-name="T1">Capt William Dunsford</text:span></text:p>
        <text:p text:style-name="P156"><text:span text:style-name="T1">Portsmouth 5 Mar 1808 - 31 May Cape - 3 Aug Madras - 21 Aug Penang - 5 Sep Malacca - 4 Oct Whampoa - 2 Feb 1809 Second Bar - 2 Mar Lintin - 22 Mar Malacca - 31 Mar Penang - 7 Jul St Helena -14 Sep Greenhithe</text:span></text:p>
        <text:list xml:id="list132758101752221" text:continue-numbering="true" text:style-name="WWNum85">
          <text:list-item>
            <text:p text:style-name="P314"><text:span text:style-name="T1">1810/11<text:tab/>China</text:span></text:p>
          </text:list-item>
        </text:list>
        <text:p text:style-name="P154"><text:span text:style-name="Body_20_text_20__28_2_29__20__2b__20_Bold">L/MAR/B/215Q </text:span><text:span text:style-name="T1">Journal </text:span><text:span text:style-name="Body_20_text_20__28_2_29__20__2b__20_Bold">9 </text:span><text:span text:style-name="T1">Jan 1811-25 Jul 1812 </text:span><text:span text:style-name="Body_20_text_20__28_2_29__20__2b__20_Bold">L/MAR/B/215FF(1) </text:span><text:span text:style-name="T1">Ledger </text:span><text:span text:style-name="Body_20_text_20__28_2_29__20__2b__20_Bold">L/MAR/B/215FF(2) </text:span><text:span text:style-name="T1">Pay Book Capt Hugh Scott</text:span></text:p>
        <text:p text:style-name="P195"><text:span text:style-name="T1">Portsmouth 8 Apr 1811-13 Jul Cape - 30 Aug Penang - 22 Oct Whampoa -18 Dec Second Bar -</text:span></text:p>
        <text:list xml:id="list132758675325364" text:continue-list="list1505717376" text:style-name="WWNum87">
          <text:list-item>
            <text:p text:style-name="P315"><text:span text:style-name="T1">Mar 1812 St Helena -15 May Long Reach</text:span></text:p>
          </text:list-item>
        </text:list>
        <text:list xml:id="list132759765916223" text:continue-list="list132758101752221" text:style-name="WWNum85">
          <text:list-item>
            <text:p text:style-name="P314"><text:span text:style-name="T1">1812/3<text:tab/>St Helena, Benkulen and China</text:span></text:p>
          </text:list-item>
        </text:list>
        <text:p text:style-name="P154"><text:span text:style-name="Body_20_text_20__28_2_29__20__2b__20_Bold">L/MAR/B/151B </text:span><text:span text:style-name="T1">Fragment of journal 6 Aug-14 Nov 1814, anon </text:span><text:span text:style-name="Body_20_text_20__28_2_29__20__2b__20_Bold">L/MAR/B/215GG(1) </text:span><text:span text:style-name="T1">Ledger</text:span></text:p>
        <text:p text:style-name="P154"><text:span text:style-name="Body_20_text_20__28_2_29__20__2b__20_Bold">L/MAR/B/215GG(2) </text:span><text:span text:style-name="T1">Pay Book Capt Hugh Scott</text:span></text:p>
        <text:p text:style-name="P154"><text:span text:style-name="T1">Portsmouth 24 Dec 1812 - St Helena - Benkulen - Penang - Malacca - Whampoa - St Helena -10 Aug 1814 Long Reach</text:span></text:p>
        <text:p text:style-name="P156"><text:span text:style-name="T1">see also NMM: </text:span><text:span text:style-name="Body_20_text_20__28_2_29__20__2b__20_Bold">PHB/7 </text:span><text:span text:style-name="T1">‘A voyage to St Helena, Bencoolen and China in the HCS </text:span><text:span text:style-name="Body_20_text_20__28_2_29__20__2b__20_Italic">Ceres',</text:span><text:span text:style-name="T1"> anon, written in verse</text:span></text:p>
        <text:list xml:id="list132758262504159" text:continue-numbering="true" text:style-name="WWNum85">
          <text:list-item>
            <text:p text:style-name="P314"><text:span text:style-name="T1">1814/5<text:tab/>St Helena and China</text:span></text:p>
          </text:list-item>
        </text:list>
        <text:p text:style-name="P195"><text:span text:style-name="Body_20_text_20__28_2_29__20__2b__20_Bold">L/MAR/B/215R(1) </text:span><text:span text:style-name="T1">Journal 28 Dec 1814-21 May 1816</text:span></text:p>
        <text:p text:style-name="P154"><text:span text:style-name="Body_20_text_20__28_2_29__20__2b__20_Bold">L/MAR/B/215R(2) </text:span><text:span text:style-name="T1">Journal 28 Dec 1814-26 May 1816, anon, inc journal of </text:span><text:span text:style-name="Body_20_text_20__28_2_29__20__2b__20_Italic">Grenada</text:span><text:span text:style-name="T1"> to West Indies 11 Nov 1816-2 Jul 1817 </text:span><text:span text:style-name="Body_20_text_20__28_2_29__20__2b__20_Bold">L/MAR/B/215HH(1) </text:span><text:span text:style-name="T1">Ledger </text:span><text:span text:style-name="Body_20_text_20__28_2_29__20__2b__20_Bold">L/MAR/B/215HH(2) </text:span><text:span text:style-name="T1">Pay Book Capt Hugh Scott</text:span></text:p>
        <text:p text:style-name="P154"><text:span text:style-name="T1">Downs 3 Apr 1815 - 28 May St Helena - 22 Aug Penang - 9 Sep Malacca -13 Oct Whampoa - 30 Nov Second Bar - 25 Mar 1816 St Helena -14 May Long Reach</text:span></text:p>
        <text:h text:style-name="P915" text:outline-level="1"><text:bookmark-start text:name="bookmark30"/><draw:frame draw:style-name="fr11" draw:name="Rahmen29" text:anchor-type="char" svg:x="0.106cm" svg:y="13.04cm" svg:width="2.743cm" draw:z-index="93"><draw:text-box fo:min-height="1.595cm"><text:p text:style-name="P154"><text:span text:style-name="Body_20_text_20__28_2_29__20_Exact">L/MAR/B/291F L/MAR/B/291G L/MAR/B/291K(1) L/MAR/B/291K(2)</text:span></text:p></draw:text-box></draw:frame><draw:frame draw:style-name="fr10" draw:name="Rahmen30" text:anchor-type="char" svg:x="20.205cm" svg:y="13.46cm" svg:width="4.572cm" draw:z-index="94"><draw:text-box fo:min-height="1.961cm"><text:p text:style-name="P4"><text:span text:style-name="Body_20_text_20__28_2_29__20_Exact">Journal 14 Mar 1781-18 Mar 1783</text:span></text:p><text:p text:style-name="P4"><text:span text:style-name="Body_20_text_20__28_2_29__20_Exact">Ledger</text:span></text:p><text:p text:style-name="P4"><text:span text:style-name="Body_20_text_20__28_2_29__20_Exact">Pay Book</text:span></text:p><text:p text:style-name="P4"><text:span text:style-name="Body_20_text_20__28_2_29__20_Exact">Imprest Book</text:span></text:p><text:p text:style-name="P4"><text:span text:style-name="Body_20_text_20__28_2_29__20_Exact">Absence Book</text:span></text:p></draw:text-box></draw:frame><text:span text:style-name="T1">CEYLON</text:span><text:bookmark-end text:name="bookmark30"/></text:h>
        <text:p text:style-name="P156"><text:span text:style-name="T1">Built by Pitcher, launched 1803, 3 decks, 4in bottom, length 148fl S^in, keel 116ft, breadth 36ft 5in, hold 14ft 9in, wing transom 23ft 5</text:span><text:span text:style-name="T3">1</text:span><text:span text:style-name="T1">/</text:span><text:span text:style-name="T4">2</text:span><text:span text:style-name="T1">in, port cell 26ft 7in, waist 1ft 6in, between decks 6ft 2in &amp; 6ft 4in, roundhouse 6ft 3in, ports 12 middle &amp; 11 upper, deck range 81ft 6in, 818 tons Principal Managing Owners: 1-3 John St Barbe, 4 Kennard Smith</text:span></text:p>
        <text:list xml:id="list1606767798" text:style-name="WWNum89">
          <text:list-item>
            <text:p text:style-name="P151"><text:span text:style-name="T1">1802/3 Bombay, Bengal and Madras</text:span></text:p>
          </text:list-item>
        </text:list>
        <text:p text:style-name="P316"><text:span text:style-name="Body_20_text_20__28_2_29__20__2b__20_Bold">L/MAR/B/291A<text:tab/></text:span><text:span text:style-name="T1">Journal<text:tab/>12 Feb 1803-13 Nov 1804</text:span></text:p>
        <text:p text:style-name="P846"><text:span text:style-name="T1">L/MAR/B/291H(1) </text:span><text:span text:style-name="Body_20_text_20__28_3_29__20__2b__20_Not_20_Bold"><text:span text:style-name="T5">Ledger </text:span></text:span><text:span text:style-name="T1">L/MAR/B/291H(2) </text:span><text:span text:style-name="Body_20_text_20__28_3_29__20__2b__20_Not_20_Bold"><text:span text:style-name="T5">Pay Book</text:span></text:span></text:p>
        <text:p text:style-name="P195"><text:span text:style-name="T1">Capt Thomas Hudson</text:span></text:p>
        <text:p text:style-name="P156"><text:span text:style-name="T1">Downs 27 Apr 1803 - 24 Aug Bombay - 27 Sep Tellicherry - 5 Oct Anjengo -18 Nov Diamond Harbour - 24 Dec Saugor - 27 Jan 1804 Vizagapatam - 21 Feb Madras - 28 Jun St Helena -15 Oct Northfleet</text:span></text:p>
        <text:list xml:id="list132758176913291" text:continue-numbering="true" text:style-name="WWNum89">
          <text:list-item>
            <text:p text:style-name="P298"><text:span text:style-name="T1">1804/5 Madras, Bengal and Bombay</text:span></text:p>
          </text:list-item>
        </text:list>
        <text:p text:style-name="P187"><text:span text:style-name="Body_20_text_20__28_2_29__20__2b__20_Bold">L/MAR/B/291B </text:span><text:span text:style-name="T1">Journal 25 Nov 1804-12 Sep 1806 </text:span><text:span text:style-name="Body_20_text_20__28_2_29__20__2b__20_Bold">L/MAR/B/291-I(1)<text:tab/></text:span><text:span text:style-name="T1">Ledger</text:span></text:p>
        <text:p text:style-name="P835"><text:span text:style-name="T1">L/MAR/B/291-I(2)<text:tab/></text:span><text:span text:style-name="Body_20_text_20__28_3_29__20__2b__20_Not_20_Bold"><text:span text:style-name="T5">Pay Book</text:span></text:span></text:p>
        <text:p text:style-name="P645"><text:span text:style-name="T1">Capt Thomas Hudson</text:span></text:p>
        <text:p text:style-name="P671"><text:span text:style-name="T1">Portsmouth 8 Mar 1805 - 17 Jul Madras -10 Aug Diamond Harbour - 7 Nov Portsmouth 8 Mar 1805 -17 Jul Madras -10 Aug Diamond Harbour - 7 Nov Saugor - 20 Dec Colombo -19 Jan 1806 Bombay - 3 Mar Tellicherry - 5 Mar Quilon - 9 Mar Anjengo -14 May St Helena - 22 Jul Long Reach</text:span></text:p>
        <text:list xml:id="list132759905376800" text:continue-numbering="true" text:style-name="WWNum89">
          <text:list-item>
            <text:p text:style-name="P298"><text:span text:style-name="T1">1806/7 Madras, Bengal and Penang</text:span></text:p>
          </text:list-item>
        </text:list>
        <text:p text:style-name="P187"><text:span text:style-name="Body_20_text_20__28_2_29__20__2b__20_Bold">L/MAR/B/291C </text:span><text:span text:style-name="T1">Journal 8 Jan 1807-23 May 1809, William H Harris, Chief Mate </text:span><text:span text:style-name="Body_20_text_20__28_2_29__20__2b__20_Bold">L/MAR/B/291J(1)<text:tab/></text:span><text:span text:style-name="T1">Ledger</text:span></text:p>
        <text:p text:style-name="P154"><text:span text:style-name="Body_20_text_20__28_2_29__20__2b__20_Bold">L/MAR/B/291J(2) </text:span><text:span text:style-name="T1">Pay Book Capt Thomas Hudson</text:span></text:p>
        <text:p text:style-name="P317"><text:span text:style-name="T1">Portsmouth 4 Mar 1807 - 9 Sep Madras - 3 Oct Diamond Harbour - 22 Nov<text:tab/>Saugor -15<text:tab/>Dec Penang -</text:span></text:p>
        <text:list xml:id="list132759333697355" text:continue-list="list132758534762814" text:style-name="WWNum13">
          <text:list-item>
            <text:p text:style-name="P318"><text:span text:style-name="T1">Feb 1808 Saugor - 30 Mar Kidderpore -11 May Saugor - 25<text:tab/>Jul Madras -19 Jan 1809<text:tab/>Cape - 7 Mar</text:span></text:p>
          </text:list-item>
        </text:list>
        <text:p text:style-name="P197"><text:span text:style-name="T1">St Helena -19 May Downs</text:span></text:p>
        <text:list xml:id="list132759485024813" text:continue-list="list132759905376800" text:style-name="WWNum89">
          <text:list-item>
            <text:p text:style-name="P298"><text:span text:style-name="T1">1809/10 Madras and Bengal</text:span></text:p>
          </text:list-item>
        </text:list>
        <text:p text:style-name="P154"><text:span text:style-name="T1">L/MAR/B/291E Journal 19 Dec 1809-8 Jan 1812, anon Journal 27 Dec 1810-8 Aug 1811, anon Journal 27 Dec 1810-9 Aug 1811, anon Ledger Pay Book</text:span></text:p>
        <text:p text:style-name="P195"><text:span text:style-name="T1">Capt Henry Meriton/John Stewart (from Mauritius)</text:span></text:p>
        <text:p text:style-name="P162"><text:span text:style-name="T1">Portsmouth 14 Mar 1810 - Cape 13 Jun - captured by the French, retaken at Mauritius - Port Louis 4 Apr 1811 - 21 May St Helena - 8 Aug Downs</text:span></text:p>
        <text:h text:style-name="P919" text:outline-level="1"><text:bookmark-start text:name="bookmark31"/><text:span text:style-name="T1">CHAMBERS</text:span><text:bookmark-end text:name="bookmark31"/></text:h>
        <text:p text:style-name="P525"><text:span text:style-name="T1">Frigate, 30 guns, 70 crew, 350 tons</text:span></text:p>
        <text:list xml:id="list393342486" text:style-name="WWNum91">
          <text:list-item>
            <text:p text:style-name="P299"><text:span text:style-name="T1">1695/6 Surat</text:span></text:p>
          </text:list-item>
        </text:list>
        <text:p text:style-name="P3"><text:span text:style-name="T1">L/MAR/A/Cni<text:tab/>Journal 25 Nov 1695-7 Jun 1699</text:span></text:p>
        <text:p text:style-name="P195"><text:span text:style-name="T1">Capt Thomas South</text:span></text:p>
        <text:p text:style-name="P105"><text:span text:style-name="T1">Downs 7 Dec 1695 - Portsmouth 19 May 1696 - 4 Oct Cape - 27 Jan 1697 Anjengo - 8 Feb Cochin - 11 Feb Calicut - 22 Feb Mangalore - 7 Mar Karwar -15 Mar Goa -1 Apr Bombay - 4 May Surat - 10 May Bombay -12 Aug Madras -17 Sep Hugh -14 Dec Madras - 4 Jan 1698 Bombay - 15 Feb Surat - 23 Apr Mokha - 30 Sep Surat - 28 Nov Bombay - 14 Mar 1699 St Helena - 7 Jun Downs</text:span></text:p>
        <text:list xml:id="list132759504002961" text:continue-numbering="true" text:style-name="WWNum91">
          <text:list-item>
            <text:p text:style-name="P141"><text:span text:style-name="T1">1699/1700 Bengal Capt Thomas South</text:span></text:p>
          </text:list-item>
        </text:list>
        <text:p text:style-name="P518"><text:span text:style-name="T1">Downs 30 Nov 1699 - Portsmouth 4 Jan 1700 - 12 May 1701 Downs</text:span></text:p>
        <text:list xml:id="list132757947195359" text:continue-numbering="true" text:style-name="WWNum91">
          <text:list-item>
            <text:p text:style-name="P662"><text:span text:style-name="T1">1701/2 China</text:span></text:p>
          </text:list-item>
        </text:list>
        <text:p text:style-name="P645"><text:span text:style-name="T1">Capt Thomas South</text:span></text:p>
        <text:p text:style-name="P648"><text:span text:style-name="T1">Down 1 Oct 1701 - Jun 1702 Amoy - voyage ended 13 Jun 1705</text:span></text:p>
        <text:h text:style-name="P919" text:outline-level="1"><text:bookmark-start text:name="bookmark32"/><text:span text:style-name="T1">CHANDOS (1)</text:span><text:bookmark-end text:name="bookmark32"/></text:h>
        <text:p text:style-name="P516"><text:span text:style-name="T1">Originally built for the Turkey trade, 3 decks, 40/46 guns, 128/132 crew, 660 tons</text:span></text:p>
        <text:list xml:id="list1149988741" text:style-name="WWNum93">
          <text:list-item>
            <text:p text:style-name="P452"><text:span text:style-name="T1">1684/5<text:tab/>Madras and Bengal</text:span></text:p>
          </text:list-item>
        </text:list>
        <text:p text:style-name="P395"><text:span text:style-name="T1">NMM: Ms.8097<text:tab/>Copy journal 4 Aug-12 Dec 1686, Hugh Levellis, Chief</text:span></text:p>
        <text:p text:style-name="P396"><text:span text:style-name="T1">Capt James Bonnell</text:span></text:p>
        <text:p text:style-name="P401"><text:span text:style-name="T1">Downs 31 Dec 1684 - Madras 4 Aug 1686 - 14 Sep Sumatra - 4 Oct Benkulen - 26 May 1687 Downs</text:span></text:p>
        <text:list xml:id="list132759928610356" text:continue-numbering="true" text:style-name="WWNum93">
          <text:list-item>
            <text:p text:style-name="P452"><text:span text:style-name="T1">1688/9<text:tab/>Madras</text:span></text:p>
          </text:list-item>
        </text:list>
        <text:p text:style-name="P118"><text:span text:style-name="T1">L/MAR/A/LXXXIX Journal 4 Feb 1689-2 Jan 1691 Capt John Bonnell</text:span></text:p>
        <text:p text:style-name="P400"><text:span text:style-name="T1">Downs 6 Mar 1689 - 15 Jul Cape - 5 Nov Madras - 24 May 1690 Mauritius - 8 Oct St Helena - 28 Jan 1691 Downs</text:span></text:p>
        <text:h text:style-name="P919" text:outline-level="1"><text:bookmark-start text:name="bookmark33"/><text:span text:style-name="T1">CHANDOS (2)</text:span><text:bookmark-end text:name="bookmark33"/></text:h>
        <text:p text:style-name="P516"><text:span text:style-name="T1">440 tons, 32 gun, 88 crew</text:span></text:p>
        <text:list xml:id="list2027448287" text:style-name="WWNum95">
          <text:list-item>
            <text:p text:style-name="P453"><text:span text:style-name="T1">1719/20 Bombay</text:span></text:p>
          </text:list-item>
        </text:list>
        <text:p text:style-name="P119"><text:span text:style-name="T1">L/MAR/B/729A Receipt Book Capt Thomas Gilbert</text:span></text:p>
        <text:p text:style-name="P400"><text:span text:style-name="T1">Portsmouth 21 Mar 1720 - lost at the Cape</text:span></text:p>
        <text:h text:style-name="P923" text:outline-level="1"><text:bookmark-start text:name="bookmark34"/><text:span text:style-name="T1">CHAPMAN</text:span><text:bookmark-end text:name="bookmark34"/></text:h>
        <text:p text:style-name="P675"><text:span text:style-name="T1">Built at Whitby, 2 decks, 4in bottom, length 119ft 6in, keel 95ft 1 </text:span><text:span text:style-name="Body_20_text_20__28_2_29__20__2b__20_Italic">'Ain,</text:span><text:span text:style-name="T1"> breadth 32ft S^in, hold 16ft lin, wing transom 19ft, port cell 26ft llin, waist 1ft, between decks 6ft 2in, ports 8 upper, 542 tons Principal Managing Owner: Abel Chapman</text:span></text:p>
        <text:list xml:id="list688085464" text:style-name="WWNum97">
          <text:list-item>
            <text:p text:style-name="P557"><text:span text:style-name="T1">1780/1 Madras and Bengal</text:span></text:p>
          </text:list-item>
        </text:list>
        <text:p text:style-name="P101"><text:span text:style-name="T1">L/MAR/B/218aA L/MAR/B/218aD(l)</text:span></text:p>
        <text:p text:style-name="P396"><text:span text:style-name="T1">L/MAR/B/218aD(2)</text:span></text:p>
        <text:p text:style-name="P396"><text:span text:style-name="T1">L/MAR/B/218aD(3)</text:span></text:p>
        <text:p text:style-name="P396"><text:span text:style-name="T1">L/MAR/B/218aD(4)</text:span></text:p>
        <text:p text:style-name="P396"><text:span text:style-name="T1">Capt Thomas Walker</text:span></text:p>
        <text:p text:style-name="P103"><text:span text:style-name="T1">Portsmouth 13 Mar 1781 -15 Apr Sao Tiago -11 Sep Kedgeree - 23 Nov Barrabulla -10 Dec Madras -12 Jan 1782 Cuddalore -17 Jan 1782 Cuddalore -17 Jan Negapatam -10 Mar Madras - 24 Jun Nicobars - 29 Oct St Helena - 7 Feb 1783 Bristol Channel - 9 Mar Downs</text:span></text:p>
        <text:list xml:id="list132758515412350" text:continue-numbering="true" text:style-name="WWNum97">
          <text:list-item>
            <text:p text:style-name="P319"><text:span text:style-name="T1">1785/6<text:tab/>China</text:span></text:p>
          </text:list-item>
        </text:list>
        <text:p text:style-name="P170"><text:span text:style-name="T1">L/MAR/B/218aB Journal 14 Mar 1786-19 Jul 1797 L/MAR/B/218aE(l) Ledger L/MAR/B/218aE(2) Pay Book Capt John Fox</text:span></text:p>
        <text:p text:style-name="P199"><text:span text:style-name="T1">Downs 12 Apr 1786 - 11 Sep Whampoa - 28 Jan 1787 Macao - 23 Apr St Helena - 25 Jun Downs</text:span></text:p>
        <text:list xml:id="list132759269246015" text:continue-numbering="true" text:style-name="WWNum97">
          <text:list-item>
            <text:p text:style-name="P68"><text:span text:style-name="T1">1811/2<text:tab/>Bombay, Madras and Bengal</text:span></text:p>
          </text:list-item>
        </text:list>
        <text:p text:style-name="P19"><text:span text:style-name="T1">L/MAR/B/218aC Journal 19 Dec 1811-7 Jul 1813 L/MAR/B/218aF(l) Ledger L/MAR/B/218aF(2) Pay Book</text:span></text:p>
      </text:section>
      <text:section text:style-name="Sect6" text:name="Bereich13">
        <text:p text:style-name="P580"><text:span text:style-name="T1">Capt John Constable</text:span></text:p>
        <text:p text:style-name="P721"><text:span text:style-name="T1">Portsmouth 10 Mar 1812-11 Aug Bombay - 24 Aug Madras -14 Sep Calcutta - 30 Nov Saugor - 16 Mar 1813 St Helena - 7 Jun Long Reach</text:span></text:p>
        <text:h text:style-name="P916" text:outline-level="1"><text:bookmark-start text:name="bookmark35"/><text:span text:style-name="T1">CHARLES (1)</text:span><text:bookmark-end text:name="bookmark35"/></text:h>
        <text:p text:style-name="P577"><text:span text:style-name="T1">Rated at 900/1000 tons, repaired in 1628</text:span></text:p>
        <text:list xml:id="list4051622461" text:style-name="WWNum99">
          <text:list-item>
            <text:p text:style-name="P680"><text:span text:style-name="T1">1615/6<text:tab/>Surat and Bantam</text:span></text:p>
          </text:list-item>
        </text:list>
        <text:p text:style-name="P672"><text:span text:style-name="T1">Master Richard Hounsell</text:span></text:p>
        <text:p text:style-name="P776"><text:span text:style-name="T1">Tilbury 8 Feb 1616 -12 Jun Cape - 23 Sep Surat - Masulipatam 13 Jun 1617 - 21 Jul Bantam Jan 1618 - Sep Downs</text:span></text:p>
        <text:list xml:id="list132759404133219" text:continue-numbering="true" text:style-name="WWNum99">
          <text:list-item>
            <text:p text:style-name="P592"><text:span text:style-name="T1">1618/9<text:tab/>Surat and Bantam</text:span></text:p>
          </text:list-item>
        </text:list>
        <text:p text:style-name="P619"><text:span text:style-name="T1">L/MAR/A/XXIX Journal 21 Mar 1619-19 Jun 1624, Henry Crosby, mate on the </text:span><text:span text:style-name="Body_20_text_20__28_2_29__20__2b__20_Italic">Charles</text:span><text:span text:style-name="T1"> and in the Goa Fleet of Defence</text:span></text:p>
        <text:p text:style-name="P672"><text:span text:style-name="T1">Capt John Bickell</text:span></text:p>
        <text:p text:style-name="P672"><text:span text:style-name="T1">Downs Mar 1619 - 23 Jun Cape -17 Aug Moheli - 3 Oct Surat - 3 Dec Jask -12 Jan 1620 Surat - 23 Mar Dabhol - 24 Apr Acheh -14 Oct Bantam -18 Oct Batavia 11 Dec 1621 -11 Mar 1622 Cape - Downs</text:span></text:p>
        <text:list xml:id="list132757901613036" text:continue-numbering="true" text:style-name="WWNum99">
          <text:list-item>
            <text:p text:style-name="P142"><text:span text:style-name="T1">1623/4<text:tab/>Bantam</text:span></text:p>
          </text:list-item>
        </text:list>
        <text:p text:style-name="P101"><text:span text:style-name="T1">Master Richard Swan</text:span></text:p>
        <text:p text:style-name="P722"><text:span text:style-name="T1">Downs 7 Nov 1623 - Aug 1624 Palembang - Bantam - at Lagundy in Apr 1625 - 31 May Batavia - Jambi - 5 Dec Batavia - Oct 1626 Downs</text:span></text:p>
        <text:list xml:id="list132759406577628" text:continue-numbering="true" text:style-name="WWNum99">
          <text:list-item>
            <text:p text:style-name="P593"><text:span text:style-name="T1">1628/9<text:tab/>Surat</text:span></text:p>
          </text:list-item>
        </text:list>
        <text:p text:style-name="P454"><text:span text:style-name="T1">L/MAR/A/LIH<text:tab/>Journal 10 Apr 1629-17 Nov 1630, Nicholas Sharpe</text:span></text:p>
        <text:p text:style-name="P454"><text:span text:style-name="T1">L/MAR/A/LIV<text:tab/>Journal 10 Apr 1629-7 Apr 1631, Nicholas Prynn</text:span></text:p>
        <text:p text:style-name="P396"><text:span text:style-name="T1">Capt John Weddell, Master John Elsmore</text:span></text:p>
        <text:p text:style-name="P101"><text:span text:style-name="T1">Downs 10 Apr 1629 - 14 Aug Moheli -10 Oct Surat 20 Dec - 20 Jan 1630 Bandar Abbas -17 Mar Surat - 4 Jun Mauritius - 23 Oct Cape - 4 Dec St Helena 20 Jan 1631-7 Apr Downs</text:span></text:p>
        <text:list xml:id="list132757866844982" text:continue-numbering="true" text:style-name="WWNum99">
          <text:list-item>
            <text:p text:style-name="P560"><text:span text:style-name="T1">1631/2<text:tab/>Surat</text:span></text:p>
          </text:list-item>
        </text:list>
        <text:p text:style-name="P782"><text:span text:style-name="T1">Portland 5 Apr 1632 - 17 Jul St Augustine’s Bay - 3 Oct Bandar Abbas - 27 Nov Surat, accidentally destroyed by fire Jan 1633</text:span></text:p>
        <text:h text:style-name="P929" text:outline-level="1"><text:bookmark-start text:name="bookmark36"/><text:span text:style-name="T1">CHARLES (2)</text:span><text:bookmark-end text:name="bookmark36"/></text:h>
        <text:p text:style-name="P518"><text:span text:style-name="T1">Pinnace, 30 crew, 120 tons</text:span></text:p>
        <text:list xml:id="list2931723900" text:style-name="WWNum101">
          <text:list-item>
            <text:p text:style-name="P614"><text:span text:style-name="T1">1666/7 St Helena and Surat</text:span></text:p>
          </text:list-item>
        </text:list>
        <text:p text:style-name="P608"><text:span text:style-name="T1">Capt Samuel Smith</text:span></text:p>
        <text:h text:style-name="P949" text:outline-level="1"><text:bookmark-start text:name="bookmark37"/><text:span text:style-name="T1">CHARLES (3)</text:span><text:bookmark-end text:name="bookmark37"/></text:h>
        <text:p text:style-name="P783"><text:span text:style-name="T1">370 tons, 24 guns 74 crew</text:span></text:p>
        <text:list xml:id="list889212450" text:style-name="WWNum103">
          <text:list-item>
            <text:p text:style-name="P784"><text:span text:style-name="T1">1682/3<text:tab/>Maldives and Surat</text:span></text:p>
          </text:list-item>
        </text:list>
        <text:p text:style-name="P518"><text:span text:style-name="T1">BL: </text:span><text:span text:style-name="Body_20_text_20__28_2_29__20__2b__20_Bold">Sloane Ms.3672 </text:span><text:span text:style-name="T1">Journal 25 Oct 1682-4 Aug 1684, Nathaniel Warren ?</text:span></text:p>
        <text:p text:style-name="P31"><text:span text:style-name="T1">Capt John Preston</text:span></text:p>
        <text:p text:style-name="P4"><text:span text:style-name="T1">Downs 25 Oct 1682 - 25 Jan 1683 Cape - Apr/May Maldives - 9 Jul Tuticorin - 23 Aug Cochin - 9 Sep Calicut -11 Sep Tellicherry - 20 Sep Calicut - 26 Sep Goa -18 Oct Bombay - 31 Oct Surat - 31 Jan 1684 Bombay - 27 Apr St Helena -13 May Ascension - 4 May Downs</text:span></text:p>
        <text:list xml:id="list132758442757317" text:continue-numbering="true" text:style-name="WWNum103">
          <text:list-item>
            <text:p text:style-name="P455"><text:span text:style-name="T1">1684/5<text:tab/>Surat</text:span></text:p>
          </text:list-item>
        </text:list>
        <text:p text:style-name="P396"><text:span text:style-name="T1">Capt John Preston</text:span></text:p>
        <text:p text:style-name="P518"><text:span text:style-name="T1">Downs 19 Mar 1685 - not heard of again</text:span></text:p>
        <text:h text:style-name="P917" text:outline-level="1"><text:bookmark-start text:name="bookmark38"/><text:span text:style-name="T1">CHARLES H</text:span><text:bookmark-end text:name="bookmark38"/></text:h>
        <text:p text:style-name="P586"><text:span text:style-name="T1">Built for Grantham, launched by King Charles II8 Feb 1683, 50/60 guns, 125/156 crew, 780 tons</text:span></text:p>
        <text:list xml:id="list3912661886" text:style-name="WWNum105">
          <text:list-item>
            <text:p text:style-name="P681"><text:span text:style-name="T1">1683/4</text:span></text:p>
          </text:list-item>
        </text:list>
        <text:p text:style-name="P672"><text:span text:style-name="T1">BL: </text:span><text:span text:style-name="Body_20_text_20__28_2_29__20__2b__20_Bold">Harleian Ms.4753 </text:span><text:span text:style-name="T1">Journal 21 Aug 1683-25 Jul 1685, anon Capt Sir Thomas Grantham</text:span></text:p>
        <text:p text:style-name="P672"><text:span text:style-name="T1">Downs 8 Sep 1683 - 4 Jan 1684 St Helena - May occupied Hippin’s Island in Straits of Sunda - 23 May Batavia - 9 Jun withdrew Hippin’s Island settlement - 22 Aug Muscat - 30 Aug Bandar Abbas -18 Sep Muscat -16 Oct Surat - 3 Nov Bombay, negotiations with Keigwin, re-occupied Bombay 19 Nov - 12 Apr 1685 Cape - 25 Jul Downs</text:span></text:p>
        <text:p text:style-name="P673"><text:span text:style-name="T1">See </text:span><text:span text:style-name="Body_20_text_20__28_2_29__20__2b__20_Italic">Keigwin’s rebellion</text:span><text:span text:style-name="T1"> (1683-4), Ray &amp; Oliver Strachey (Oxford, 1916)</text:span></text:p>
        <text:list xml:id="list132759033554224" text:continue-numbering="true" text:style-name="WWNum105">
          <text:list-item>
            <text:p text:style-name="P143"><text:span text:style-name="T1">1685/6<text:tab/>Bombay</text:span></text:p>
          </text:list-item>
        </text:list>
        <text:p text:style-name="P101"><text:span text:style-name="Body_20_text_20__28_2_29__20__2b__20_Bold">L/MAR/A/LXXXIV </text:span><text:span text:style-name="T1">Receipt Book Capt Jonathan Andrews</text:span></text:p>
        <text:list xml:id="list132758608962240" text:continue-list="list132759269246015" text:style-name="WWNum97">
          <text:list-item>
            <text:p text:style-name="P144"><text:span text:style-name="T1">May 1686 - 25 Jun 1690</text:span></text:p>
          </text:list-item>
        </text:list>
        <text:list xml:id="list132759836815720" text:continue-list="list132759033554224" text:style-name="WWNum105">
          <text:list-item>
            <text:p text:style-name="P143"><text:span text:style-name="T1">1691/2<text:tab/>Madras and Bengal</text:span></text:p>
          </text:list-item>
        </text:list>
        <text:p text:style-name="P101"><text:span text:style-name="T1">Capt Robert Dorrill</text:span></text:p>
        <text:p text:style-name="P105"><text:span text:style-name="T1">16 Mar 1692 - 16 Nov 1694</text:span></text:p>
        <text:list xml:id="list132758785410199" text:continue-numbering="true" text:style-name="WWNum105">
          <text:list-item>
            <text:p text:style-name="P143"><text:span text:style-name="T1">1695/6<text:tab/>Bombay and Persia</text:span></text:p>
          </text:list-item>
        </text:list>
        <text:p text:style-name="P395"><text:span text:style-name="T1">L/MAR/A/CIV<text:tab/>Journal 24 Nov 1695-28 Jul 1698</text:span></text:p>
        <text:p text:style-name="P396"><text:span text:style-name="T1">Capt John Dorrill</text:span></text:p>
        <text:p text:style-name="P104"><text:span text:style-name="T1">Downs 8 Dec 1695 - Portsmouth May 1696 - 21 Sep Cape - 2 Feb 1697 Mangalore - 28 Mar Bandar Abbas - 4 May Bombay - 5 Jun Muscat -17 Jun Bandar Abbas - 29 Aug Muscat -13 Sep Bandar Abbas - 8 Nov Bombay -15 Dec Surat -18 Jan 1698 Bombay -15 Apr Cape - 9 May St Helena - 28 Jul Downs</text:span></text:p>
        <text:h text:style-name="P924" text:outline-level="1"><text:bookmark-start text:name="bookmark39"/><text:span text:style-name="T1">CHARLES GRANT</text:span><text:bookmark-end text:name="bookmark39"/></text:h>
        <text:p text:style-name="P105"><text:span text:style-name="T1">Built at Bombay 1810, 3 decks, </text:span><text:span text:style-name="Body_20_text_20__28_2_29__20__2b__20_Italic">SViin</text:span><text:span text:style-name="T1"> bottom, length 165ft 6in, keel 133ft Sin, breadth 42ft 4in, hold 17ft 7in, wing transom 25ft 9in, port cell 30ft 3in, waist 1ft 6in, between decks 6ft 4in &amp; 6ft </text:span><text:span text:style-name="Body_20_text_20__28_2_29__20__2b__20_Italic">6</text:span><text:span text:style-name="Body_20_text_20__28_2_29__20__2b__20_Italic"><text:span text:style-name="T6">l</text:span></text:span><text:span text:style-name="Body_20_text_20__28_2_29__20__2b__20_Italic">Am, </text:span><text:span text:style-name="T1">roundhouse 6ft Sin, ports 15 middle &amp; 12 upper, deck range 93ft, 26 guns, 130 crew, 1274 tons Principal Managing Owner: William Moffat Sold to Hyde &amp; Lennox 16 Feb 1834 for £8500</text:span></text:p>
        <text:list xml:id="list629789233" text:style-name="WWNum107">
          <text:list-item>
            <text:p text:style-name="P456"><text:span text:style-name="T1">From Bombay 1810</text:span></text:p>
          </text:list-item>
        </text:list>
        <text:p text:style-name="P395"><text:span text:style-name="Body_20_text_20__28_2_29__20__2b__20_Bold">L/MAR/B/38A<text:tab/></text:span><text:span text:style-name="T1">Journal 7 Feb-29 Nov 1810</text:span></text:p>
        <text:p text:style-name="P806"><text:span text:style-name="T1">L/MAR/B/38L(1)<text:tab/></text:span><text:span text:style-name="Body_20_text_20__28_3_29__20__2b__20_Not_20_Bold"><text:span text:style-name="T5">Ledger</text:span></text:span></text:p>
        <text:p text:style-name="P806"><text:span text:style-name="T1">L/MAR/B/38L(2)<text:tab/></text:span><text:span text:style-name="Body_20_text_20__28_3_29__20__2b__20_Not_20_Bold"><text:span text:style-name="T5">Receipt Book</text:span></text:span></text:p>
        <text:p text:style-name="P396"><text:span text:style-name="T1">Capt Thomas Talbot Harington</text:span></text:p>
        <text:p text:style-name="P402"><text:span text:style-name="T1">Bombay 17 Apr 1810 - 5 Jul St Helena - 8 Sep Long Reach</text:span></text:p>
        <text:list xml:id="list132757858404016" text:continue-numbering="true" text:style-name="WWNum107">
          <text:list-item>
            <text:p text:style-name="P70"><text:span text:style-name="T1">1810/1<text:tab/>China</text:span></text:p>
          </text:list-item>
        </text:list>
        <text:p text:style-name="P71"><text:span text:style-name="Body_20_text_20__28_2_29__20__2b__20_Bold">L/MAR/B/38B<text:tab/></text:span><text:span text:style-name="T1">Journal 27 Jan 1811-30 Jul 1812</text:span></text:p>
        <text:p text:style-name="P852"><text:span text:style-name="T1">L/MAR/B/38M(1)<text:tab/></text:span><text:span text:style-name="Body_20_text_20__28_3_29__20__2b__20_Not_20_Bold"><text:span text:style-name="T5">Ledger</text:span></text:span></text:p>
        <text:p text:style-name="P852"><text:span text:style-name="T1">L/MAR/B/38M(2)<text:tab/></text:span><text:span text:style-name="Body_20_text_20__28_3_29__20__2b__20_Not_20_Bold"><text:span text:style-name="T5">Pay Book</text:span></text:span></text:p>
        <text:p text:style-name="P31"><text:span text:style-name="T1">Capt John Loch</text:span></text:p>
        <text:p text:style-name="P695"><text:span text:style-name="T1">Portsmouth 8 Apr 1811 -13 Jul Cape - 30 Aug Penang -19 Sep Malacca - 22 Oct Whampoa -15 Dec Second Bar - 21 Mar 1812 St Helena -15 May Long Reach</text:span></text:p>
        <text:list xml:id="list132759181585338" text:continue-numbering="true" text:style-name="WWNum107">
          <text:list-item>
            <text:p text:style-name="P320"><text:span text:style-name="T1">1812/3<text:tab/>Bombay and China</text:span></text:p>
          </text:list-item>
        </text:list>
        <text:p text:style-name="P194"><text:span text:style-name="Body_20_text_20__28_2_29__20__2b__20_Bold">L/MAR/B/38C<text:tab/></text:span><text:span text:style-name="T1">Journal 5 Oct 1812-10 Sep 1814</text:span></text:p>
        <text:p text:style-name="P836"><text:span text:style-name="T1">L/MAR/B/38N (1)<text:tab/></text:span><text:span text:style-name="Body_20_text_20__28_3_29__20__2b__20_Not_20_Bold"><text:span text:style-name="T5">Ledger</text:span></text:span></text:p>
        <text:p text:style-name="P836"><text:span text:style-name="T1">L/MAR/B/38N(2)<text:tab/></text:span><text:span text:style-name="Body_20_text_20__28_3_29__20__2b__20_Not_20_Bold"><text:span text:style-name="T5">Pay Book</text:span></text:span></text:p>
        <text:p text:style-name="P195"><text:span text:style-name="T1">Capt John Loch</text:span></text:p>
        <text:p text:style-name="P154"><text:span text:style-name="T1">Portsmouth 24 Dec 1812 - 9 May 1813 Bombay -18 Jul Penang - 7 Sep Whampoa - 27 Feb 1814 Lintin - 26 May St Helena -10 Aug Long Reach</text:span></text:p>
      </text:section>
      <text:section text:style-name="Sect6" text:name="Bereich14">
        <text:list xml:id="list132759562659962" text:continue-numbering="true" text:style-name="WWNum107">
          <text:list-item>
            <text:p text:style-name="P322"><text:span text:style-name="T1">1814/5<text:tab/>Bombay and China</text:span></text:p>
          </text:list-item>
        </text:list>
        <text:p text:style-name="P323"><text:span text:style-name="T1">L/MAR/B/38C(a)<text:tab/>Journal 13 Oct 1814-2 Jul 1816</text:span></text:p>
        <text:p text:style-name="P323"><text:span text:style-name="T1">L/MAR/B/38-0(l)<text:tab/>Ledger</text:span></text:p>
        <text:p text:style-name="P323"><text:span text:style-name="T1">L/MAR/B/38-0(2)<text:tab/>Pay Book</text:span></text:p>
        <text:p text:style-name="P195"><text:span text:style-name="T1">Capt John Loch</text:span></text:p>
        <text:p text:style-name="P156"><text:span text:style-name="T1">Downs 14 Jan 1815-31 Mar Cape - 27 May Bombay - 8 Aug Penang - 20 Aug Malacca - 23 Sep Whampoa - 27 Nov Second Bar - 23 Mar 1816 St Helena -15 May Long Reach</text:span></text:p>
        <text:list xml:id="list132759708104631" text:continue-numbering="true" text:style-name="WWNum107">
          <text:list-item>
            <text:p text:style-name="P321"><text:span text:style-name="T1">1816/7<text:tab/>Bombay and China</text:span></text:p>
          </text:list-item>
        </text:list>
        <text:p text:style-name="P324"><text:span text:style-name="T1">L/MAR/B/38D<text:tab/>Journal 24 Oct 1816-16 Jun<text:tab/>1818</text:span></text:p>
        <text:p text:style-name="P323"><text:span text:style-name="T1">L/MAR/B/38P(1)<text:tab/>Ledger</text:span></text:p>
        <text:p text:style-name="P323"><text:span text:style-name="T1">L/MAR/B/38P(2)<text:tab/>Pay Book</text:span></text:p>
        <text:p text:style-name="P518"><text:span text:style-name="T1">Capt Hugh Scott</text:span></text:p>
        <text:p text:style-name="P398"><text:span text:style-name="T1">Downs 7 Jan 1817 -17 May Bombay - 27 Jul Penang -14 Aug Malacca -12 Sep Whampoa - 21 Nov Second Bar - 24 Mar 1818 St Helena - 20 May Long Reach</text:span></text:p>
        <text:list xml:id="list132758290156175" text:continue-numbering="true" text:style-name="WWNum107">
          <text:list-item>
            <text:p text:style-name="P321"><text:span text:style-name="T1">1818/9<text:tab/>Bombay and China</text:span></text:p>
          </text:list-item>
        </text:list>
        <text:p text:style-name="P323"><text:span text:style-name="T1">L/MAR/B/38E<text:tab/>Journal 12 Nov 1818-7 Jun 1820</text:span></text:p>
        <text:p text:style-name="P323"><text:span text:style-name="T1">L/MAR/B/38Q(1)<text:tab/>Ledger</text:span></text:p>
        <text:p text:style-name="P323"><text:span text:style-name="T1">L/MAR/B/38Q(2)<text:tab/>Pay Book</text:span></text:p>
        <text:p text:style-name="P518"><text:span text:style-name="T1">Capt Hugh Scott</text:span></text:p>
        <text:p text:style-name="P398"><text:span text:style-name="T1">Downs 28 Jan 1819 - 28 May Bombay - 25 Jul Penang -11 Aug Malacca -19 Aug Singapore - 7 Sep Whampoa - 22 Nov Second Bar -1 Feb 1820 Cape - 23 Feb St Helena - 4 May Blackwall</text:span></text:p>
        <text:list xml:id="list132758751438162" text:continue-numbering="true" text:style-name="WWNum107">
          <text:list-item>
            <text:p text:style-name="P321"><text:span text:style-name="T1">1820/1<text:tab/>Bombay and China</text:span></text:p>
          </text:list-item>
        </text:list>
        <text:p text:style-name="P323"><text:span text:style-name="T1">L/MAR/B/38F<text:tab/>Journal 3 Jan 1821-17 Sep 1822</text:span></text:p>
        <text:p text:style-name="P323"><text:span text:style-name="T1">L/MAR/B/38R(1)<text:tab/>Ledger</text:span></text:p>
        <text:p text:style-name="P323"><text:span text:style-name="T1">L/MAR/B/38R(2)<text:tab/>Pay Book</text:span></text:p>
        <text:p text:style-name="P518"><text:span text:style-name="T1">Capt Hugh Scott</text:span></text:p>
        <text:p text:style-name="P197"><text:span text:style-name="T1">Downs 14 Mar 1821-10 Jun Bombay -14 Aug Penang - 4 Sep Singapore - 4 Oct Whampoa - 24 Dec Second Bar - 25 Mar 1822 Chuenpi - 25 Feb Second Bar -18 Jun St Helena -18 Aug Gravesend</text:span></text:p>
        <text:list xml:id="list132759983899117" text:continue-numbering="true" text:style-name="WWNum107">
          <text:list-item>
            <text:p text:style-name="P325"><text:span text:style-name="T1">1822/3<text:tab/>Mauritius and China</text:span></text:p>
          </text:list-item>
        </text:list>
        <text:p text:style-name="P323"><text:span text:style-name="T1">L/MAR/B/38G<text:tab/>Journal 13 Feb 1823-18 May 1824</text:span></text:p>
        <text:p text:style-name="P323"><text:span text:style-name="T1">L/MAR/B/38S(1)<text:tab/>Ledger</text:span></text:p>
        <text:p text:style-name="P458"><text:span text:style-name="T1">L/MAR/B/38S(2)<text:tab/>Pay Book</text:span></text:p>
        <text:p text:style-name="P396"><text:span text:style-name="T1">Capt William Hay</text:span></text:p>
        <text:p text:style-name="P156"><text:span text:style-name="T1">Portsmouth 27 Mar 1823 - 12 Jun Mauritius -15 Jul Penang - 7 Aug Singapore - 2 Oct Whampoa - 20 Nov Second Bar -1 Feb 1824 Cape - 20 Feb St Helena -13 Apr Gravesend</text:span></text:p>
        <text:list xml:id="list132759972805374" text:continue-numbering="true" text:style-name="WWNum107">
          <text:list-item>
            <text:p text:style-name="P325"><text:span text:style-name="T1">1824/5<text:tab/>Bengal and China</text:span></text:p>
          </text:list-item>
        </text:list>
        <text:p text:style-name="P323"><text:span text:style-name="T1">L/MAR/B/38H<text:tab/>Journal 4 Mar 1825-18 Oct 1826</text:span></text:p>
        <text:p text:style-name="P323"><text:span text:style-name="T1">L/MAR/B/38T(1)<text:tab/>Ledger</text:span></text:p>
        <text:p text:style-name="P323"><text:span text:style-name="T1">L/MAR/B/38T(2)<text:tab/>Pay Book</text:span></text:p>
        <text:p text:style-name="P195"><text:span text:style-name="T1">Capt William Hay</text:span></text:p>
        <text:p text:style-name="P120"><text:span text:style-name="T1">Downs 16 Apr 1825 - 4 Aug Saugor - 9 Nov Penang - 22 Nov Malacca -16 Jan 1826 Whampoa - 23 Feb Second Bar - 4 Mar Lintin - 4 Aug St Helena -1 Oct Blackwall</text:span></text:p>
        <text:list xml:id="list132758517357806" text:continue-numbering="true" text:style-name="WWNum107">
          <text:list-item>
            <text:p text:style-name="P72"><text:span text:style-name="T1">1826/7<text:tab/>Bombay and China</text:span></text:p>
          </text:list-item>
        </text:list>
        <text:p text:style-name="P73"><text:span text:style-name="T1">L/MAR/B/38-I<text:tab/>Journal 3 Jan<text:tab/>1827-12 May 1628</text:span></text:p>
        <text:p text:style-name="P74"><text:span text:style-name="T1">L/MAR/B/38U(1)<text:tab/>Ledger</text:span></text:p>
        <text:p text:style-name="P458"><text:span text:style-name="T1">L/MAR/B/38U(2)<text:tab/>Pay Book</text:span></text:p>
        <text:p text:style-name="P396"><text:span text:style-name="T1">Capt William Hay</text:span></text:p>
        <text:p text:style-name="P398"><text:span text:style-name="T1">Portsmouth 23 Feb 1827 - 12 Jun Bombay - 23 Sep Whampoa - 6 Nov Second Bar - 30 Jan 1828 Cape -17 Feb St Helena -12 Apr Gravesend</text:span></text:p>
        <text:list xml:id="list132759572764129" text:continue-numbering="true" text:style-name="WWNum107">
          <text:list-item>
            <text:p text:style-name="P325"><text:span text:style-name="T1">1828/9<text:tab/>China</text:span></text:p>
          </text:list-item>
        </text:list>
        <text:p text:style-name="P323"><text:span text:style-name="T1">L/MAR/B/38J<text:tab/>Journal 10 Mar 1829-21 Oct 1830</text:span></text:p>
        <text:p text:style-name="P323"><text:span text:style-name="T1">L/MAR/B/38 V (1)<text:tab/>Ledger</text:span></text:p>
        <text:p text:style-name="P323"><text:span text:style-name="T1">L/MAR/B/38V(2)<text:tab/>Pay Book</text:span></text:p>
        <text:p text:style-name="P518"><text:span text:style-name="T1">Capt Roger Bamston Everest</text:span></text:p>
        <text:p text:style-name="P11"><text:span text:style-name="T1">Downs 21 Apr 1829 - 25 Jul Anjer Roads -14 Aug Urmston’s Bay - 7 Nov Cap Sing-Moon - 9 Feb 1830 Whampoa -16 Mar Second Bar -15 Jul St Helena - 9 Sep Blackwall</text:span></text:p>
        <text:list xml:id="list132758742210642" text:continue-numbering="true" text:style-name="WWNum107">
          <text:list-item>
            <text:p text:style-name="P558"><text:span text:style-name="T1">1831/2 Bengal and China</text:span></text:p>
          </text:list-item>
        </text:list>
        <text:p text:style-name="P75"><text:span text:style-name="T1">L/MAR/B/38K<text:tab/>Journal 25 Jan 1832-20 May<text:tab/>1833</text:span></text:p>
        <text:p text:style-name="P64"><text:span text:style-name="T1">L/MAR/B/38 W (1)<text:tab/>Ledger</text:span></text:p>
        <text:p text:style-name="P64"><text:span text:style-name="T1">L/MAR/B/38W(2)<text:tab/>Pay Book</text:span></text:p>
        <text:p text:style-name="P31"><text:span text:style-name="T1">Capt John Rennie Manderson</text:span></text:p>
        <text:p text:style-name="P743"><text:span text:style-name="T1">Downs 11 Mar 1832 - 14 Jun Saugor - 8 Sep Malacca -12 Oct Whampoa - 27 Nov Second Bar - 21 Feb 1833 St Helena - 14 Apr Long Reach</text:span></text:p>
        <text:p text:style-name="P869"><text:span text:style-name="T1">CHARLES MILLS</text:span></text:p>
        <text:p text:style-name="P158"><text:span text:style-name="T1">Extra ship, built at Chester, measured 1811, 2 decks, 3</text:span><text:span text:style-name="T3">l</text:span><text:span text:style-name="T1">/</text:span><text:span text:style-name="T4">2</text:span><text:span text:style-name="T1">in bottom, length 123ft 4in, keel 98ft 9</text:span><text:span text:style-name="T3">1</text:span><text:span text:style-name="T1">/</text:span><text:span text:style-name="T4">4</text:span><text:span text:style-name="T1">in, breadth 32ft 9in, hold 13ft 7in, wing transom 19ft 8in, port cell 24ft 5in, waist llin, between decks 6ft Sin, roundhouse 6ft, ports 9 upper, 563 tons Principal Managing Owner: Charles John Wheeler</text:span></text:p>
        <text:list xml:id="list2342992281" text:style-name="WWNum109">
          <text:list-item>
            <text:p text:style-name="P559"><text:span text:style-name="T1">1810/1 Bombay</text:span></text:p>
          </text:list-item>
        </text:list>
        <text:p text:style-name="P704"><text:span text:style-name="T1">L/MAR/B/200A<text:tab/>Journal 16 Apr<text:tab/>1811-7 Jan 1812,<text:tab/>anon</text:span></text:p>
        <text:p text:style-name="P705"><text:span text:style-name="T1">L/MAR/B/200B<text:tab/>Journal 16 Apr<text:tab/>1811-12 May<text:tab/>1812</text:span></text:p>
        <text:p text:style-name="P706"><text:span text:style-name="T1">L/MAR/B/200D(1)<text:tab/>Ledger</text:span></text:p>
        <text:p text:style-name="P706"><text:span text:style-name="T1">L/MAR/B/200D(2)<text:tab/>Pay Book</text:span></text:p>
        <text:p text:style-name="P702"><text:span text:style-name="T1">Capt George Raincock</text:span></text:p>
        <text:p text:style-name="P517"><text:span text:style-name="T1">Torbay 30 May 1811 - 20 Jun Madeira - 25 Oct Bombay - 23 Feb 1812 St Helena -10 May Downs</text:span></text:p>
        <text:list xml:id="list132759431862405" text:continue-numbering="true" text:style-name="WWNum109">
          <text:list-item>
            <text:p text:style-name="P326"><text:span text:style-name="T1">1812/3 Bombay</text:span></text:p>
          </text:list-item>
        </text:list>
        <text:p text:style-name="P328"><text:span text:style-name="T1">L/MAR/B/200C<text:tab/>Journal 2 Mar 1813-3 Jul<text:tab/>1814</text:span></text:p>
        <text:p text:style-name="P329"><text:span text:style-name="T1">L/MAR/B/200E(1)<text:tab/>Ledger</text:span></text:p>
        <text:p text:style-name="P329"><text:span text:style-name="T1">L/MAR/B/200E(2)<text:tab/>Pay Book</text:span></text:p>
        <text:p text:style-name="P195"><text:span text:style-name="T1">Capt George Raincock</text:span></text:p>
        <text:p text:style-name="P751"><text:span text:style-name="T1">Portsmouth 2 Jun 1813 - 21 Jun Madeira - 24 Oct Bombay -12 Jan 1814 Point de Galle -1 Mar Cape -18 Mar St Helena -1 Jun Long Reach</text:span></text:p>
        <text:p text:style-name="P869"><text:span text:style-name="T1">CHARLTON</text:span></text:p>
        <text:p text:style-name="P163"><text:span text:style-name="T1">Built by Humble at Liverpool, launched 1799, 3 decks, 4in bottom, length 146ft, keel 118ft 6</text:span><text:span text:style-name="T3">1</text:span><text:span text:style-name="T1">/</text:span><text:span text:style-name="T4">2</text:span><text:span text:style-name="T1">in, breadth 36ft !/</text:span><text:span text:style-name="T4">2</text:span><text:span text:style-name="T1">in, hold, 14ft 9in, wing transom 23ft 5in, port cell 26ft lOin, waist 1ft 6in, between decks 6ft 2in &amp; 6ft 4in, roundhouse 6ft 6in, ports 13 middle &amp; 9 upper, deck range 84ft 6in, 818 tons Principal Managing Owners: 1-5 Sir William Leighton, 6 Martin Lindsay</text:span></text:p>
        <text:list xml:id="list4048642952" text:style-name="WWNum111">
          <text:list-item>
            <text:p text:style-name="P69"><text:span text:style-name="T1">1798/9<text:tab/>Bengal and Madras</text:span></text:p>
          </text:list-item>
        </text:list>
        <text:p text:style-name="P76"><text:span text:style-name="T1">L/MAR/B/301A<text:tab/>Journal 8 Mar 1799-19 Nov<text:tab/>1800</text:span></text:p>
        <text:p text:style-name="P64"><text:span text:style-name="T1">L/MAR/B/301F(1)<text:tab/>Ledger</text:span></text:p>
        <text:p text:style-name="P64"><text:span text:style-name="T1">L/MAR/B/301F(2)<text:tab/>Pay Book</text:span></text:p>
        <text:p text:style-name="P31"><text:span text:style-name="T1">Capt Thomas Welladvice</text:span></text:p>
        <text:p text:style-name="P785"><text:span text:style-name="T1">Portsmouth 18 Jun 1799 - 4 Nov Diamond Harbour - 23 Jan 1800 Saugor -15 Mar Madras - 8 Jul St Helena - 28 Sep Long Reach</text:span></text:p>
        <text:list xml:id="list132758366556980" text:continue-numbering="true" text:style-name="WWNum111">
          <text:list-item>
            <text:p text:style-name="P69"><text:span text:style-name="T1">1800/1<text:tab/>Madras and Bengal</text:span></text:p>
          </text:list-item>
        </text:list>
        <text:p text:style-name="P77"><text:span text:style-name="T1">L/MAR/B/301B<text:tab/>Journal 16 Dec<text:tab/>1800-11 Aug<text:tab/>1802</text:span></text:p>
        <text:p text:style-name="P64"><text:span text:style-name="T1">L/MAR/B/301G(1)<text:tab/>Ledger</text:span></text:p>
        <text:p text:style-name="P329"><text:span text:style-name="T1">L/MAR/B/301 G(2)<text:tab/>Pay Book</text:span></text:p>
        <text:p text:style-name="P195"><text:span text:style-name="T1">Capt John Altham Cumberlege</text:span></text:p>
        <text:p text:style-name="P702"><text:span text:style-name="T1">Portsmouth 31 Mar 1801 - 26 Jul Madras - 23 Aug Diamond Harbour - 30 Dec Saugor -12 Jan 1802 Vizagapatam -16 Jan Coninga -18 Jan Narispore - 26 Jan Madras -14 May St Helena -15 Jul Long Reach</text:span></text:p>
      </text:section>
      <text:section text:style-name="Sect7" text:name="Bereich15">
        <text:list xml:id="list132757995080937" text:continue-numbering="true" text:style-name="WWNum111">
          <text:list-item>
            <text:p text:style-name="P331"><text:span text:style-name="T1">1802/3<text:tab/>Bengal</text:span></text:p>
          </text:list-item>
        </text:list>
        <text:p text:style-name="P332"><text:span text:style-name="Body_20_text_20__28_2_29__20__2b__20_Bold">L/MAR/B/301C<text:tab/></text:span><text:span text:style-name="T1">Journal 3 Jan<text:tab/>1803-25 Jun 1804</text:span></text:p>
        <text:p text:style-name="P837"><text:span text:style-name="T1">L/MAR/B/301H(1)<text:tab/></text:span><text:span text:style-name="Body_20_text_20__28_3_29__20__2b__20_Not_20_Bold"><text:span text:style-name="T5">Ledger</text:span></text:span></text:p>
        <text:p text:style-name="P837"><text:span text:style-name="T1">L/MAR/B/301H(2)<text:tab/></text:span><text:span text:style-name="Body_20_text_20__28_3_29__20__2b__20_Not_20_Bold"><text:span text:style-name="T5">Pay Book</text:span></text:span></text:p>
        <text:p text:style-name="P195"><text:span text:style-name="T1">Capt Thomas Welladvice</text:span></text:p>
        <text:p text:style-name="P201"><text:span text:style-name="T1">Portsmouth 24 Mar 1803 - 7 Jul Diamond Harbour - 6 Nov Saugor - 8 Mar 1804 St Helena - 30 May Long Reach</text:span></text:p>
        <text:list xml:id="list132757884727147" text:continue-numbering="true" text:style-name="WWNum111">
          <text:list-item>
            <text:p text:style-name="P459"><text:span text:style-name="T1">1804/5<text:tab/>Madras and Bengal</text:span></text:p>
          </text:list-item>
        </text:list>
        <text:p text:style-name="P460"><text:span text:style-name="Body_20_text_20__28_2_29__20__2b__20_Bold">L/MAR/B/301D<text:tab/></text:span><text:span text:style-name="T1">Journal 19 Nov<text:tab/>1804-18 Sep 1806</text:span></text:p>
        <text:p text:style-name="P807"><text:span text:style-name="T1">L/MAR/B/301-1(1)<text:tab/></text:span><text:span text:style-name="Body_20_text_20__28_3_29__20__2b__20_Not_20_Bold"><text:span text:style-name="T5">Ledger</text:span></text:span></text:p>
        <text:p text:style-name="P807"><text:span text:style-name="T1">L/MAR/B/301-I(2)<text:tab/></text:span><text:span text:style-name="Body_20_text_20__28_3_29__20__2b__20_Not_20_Bold"><text:span text:style-name="T5">Pay Book</text:span></text:span></text:p>
        <text:p text:style-name="P396"><text:span text:style-name="T1">Capt George Wood</text:span></text:p>
        <text:p text:style-name="P103"><text:span text:style-name="T1">Portsmouth 8 Mar 1805 - 17 Jul Madras - 24 Aug Masulipatam - 31 Aug Diamond Harbour - 30 Nov Saugor - 30 Dec Vizagapatam - 3 Jan 1806 Coninga -12 Jan Narsipore -16 Jan Madras - 21 Feb Colombo - 3 Mar Point de Galle -15 May St Helena - 22 Jul Long Reach</text:span></text:p>
        <text:list xml:id="list132759433530302" text:continue-numbering="true" text:style-name="WWNum111">
          <text:list-item>
            <text:p text:style-name="P330"><text:span text:style-name="T1">1806/7<text:tab/>Bombay</text:span></text:p>
          </text:list-item>
        </text:list>
        <text:p text:style-name="P333"><text:span text:style-name="Body_20_text_20__28_2_29__20__2b__20_Bold">L/MAR/B/301</text:span><text:span text:style-name="T1">E<text:tab/>Journal 8 Jan 1807-17 Oct<text:tab/>1808</text:span></text:p>
        <text:p text:style-name="P837"><text:span text:style-name="T1">L/MAR/B/301J(1)<text:tab/></text:span><text:span text:style-name="Body_20_text_20__28_3_29__20__2b__20_Not_20_Bold"><text:span text:style-name="T5">Ledger</text:span></text:span></text:p>
        <text:p text:style-name="P837"><text:span text:style-name="T1">L/MAR/B/301J(2)<text:tab/></text:span><text:span text:style-name="Body_20_text_20__28_3_29__20__2b__20_Not_20_Bold"><text:span text:style-name="T5">Pay Book</text:span></text:span></text:p>
        <text:p text:style-name="P195"><text:span text:style-name="T1">Capt George Wood</text:span></text:p>
        <text:p text:style-name="P197"><text:span text:style-name="T1">Portsmouth 18 Apr 1807 - 1 Sep Bombay - 28 Oct Goa - 4 Nov Tellicherry - 12 Nov Calicut - 22 Nov Quilon - 25 Dec Bombay - 9 Mar 1808 Colombo -12 Jun St Helena -17 Aug Long Reach</text:span></text:p>
        <text:list xml:id="list132759822741252" text:continue-numbering="true" text:style-name="WWNum111">
          <text:list-item>
            <text:p text:style-name="P330"><text:span text:style-name="T1">1808/9<text:tab/>Bengal</text:span></text:p>
          </text:list-item>
        </text:list>
        <text:p text:style-name="P837"><text:span text:style-name="T1">L/MAR/B/301K(1)<text:tab/></text:span><text:span text:style-name="Body_20_text_20__28_3_29__20__2b__20_Not_20_Bold"><text:span text:style-name="T5">Imprest Book</text:span></text:span></text:p>
        <text:p text:style-name="P837"><text:span text:style-name="T1">L/MAR/B/301K(2)<text:tab/></text:span><text:span text:style-name="Body_20_text_20__28_3_29__20__2b__20_Not_20_Bold"><text:span text:style-name="T5">Absence Book</text:span></text:span></text:p>
        <text:p text:style-name="P195"><text:span text:style-name="T1">Capt Charles Mortlock</text:span></text:p>
        <text:p text:style-name="P195"><text:span text:style-name="T1">Portsmouth 7 Jul 1809 - captured by the French 18 Nov in 6° 30'N, 90° 30'E</text:span></text:p>
        <text:list xml:id="list132758546415165" text:continue-list="list132757947195359" text:style-name="WWNum91">
          <text:list-item>
            <text:p text:style-name="P561"><text:span text:style-name="T1">1758/9<text:tab/>China</text:span></text:p>
          </text:list-item>
        </text:list>
        <text:p text:style-name="P766"><text:span text:style-name="T1">L/MAR/B/507E<text:tab/>Journal 19 Oct 1758-8 Jan 1761</text:span></text:p>
        <text:p text:style-name="P766"><text:span text:style-name="T1">L/MAR/B/507-O(l)<text:tab/>Ledger</text:span></text:p>
        <text:p text:style-name="P766"><text:span text:style-name="T1">L/MAR/B/507-O(2)<text:tab/>Pay Book</text:span></text:p>
        <text:p text:style-name="P767"><text:span text:style-name="T1">Capt Edwin Carter</text:span></text:p>
        <text:p text:style-name="P786"><text:span text:style-name="T1">Downs 20 Jan 1759 - 21 Jul Batavia - 5 Nov Whampoa 10 Feb 1760 - 18 Jun St Helena - 26 Sep Long Reach</text:span></text:p>
        <text:list xml:id="list132760007241064" text:continue-numbering="true" text:style-name="WWNum91">
          <text:list-item>
            <text:p text:style-name="P305"><text:span text:style-name="T1">1760/1 Madras and Bengal</text:span></text:p>
          </text:list-item>
        </text:list>
        <text:p text:style-name="P334"><text:span text:style-name="T1">L/MAR/B/507P(1)<text:tab/>Imprest Book</text:span></text:p>
        <text:p text:style-name="P334"><text:span text:style-name="T1">L/MAR/B/507P(2)<text:tab/>Receipt Book</text:span></text:p>
        <text:p text:style-name="P195"><text:span text:style-name="T1">Capt Willoughby Merchant</text:span></text:p>
        <text:p text:style-name="P202"><text:span text:style-name="T1">Downs 25 May 1761 - to remain India</text:span></text:p>
        <text:h text:style-name="P919" text:outline-level="1"><text:bookmark-start text:name="bookmark40"/><text:span text:style-name="T1">CHESTNUT</text:span><text:bookmark-end text:name="bookmark40"/></text:h>
        <text:p text:style-name="P529"><text:span text:style-name="T1">Pinnace</text:span></text:p>
        <text:list xml:id="list3823040494" text:style-name="WWNum113">
          <text:list-item>
            <text:p text:style-name="P78"><text:span text:style-name="T1">1661/2 Bombay</text:span></text:p>
          </text:list-item>
        </text:list>
        <text:p text:style-name="P33"><text:span text:style-name="T1">Capt John Stephens</text:span></text:p>
        <text:h text:style-name="P919" text:outline-level="1"><text:bookmark-start text:name="bookmark41"/><text:span text:style-name="T1">CHICHESTER</text:span><text:bookmark-end text:name="bookmark41"/></text:h>
        <text:p text:style-name="P518"><text:span text:style-name="T1">1 From Bengal 1796</text:span></text:p>
        <text:p text:style-name="P759"><text:span text:style-name="T1">L/MAR/B/526A Journal 25 Sep 1795-16 Jul 1796, anon L/MAR/B/526B Journal 1 Jan-26 Jul 1796 Capt Benjamin Blake</text:span></text:p>
        <text:p text:style-name="P787"><text:span text:style-name="T1">Jangarall Creek, Calcutta 25 Sep 1795 - left Bengal 1 Jan 1796 - 8 Jan Madras - 30 Mar St Helena - 18 Jun Purfleet</text:span></text:p>
      </text:section>
      <text:section text:style-name="Sect3" text:name="Bereich16">
        <text:p text:style-name="P954"/>
      </text:section>
      <text:section text:style-name="Sect8" text:name="Bereich17">
        <text:h text:style-name="P919" text:outline-level="1"><text:bookmark-start text:name="bookmark42"/><text:span text:style-name="T1">CHESTERFIELD</text:span><text:bookmark-end text:name="bookmark42"/></text:h>
        <text:p text:style-name="P525"><text:span text:style-name="T1">600 tons, rated at 99 crew, 30 guns</text:span></text:p>
        <text:list xml:id="list1282378198" text:style-name="WWNum115">
          <text:list-item>
            <text:p text:style-name="P335"><text:span text:style-name="T1">1747/8<text:tab/>Fort St David</text:span></text:p>
          </text:list-item>
        </text:list>
        <text:p text:style-name="P336"><text:span text:style-name="T1">L/MAR/B/507A-B<text:tab/>Journal 26<text:tab/>Sep<text:tab/>1747-6<text:tab/>Jul<text:tab/>1750</text:span></text:p>
        <text:p text:style-name="P337"><text:span text:style-name="T1">L/MAR/B/507L(1)<text:tab/>Ledger</text:span></text:p>
        <text:p text:style-name="P337"><text:span text:style-name="T1">L/MAR/B/507L(2)<text:tab/>Pay Book</text:span></text:p>
        <text:p text:style-name="P195"><text:span text:style-name="T1">Capt Edwin Carter</text:span></text:p>
        <text:p text:style-name="P338"><text:span text:style-name="T1">Downs 5 Oct 1747 - 14 Dec Madeira -13 Jan 1748 Sao Tiago<text:tab/>-1 Apr Cape<text:tab/>- 27 Jul<text:tab/>Fort<text:tab/>St<text:tab/>David -</text:span></text:p>
        <text:p text:style-name="P339"><text:span text:style-name="T1">30 Aug Pondicherry - 9 Oct Fort St David - 7 Nov Ceylon - 27<text:tab/>Feb<text:tab/>1749 Fort St David -15<text:tab/>Jun</text:span></text:p>
        <text:p text:style-name="P199"><text:span text:style-name="T1">Augustine’s Bay - 9 Sep Fort St David - 31 Dec Cape - 4 Mar 1750 St Helena -10 Jun Long Reach</text:span></text:p>
        <text:list xml:id="list132759385766782" text:continue-numbering="true" text:style-name="WWNum115">
          <text:list-item>
            <text:p text:style-name="P80"><text:span text:style-name="T1">1751/2<text:tab/>Madras and Bengal</text:span></text:p>
          </text:list-item>
        </text:list>
        <text:p text:style-name="P81"><text:span text:style-name="T1">L/MAR/B/507C<text:tab/>Journal 10<text:tab/>Nov<text:tab/>1751-7<text:tab/>Dec 1753</text:span></text:p>
        <text:p text:style-name="P82"><text:span text:style-name="T1">L/MAR/B/507M(1)<text:tab/>Ledger</text:span></text:p>
        <text:p text:style-name="P82"><text:span text:style-name="T1">L/MAR/B/507M(2)<text:tab/>Pay Book</text:span></text:p>
        <text:p text:style-name="P31"><text:span text:style-name="T1">Capt Edwin Carter</text:span></text:p>
        <text:p text:style-name="P32"><text:span text:style-name="T1">Downs 26 Jan 1752 - 30 Apr Cape - 5 Aug Fort St David -10 Aug Madras -11 Oct Culpee - 30 Jan 1753 Kedgeree -14 Mar Madras -18 Jul St Helena - 6 Nov Gravesend</text:span></text:p>
        <text:list xml:id="list132758088643829" text:continue-numbering="true" text:style-name="WWNum115">
          <text:list-item>
            <text:p text:style-name="P335"><text:span text:style-name="T1">1755/6<text:tab/>Madras</text:span></text:p>
          </text:list-item>
        </text:list>
        <text:p text:style-name="P188"><text:span text:style-name="T1">L/MAR/B/507D Journal 1 Jan 1756-6 Aug 1757 L/MAR/B/507N(1)<text:tab/>Ledger</text:span></text:p>
        <text:p text:style-name="P171"><text:span text:style-name="T1">L/MAR/B/507N(2) Pay Book Capt Edwin Carter</text:span></text:p>
        <text:p text:style-name="P195"><text:span text:style-name="T1">Downs 24 Feb 1756 - 28 Mar Madeira - 24 Jul St Augustine’s Bay -18 Sep Madras 24 Nov - 26 Feb 1757 St Helena - 29 May River Shannon - 9 Jul Woolwich</text:span></text:p>
        <text:h text:style-name="P922" text:outline-level="1"><text:bookmark-start text:name="bookmark43"/><text:span text:style-name="T1">CHILDE HAROLD</text:span><text:bookmark-end text:name="bookmark43"/></text:h>
        <text:p text:style-name="P518"><text:span text:style-name="T1">Chartered ship, 463 tons</text:span></text:p>
        <text:p text:style-name="P531"><text:span text:style-name="T1">Principal Managing Owner; Robert Granger</text:span></text:p>
        <text:list xml:id="list1686105021" text:style-name="WWNum117">
          <text:list-item>
            <text:p text:style-name="P562"><text:span text:style-name="T1">1824/5<text:tab/>Bengal</text:span></text:p>
          </text:list-item>
        </text:list>
        <text:p text:style-name="P788"><text:span text:style-name="T1">L/MAR/B/62A<text:tab/>Deck Log 2 May 1825-10 Jun 1826</text:span></text:p>
        <text:p text:style-name="P789"><text:span text:style-name="T1">Capt William Wade West</text:span></text:p>
        <text:p text:style-name="P790"><text:span text:style-name="T1">Downs 5 Jun 1825 - 10 Oct Calcutta - 2 Jan 1826 Saugor -14 Jan Madras - 23 Mar St Helena - 25 May Blackwall</text:span></text:p>
        <text:list xml:id="list132759105981655" text:continue-numbering="true" text:style-name="WWNum117">
          <text:list-item>
            <text:p text:style-name="P562"><text:span text:style-name="T1">1826/7<text:tab/>Bengal</text:span></text:p>
          </text:list-item>
        </text:list>
        <text:p text:style-name="P788"><text:span text:style-name="T1">L/MAR/B/62B<text:tab/>Deck Log 12 May 1827-25 Jun 1828</text:span></text:p>
        <text:p text:style-name="P789"><text:span text:style-name="T1">Capt William Wade West</text:span></text:p>
        <text:p text:style-name="P791"><text:span text:style-name="T1">Portsmouth 23 Jun 1827 -14 Nov Calcutta - 30 Dec Diamond Harbour -16 Jan 1828 Madras - 25 Mar Cape - 7 Jun Blackwall</text:span></text:p>
        <text:h text:style-name="P922" text:outline-level="1"><text:bookmark-start text:name="bookmark44"/><text:span text:style-name="T1">CHINA MERCHANT</text:span><text:bookmark-end text:name="bookmark44"/></text:h>
        <text:p text:style-name="P532"><text:span text:style-name="T1">170 tons, 14/16 guns, 26/33 crew</text:span></text:p>
        <text:list xml:id="list2962276765" text:style-name="WWNum119">
          <text:list-item>
            <text:p text:style-name="P737"><text:span text:style-name="T1">1681/2<text:tab/>China and Madras</text:span></text:p>
          </text:list-item>
        </text:list>
        <text:p text:style-name="P738"><text:span text:style-name="T1">Capt John Utber</text:span></text:p>
        <text:p text:style-name="P531"><text:span text:style-name="T1">Downs 11 Sep 1681 - Amoy - ‘Macao islands’ -15 Mar 1683 Surat - 5 Jul Downs</text:span></text:p>
        <text:list xml:id="list132758825876291" text:continue-numbering="true" text:style-name="WWNum119">
          <text:list-item>
            <text:p text:style-name="P563"><text:span text:style-name="T1">1683/4<text:tab/>China</text:span></text:p>
          </text:list-item>
        </text:list>
        <text:p text:style-name="P748"><text:span text:style-name="T1">G/12/16<text:tab/>Diary and consultations of the supercargoes 2 May 1685-3 May 1686</text:span></text:p>
        <text:p text:style-name="P748"><text:span text:style-name="T1">R/10/1/1<text:tab/>Extracts from a journal</text:span></text:p>
      </text:section>
      <text:section text:style-name="Sect8" text:name="Bereich18">
        <text:p text:style-name="P588"><draw:frame draw:style-name="fr9" draw:name="Rahmen35" text:anchor-type="char" svg:x="-0.009cm" svg:y="19.196cm" svg:width="2.727cm" draw:z-index="95"><draw:text-box fo:min-height="1.249cm"><text:p text:style-name="P857"><text:span text:style-name="Body_20_text_20__28_3_29__20_Exact"><text:span text:style-name="T9">L/MAR/B/179D</text:span></text:span></text:p><text:p text:style-name="P857"><text:span text:style-name="Body_20_text_20__28_3_29__20_Exact"><text:span text:style-name="T9">L/MAR/B/179L(1)</text:span></text:span></text:p><text:p text:style-name="P857"><text:span text:style-name="Body_20_text_20__28_3_29__20_Exact"><text:span text:style-name="T9">L/MAR/B/179L(2)</text:span></text:span></text:p></draw:text-box></draw:frame><draw:frame draw:style-name="fr8" draw:name="Rahmen36" text:anchor-type="char" svg:x="3.039cm" svg:y="19.263cm" svg:width="4.318cm" draw:z-index="96"><draw:text-box fo:min-height="1.229cm"><text:p text:style-name="P101"><text:span text:style-name="Body_20_text_20__28_2_29__20_Exact">Journal 8 Dec 1801-27 Jun 1803</text:span></text:p><text:p text:style-name="P101"><text:span text:style-name="Body_20_text_20__28_2_29__20_Exact">Ledger</text:span></text:p><text:p text:style-name="P101"><text:span text:style-name="Body_20_text_20__28_2_29__20_Exact">Pay Book</text:span></text:p></draw:text-box></draw:frame><draw:frame draw:style-name="fr7" draw:name="Rahmen37" text:anchor-type="char" svg:x="17cm" svg:y="15.416cm" svg:width="2.912cm" draw:z-index="97"><draw:text-box fo:min-height="2.358cm"><text:p text:style-name="P66"><text:span text:style-name="Body_20_text_20__28_2_29__20_Exact">1<text:tab/>1799/1800</text:span></text:p><text:p text:style-name="P857"><text:span text:style-name="Body_20_text_20__28_3_29__20_Exact"><text:span text:style-name="T9">L/MAR/B/151A L/MAR/B/151G(1) L/MAR/B/151G(2) </text:span></text:span><text:span text:style-name="Body_20_text_20__28_3_29__20__2b__20_Not_20_Bold_20_Exact"><text:span text:style-name="T5">Capt Abraham Green Torbay 27 May 1800</text:span></text:span></text:p></draw:text-box></draw:frame><draw:frame draw:style-name="fr6" draw:name="Rahmen38" text:anchor-type="char" svg:x="17.018cm" svg:y="17.718cm" svg:width="7.094cm" draw:z-index="98"><draw:text-box fo:min-height="0.418cm"><text:p text:style-name="P577"><text:span text:style-name="Body_20_text_20__28_2_29__20_Exact">9 Apr Colombo - 6 Aug St Helena - 9 Nov Long Reach</text:span></text:p></draw:text-box></draw:frame><text:span text:style-name="T1">Capt John Utber</text:span></text:p>
        <text:p text:style-name="P777"><text:span text:style-name="T1">Downs 15 Nov 1683 - Surat 4 May 1685 - 26 Jun Malacca - 29Jul Amoy 1 Jan 1686 - 25 Apr Bombay - 3 May Surat - 16 May 1687 Downs</text:span></text:p>
        <text:list xml:id="list132759219969922" text:continue-numbering="true" text:style-name="WWNum119">
          <text:list-item>
            <text:p text:style-name="P145"><text:span text:style-name="T1">1699/1700<text:tab/>Borneo and China</text:span></text:p>
          </text:list-item>
        </text:list>
        <text:p text:style-name="P808"><text:span text:style-name="T1">L/MAR/A/CXLD<text:tab/></text:span><text:span text:style-name="Body_20_text_20__28_3_29__20__2b__20_Not_20_Bold"><text:span text:style-name="T5">Ledger</text:span></text:span></text:p>
        <text:p text:style-name="P461"><text:span text:style-name="Body_20_text_20__28_2_29__20__2b__20_Bold">L/MAR/A/CXLIIa<text:tab/></text:span><text:span text:style-name="T1">Administrators’ Book</text:span></text:p>
        <text:p text:style-name="P121"><text:span text:style-name="T1">Capt Francis Hosier 27 Nov 1700 - 15 May 1703</text:span></text:p>
        <text:h text:style-name="P941" text:outline-level="1"><text:bookmark-start text:name="bookmark45"/><text:span text:style-name="T1">CHRISTOPHER </text:span><text:span text:style-name="Heading_20__23_1_20__2b__20_9.5_20_pt_2c_Italic"><text:span text:style-name="T9">see</text:span></text:span><text:span text:style-name="T1"> HAPPY ENTRANCE</text:span><text:bookmark-end text:name="bookmark45"/></text:h>
        <text:h text:style-name="P942" text:outline-level="1"><text:bookmark-start text:name="bookmark46"/><text:span text:style-name="T1">CHRISTOPHER</text:span><text:bookmark-end text:name="bookmark46"/></text:h>
        <text:p text:style-name="P779"><text:span text:style-name="T1">Purchased Jun 1625, former </text:span><text:span text:style-name="Body_20_text_20__28_2_29__20__2b__20_Italic">name Red Lion </text:span><text:span text:style-name="T1">1<text:tab/>1625/6 Surat</text:span></text:p>
        <text:p text:style-name="P686"><text:span text:style-name="T1">Downs Feb 1626 - Cape 22 Jul - 23 Oct Surat - Batavia - Jambi - 20 Apr 1628 Bantam - 4 Oct Surat 15 Apr 1629 - 27 Jun Bantam 21 Sep - Jambi - Bantam, laid up in 1631</text:span></text:p>
        <text:h text:style-name="P943" text:outline-level="1"><text:bookmark-start text:name="bookmark47"/><text:span text:style-name="T1">CIRENCESTER</text:span><text:bookmark-end text:name="bookmark47"/></text:h>
        <text:p text:style-name="P677"><text:span text:style-name="T1">Built by Randall, launched 1795, 3 decks, 5in bottom, length 176ft Sin, keel 144ft lin, breadth 43ft 4in, hold 17ft 6in, wing transom 26ft 6in, port cell 29ft lOin, waist 3ft 9in, between decks 6ft 7in, roundhouse 6ft 7in, ports 15 middle &amp; 14 upper, deck range 102 ft, 1439 tons Principal Managing Owners: 1-6 Sir Robert Preston, 7-8 Francis P Martin</text:span></text:p>
        <text:list xml:id="list3430114118" text:style-name="WWNum121">
          <text:list-item>
            <text:p text:style-name="P564"><text:span text:style-name="T1">1794/5<text:tab/>China</text:span></text:p>
          </text:list-item>
        </text:list>
        <text:p text:style-name="P664"><text:span text:style-name="Body_20_text_20__28_2_29__20__2b__20_Bold">L/MAR/B/179A<text:tab/></text:span><text:span text:style-name="T1">Journal 10 Apr<text:tab/>1795-30<text:tab/>Jan<text:tab/>1797</text:span></text:p>
        <text:p text:style-name="P817"><text:span text:style-name="T1">L/MAR/B/179-I(1)<text:tab/></text:span><text:span text:style-name="Body_20_text_20__28_3_29__20__2b__20_Not_20_Bold"><text:span text:style-name="T5">Ledger</text:span></text:span></text:p>
        <text:p text:style-name="P817"><text:span text:style-name="T1">L/MAR/B/179-I(2)<text:tab/></text:span><text:span text:style-name="Body_20_text_20__28_3_29__20__2b__20_Not_20_Bold"><text:span text:style-name="T5">Pay Book</text:span></text:span></text:p>
        <text:p text:style-name="P652"><text:span text:style-name="T1">Capt Martin Lindsay</text:span></text:p>
        <text:p text:style-name="P792"><text:span text:style-name="T1">Portsmouth 9 Jul 1795 - 28 Dec Whampoa - 26 Feb 1796 Second Bar - 30 Jul St Helena - 26 Nov Crookhaven -16 Dec Long Reach</text:span></text:p>
        <text:list xml:id="list132759803242149" text:continue-numbering="true" text:style-name="WWNum121">
          <text:list-item>
            <text:p text:style-name="P564"><text:span text:style-name="T1">1796/7<text:tab/>China</text:span></text:p>
          </text:list-item>
        </text:list>
        <text:p text:style-name="P665"><text:span text:style-name="Body_20_text_20__28_2_29__20__2b__20_Bold">L/MAR/B/179B<text:tab/></text:span><text:span text:style-name="T1">Journal 3 Mar<text:tab/>1797-23<text:tab/>Oct<text:tab/>1798</text:span></text:p>
        <text:p text:style-name="P817"><text:span text:style-name="T1">L/MAR/B/179J(1)<text:tab/></text:span><text:span text:style-name="Body_20_text_20__28_3_29__20__2b__20_Not_20_Bold"><text:span text:style-name="T5">Ledger</text:span></text:span></text:p>
        <text:p text:style-name="P817"><text:span text:style-name="T1">L/MAR/B/179J(2)<text:tab/></text:span><text:span text:style-name="Body_20_text_20__28_3_29__20__2b__20_Not_20_Bold"><text:span text:style-name="T5">Pay Book</text:span></text:span></text:p>
        <text:p text:style-name="P652"><text:span text:style-name="T1">Capt Thomas Robertson</text:span></text:p>
        <text:p text:style-name="P781"><text:span text:style-name="T1">Portsmouth 5 Jun 1797 - 17 Dec Whampoa -14 Feb 1798 Second Bar - 5 Aug St Helena - 23 Oct Long Reach</text:span></text:p>
        <text:list xml:id="list132759687023511" text:continue-numbering="true" text:style-name="WWNum121">
          <text:list-item>
            <text:p text:style-name="P340"><text:span text:style-name="T1">1799/1800<text:tab/>Bombay and China</text:span></text:p>
          </text:list-item>
        </text:list>
        <text:p text:style-name="P341"><text:span text:style-name="Body_20_text_20__28_2_29__20__2b__20_Bold">L/MAR/B/179C<text:tab/></text:span><text:span text:style-name="T1">Journal 28 Oct 1799-17 Jun 1801</text:span></text:p>
        <text:p text:style-name="P838"><text:span text:style-name="T1">L/MAR/B/179K(1)<text:tab/></text:span><text:span text:style-name="Body_20_text_20__28_3_29__20__2b__20_Not_20_Bold"><text:span text:style-name="T5">Ledger</text:span></text:span></text:p>
        <text:p text:style-name="P838"><text:span text:style-name="T1">L/MAR/B/179K(2)<text:tab/></text:span><text:span text:style-name="Body_20_text_20__28_3_29__20__2b__20_Not_20_Bold"><text:span text:style-name="T5">Pay Book</text:span></text:span></text:p>
        <text:p text:style-name="P212"><text:span text:style-name="T1">Capt Thomas Robertson</text:span></text:p>
        <text:p text:style-name="P687"><text:span text:style-name="T1">Portsmouth 7 Jan 1800 - 3 May Johanna - 26 May Bombay - 21 Sep Malacca - 5 Nov Whampoa - 29 Dec Second Bar -15 Apr 1801 St Helena -17 Jun Long Reach</text:span></text:p>
        <text:list xml:id="list132758013900610" text:continue-numbering="true" text:style-name="WWNum121">
          <text:list-item>
            <text:p text:style-name="P565"><text:span text:style-name="T1">1801/2 Madras and China</text:span></text:p>
          </text:list-item>
        </text:list>
        <text:p text:style-name="P646"><text:span text:style-name="T1">Capt Thomas Robertson</text:span></text:p>
        <text:p text:style-name="P645"><text:span text:style-name="T1">Portsmouth 25 Feb 1802 - 15 Jun Madras -1 Aug Penang - 25 Aug Malacca -17 Sep Whampoa -</text:span></text:p>
        <text:list xml:id="list132758998008337" text:continue-list="list132758675325364" text:style-name="WWNum87">
          <text:list-item>
            <text:p text:style-name="P666"><text:span text:style-name="T1">Nov Second Bar - 23 Feb 1803 St Helena - 26 Apr Long Reach</text:span></text:p>
          </text:list-item>
        </text:list>
        <text:list xml:id="list132759597932384" text:continue-list="list132758013900610" text:style-name="WWNum121">
          <text:list-item>
            <text:p text:style-name="P462"><text:span text:style-name="T1">1803/4<text:tab/>Bombay, Madras and China</text:span></text:p>
          </text:list-item>
        </text:list>
        <text:p text:style-name="P122"><text:span text:style-name="T1">L/MAR/B/179E Journal 26 Oct 1803-20 Nov 1805 L/MAR/B/179M(1) Ledger</text:span></text:p>
        <text:p text:style-name="P798"><text:span text:style-name="T1">L/MAR/B/179M(2)<text:tab/></text:span><text:span text:style-name="Body_20_text_20__28_3_29__20__2b__20_Not_20_Bold"><text:span text:style-name="T5">Pay Book</text:span></text:span></text:p>
        <text:p text:style-name="P396"><text:span text:style-name="T1">Capt Thomas Robertson</text:span></text:p>
        <text:p text:style-name="P411"><text:span text:style-name="T1">Portsmouth 13 Feb 1804 - 26 May Bombay -19 Aug Madras -13 Sep Malacca -18 Oct Whampoa - 16 Dec Second Bar - 21 Jan 1805 Penang - 2 Apr St Helena -15 Sep Northfleet</text:span></text:p>
        <text:list xml:id="list132758958739723" text:continue-numbering="true" text:style-name="WWNum121">
          <text:list-item>
            <text:p text:style-name="P462"><text:span text:style-name="T1">1805/6<text:tab/>China</text:span></text:p>
          </text:list-item>
        </text:list>
        <text:p text:style-name="P421"><text:span text:style-name="Body_20_text_20__28_2_29__20__2b__20_Bold">L/MAR/B/179F<text:tab/></text:span><text:span text:style-name="T1">Journal 3 Feb 1806-26 Mar 1808</text:span></text:p>
        <text:p text:style-name="P798"><text:span text:style-name="T1">L/MAR/B/179N(1)<text:tab/></text:span><text:span text:style-name="Body_20_text_20__28_3_29__20__2b__20_Not_20_Bold"><text:span text:style-name="T5">Ledger</text:span></text:span></text:p>
        <text:p text:style-name="P798"><text:span text:style-name="T1">L/MAR/B/179N(2)<text:tab/></text:span><text:span text:style-name="Body_20_text_20__28_3_29__20__2b__20_Not_20_Bold"><text:span text:style-name="T5">Pay Book</text:span></text:span></text:p>
        <text:p text:style-name="P396"><text:span text:style-name="T1">Capt Hemy Halkett</text:span></text:p>
        <text:p text:style-name="P396"><text:span text:style-name="T1">Portsmouth 14 May 1806 - 7 Aug Cape - 21 Oct Penang -18 Jan 1807 Whampoa - 23 Feb Second Bar</text:span></text:p>
        <text:list xml:id="list1615825562" text:style-name="WWNum123">
          <text:list-item>
            <text:p text:style-name="P464"><text:span text:style-name="T1">30 Jun Penang -19 Sep Cape -13 Oct St Helena -17 Dec Crookhaven -12 Jan 1808 Long Reach</text:span></text:p>
          </text:list-item>
        </text:list>
        <text:list xml:id="list132758151642522" text:continue-list="list132758958739723" text:style-name="WWNum121">
          <text:list-item>
            <text:p text:style-name="P462"><text:span text:style-name="T1">1809/10<text:tab/>St Helena, Penang and China</text:span></text:p>
          </text:list-item>
        </text:list>
        <text:p text:style-name="P421"><text:span text:style-name="Body_20_text_20__28_2_29__20__2b__20_Bold">L/MAR/B/179G<text:tab/></text:span><text:span text:style-name="T1">Journal 1 Jan 1810-20 Nov 1811</text:span></text:p>
        <text:p text:style-name="P798"><text:span text:style-name="T1">L/MAR/B/179-0(1)<text:tab/></text:span><text:span text:style-name="Body_20_text_20__28_3_29__20__2b__20_Not_20_Bold"><text:span text:style-name="T5">Ledger</text:span></text:span></text:p>
        <text:p text:style-name="P798"><text:span text:style-name="T1">L/MAR/B/179-0(2)<text:tab/></text:span><text:span text:style-name="Body_20_text_20__28_3_29__20__2b__20_Not_20_Bold"><text:span text:style-name="T5">Pay Book</text:span></text:span></text:p>
        <text:p text:style-name="P396"><text:span text:style-name="T1">Capt Henry Halkett</text:span></text:p>
        <text:p text:style-name="P396"><text:span text:style-name="T1">Portsmouth 13 Apr 1810 - 9 Jul St Helena -1 Oct Penang - 28 Oct Malacca - 24 Jan 1811 Whampoa -</text:span></text:p>
        <text:list xml:id="list132758770668896" text:continue-list="list132758998008337" text:style-name="WWNum87">
          <text:list-item>
            <text:p text:style-name="P466"><text:span text:style-name="T1">Feb Second Bar -11 Jul St Helena - 30 Sep Long Reach</text:span></text:p>
          </text:list-item>
        </text:list>
        <text:list xml:id="list132758857020951" text:continue-list="list132758151642522" text:style-name="WWNum121">
          <text:list-item>
            <text:p text:style-name="P462"><text:span text:style-name="T1">1811/2<text:tab/>China</text:span></text:p>
          </text:list-item>
        </text:list>
        <text:p text:style-name="P421"><text:span text:style-name="Body_20_text_20__28_2_29__20__2b__20_Bold">L/MAR/B/179H<text:tab/></text:span><text:span text:style-name="T1">Journal 17 Jan 1812-13 Sep 1813</text:span></text:p>
        <text:p text:style-name="P798"><text:span text:style-name="T1">L/MAR/B/179P(1)<text:tab/></text:span><text:span text:style-name="Body_20_text_20__28_3_29__20__2b__20_Not_20_Bold"><text:span text:style-name="T5">Ledger</text:span></text:span></text:p>
        <text:p text:style-name="P798"><text:span text:style-name="T1">L/MAR/B/179P(2)<text:tab/></text:span><text:span text:style-name="Body_20_text_20__28_3_29__20__2b__20_Not_20_Bold"><text:span text:style-name="T5">Pay Book</text:span></text:span></text:p>
        <text:p text:style-name="P396"><text:span text:style-name="T1">Capt Henry Halkett</text:span></text:p>
        <text:p text:style-name="P396"><text:span text:style-name="T1">Portsmouth 25 Mar 1812 - 20 Apr Madeira -11 Aug Batavia - 22 Sep Whampoa -16 Dec Second Bar</text:span></text:p>
        <text:list xml:id="list132758125091360" text:continue-list="list1615825562" text:style-name="WWNum123">
          <text:list-item>
            <text:p text:style-name="P465"><text:span text:style-name="T1">28 Mar 1813 St Helena - 7 Jun Long Reach</text:span></text:p>
          </text:list-item>
        </text:list>
        <text:h text:style-name="P924" text:outline-level="1"><text:bookmark-start text:name="bookmark48"/><text:span text:style-name="T1">CITY OF LONDON</text:span><text:bookmark-end text:name="bookmark48"/></text:h>
        <text:p text:style-name="P109"><text:span text:style-name="T1">Built by Randall, launched 1799, 3 decks, 4in bottom, length 146ft, keel 118ft 5</text:span><text:span text:style-name="T3">3</text:span><text:span text:style-name="T1">/4in, breadth 36ft lin, hold 14ft 1 lin, wing transom 23ft 6in, port cell 26ft </text:span><text:span text:style-name="Body_20_text_20__28_2_29__20__2b__20_Italic">S'Ain,</text:span><text:span text:style-name="T1"> waist 3ft lOin, between decks 6ft 2in &amp; 6ft 4in, roundhouse 6ft 5in, ports 11 middle &amp; 10 upper, deck range 85ft 4in, 820 tons Principal Managing Owners: 1-5 Sir William Curtis, 6 Thomas Garland Murray</text:span></text:p>
        <text:p text:style-name="P31"><text:span text:style-name="T1">Bengal and Madras</text:span></text:p>
        <text:p text:style-name="P31"><text:span text:style-name="T1">Journal 24 Feb 1800-31 Dec 1801</text:span></text:p>
        <text:p text:style-name="P31"><text:span text:style-name="T1">Ledger</text:span></text:p>
        <text:p text:style-name="P34"><text:span text:style-name="T1">Pay Book</text:span></text:p>
        <text:p text:style-name="P516"><text:span text:style-name="T1">14 Nov Nicobars - 6 Dec Calcutta - 4 Jan 1801 Kedgeree -13 Mar Madras -</text:span></text:p>
        <text:list xml:id="list132758683677738" text:continue-list="list3823040494" text:style-name="WWNum113">
          <text:list-item>
            <text:p text:style-name="P463"><text:span text:style-name="T1">1802/3<text:tab/>St Helena and Bengal</text:span></text:p>
          </text:list-item>
        </text:list>
        <text:p text:style-name="P421"><text:span text:style-name="Body_20_text_20__28_2_29__20__2b__20_Bold">L/MAR/B/15 IB<text:tab/></text:span><text:span text:style-name="T1">Journal 25 Nov 1802-9 Nov 1804</text:span></text:p>
        <text:p text:style-name="P798"><text:span text:style-name="T1">L/MAR/B/151H(1)<text:tab/></text:span><text:span text:style-name="Body_20_text_20__28_3_29__20__2b__20_Not_20_Bold"><text:span text:style-name="T5">Ledger</text:span></text:span></text:p>
        <text:p text:style-name="P798"><text:span text:style-name="T1">L/MAR/B/151H(2)<text:tab/></text:span><text:span text:style-name="Body_20_text_20__28_3_29__20__2b__20_Not_20_Bold"><text:span text:style-name="T5">Pay Book</text:span></text:span></text:p>
        <text:p text:style-name="P396"><text:span text:style-name="T1">Capt Samuel Landon</text:span></text:p>
        <text:p text:style-name="P101"><text:span text:style-name="T1">Downs 31 Jan 1803 - 3 Apr St Helena - 22 May Cape -11 Jul Madras - 23 Jul Diamond Harbour - 8 Dec Saugor 10 Mar 1804 - 29 Jun St Helena -15 Oct Long Reach</text:span></text:p>
        <text:list xml:id="list132760060715842" text:continue-numbering="true" text:style-name="WWNum113">
          <text:list-item>
            <text:p text:style-name="P467"><text:span text:style-name="T1">1804/5<text:tab/>Bombay</text:span></text:p>
          </text:list-item>
        </text:list>
        <text:p text:style-name="P469"><text:span text:style-name="Body_20_text_20__28_2_29__20__2b__20_Bold">L/MAR/B/151C<text:tab/></text:span><text:span text:style-name="T1">Journal </text:span><text:span text:style-name="Body_20_text_20__28_2_29__20__2b__20_Bold">9 </text:span><text:span text:style-name="T1">Jan<text:tab/>1805-26 Aug 1806</text:span></text:p>
        <text:p text:style-name="P809"><text:span text:style-name="T1">L/MAR/B/151-I(1)<text:tab/></text:span><text:span text:style-name="Body_20_text_20__28_3_29__20__2b__20_Not_20_Bold"><text:span text:style-name="T5">Ledger</text:span></text:span></text:p>
        <text:p text:style-name="P809"><text:span text:style-name="T1">L/MAR/B/151-I(2)<text:tab/></text:span><text:span text:style-name="Body_20_text_20__28_3_29__20__2b__20_Not_20_Bold"><text:span text:style-name="T5">Pay Book</text:span></text:span></text:p>
        <text:p text:style-name="P396"><text:span text:style-name="T1">Capt Samuel Landon</text:span></text:p>
        <text:p text:style-name="P401"><text:span text:style-name="T1">Portsmouth 25 Apr 1805 - 11 Aug Bombay 8 Feb 1806 - 14 Feb Tellicherry - 2 Mar Quilton -14 May St Helena - 22 Jul Long Reach</text:span></text:p>
        <text:list xml:id="list132759292202670" text:continue-numbering="true" text:style-name="WWNum113">
          <text:list-item>
            <text:p text:style-name="P468"><text:span text:style-name="T1">1806/7<text:tab/>Madras and Bengal</text:span></text:p>
          </text:list-item>
        </text:list>
        <text:p text:style-name="P470"><text:span text:style-name="Body_20_text_20__28_2_29__20__2b__20_Bold">L/MAR/B/151D<text:tab/></text:span><text:span text:style-name="T1">Journal 9 Dec<text:tab/>1806-23<text:tab/>Sep 1808</text:span></text:p>
        <text:p text:style-name="P809"><text:span text:style-name="T1">L/MAR/B/151J(1)<text:tab/></text:span><text:span text:style-name="Body_20_text_20__28_3_29__20__2b__20_Not_20_Bold"><text:span text:style-name="T5">Ledger</text:span></text:span></text:p>
        <text:p text:style-name="P809"><text:span text:style-name="T1">L/MAR/B/151J(2)<text:tab/></text:span><text:span text:style-name="Body_20_text_20__28_3_29__20__2b__20_Not_20_Bold"><text:span text:style-name="T5">Pay Book</text:span></text:span></text:p>
        <text:p text:style-name="P396"><text:span text:style-name="T1">Capt Joseph Yates</text:span></text:p>
        <text:p text:style-name="P103"><text:span text:style-name="T1">Portsmouth 4 Mar 1807 - 5 Jul Madras - 20 Jul Diamond Harbour - 23 Aug Calcutta - 24 Nov Diamond Harbour - 23 Dec Saugor - 7 Mar 1808 Point de Galle - 8 Jun St Helena -17 Aug Long Reach</text:span></text:p>
        <text:list xml:id="list132759715422438" text:continue-numbering="true" text:style-name="WWNum113">
          <text:list-item>
            <text:p text:style-name="P342"><text:span text:style-name="T1">1808/0<text:tab/>Madras and Bengal</text:span></text:p>
          </text:list-item>
        </text:list>
        <text:p text:style-name="P343"><text:span text:style-name="Body_20_text_20__28_2_29__20__2b__20_Bold">L/MAR/B/151E<text:tab/></text:span><text:span text:style-name="T1">Journal 2 Jan<text:tab/>1809-28<text:tab/>Jan 1811</text:span></text:p>
        <text:p text:style-name="P839"><text:span text:style-name="T1">L/MAR/B/151K(1)<text:tab/></text:span><text:span text:style-name="Body_20_text_20__28_3_29__20__2b__20_Not_20_Bold"><text:span text:style-name="T5">Ledger</text:span></text:span></text:p>
        <text:p text:style-name="P809"><text:span text:style-name="T1">L/MAR/B/151 K(2)<text:tab/></text:span><text:span text:style-name="Body_20_text_20__28_3_29__20__2b__20_Not_20_Bold"><text:span text:style-name="T5">Pay Book</text:span></text:span></text:p>
        <text:p text:style-name="P396"><text:span text:style-name="T1">Capt Joseph Yates</text:span></text:p>
        <text:p text:style-name="P105"><text:span text:style-name="T1">Portsmouth 28 Apr 1809 - 8 May Madeira - 15 Sep Madras - 22 Oct Diamond Harbour -13 Dec Saugor - 31 Dec Vizagapatam - 9 Jan 1810 Masulipatam -13 Jan Madras - 20 Mar Benkulen - 24 Jun Kidderpore - 9 Sep Saugor - voyage ended 2 Oct 1811</text:span></text:p>
        <text:list xml:id="list132759784989226" text:continue-numbering="true" text:style-name="WWNum113">
          <text:list-item>
            <text:p text:style-name="P468"><text:span text:style-name="T1">1811/2<text:tab/>Madras and Bengal</text:span></text:p>
          </text:list-item>
        </text:list>
        <text:p text:style-name="P146"><text:span text:style-name="Body_20_text_20__28_2_29__20__2b__20_Bold">L/MAR/B/151F </text:span><text:span text:style-name="T1">Journal 21 Jan 1812-14 Oct 1813 </text:span><text:span text:style-name="Body_20_text_20__28_2_29__20__2b__20_Bold">L/MAR/B/151L(1)<text:tab/></text:span><text:span text:style-name="T1">Ledger</text:span></text:p>
        <text:p text:style-name="P809"><text:span text:style-name="T1">L/MAR/B/151L(2)<text:tab/></text:span><text:span text:style-name="Body_20_text_20__28_3_29__20__2b__20_Not_20_Bold"><text:span text:style-name="T5">Pay Book</text:span></text:span></text:p>
        <text:p text:style-name="P396"><text:span text:style-name="T1">Capt Thomas Jenkins</text:span></text:p>
        <text:p text:style-name="P600"><text:span text:style-name="T1">Portsmouth 8 Apr 1812 -1 Aug Madras - 8 Sep Diamond Harbour - 6 Oct Kidderpore - 4 Nov Calcutta -10 Dec Saugor -17 Jan 1813 Vizagapatam - 27 Jan Masulipatam - 3 Feb Madras - 3 Mar Colombo - 8 Jun St Helena -13 Aug Purfleet</text:span></text:p>
        <text:h text:style-name="P919" text:outline-level="1"><text:bookmark-start text:name="bookmark49"/><text:span text:style-name="T1">CLAUDINE</text:span><text:bookmark-end text:name="bookmark49"/></text:h>
        <text:p text:style-name="P518"><text:span text:style-name="T1">Chartered ship, 452 tons</text:span></text:p>
        <text:p text:style-name="P516"><text:span text:style-name="T1">Principal Managing Owner: Joseph L Heathom</text:span></text:p>
        <text:list xml:id="list1640169344" text:style-name="WWNum125">
          <text:list-item>
            <text:p text:style-name="P471"><text:span text:style-name="T1">1823/4 Bengal</text:span></text:p>
          </text:list-item>
        </text:list>
        <text:p text:style-name="P473"><text:span text:style-name="T1">L/MAR/B/44A<text:tab/>Deck Log 17 May 1824-21 Jun 1825</text:span></text:p>
        <text:p text:style-name="P396"><text:span text:style-name="T1">Capt George Nicholls</text:span></text:p>
        <text:p text:style-name="P400"><text:span text:style-name="T1">Downs 16 Jun 1824 - 23 Oct Calcutta - 2 Jan 1825 Saugor - 26 Jan Madras -12 Apr St Helena - 5 Jun East India Dock</text:span></text:p>
        <text:h text:style-name="P924" text:outline-level="1"><text:bookmark-start text:name="bookmark50"/><text:span text:style-name="T1">CLAW</text:span><text:bookmark-end text:name="bookmark50"/></text:h>
        <text:p text:style-name="P472"><text:span text:style-name="T1">1<text:tab/>1618/9</text:span></text:p>
        <text:p text:style-name="P396"><text:span text:style-name="T1">Master William Reekes</text:span></text:p>
        <text:p text:style-name="P101"><text:span text:style-name="T1">Downs - Apr 1620 Acheh - May Jakatra - sent for Japara, Macassar and the Moluccas - in the Goa fleet 1621 - cast off at sea and sank 1622</text:span></text:p>
        <text:h text:style-name="P930" text:outline-level="1"><text:bookmark-start text:name="bookmark51"/><text:span text:style-name="T1">CLINTON</text:span><text:bookmark-end text:name="bookmark51"/></text:h>
        <text:p text:style-name="P603"><text:span text:style-name="T1">Rated at 26 guns, 99 crew, 499 tons Principal Managing Owner: James Hallett</text:span></text:p>
        <text:list xml:id="list1870895785" text:style-name="WWNum127">
          <text:list-item>
            <text:p text:style-name="P327"><text:span text:style-name="T1">1752/3 Madras and China</text:span></text:p>
          </text:list-item>
        </text:list>
        <text:p text:style-name="P344"><text:span text:style-name="T1">L/MAR/B/800A<text:tab/>Journal 24<text:tab/>Oct 1752-11 Jul 1754</text:span></text:p>
        <text:p text:style-name="P284"><text:span text:style-name="T1">L/MAR/B/800E(1)<text:tab/>Ledger</text:span></text:p>
        <text:p text:style-name="P284"><text:span text:style-name="T1">L/MAR/B/800E(2)<text:tab/>Pay Book</text:span></text:p>
        <text:p text:style-name="P518"><text:span text:style-name="T1">Capt John Nansan</text:span></text:p>
        <text:p text:style-name="P12"><text:span text:style-name="T1">Downs 27 Dec 1752 - 4 Mar 1753 Cape -12 May Madras - 3 Jul Malacca - 28 Jul Whampoa - left China 3 Dec - 9 Mar 1754 St Helena - 20 May Plymouth - 2 Jun Long Reach</text:span></text:p>
        <text:list xml:id="list132759311352629" text:continue-numbering="true" text:style-name="WWNum127">
          <text:list-item>
            <text:p text:style-name="P345"><text:span text:style-name="T1">1755/6<text:tab/>Bombay</text:span></text:p>
          </text:list-item>
        </text:list>
        <text:p text:style-name="P344"><text:span text:style-name="T1">L/MAR/B/800B<text:tab/>Journal 31 Jan 1756-10 Nov<text:tab/>1757</text:span></text:p>
        <text:p text:style-name="P284"><text:span text:style-name="T1">L/MAR/B/800F(1)<text:tab/>Ledger</text:span></text:p>
        <text:p text:style-name="P284"><text:span text:style-name="T1">L/MAR/B/800F(2)<text:tab/>Pay Book</text:span></text:p>
        <text:p text:style-name="P195"><text:span text:style-name="T1">Capt John Nansan</text:span></text:p>
        <text:p text:style-name="P38"><text:span text:style-name="T1">Downs 15 Apr 1756 - 3 Aug St Augustine’s Bay - 6 Sep Bombay 22 Jan 1757 - 31 Jan Tellicherry - 7 Feb Cochin -11 Feb Quilon -17 May St Helena - 22 Aug Cork - 5 Oct Downs</text:span></text:p>
        <text:list xml:id="list132759884092676" text:continue-numbering="true" text:style-name="WWNum127">
          <text:list-item>
            <text:p text:style-name="P566"><text:span text:style-name="T1">1758/9<text:tab/>Bombay</text:span></text:p>
          </text:list-item>
        </text:list>
        <text:p text:style-name="P83"><text:span text:style-name="T1">L/MAR/B/800C<text:tab/>Journal 27 Feb 1759-4 Dec 1760</text:span></text:p>
        <text:p text:style-name="P83"><text:span text:style-name="T1">L/MAR/B/800G(1)<text:tab/>Ledger</text:span></text:p>
        <text:p text:style-name="P83"><text:span text:style-name="T1">L/MAR/B/800G(2)<text:tab/>Pay Book</text:span></text:p>
        <text:p text:style-name="P31"><text:span text:style-name="T1">Capt Nathaniel Smith</text:span></text:p>
        <text:p text:style-name="P753"><text:span text:style-name="T1">Downs 23 Apr 1759 - 21 Aug Cape - 3 Oct Bombay - 27 Nov Surat -10 Dec Bombay - 8 Mar 1760 Cochin - 16 Jun St Helena - 29 Sep Long Reach</text:span></text:p>
        <text:list xml:id="list132759729122790" text:continue-numbering="true" text:style-name="WWNum127">
          <text:list-item>
            <text:p text:style-name="P346"><text:span text:style-name="T1">1761/2<text:tab/>Madras and<text:tab/>Bengal</text:span></text:p>
          </text:list-item>
        </text:list>
        <text:p text:style-name="P344"><text:span text:style-name="T1">L/MAR/B/800D<text:tab/>Journal 11 Nov 1761-14 Jan<text:tab/>1764</text:span></text:p>
        <text:p text:style-name="P284"><text:span text:style-name="T1">L/MAR/B/800H(1)<text:tab/>Ledger</text:span></text:p>
        <text:p text:style-name="P284"><text:span text:style-name="T1">L/MAR/B/800H(2)<text:tab/>Pay Book</text:span></text:p>
        <text:p text:style-name="P195"><text:span text:style-name="T1">Capt Nathaniel Smith</text:span></text:p>
        <text:p text:style-name="P162"><text:span text:style-name="T1">Portsmouth 5 Feb 1762 - 25 Feb Madeira - 11 Jul Madras - 22 Aug Culpee - 22 Dec Ingeli - left Bengal 1 Mar 1763 - 24 Mar Madras - 20 Sep St Helena -16 Dec Downs</text:span></text:p>
        <text:h text:style-name="P931" text:outline-level="1"><text:bookmark-start text:name="bookmark52"/><text:span text:style-name="T1">CLIVE</text:span><text:bookmark-end text:name="bookmark52"/></text:h>
        <text:p text:style-name="P762"><text:span text:style-name="T1">Built by Perry, launched 1762, 3 decks, 3in bottom, length 137ft r/</text:span><text:span text:style-name="T4">2</text:span><text:span text:style-name="T1">in, keel 109ft 6in, breadth 36ft 2</text:span><text:span text:style-name="T3">1</text:span><text:span text:style-name="T1">/</text:span><text:span text:style-name="T4">2</text:span><text:span text:style-name="T1">in, hold 15ft lin, wing transom 23ft Sin, port cell 24ft lOV^in, between decks 6ft 2in, 26 guns, 763 tons</text:span></text:p>
        <text:p text:style-name="P524"><text:span text:style-name="T1">Principal Managing Owners: 1 John Raymond, 2-4 Charles Raymond</text:span></text:p>
        <text:list xml:id="list1435506062" text:style-name="WWNum129">
          <text:list-item>
            <text:p text:style-name="P567"><text:span text:style-name="T1">1761/2<text:tab/>Bombay</text:span></text:p>
          </text:list-item>
        </text:list>
        <text:p text:style-name="P84"><text:span text:style-name="Body_20_text_20__28_2_29__20__2b__20_Bold">L/MAR/B/533A<text:tab/></text:span><text:span text:style-name="T1">Journal 11<text:tab/>Feb 1762-25 Jan 1764</text:span></text:p>
        <text:p text:style-name="P853"><text:span text:style-name="T1">L/MAR/B/533E(1)<text:tab/></text:span><text:span text:style-name="Body_20_text_20__28_3_29__20__2b__20_Not_20_Bold"><text:span text:style-name="T5">Ledger</text:span></text:span></text:p>
        <text:p text:style-name="P853"><text:span text:style-name="T1">L/MAR/B/533E(2)<text:tab/></text:span><text:span text:style-name="Body_20_text_20__28_3_29__20__2b__20_Not_20_Bold"><text:span text:style-name="T5">Pay Book</text:span></text:span></text:p>
        <text:p text:style-name="P31"><text:span text:style-name="T1">Capt John Allen</text:span></text:p>
        <text:p text:style-name="P402"><text:span text:style-name="T1">Portsmouth 6 May 1762 - 28 Aug Delagoa Bay -12 Nov Bombay - 8 Jan 1763 ‘Scindy Road’ - 8 Feb Bombay - 20 Mar Surat - 3 Apr Bombay - 8 May Tellicherry -19 Aug St Helena - 29 Nov Downs</text:span></text:p>
        <text:list xml:id="list132759827554053" text:continue-numbering="true" text:style-name="WWNum129">
          <text:list-item>
            <text:p text:style-name="P85"><text:span text:style-name="T1">1764/5<text:tab/>Madras and Bombay</text:span></text:p>
          </text:list-item>
        </text:list>
        <text:p text:style-name="P83"><text:span text:style-name="Body_20_text_20__28_2_29__20__2b__20_Bold">L/MAR/B/533B<text:tab/></text:span><text:span text:style-name="T1">Journal 8 Jan 1765-5 Dec 1766</text:span></text:p>
        <text:p text:style-name="P853"><text:span text:style-name="T1">L/MAR/B/533F(1)<text:tab/></text:span><text:span text:style-name="Body_20_text_20__28_3_29__20__2b__20_Not_20_Bold"><text:span text:style-name="T5">Ledger</text:span></text:span></text:p>
        <text:p text:style-name="P853"><text:span text:style-name="T1">L/MAR/B/533F(2)<text:tab/></text:span><text:span text:style-name="Body_20_text_20__28_3_29__20__2b__20_Not_20_Bold"><text:span text:style-name="T5">Pay Book</text:span></text:span></text:p>
        <text:p text:style-name="P31"><text:span text:style-name="T1">Capt John Allen</text:span></text:p>
        <text:p text:style-name="P154"><text:span text:style-name="T1">Downs 12 Apr 1765 - 24 Apr Madeira -1 Sep Johanna - 31 Oct Pondicherry - 22 Nov Madras - 19 Dec Anjengo - 25 Dec Cochin - 31 Dec Tellicherry - 16 Jan 1766 Bombay - 20 Apr Tellicherry - 23 Apr Cochin - 27 Apr Anjengo - 24 Jul St Helena - 23 Oct Downs</text:span></text:p>
      </text:section>
      <text:section text:style-name="Sect8" text:name="Bereich19">
        <text:list xml:id="list132759723701691" text:continue-numbering="true" text:style-name="WWNum129">
          <text:list-item>
            <text:p text:style-name="P474"><text:span text:style-name="T1">1767/8<text:tab/>Madras and China</text:span></text:p>
          </text:list-item>
        </text:list>
        <text:p text:style-name="P476"><text:span text:style-name="T1">L/MAR/B/533C<text:tab/>Journal 5 Oct<text:tab/>1767-4 Aug 1769</text:span></text:p>
        <text:p text:style-name="P458"><text:span text:style-name="T1">L/MAR/B/533G(1)<text:tab/>Ledger</text:span></text:p>
        <text:p text:style-name="P458"><text:span text:style-name="T1">L/MAR/B/533G(2)<text:tab/>Pay Book</text:span></text:p>
        <text:p text:style-name="P396"><text:span text:style-name="T1">Capt John Alien</text:span></text:p>
        <text:p text:style-name="P396"><text:span text:style-name="T1">Downs 20 Dec 1767 - 14 Jan 1768 Madeira -11 May Johanna -18 Jun Madras - 23 Sep Whampoa</text:span></text:p>
        <text:list xml:id="list132759094926049" text:continue-numbering="true" text:style-name="WWNum129">
          <text:list-item>
            <text:p text:style-name="P477"><text:span text:style-name="T1">Jan 1769 - 30 Mar St Helena -16 Jun Downs</text:span></text:p>
          </text:list-item>
        </text:list>
        <text:list xml:id="list132759175731325" text:continue-list="list132759219969922" text:style-name="WWNum119">
          <text:list-item>
            <text:p text:style-name="P347"><text:span text:style-name="T1">1770/1<text:tab/>Bombay and Bengal</text:span></text:p>
          </text:list-item>
        </text:list>
        <text:p text:style-name="P349"><text:span text:style-name="T1">L/MAR/B/533D<text:tab/>Journal 4 Dec<text:tab/>1770-18<text:tab/>Dec 1772</text:span></text:p>
        <text:p text:style-name="P323"><text:span text:style-name="T1">L/MAR/B/533H(1)<text:tab/>Ledger</text:span></text:p>
        <text:p text:style-name="P323"><text:span text:style-name="T1">L/MAR/B/533H(2)<text:tab/>Pay Book</text:span></text:p>
        <text:p text:style-name="P195"><text:span text:style-name="T1">Capt John Allen</text:span></text:p>
        <text:p text:style-name="P202"><text:span text:style-name="T1">Portsmouth 10 Apr 1771 -18 Jul Johanna -12 Aug Bombay - 3 Oct Surat - 27 Oct Bombay -14 Nov Tellicherry -16 Jan 1772 Kedgeree - 9 Mar Ingeli - 7 Aug St Helena - 28 Oct Downs</text:span></text:p>
        <text:h text:style-name="P919" text:outline-level="1"><text:bookmark-start text:name="bookmark53"/><text:span text:style-name="T1">CLOVE</text:span><text:bookmark-end text:name="bookmark53"/></text:h>
        <text:p text:style-name="P516"><text:span text:style-name="T1">527 tons, 89 crew</text:span></text:p>
        <text:list xml:id="list986180550" text:style-name="WWNum131">
          <text:list-item>
            <text:p text:style-name="P478"><text:span text:style-name="T1">1610/1 Bantam and Japan</text:span></text:p>
          </text:list-item>
        </text:list>
        <text:p text:style-name="P458"><text:span text:style-name="T1">L/MAR/A/XIV<text:tab/>Journal 3 Apr 1611-17 Nov 1613</text:span></text:p>
        <text:p text:style-name="P396"><text:span text:style-name="T1">Capt John Saris, Master James Foster</text:span></text:p>
        <text:p text:style-name="P101"><text:span text:style-name="T1">Downs 18 Apr 1611-1 Aug Cape -17 Feb 1612 Socotra -16 Mar Mokha - Aug Red Sea - 24 Oct Bantam 15 Jan 1613 - Batavia - 24 Feb Bachian - Makian - Tidore - Ryukyu Islands -12 Jun Hirado 5 Dec - 3 Jan 1614 Bantam Feb - 27 Sep Plymouth - Nov Downs</text:span></text:p>
        <text:p text:style-name="P103"><text:span text:style-name="Body_20_text_20__28_2_29__20__2b__20_Italic">* </text:span><text:span text:style-name="Body_20_text_20__28_2_29__20__2b__20_9.5_20_pt_2c_Bold_2c_Italic">A</text:span><text:span text:style-name="Body_20_text_20__28_2_29__20__2b__20_10_20_pt_2c_Bold"> </text:span><text:span text:style-name="T1">copy of the journal, made by Saris for presentation to Sir Francis Bacon, is in the Toyo Bunko, Tokyo</text:span></text:p>
        <text:list xml:id="list132758127340241" text:continue-numbering="true" text:style-name="WWNum131">
          <text:list-item>
            <text:p text:style-name="P348"><text:span text:style-name="T1">1614/5<text:tab/>Bantam</text:span></text:p>
          </text:list-item>
        </text:list>
        <text:p text:style-name="P350"><text:span text:style-name="T1">L/MAR/A/XXII<text:tab/>Journal<text:tab/>20 Apr 1615-19 Jun 1617, John Bardon</text:span></text:p>
        <text:p text:style-name="P351"><text:span text:style-name="T1">L/MAR/A/XX<text:tab/>Journal<text:tab/>21 Feb-15 Jun 1617, John Munden</text:span></text:p>
        <text:p text:style-name="P350"><text:span text:style-name="T1">BL: Sloane Ms 858<text:tab/>Journal<text:tab/>12 Dec 1616-19 Jan 1716, John Jourdain</text:span></text:p>
        <text:p text:style-name="P195"><text:soft-page-break/><text:span text:style-name="T1">Master James Foster</text:span></text:p>
        <text:p text:style-name="P105"><text:span text:style-name="T1">Gravesend 25 Apr 1615 - 27 Aug Cape - 29 Dec Bantam - Bandas - Bantam 14 Dec 1616-4 Jan 1617 Cocos Keeling Islands - 25 Feb Cape 14 Mar - 31 Mar St Helena - 20 Jun Downs</text:span></text:p>
        <text:list xml:id="list132760032755775" text:continue-numbering="true" text:style-name="WWNum131">
          <text:list-item>
            <text:p text:style-name="P475"><text:span text:style-name="T1">1617/8<text:tab/>Bantam</text:span></text:p>
          </text:list-item>
        </text:list>
        <text:p text:style-name="P396"><text:span text:style-name="T1">Master Richard Hunt</text:span></text:p>
        <text:p text:style-name="P110"><text:span text:style-name="T1">Downs -19 Nov 1618 Bantam - 1 Oct Petapoli - Bantam - Batavia 16 Jun 1620 - Jambi - Pattani - Bantam -17 May 1621 Batavia - Jambi - 23 Nov Batavia - laid up in 1623, rotten</text:span></text:p>
        <text:h text:style-name="P945" text:outline-level="1"><text:bookmark-start text:name="bookmark54"/><text:span text:style-name="T1">CLYDE (1)</text:span><text:bookmark-end text:name="bookmark54"/></text:h>
        <text:p text:style-name="P625"><text:span text:style-name="T1">Built at Calcutta, launched 1802, 600 tons 1 From Bengal 1802</text:span></text:p>
        <text:p text:style-name="P195"><text:span text:style-name="T1">L/MAR/B/345A Journal 14 Feb-22 Jul 1802</text:span></text:p>
        <text:p text:style-name="P323"><text:span text:style-name="T1">L/MAR/B/345B<text:tab/>Journal 4 Jan-22 Jul 1802, John Fitzgerald, Chief Mate</text:span></text:p>
        <text:p text:style-name="P195"><text:span text:style-name="T1">Capt George McCall</text:span></text:p>
        <text:p text:style-name="P195"><text:span text:style-name="T1">Calcutta 18 Feb 1802 - 12 May St Helena - 22 Jul Blackwall</text:span></text:p>
        <text:h text:style-name="P919" text:outline-level="1"><text:bookmark-start text:name="bookmark55"/><text:span text:style-name="T1">CLYDE (2)</text:span><text:bookmark-end text:name="bookmark55"/></text:h>
        <text:p text:style-name="P518"><text:span text:style-name="T1">Chartered ship</text:span></text:p>
        <text:p text:style-name="P529"><text:span text:style-name="T1">Principal Managing Owner: Joseph Hare</text:span></text:p>
        <text:list xml:id="list2976934450" text:style-name="WWNum133">
          <text:list-item>
            <text:p text:style-name="P86"><text:span text:style-name="T1">1819/20<text:tab/>Bengal and Madras</text:span></text:p>
          </text:list-item>
        </text:list>
        <text:p text:style-name="P20"><text:span text:style-name="T1">L/MAR/B/345C Deck Log 27 May 1820-28 Aug 1821 Capt Thomas Blair</text:span></text:p>
        <text:p text:style-name="P35"><text:span text:style-name="T1">Downs 10 Jul 1820 - 28 Jul Madeira -18 Oct St Paul -11 Dec Calcutta - 31 Jan 1821 Diamond Harbour -16 Feb Madras - 8 Mar Colombo - 31 May St Helena - 4 Aug Blackwall</text:span></text:p>
        <text:list xml:id="list132759046629707" text:continue-numbering="true" text:style-name="WWNum133">
          <text:list-item>
            <text:p text:style-name="P568"><text:span text:style-name="T1">1825/6<text:tab/>Bengal</text:span></text:p>
          </text:list-item>
        </text:list>
        <text:p text:style-name="P742"><text:span text:style-name="T1">L/MAR/B/345D Deck Log 27 Aug 1825-15 Apr 1826 Capt Daniel Nesbitt Munro</text:span></text:p>
        <text:p text:style-name="P533"><text:span text:style-name="T1">Deptford 27 Aug 1825 - Torbay 21 Oct -10 Mar 1826 Calcutta</text:span></text:p>
        <text:h text:style-name="P950" text:outline-level="1"><text:bookmark-start text:name="bookmark56"/><text:span text:style-name="T1">COAST (1)</text:span><text:bookmark-end text:name="bookmark56"/></text:h>
        <text:p text:style-name="P793"><text:span text:style-name="T1">Frigate, 250/300 tons</text:span></text:p>
        <text:list xml:id="list253823105" text:style-name="WWNum135">
          <text:list-item>
            <text:p text:style-name="P794"><text:span text:style-name="T1">1658/9<text:tab/>Guinea and Surat</text:span></text:p>
          </text:list-item>
        </text:list>
        <text:p text:style-name="P740"><text:span text:style-name="T1">BL: Sloane Ms 3672<text:tab/>Fragment of a journal 28 Jun-17 Aug 1659, anon</text:span></text:p>
        <text:p text:style-name="P738"><text:soft-page-break/><text:span text:style-name="T1">Capt Henry Risby</text:span></text:p>
        <text:p text:style-name="P516"><text:span text:style-name="T1">Downs Feb 1659 - Guinea 2 May - 9 Aug Johanna - 24 Sep Surat Jan 1660 - 6 Aug Downs</text:span></text:p>
        <text:list xml:id="list132759950133299" text:continue-numbering="true" text:style-name="WWNum135">
          <text:list-item>
            <text:p text:style-name="P479"><text:span text:style-name="T1">1660/1<text:tab/>Madras and Bengal</text:span></text:p>
          </text:list-item>
        </text:list>
        <text:p text:style-name="P396"><text:span text:style-name="T1">Capt Henry Risby</text:span></text:p>
        <text:p text:style-name="P398"><text:span text:style-name="T1">Downs Feb 1661 -</text:span></text:p>
        <text:list xml:id="list132758099001991" text:continue-numbering="true" text:style-name="WWNum135">
          <text:list-item>
            <text:p text:style-name="P352"><text:span text:style-name="T1">1662/3<text:tab/>Bantam and Pulau Run</text:span></text:p>
          </text:list-item>
        </text:list>
        <text:p text:style-name="P195"><text:span text:style-name="T1">Capt Henry Risby</text:span></text:p>
        <text:p text:style-name="P201"><text:span text:style-name="T1">Downs Mar 1663 - 10 Jul 1664</text:span></text:p>
        <text:list xml:id="list132758873540414" text:continue-numbering="true" text:style-name="WWNum135">
          <text:list-item>
            <text:p text:style-name="P479"><text:span text:style-name="T1">1667/8<text:tab/>Bantam and Jambi</text:span></text:p>
          </text:list-item>
        </text:list>
        <text:p text:style-name="P396"><text:span text:style-name="T1">Capt Thomas Hall</text:span></text:p>
        <text:p text:style-name="P401"><text:span text:style-name="T1">Do\yns 10 Mar 1668 - 15 Jul 1669</text:span></text:p>
        <text:list xml:id="list132758265868897" text:continue-numbering="true" text:style-name="WWNum135">
          <text:list-item>
            <text:p text:style-name="P479"><text:span text:style-name="T1">1669/70<text:tab/>Madras and Bengal</text:span></text:p>
          </text:list-item>
        </text:list>
        <text:p text:style-name="P396"><text:span text:style-name="T1">Capt Thomas Hall</text:span></text:p>
        <text:p text:style-name="P403"><text:span text:style-name="T1">Downs 10 Nov 1669 - 14 Jul 1671 Downs</text:span></text:p>
        <text:h text:style-name="P948" text:outline-level="1"><text:bookmark-start text:name="bookmark57"/><text:span text:style-name="T1">COAST (2)</text:span><text:bookmark-end text:name="bookmark57"/></text:h>
        <text:p text:style-name="P728"><text:span text:style-name="T1">Frigate, 22 guns, 51 crew, 300 tons</text:span></text:p>
        <text:p text:style-name="P730"><text:span text:style-name="T1">1<text:tab/>1682/3<text:tab/>Surat</text:span></text:p>
        <text:p text:style-name="P518"><text:span text:style-name="T1">Capt John Ely</text:span></text:p>
        <text:list xml:id="list132759389272439" text:continue-list="list132758262504159" text:style-name="WWNum85">
          <text:list-item>
            <text:p text:style-name="P569"><text:span text:style-name="T1">Jun 1683 - 9 Dec 1684</text:span></text:p>
          </text:list-item>
        </text:list>
        <text:h text:style-name="P932" text:outline-level="1"><text:bookmark-start text:name="bookmark58"/><text:span text:style-name="T1">COAST (3)</text:span><text:bookmark-end text:name="bookmark58"/></text:h>
        <text:p text:style-name="P172"><text:span text:style-name="T1">Frigate, 400 tons New Company</text:span></text:p>
        <text:p text:style-name="P480"><text:span text:style-name="T1">1<text:tab/>1698/9<text:tab/>Surat</text:span></text:p>
        <text:p text:style-name="P396"><text:span text:style-name="T1">30 Apr 1699 -</text:span></text:p>
      </text:section>
      <text:section text:style-name="Sect8" text:name="Bereich20">
        <text:h text:style-name="P928" text:outline-level="1"><text:bookmark-start text:name="bookmark59"/><draw:frame draw:style-name="fr5" draw:name="Rahmen42" text:anchor-type="char" svg:x="-0.034cm" svg:y="16.417cm" svg:width="2.727cm" draw:z-index="99"><draw:text-box fo:min-height="1.974cm"><text:p text:style-name="P854"><text:span text:style-name="Body_20_text_20__28_3_29__20_Exact"><text:span text:style-name="T9">L/MAR/B/113B L/MAR/B/113E(1) L/MAR/B/113E(2) L/MAR/B/113E(3) L/MAR/B/113E(4)</text:span></text:span></text:p></draw:text-box></draw:frame><draw:frame draw:style-name="fr4" draw:name="Rahmen43" text:anchor-type="char" svg:x="-0.018cm" svg:y="18.369cm" svg:width="3.42cm" draw:z-index="100"><draw:text-box fo:min-height="0.397cm"><text:p text:style-name="P577"><text:span text:style-name="Body_20_text_20__28_2_29__20_Exact">Capt Richard Micklefield</text:span></text:p></draw:text-box></draw:frame><text:span text:style-name="T1">COASTER (1)</text:span><text:bookmark-end text:name="bookmark59"/></text:h>
        <text:p text:style-name="P530"><text:span text:style-name="T1">Pinnace</text:span></text:p>
        <text:p text:style-name="P300"><text:span text:style-name="T1">1<text:tab/>1622/3 Bantam</text:span></text:p>
        <text:p text:style-name="P195"><text:span text:style-name="T1">Master Randle lesson</text:span></text:p>
        <text:p text:style-name="P203"><text:span text:style-name="T1">Downs - Cape 31 Jul 1623 - 16 Oct Batavia - Jambi - 24 Feb 1624 Batavia - Iambi - Feb 1626 Batavia - Jambi - Bantam - Jambi 7 Nov 1628 - Bantam 3 Sep 1629 - Jambi -</text:span></text:p>
        <text:h text:style-name="P948" text:outline-level="1"><text:bookmark-start text:name="bookmark60"/><text:span text:style-name="T1">COASTER (2)</text:span><text:bookmark-end text:name="bookmark60"/></text:h>
        <text:p text:style-name="P727"><text:span text:style-name="T1">Built in 1633 1<text:tab/>1633/4 Bantam</text:span></text:p>
        <text:p text:style-name="P667"><text:span text:style-name="T1">L/MAR/A/LXI<text:tab/>Journal on </text:span><text:span text:style-name="Body_20_text_20__28_2_29__20__2b__20_Italic">Coaster</text:span><text:span text:style-name="T1"> and </text:span><text:span text:style-name="Body_20_text_20__28_2_29__20__2b__20_Italic">Jewel</text:span><text:span text:style-name="T1"> 24 Jan 1634-7 Dec 1637, John Mucknell, mate</text:span></text:p>
        <text:p text:style-name="P645"><text:span text:style-name="T1">Capt John Barnes</text:span></text:p>
        <text:p text:style-name="P678"><text:span text:style-name="T1">Downs 10 Mar 1634 - 24 Sep Bantam - Nov Jambi - Bantam 24 Jun 1635 - 3 Aug Masulipatam - 18 Sep Petapoli - 23 Nov Bantam - Aug 1637 Masulipatam 27 Feb 1638 - Balasore -</text:span></text:p>
        <text:h text:style-name="P927" text:outline-level="1"><text:bookmark-start text:name="bookmark61"/><text:span text:style-name="T1">COLCHESTER (1)</text:span><text:bookmark-end text:name="bookmark61"/></text:h>
        <text:p text:style-name="P534"><text:span text:style-name="T1">450 tons, 30 guns, 80/90 crew</text:span></text:p>
        <text:list xml:id="list1479314546" text:style-name="WWNum137">
          <text:list-item>
            <text:p text:style-name="P481"><text:span text:style-name="T1">1699/1700<text:tab/>Bengal</text:span></text:p>
          </text:list-item>
        </text:list>
        <text:p text:style-name="P396"><text:span text:style-name="T1">Capt Benjamin Rous</text:span></text:p>
        <text:p text:style-name="P404"><text:span text:style-name="T1">23 Jan 1700 - 9 Aug 1701</text:span></text:p>
        <text:list xml:id="list132759843469764" text:continue-numbering="true" text:style-name="WWNum137">
          <text:list-item>
            <text:p text:style-name="P393"><text:span text:style-name="T1">1701/2 Madras and Bengal</text:span></text:p>
          </text:list-item>
        </text:list>
        <text:p text:style-name="P482"><text:span text:style-name="Body_20_text_20__28_2_29__20__2b__20_Bold">L/MAR/B/113A(1)<text:tab/></text:span><text:span text:style-name="T1">Journal 28 Feb 1702-12 Apr 1703</text:span></text:p>
        <text:p text:style-name="P396"><text:span text:style-name="T1">Capt Benjamin Rous</text:span></text:p>
        <text:p text:style-name="P104"><text:span text:style-name="T1">Downs 19 Mar 1702 - 2 Apr Tenerife - 9 Sep Madras - 5 Nov Balasore - Apr 1703 Persian Gulf - voyage ended 6 Oct 1704</text:span></text:p>
        <text:h text:style-name="P927" text:outline-level="1"><text:bookmark-start text:name="bookmark62"/><text:span text:style-name="T1">COLCHESTER (2)</text:span><text:bookmark-end text:name="bookmark62"/></text:h>
        <text:p text:style-name="P530"><text:span text:style-name="T1">Rated at 499 tons, 30 guns, 99 crew</text:span></text:p>
        <text:p text:style-name="P300"><text:span text:style-name="T1">1<text:tab/>1739/40 Madras</text:span></text:p>
        <text:p text:style-name="P847"><text:span text:style-name="T1">L/MAR/B/113A(2) </text:span><text:span text:style-name="Body_20_text_20__28_3_29__20__2b__20_Not_20_Bold"><text:span text:style-name="T5">Journal 21 Dec 1739-27 Jul 1741 </text:span></text:span><text:span text:style-name="T1">L/MAR/B/113D(1) </text:span><text:span text:style-name="Body_20_text_20__28_3_29__20__2b__20_Not_20_Bold"><text:span text:style-name="T5">Ledger </text:span></text:span><text:span text:style-name="T1">L/MAR/B/113D(2)<text:tab/></text:span><text:span text:style-name="Body_20_text_20__28_3_29__20__2b__20_Not_20_Bold"><text:span text:style-name="T5">Pay Book</text:span></text:span></text:p>
        <text:p text:style-name="P195"><text:span text:style-name="T1">Capt Richard Micklefield</text:span></text:p>
        <text:p text:style-name="P204"><text:soft-page-break/><text:span text:style-name="T1">Downs 28 Mar 1740 - 19 Aug Madras - 28 Dec Cape - 5 Jul 1741 Long Reach</text:span></text:p>
        <text:p text:style-name="P589"><text:span text:style-name="T1">1742/3 Borneo</text:span></text:p>
        <text:p text:style-name="P173"><text:span text:style-name="T1">Journal 28 Feb 1743-18 Sep 1745, Colin Campbell, Chief Mate Ledger</text:span></text:p>
        <text:p text:style-name="P195"><text:span text:style-name="T1">Ledger ‘for sundry men in Ireland’</text:span></text:p>
        <text:p text:style-name="P195"><text:span text:style-name="T1">Ledger ‘for men from Ireland and Plymouth’</text:span></text:p>
        <text:p text:style-name="P205"><text:span text:style-name="T1">Pay Book</text:span></text:p>
        <text:p text:style-name="P405"><text:span text:style-name="T1">Downs 9 Apr 1743 - 6 Sep Batavia -17 Oct Borneo 15 May 1744 - 23 May Batavia - 9 Jul Mew Bay - 23 Sep Cape - 9 Nov St Helena - 7 May 1745 Kinsale -10 Jul Plymouth - 26 Aug Erith</text:span></text:p>
        <text:list xml:id="list132758262891307" text:continue-numbering="true" text:style-name="WWNum137">
          <text:list-item>
            <text:p text:style-name="P301"><text:span text:style-name="T1">1746/7 Madras and Bengal</text:span></text:p>
          </text:list-item>
        </text:list>
        <text:p text:style-name="P174"><text:span text:style-name="Body_20_text_20__28_2_29__20__2b__20_Bold">L/MAR/B/113F(1) </text:span><text:span text:style-name="T1">Ledger </text:span><text:span text:style-name="Body_20_text_20__28_2_29__20__2b__20_Bold">L/MAR/B/113F(2) </text:span><text:span text:style-name="T1">Pay Book Capt Richard Wood</text:span></text:p>
        <text:p text:style-name="P195"><text:span text:style-name="T1">Downs 16 Feb 1747 - Madras - Bengal - 7 Jun 1749 St Helena -17 Sep Downs</text:span></text:p>
        <text:list xml:id="list132758805064531" text:continue-numbering="true" text:style-name="WWNum137">
          <text:list-item>
            <text:p text:style-name="P147"><text:span text:style-name="T1">1751/2 Madras and Bengal</text:span></text:p>
          </text:list-item>
        </text:list>
        <text:p text:style-name="P123"><text:span text:style-name="Body_20_text_20__28_2_29__20__2b__20_Bold">L/MAR/B/113C </text:span><text:span text:style-name="T1">Journal 9 Nov 1751-30 Sep 1755, Francis Reed, Second Mate </text:span><text:span text:style-name="Body_20_text_20__28_2_29__20__2b__20_Bold">L/MAR/B/113G(1) </text:span><text:span text:style-name="T1">Ledger </text:span><text:span text:style-name="Body_20_text_20__28_2_29__20__2b__20_Bold">L/MAR/B/113G(2) </text:span><text:span text:style-name="T1">Pay Book Capt Roger Mainwaring</text:span></text:p>
        <text:p text:style-name="P104"><text:span text:style-name="T1">Downs 16 Jan 1752 - 9 Apr Cape - 20 May Johanna -16 Jun Madras - 23 Jun Culpee - 20 Sep Ingeli - 12 Oct Madras - 6 Nov Fort St David -13 Mar 1753 Fort St David -10 Apr Vizagapatam - 26 Apr Negrais 10 Mar 1754 - 29 Mar Madras - 3 Jun Batavia - 30 Sep Madras - 29 Nov Ingeli 11 Feb 1755 - 24 May St Helena - 31 Aug Erith</text:span></text:p>
        <text:h text:style-name="P910" text:outline-level="1"><text:bookmark-start text:name="bookmark63"/><text:span text:style-name="T1">COLDSTREAM</text:span><text:bookmark-end text:name="bookmark63"/></text:h>
        <text:p text:style-name="P103"><text:span text:style-name="T1">Extra ship, built by Dudman, launched 1810, 3 decks, 4in bottom, length 133ft llin, keel 107fl 5</text:span><text:span text:style-name="T3">3</text:span><text:span text:style-name="T1">/</text:span><text:span text:style-name="T4">4</text:span><text:span text:style-name="T1">in, breadth 34ft lOin, hold 12ft 9in, wing transom 22ft 2in, port cell 30ft 5in, waist 1ft 6in, between decks 5ft llin &amp; 6ft 2in, roundhouse 6ft 4in, ports 11 upper, 693 tons Principal Managing Owners: 1-6 John Dawson, 7-9 John &amp; Thomas Dawson</text:span></text:p>
        <text:p text:style-name="P303"><text:span text:style-name="T1">1<text:tab/>1811/2 St Helena, Bengal and Madras</text:span></text:p>
        <text:p text:style-name="P353"><text:span text:style-name="Body_20_text_20__28_2_29__20__2b__20_Bold">L/MAR/B/5A<text:tab/></text:span><text:span text:style-name="T1">Journal<text:tab/>30 Nov 1812-29 Sep 1813</text:span></text:p>
        <text:p text:style-name="P835"><text:span text:style-name="T1">L/MAR/B/5J<text:tab/></text:span><text:span text:style-name="Body_20_text_20__28_3_29__20__2b__20_Not_20_Bold"><text:span text:style-name="T5">Ledger</text:span></text:span></text:p>
        <text:p text:style-name="P835"><text:span text:style-name="T1">L/MAR/B/5K(1)<text:tab/></text:span><text:span text:style-name="Body_20_text_20__28_3_29__20__2b__20_Not_20_Bold"><text:span text:style-name="T5">Ledger</text:span></text:span></text:p>
        <text:p text:style-name="P835"><text:span text:style-name="T1">L/MAR/B/5K(2)<text:tab/></text:span><text:span text:style-name="Body_20_text_20__28_3_29__20__2b__20_Not_20_Bold"><text:span text:style-name="T5">Pay Book</text:span></text:span></text:p>
        <text:p text:style-name="P195"><text:span text:style-name="T1">Capt James P Mansell</text:span></text:p>
        <text:p text:style-name="P164"><text:span text:style-name="T1">Portsmouth 10 Mar 1812 - 20 Jun St Helena -19 Sep Saugor - 8 Oct Calcutta - 23 Dec Saugor - 22 Jan 1813 Vizagapatam -16 Feb Masulipatam - 26 Feb Madras -19 Mar Point de Galle - 9 Jun St Helena -13 Aug Long Reach</text:span></text:p>
        <text:list xml:id="list132758522233343" text:continue-list="list1640169344" text:style-name="WWNum125">
          <text:list-item>
            <text:p text:style-name="P570"><text:span text:style-name="T1">1813/4<text:tab/>Bengal</text:span></text:p>
          </text:list-item>
        </text:list>
        <text:p text:style-name="P74"><text:span text:style-name="T1">L/MAR/B/5B<text:tab/>Rough Log 9 Jun 1814-7 Nov 1815, George Jellicoe, Third Mate</text:span></text:p>
        <text:p text:style-name="P74"><text:soft-page-break/><text:span text:style-name="T1">L/MAR/B/5L(1)<text:tab/>Ledger</text:span></text:p>
        <text:p text:style-name="P74"><text:span text:style-name="T1">L/MAR/B/5L(2)<text:tab/>Pay Book</text:span></text:p>
        <text:p text:style-name="P31"><text:span text:style-name="T1">Capt James P Mansell</text:span></text:p>
        <text:p text:style-name="P763"><text:span text:style-name="T1">Portsmouth 8 Jun 1814 - 23 Jun Madeira - Sep Bengal May 1815 -1 Jun Cape -13 Jul St Helena - 20 Sep Long Reach</text:span></text:p>
        <text:list xml:id="list132759985748576" text:continue-numbering="true" text:style-name="WWNum125">
          <text:list-item>
            <text:p text:style-name="P87"><text:span text:style-name="T1">1815/6<text:tab/>St Helena and China</text:span></text:p>
          </text:list-item>
        </text:list>
        <text:p text:style-name="P88"><text:span text:style-name="T1">L/MAR/B/5C<text:tab/>Journal 4<text:tab/>Jan 1816-20 Jun 1817</text:span></text:p>
        <text:p text:style-name="P74"><text:span text:style-name="T1">L/MAR/B/5M(1)<text:tab/>Ledger</text:span></text:p>
        <text:p text:style-name="P74"><text:span text:style-name="T1">L/MAR/B/5M(2)<text:tab/>Pay Book</text:span></text:p>
        <text:p text:style-name="P31"><text:span text:style-name="T1">Capt James Coxwell</text:span></text:p>
        <text:p text:style-name="P692"><text:span text:style-name="T1">Downs 8 Mar 1816 - 21 May St Helena -19 Sep Whampoa - 9 Jan 1817 Second Bar -18 Mar St Helena - 25 May Blackwall</text:span></text:p>
        <text:list xml:id="list132758572056236" text:continue-numbering="true" text:style-name="WWNum125">
          <text:list-item>
            <text:p text:style-name="P570"><text:span text:style-name="T1">1819/20<text:tab/>Madras and Bengal</text:span></text:p>
          </text:list-item>
        </text:list>
        <text:p text:style-name="P769"><text:span text:style-name="T1">L/MAR/B/5D<text:tab/>Deck Log<text:tab/>19 Apr 1820-29 May 1821</text:span></text:p>
        <text:p text:style-name="P767"><text:span text:style-name="T1">Capt Thomas Dormer</text:span></text:p>
        <text:p text:style-name="P764"><text:span text:style-name="T1">Downs 22 May 1820 - 3 Sep Madras - 22 Sep Diamond Harbour - 2 Dec Kedgeree -16 Feb 1821 St Helena -18 Apr Long Reach</text:span></text:p>
        <text:list xml:id="list132759347804380" text:continue-numbering="true" text:style-name="WWNum125">
          <text:list-item>
            <text:p text:style-name="P707"><text:span text:style-name="T1">1821/2<text:tab/>Bengal and Madras</text:span></text:p>
          </text:list-item>
        </text:list>
        <text:p text:style-name="P708"><text:span text:style-name="T1">L/MAR/B/5E<text:tab/>Journal 23<text:tab/>May 1822-28 Jul 1823</text:span></text:p>
        <text:p text:style-name="P709"><text:span text:style-name="T1">L/MAR/B/5N(1)<text:tab/>Ledger</text:span></text:p>
        <text:p text:style-name="P458"><text:span text:style-name="T1">L/MAR/B/5N(2)<text:tab/>Pay Book</text:span></text:p>
        <text:p text:style-name="P396"><text:span text:style-name="T1">Capt George Stephens</text:span></text:p>
        <text:p text:style-name="P108"><text:span text:style-name="T1">Falmouth 15 Jul 1822 - 3 Oct Cape -17 Dec Diamond Harbour - left Bengal 14 Feb 1823 - 23 Feb Madras - 9 May St Helena -10 Jul Blackwall</text:span></text:p>
        <text:list xml:id="list132758120107787" text:continue-numbering="true" text:style-name="WWNum125">
          <text:list-item>
            <text:p text:style-name="P570"><text:span text:style-name="T1">1824/5<text:tab/>Madras and Bengal</text:span></text:p>
          </text:list-item>
        </text:list>
        <text:p text:style-name="P571"><text:span text:style-name="T1">L/MAR/B/5F<text:tab/>Deck Log 28 Apr 1825-13 Jun 1826</text:span></text:p>
      </text:section>
      <text:section text:style-name="Sect8" text:name="Bereich21">
        <text:p text:style-name="P397"><text:span text:style-name="T1">Capt William Hall</text:span></text:p>
        <text:p text:style-name="P396"><text:span text:style-name="T1">Downs 22 May 1825 - 10 Sep Madras - 3 Oct Kedgeree - left Bengal 1 Jan 1826 - 15 Jan Madras -</text:span></text:p>
        <text:list xml:id="list132759806677450" text:continue-list="list132758265868897" text:style-name="WWNum135">
          <text:list-item>
            <text:p text:style-name="P483"><text:span text:style-name="T1">Apr St Helena - 9 Jun Long Reach</text:span></text:p>
          </text:list-item>
          <text:list-item>
            <text:p text:style-name="P457"><text:span text:style-name="T1">Madras and Bengal</text:span></text:p>
          </text:list-item>
        </text:list>
        <text:p text:style-name="P484"><text:span text:style-name="T1">L/MAR/B/5G<text:tab/>Deck Log 10 Aug 1826-26 Apr 1827</text:span></text:p>
        <text:p text:style-name="P396"><text:span text:style-name="T1">Capt George Stephens</text:span></text:p>
        <text:p text:style-name="P396"><text:span text:style-name="T1">Portsmouth 14 Sep 1826 - 11 Jan 1827 Madras - 25 Feb Penang - 27 Mar Calcutta - voyage ended</text:span></text:p>
        <text:list xml:id="list132759473189277" text:continue-numbering="true" text:style-name="WWNum135">
          <text:list-item>
            <text:p text:style-name="P483"><text:span text:style-name="T1">Jan 1828</text:span></text:p>
          </text:list-item>
        </text:list>
        <text:list xml:id="list419629420" text:style-name="WWNum139">
          <text:list-item>
            <text:p text:style-name="P485"><text:span text:style-name="T1">1827/8<text:tab/>Bengal</text:span></text:p>
          </text:list-item>
        </text:list>
        <text:p text:style-name="P484"><text:span text:style-name="Body_20_text_20__28_2_29__20__2b__20_Bold">L/MAR/B/5H<text:tab/></text:span><text:span text:style-name="T1">Deck Log 12 Jun 1828-10 Jan 1829</text:span></text:p>
        <text:p text:style-name="P396"><text:span text:style-name="T1">Capt Miller</text:span></text:p>
        <text:p text:style-name="P401"><text:span text:style-name="T1">Downs 2 Jul 1828 - 31 Jul Madeira - 29 Sep Cape -10 Dec Calcutta -</text:span></text:p>
        <text:list xml:id="list132759570866462" text:continue-numbering="true" text:style-name="WWNum139">
          <text:list-item>
            <text:p text:style-name="P485"><text:span text:style-name="T1">1830/1<text:tab/>China and Quebec</text:span></text:p>
          </text:list-item>
        </text:list>
        <text:p text:style-name="P484"><text:span text:style-name="Body_20_text_20__28_2_29__20__2b__20_Bold">L/MAR/B/5-I<text:tab/></text:span><text:span text:style-name="T1">Deck Log 19 May 1831-6 Jul 1832</text:span></text:p>
        <text:p text:style-name="P396"><text:span text:style-name="T1">Capt William Hall</text:span></text:p>
        <text:p text:style-name="P400"><text:span text:style-name="T1">Downs 4 Jun 1831 -24 Oct Whampoa -15 Jan 1832 Second Bar - 9 Apr St Helena -16 Jun Quebec -</text:span></text:p>
        <text:h text:style-name="P932" text:outline-level="1"><text:bookmark-start text:name="bookmark64"/><text:span text:style-name="T1">COLEBROOKE</text:span><text:bookmark-end text:name="bookmark64"/></text:h>
        <text:p text:style-name="P156"><text:span text:style-name="T1">Built by Perry, launched 1770, 3 decks, 4in bottom, length 137ft, keel 110ft Vfcin, breadth 35ft b^in, wing transom 22ft 7</text:span><text:span text:style-name="T3"><text:note text:id="ftn9" text:note-class="footnote"><text:note-citation/><text:note-body><text:p text:style-name="P896"><text:span text:style-name="T1"><text:tab/>1793/4 Bengal and Madras</text:span></text:p><text:p text:style-name="P899"><text:span text:style-name="T1">L/MAR/B/302A Journal 13 May 1794-9 Nov 1795 Capt Sampson Baker</text:span></text:p><text:p text:style-name="P888"><text:span text:style-name="T1">Gravesend 17 Jun 1794 - 15 Nov Calcutta - 29 Jan 1795 Kedgeree -18 Feb Saugor - 4 Mar Madras - 24 May St Helena -13 Sep River Shannon -18 Oct Deptford</text:span></text:p></text:note-body></text:note></text:span><text:span text:style-name="T1">/4in, port cell 23ft lOin, between decks 5ft lOin &amp; 6ft lin, 739 tons Principal Managing Owners: 1-2 Richard Boulton, 3 Henry Boulton</text:span></text:p>
        <text:list xml:id="list2311340004" text:style-name="WWNum141">
          <text:list-item>
            <text:p text:style-name="P354"><text:span text:style-name="T1">1770/1<text:tab/>Bengal</text:span></text:p>
          </text:list-item>
        </text:list>
        <text:p text:style-name="P355"><text:span text:style-name="Body_20_text_20__28_2_29__20__2b__20_Bold">L/MAR/B/532A<text:tab/></text:span><text:span text:style-name="T1">Journal 1 May<text:tab/>1771-13 Feb<text:tab/>1773</text:span></text:p>
        <text:p text:style-name="P840"><text:span text:style-name="T1">L/MAR/B/532D(1)<text:tab/></text:span><text:span text:style-name="Body_20_text_20__28_3_29__20__2b__20_Not_20_Bold"><text:span text:style-name="T5">Ledger</text:span></text:span></text:p>
        <text:p text:style-name="P840"><text:span text:style-name="T1">L/MAR/B/532D(2)<text:tab/></text:span><text:span text:style-name="Body_20_text_20__28_3_29__20__2b__20_Not_20_Bold"><text:span text:style-name="T5">Pay Book</text:span></text:span></text:p>
        <text:p text:style-name="P195"><text:span text:style-name="T1">Capt Arthur Morris</text:span></text:p>
        <text:p text:style-name="P103"><text:span text:style-name="T1">Portsmouth 30 Apr 1771 -19 May Madeira - 23 Sep False Bay - 9 Oct Simons Bay - 29 Jan 1772 Kedgeree -1 Apr Ingeli - 5 Sep Cape -12 Oct St Helena - 20 Dec Downs</text:span></text:p>
        <text:list xml:id="list132758284403658" text:continue-numbering="true" text:style-name="WWNum141">
          <text:list-item>
            <text:p text:style-name="P354"><text:soft-page-break/><text:span text:style-name="T1">1774/5<text:tab/>Madras and Bengal</text:span></text:p>
          </text:list-item>
        </text:list>
        <text:p text:style-name="P356"><text:span text:style-name="Body_20_text_20__28_2_29__20__2b__20_Bold">L/MAR/B/532B<text:tab/></text:span><text:span text:style-name="T1">Journal 20<text:tab/>Oct<text:tab/>1774-12 Jun<text:tab/>1776</text:span></text:p>
        <text:p text:style-name="P840"><text:span text:style-name="T1">L/MAR/B/532E(1)<text:tab/></text:span><text:span text:style-name="Body_20_text_20__28_3_29__20__2b__20_Not_20_Bold"><text:span text:style-name="T5">Ledger</text:span></text:span></text:p>
        <text:p text:style-name="P840"><text:span text:style-name="T1">L/MAR/B/532E(2)<text:tab/></text:span><text:span text:style-name="Body_20_text_20__28_3_29__20__2b__20_Not_20_Bold"><text:span text:style-name="T5">Pay Book</text:span></text:span></text:p>
        <text:p text:style-name="P195"><text:span text:style-name="T1">Capt Arthur Morris</text:span></text:p>
        <text:p text:style-name="P27"><text:span text:style-name="T1">Portsmouth 18 Jan 1775 - 18 Apr Cape - 23 Jun Madras -16 Jul Kedgeree -1 Sep Ingeli -1 Oct Madras -11 Jan 1776 Cape<text:tab/>- 26 Feb St Helena - 7 Jun Downs</text:span></text:p>
        <text:list xml:id="list132759982751159" text:continue-numbering="true" text:style-name="WWNum141">
          <text:list-item>
            <text:p text:style-name="P486"><text:span text:style-name="T1">1777/8<text:tab/>Bombay</text:span></text:p>
          </text:list-item>
        </text:list>
        <text:p text:style-name="P124"><text:span text:style-name="Body_20_text_20__28_2_29__20__2b__20_Bold">L/MAR/B/532C </text:span><text:span text:style-name="T1">Journal </text:span><text:span text:style-name="Body_20_text_20__28_2_29__20__2b__20_Bold">31 </text:span><text:span text:style-name="T1">Dec </text:span><text:span text:style-name="Body_20_text_20__28_2_29__20__2b__20_Bold">1771-31 </text:span><text:span text:style-name="T1">Aug </text:span><text:span text:style-name="Body_20_text_20__28_2_29__20__2b__20_Bold">1778, </text:span><text:span text:style-name="T1">John Sherwood, Second Mate Capt Arthur Morris</text:span></text:p>
        <text:p text:style-name="P400"><text:span text:style-name="T1">Portsmouth 27 Apr 1778 - 25 May Madeira - wrecked 24 Aug, struck a rock entering False Bay</text:span></text:p>
        <text:h text:style-name="P924" text:outline-level="1"><text:bookmark-start text:name="bookmark65"/><text:span text:style-name="T1">COMET (1)</text:span><text:bookmark-end text:name="bookmark65"/></text:h>
        <text:p text:style-name="P396"><text:span text:style-name="T1">Extra ship, built by Young, measured 1794, 2 decks, length 96ft 5in, keel 76ft 3in, breadth 27ft lin, hold 12ft, wing transom 15ft 8in, waist 6in, between decks 6ft 2in, 297 tons</text:span></text:p>
        <text:h text:style-name="P918" text:outline-level="1"><text:bookmark-start text:name="bookmark66"/><text:span text:style-name="T1">COMET (2)</text:span><text:bookmark-end text:name="bookmark66"/></text:h>
        <text:p text:style-name="P601"><text:span text:style-name="T1">Extra ship, built by Wells, launched 1801, 3 decks, 4in bottom, length 120ft </text:span><text:span text:style-name="Body_20_text_20__28_2_29__20__2b__20_Italic">VAin,</text:span><text:span text:style-name="T1"> keel 95ft 7</text:span><text:span text:style-name="T3">1</text:span><text:span text:style-name="T1">/</text:span><text:span text:style-name="T4">2</text:span><text:span text:style-name="T1">in, breadth 32ft 3in, hold 12ft 5in, wing transom 20ft 7</text:span><text:span text:style-name="T3">1</text:span><text:span text:style-name="T1">/</text:span><text:span text:style-name="T4">2</text:span><text:span text:style-name="T1">in, port cell 22ft 9in, waist 6in, between decks 4ft 1 lin &amp; 6ft 6in, roundhouse 6ft 3in, ports 11 middle &amp; upper, 529 tons Principal Managing Owner: John St Barbe</text:span></text:p>
        <text:list xml:id="list3579712588" text:style-name="WWNum143">
          <text:list-item>
            <text:p text:style-name="P189"><text:span text:style-name="T1">1800/1<text:tab/>Bengal</text:span></text:p>
          </text:list-item>
        </text:list>
        <text:p text:style-name="P357"><text:span text:style-name="T1">L/MAR/B/302B<text:tab/>Journal 10 Apr 1801-10 Feb 1803</text:span></text:p>
        <text:p text:style-name="P357"><text:span text:style-name="T1">L/MAR/B/302D(1)<text:tab/>Ledger</text:span></text:p>
        <text:p text:style-name="P357"><text:span text:style-name="T1">L/MAR/B/302D(2)<text:tab/>Pay Book</text:span></text:p>
        <text:p text:style-name="P154"><text:span text:style-name="T1">L/MAR/B/302D(3) Imprest Book Capt Thomas Larkins</text:span></text:p>
        <text:p text:style-name="P156"><text:span text:style-name="T1">Portsmouth 9 Sep 1801 - 9 Feb 1802 Calcutta - 7 May Diamond Harbour - 23 May returned to Calcutta - 7 Jul Diamond Harbour - 2 Aug Kedgeree - 8 Nov St Helena - 5 Jan 1803 Long Reach</text:span></text:p>
        <text:list xml:id="list132759053384498" text:continue-numbering="true" text:style-name="WWNum143">
          <text:list-item>
            <text:p text:style-name="P358"><text:span text:style-name="T1">1802/3<text:tab/>St Helena and Bengal</text:span></text:p>
          </text:list-item>
        </text:list>
        <text:p text:style-name="P195"><text:span text:style-name="T1">Capt James Moring</text:span></text:p>
        <text:p text:style-name="P201"><text:span text:style-name="T1">Portsmouth 21 Jun 1803 - captured north of Madeira 1 Jul, recovered</text:span></text:p>
        <text:list xml:id="list132759495464107" text:continue-numbering="true" text:style-name="WWNum143">
          <text:list-item>
            <text:p text:style-name="P487"><text:span text:style-name="T1">1804/5<text:tab/>Madras and Bengal</text:span></text:p>
          </text:list-item>
        </text:list>
        <text:p text:style-name="P488"><text:span text:style-name="T1">L/MAR/B/302C<text:tab/>Journal 12 Feb 1805-4 Jun 1807</text:span></text:p>
        <text:p text:style-name="P488"><text:soft-page-break/><text:span text:style-name="T1">L/MAR/B/302E(1)<text:tab/>Ledger</text:span></text:p>
        <text:p text:style-name="P488"><text:span text:style-name="T1">L/MAR/B/302E(2)<text:tab/>Pay Book</text:span></text:p>
        <text:p text:style-name="P396"><text:span text:style-name="T1">Capt James Moring</text:span></text:p>
        <text:p text:style-name="P413"><text:span text:style-name="T1">Cork 31 Aug 1805 - 29 Sep Madeira -12 Nov San Salvador - 6 Jan 1806 Cape - 22 Apr Madras - 5 Jun Masulipatam -17 Jun Calcutta -18 Aug Culpee - 24 Sep Saugor -10 Oct Madras -18 Oct Trincomalee - 30 Dec Cape - 23 Jan 1807 St Helena -15 Apr Blackwall</text:span></text:p>
        <text:h text:style-name="P919" text:outline-level="1"><text:bookmark-start text:name="bookmark67"/><text:span text:style-name="T1">COMFORT</text:span><text:bookmark-end text:name="bookmark67"/></text:h>
        <text:p text:style-name="P525"><text:span text:style-name="T1">Purchased at Ipswich for £1000, former name </text:span><text:span text:style-name="Body_20_text_20__28_2_29__20__2b__20_Italic">Consolation,</text:span><text:span text:style-name="T1"> 170/250 tons</text:span></text:p>
        <text:p text:style-name="P359"><text:span text:style-name="T1">1<text:tab/>1632/3 Bantam, to remain</text:span></text:p>
        <text:p text:style-name="P195"><text:span text:style-name="T1">Master Richard Hopkins/Walter Clark</text:span></text:p>
        <text:p text:style-name="P720"><text:span text:style-name="T1">Downs Jan 1633 - Bantam - Sumatra - Nov 1634 Bantam - at Masulipatam Sep 1638 - captured and burnt in Malabars</text:span></text:p>
        <text:h text:style-name="P933" text:outline-level="1"><text:bookmark-start text:name="bookmark68"/><text:span text:style-name="T1">COMMERCE see EXPECTATION</text:span><text:bookmark-end text:name="bookmark68"/></text:h>
        <text:h text:style-name="P927" text:outline-level="1"><text:bookmark-start text:name="bookmark69"/><text:span text:style-name="T1">COMMODORE HAYES</text:span><text:bookmark-end text:name="bookmark69"/></text:h>
        <text:list xml:id="list2457085998" text:style-name="WWNum145">
          <text:list-item>
            <text:p text:style-name="P89"><text:span text:style-name="T1">From Bengal 1819</text:span></text:p>
          </text:list-item>
        </text:list>
        <text:p text:style-name="P4"><text:span text:style-name="T1">L/MAR/B/161A Deck Log 19 Aug 1819-8 May 1820 Capt J M Ardlie</text:span></text:p>
        <text:p text:style-name="P32"><text:span text:style-name="T1">Saugor 6 Nov 1819 -15 Feb 1820 Cape -15 Apr Blackwall</text:span></text:p>
        <text:list xml:id="list132760007421473" text:continue-numbering="true" text:style-name="WWNum145">
          <text:list-item>
            <text:p text:style-name="P190"><text:span text:style-name="T1">1824/5 Madras and Bengal L/MAR/B/161B Deck Log 8 Apr 1825-16 Jan 1826 Capt Lewis William Moncrief</text:span></text:p>
          </text:list-item>
        </text:list>
        <text:p text:style-name="P195"><text:span text:style-name="T1">Falmouth 6 Jun 1825 - 10 Oct Madras - 4 Dec Rangoon - 2 Jan 1826 Calcutta</text:span></text:p>
      </text:section>
      <text:section text:style-name="Sect9" text:name="Bereich22">
        <text:h text:style-name="P920" text:outline-level="1"><text:bookmark-start text:name="bookmark70"/><text:span text:style-name="T1">COMPTON</text:span><text:bookmark-end text:name="bookmark70"/></text:h>
        <text:p text:style-name="P516"><text:span text:style-name="T1">Rated at 440/480 tons, 88/90 crew, 30 guns</text:span></text:p>
        <text:list xml:id="list4216440378" text:style-name="WWNum147">
          <text:list-item>
            <text:p text:style-name="P489"><text:span text:style-name="T1">1722/3<text:tab/>Bombay</text:span></text:p>
          </text:list-item>
        </text:list>
        <text:p text:style-name="P490"><text:span text:style-name="Body_20_text_20__28_2_29__20__2b__20_Bold">L/MAR/B/666A<text:tab/></text:span><text:span text:style-name="T1">Journal 11 Dec 1722-9 Apr 1726</text:span></text:p>
        <text:p text:style-name="P797"><text:span text:style-name="T1">L/MAR/B/666D(1)<text:tab/></text:span><text:span text:style-name="Body_20_text_20__28_3_29__20__2b__20_Not_20_Bold"><text:span text:style-name="T5">Ledger</text:span></text:span></text:p>
        <text:p text:style-name="P797"><text:span text:style-name="T1">L/MAR/B/666D(2)<text:tab/></text:span><text:span text:style-name="Body_20_text_20__28_3_29__20__2b__20_Not_20_Bold"><text:span text:style-name="T5">Pay Book</text:span></text:span></text:p>
        <text:p text:style-name="P396"><text:span text:style-name="T1">Capt William Mawson</text:span></text:p>
        <text:p text:style-name="P105"><text:span text:style-name="T1">Downs 1 Apr 1723 - 23 Aug Bombay - 17 Oct Karwar - 26 Oct Tellicherry - 3 Nov Cochin -13 Nov Anjengo - 5 Dec Cochin -10 Dec Calicut -12 Dec Tellicherry -16 Jan 1724 Bombay -15 Feb Surat - 4 Apr Bombay -18 Jun Bandar Abbas -12 Aug Basra - 28 Nov Bandar Abbas - 7 Jan 1725 Surat - 10 Feb Bombay - 23 Mar Goa - 8 Apr Tellicherry -10 May Madras -11 Nov Cape - 26 Dec St Helena -19 Jan 1726 Ascension - 9 Apr Woolwich</text:span></text:p>
        <text:list xml:id="list132759142040088" text:continue-numbering="true" text:style-name="WWNum147">
          <text:list-item>
            <text:p text:style-name="P489"><text:span text:style-name="T1">1727/8<text:tab/>Bengal</text:span></text:p>
          </text:list-item>
        </text:list>
        <text:p text:style-name="P490"><text:span text:style-name="Body_20_text_20__28_2_29__20__2b__20_Bold">L/MAR/B/666B<text:tab/></text:span><text:span text:style-name="T1">Journal 13 Feb 1728-6 Aug 1730</text:span></text:p>
        <text:p text:style-name="P797"><text:span text:style-name="T1">L/MAR/B/666E(1)<text:tab/></text:span><text:span text:style-name="Body_20_text_20__28_3_29__20__2b__20_Not_20_Bold"><text:span text:style-name="T5">Ledger</text:span></text:span></text:p>
        <text:p text:style-name="P797"><text:span text:style-name="T1">L/MAR/B/666E(2)<text:tab/></text:span><text:span text:style-name="Body_20_text_20__28_3_29__20__2b__20_Not_20_Bold"><text:span text:style-name="T5">Pay Book</text:span></text:span></text:p>
        <text:p text:style-name="P396"><text:span text:style-name="T1">Capt John Misenor</text:span></text:p>
        <text:p text:style-name="P105"><text:span text:style-name="T1">Downs 26 Feb 1728 - 27 Mar Sao Tiago - 5 Aug Madras - 22 Sep Calcutta - 8 Feb 1729 Cochin - 12 Mar Socotra - 25 Mar Mokha -18 Apr Jiddah - 25 Jul Mokha - 28 Aug Madras -15 Sep Balasore - 1 Oct Calcutta - 7 Jan 1730 Madras -13 May St Helena - 6 Aug Woolwich</text:span></text:p>
        <text:list xml:id="list132760133734954" text:continue-numbering="true" text:style-name="WWNum147">
          <text:list-item>
            <text:p text:style-name="P489"><text:span text:style-name="T1">1731/2<text:tab/>China</text:span></text:p>
          </text:list-item>
        </text:list>
        <text:p text:style-name="P490"><text:span text:style-name="Body_20_text_20__28_2_29__20__2b__20_Bold">L/MAR/B/666C<text:tab/></text:span><text:span text:style-name="T1">Journal 6 Dec </text:span><text:span text:style-name="Body_20_text_20__28_2_29__20__2b__20_Bold">1731-14 </text:span><text:span text:style-name="T1">Jun </text:span><text:span text:style-name="Body_20_text_20__28_2_29__20__2b__20_Bold">1734, </text:span><text:span text:style-name="T1">Robert Holmes, Chief Mate</text:span></text:p>
        <text:p text:style-name="P797"><text:span text:style-name="T1">L/MAR/B/666F(1)<text:tab/></text:span><text:span text:style-name="Body_20_text_20__28_3_29__20__2b__20_Not_20_Bold"><text:span text:style-name="T5">Ledger</text:span></text:span></text:p>
        <text:p text:style-name="P797"><text:span text:style-name="T1">L/MAR/B/666F(2)<text:tab/></text:span><text:span text:style-name="Body_20_text_20__28_3_29__20__2b__20_Not_20_Bold"><text:span text:style-name="T5">Pay Book</text:span></text:span></text:p>
        <text:p text:style-name="P396"><text:span text:style-name="T1">Capt John Misenor</text:span></text:p>
        <text:p text:style-name="P103"><text:span text:style-name="T1">Downs 21 Dec 1731-4 Jan 1732 Madeira - 5 Mar Cape -15 May Batavia - 2 Jul Whampoa -16 Nov Malacca -17 Feb 1733 Bombay - 2 Mar Surat - 27 Mar Bombay - 27 Apr Anjengo - 7 May Madras - 21 Jun Malacca - 22 Jul Whampoa 7 Dec -18 Mar 1734 St Helena -14 Jun Deptford</text:span></text:p>
        <text:list xml:id="list132759648806080" text:continue-numbering="true" text:style-name="WWNum147">
          <text:list-item>
            <text:p text:style-name="P258"><text:span text:style-name="T1">1735/6 Bengal and Benkulen</text:span></text:p>
          </text:list-item>
        </text:list>
        <text:p text:style-name="P818"><text:span text:style-name="T1">L/MAR/B/666G(1)<text:tab/></text:span><text:span text:style-name="Body_20_text_20__28_3_29__20__2b__20_Not_20_Bold"><text:span text:style-name="T5">Imprest Book</text:span></text:span></text:p>
        <text:p text:style-name="P818"><text:span text:style-name="T1">L/MAR/B/666G(2)<text:tab/></text:span><text:span text:style-name="Body_20_text_20__28_3_29__20__2b__20_Not_20_Bold"><text:span text:style-name="T5">Receipt Book</text:span></text:span></text:p>
        <text:p text:style-name="P195"><text:span text:style-name="T1">Capt Robert Holmes</text:span></text:p>
        <text:list xml:id="list132758394377757" text:continue-list="list132760007241064" text:style-name="WWNum91">
          <text:list-item>
            <text:p text:style-name="P360"><text:soft-page-break/><text:span text:style-name="T1">Feb 1736 - burnt at Benkulen 12 Jan 1737</text:span></text:p>
          </text:list-item>
        </text:list>
        <text:h text:style-name="P948" text:outline-level="1"><text:bookmark-start text:name="bookmark71"/><text:span text:style-name="T1">CONSENT</text:span><text:bookmark-end text:name="bookmark71"/></text:h>
        <text:p text:style-name="P728"><text:span text:style-name="T1">Pinnace, 115 tons, sold in 1609</text:span></text:p>
        <text:p text:style-name="P731"><text:span text:style-name="T1">1<text:tab/>1606/7 Bantam</text:span></text:p>
        <text:p text:style-name="P518"><text:span text:style-name="T1">Capt David Middleton, Master Edmund Bonham</text:span></text:p>
        <text:p text:style-name="P791"><text:span text:style-name="T1">Downs 1 Apr 1607 - Plymouth 12 Apr -14 Nov Bantam - Jan 1608 Moluccas - Buton - 22 May Bantam 15 Jul - Jan 1609 Dartmouth</text:span></text:p>
        <text:h text:style-name="P934" text:outline-level="1"><text:bookmark-start text:name="bookmark72"/><text:span text:style-name="T1">CONSOLATION see COMFORT</text:span><text:bookmark-end text:name="bookmark72"/></text:h>
        <text:h text:style-name="P919" text:outline-level="1"><text:bookmark-start text:name="bookmark73"/><text:span text:style-name="T1">CONSTANTINOPLE MERCHANT</text:span><text:bookmark-end text:name="bookmark73"/></text:h>
        <text:p text:style-name="P572"><text:span text:style-name="T1">300<text:tab/>tons, 40 crew</text:span></text:p>
        <text:list xml:id="list1237393239" text:style-name="WWNum149">
          <text:list-item>
            <text:p text:style-name="P573"><text:span text:style-name="T1">1658/9<text:tab/>Surat</text:span></text:p>
          </text:list-item>
        </text:list>
        <text:list xml:id="list132759593781661" text:continue-list="list132758125091360" text:style-name="WWNum123">
          <text:list-item>
            <text:p text:style-name="P594"><text:span text:style-name="T1">6 Aug 1660 Downs</text:span></text:p>
          </text:list-item>
        </text:list>
        <text:list xml:id="list132760193987972" text:continue-list="list1237393239" text:style-name="WWNum149">
          <text:list-item>
            <text:p text:style-name="P755"><text:span text:style-name="T1">1660/1<text:tab/>Mauritius and Surat</text:span></text:p>
          </text:list-item>
        </text:list>
        <text:p text:style-name="P752"><text:span text:style-name="T1">Capt Robert Browne</text:span></text:p>
        <text:list xml:id="list132758996293799" text:continue-numbering="true" text:style-name="WWNum149">
          <text:list-item>
            <text:p text:style-name="P741"><text:span text:style-name="T1">1662/3<text:tab/>St Helena and Bantam</text:span></text:p>
          </text:list-item>
        </text:list>
        <text:p text:style-name="P739"><text:span text:style-name="T1">Feb 1663 -</text:span></text:p>
        <text:list xml:id="list132759796085450" text:continue-numbering="true" text:style-name="WWNum149">
          <text:list-item>
            <text:p text:style-name="P668"><text:span text:style-name="T1">1664/5<text:tab/>Bantam</text:span></text:p>
          </text:list-item>
        </text:list>
        <text:p text:style-name="P645"><text:span text:style-name="T1">Capt George Browne</text:span></text:p>
        <text:p text:style-name="P649"><text:span text:style-name="T1">Sep 1664 - 14 Aug 1665 Downs</text:span></text:p>
        <text:list xml:id="list132758449738664" text:continue-numbering="true" text:style-name="WWNum149">
          <text:list-item>
            <text:p text:style-name="P90"><text:span text:style-name="T1">1665/6<text:tab/>Madras</text:span></text:p>
          </text:list-item>
        </text:list>
        <text:p text:style-name="P36"><text:span text:style-name="T1">Capt Samuel Ward</text:span></text:p>
        <text:list xml:id="list132759986449560" text:continue-numbering="true" text:style-name="WWNum149">
          <text:list-item>
            <text:p text:style-name="P90"><text:span text:style-name="T1">1667/8<text:tab/>Surat</text:span></text:p>
          </text:list-item>
        </text:list>
        <text:p text:style-name="P31"><text:span text:style-name="T1">Capt Samuel Ward</text:span></text:p>
        <text:list xml:id="list132759047384801" text:continue-list="list132759593781661" text:style-name="WWNum123">
          <text:list-item>
            <text:p text:style-name="P595"><text:span text:style-name="T1">28 May 1669 Downs</text:span></text:p>
          </text:list-item>
        </text:list>
        <text:list xml:id="list132759879705218" text:continue-list="list132759986449560" text:style-name="WWNum149">
          <text:list-item>
            <text:p text:style-name="P682"><text:span text:style-name="T1">i 1669/70 Bantam Capt Nathaniel Horseman Mar 1670 - 12 Jun 1671 Downs</text:span></text:p>
          </text:list-item>
        </text:list>
      </text:section>
      <text:section text:style-name="Sect3" text:name="Bereich23">
        <text:p text:style-name="P952"><text:soft-page-break/><draw:frame draw:style-name="fr3" draw:name="Rahmen46" text:anchor-type="as-char" svg:width="41.981cm" svg:height="0.656cm" draw:z-index="0"><draw:text-box><text:p text:style-name="P900"/></draw:text-box></draw:frame><text:s/></text:p>
      </text:section>
      <text:section text:style-name="Sect10" text:name="Bereich24">
        <text:h text:style-name="P919" text:outline-level="1"><text:bookmark-start text:name="bookmark74"/><text:span text:style-name="T1">CONCORD (1)</text:span><text:bookmark-end text:name="bookmark74"/></text:h>
        <text:p text:style-name="P516"><text:span text:style-name="T1">213 tons</text:span></text:p>
        <text:p text:style-name="P437"><text:span text:style-name="T1">1<text:tab/>1613/4 Bantam</text:span></text:p>
        <text:p text:style-name="P396"><text:span text:style-name="T1">Capt Giles Hawkins, Master Richard Petty</text:span></text:p>
        <text:p text:style-name="P111"><text:span text:style-name="T1">Downs 9 Jan 1614-9 May Cape 3 Jun - 8 Sep Bantam - 27 Jan 1615 sent for Macasser, Amboina and Bandas - back at Bantam 14 Aug -15 Sep Batavia - sent for Celebes and Bandas 20 Jan 1616 - withdrew in face of Dutch opposition - scuttled at Batavia 1616</text:span></text:p>
        <text:h text:style-name="P946" text:outline-level="1"><text:bookmark-start text:name="bookmark75"/><text:span text:style-name="T1">CONCORD (2)</text:span><text:bookmark-end text:name="bookmark75"/></text:h>
        <text:p text:style-name="P715"><text:span text:style-name="T1">300 tons, 60 crew, 24 tons 1<text:tab/>1659/60 Madras and Bengal</text:span></text:p>
        <text:p text:style-name="P125"><text:span text:style-name="T1">L/MAR/A/LXVin Journal 25 Feb 1660-19 Feb 1663, Ralph Hodgkins, Chief Mate Capt Roger Kilvert</text:span></text:p>
        <text:p text:style-name="P396"><text:span text:style-name="T1">Gravesend 25 Feb 1660 - 26 Jun Johanna - Madras - 21 Dec 1661 Balasore - 3 Jan 1662 Masulipatam - 24 Jan Madras -12 Jun St Laurence - 2 Jul Madagascar - 28 Oct St Helena - Feb 1663 Downs</text:span></text:p>
        <text:h text:style-name="P916" text:outline-level="1"><text:bookmark-start text:name="bookmark76"/><text:span text:style-name="T1">CONTRACTOR</text:span><text:bookmark-end text:name="bookmark76"/></text:h>
        <text:p text:style-name="P154"><text:span text:style-name="T1">Built by Batson, launched 1779, 3 decks, 4in bottom, length 137ft 6in, keel 109ft 8in, breadth 36ft 6in, hold 15ft Vain, wing transom 23ft 6in, port cell 27ft '/4in, between decks 6ft 4in, 777 tons Principal Managing Owners; 1-3 John Durand, 4-6 John Hodson Durand, 7 Robert Wigram</text:span></text:p>
        <text:p text:style-name="P710"><text:span text:style-name="T1">1<text:tab/>1779/80 Madras, Bombay and China</text:span></text:p>
        <text:p text:style-name="P711"><text:span text:style-name="Body_20_text_20__28_2_29__20__2b__20_Bold">L/MAR/B/319A<text:tab/></text:span><text:span text:style-name="T1">Journal 11 Oct 1779-21 Dec 1782</text:span></text:p>
        <text:p text:style-name="P863"><text:span text:style-name="T1">L/MAR/B/319-I(1)<text:tab/></text:span><text:span text:style-name="Body_20_text_20__28_3_29__20__2b__20_Not_20_Bold"><text:span text:style-name="T5">Ledger</text:span></text:span></text:p>
        <text:p text:style-name="P863"><text:span text:style-name="T1">L/MAR/B/319-I(2)<text:tab/></text:span><text:span text:style-name="Body_20_text_20__28_3_29__20__2b__20_Not_20_Bold"><text:span text:style-name="T5">Pay Book</text:span></text:span></text:p>
        <text:p text:style-name="P863"><text:span text:style-name="T1">L/MAR/B/319-I(3)<text:tab/></text:span><text:span text:style-name="Body_20_text_20__28_3_29__20__2b__20_Not_20_Bold"><text:span text:style-name="T5">Imprest Book</text:span></text:span></text:p>
        <text:p text:style-name="P863"><text:span text:style-name="T1">L/MAK/B/319-I(4)<text:tab/></text:span><text:span text:style-name="Body_20_text_20__28_3_29__20__2b__20_Not_20_Bold"><text:span text:style-name="T5">Absence Book</text:span></text:span></text:p>
        <text:p text:style-name="P702"><text:span text:style-name="T1">Capt James Baldwin</text:span></text:p>
        <text:p text:style-name="P757"><text:span text:style-name="T1">Torbay 3 Apr 1780 - 6 Jun Trinidade - 3 Sep Madras - 5 Oct ‘Tumala Punta’ -14 Oct Madras - 27 Nov Tellicherry 2 Mar 1781 -16 Mar Goa - 7 Apr Bombay - 9 Aug Madras - 30 Sep Whampoa 31 Jan 1782 - 14 Jul St Helena - 24 Oct Downs</text:span></text:p>
        <text:p text:style-name="P259"><text:span text:style-name="Body_20_text_20__28_2_29__20__2b__20_Bold">2<text:tab/></text:span><text:span text:style-name="T1">1783/4 Madras and China</text:span></text:p>
        <text:p text:style-name="P361"><text:span text:style-name="Body_20_text_20__28_2_29__20__2b__20_Bold">L/MAR/B/319B<text:tab/></text:span><text:span text:style-name="T1">Journal 12 Oct 1783-14 Oct 1785</text:span></text:p>
        <text:p text:style-name="P841"><text:span text:style-name="T1">L/MAR/B/319J(1)<text:tab/></text:span><text:span text:style-name="Body_20_text_20__28_3_29__20__2b__20_Not_20_Bold"><text:span text:style-name="T5">Ledger</text:span></text:span></text:p>
        <text:p text:style-name="P841"><text:span text:style-name="T1">L/MAR/B/319J(2)<text:tab/></text:span><text:span text:style-name="Body_20_text_20__28_3_29__20__2b__20_Not_20_Bold"><text:span text:style-name="T5">Pay Book</text:span></text:span></text:p>
      </text:section>
      <text:section text:style-name="Sect10" text:name="Bereich25">
        <text:p text:style-name="P196"><text:span text:style-name="T1">Capt William Mackintosh</text:span></text:p>
        <text:p text:style-name="P153"><text:span text:style-name="T1">Downs 19 Jan 1784 - 19 Jun Madras - 3 Oct Whampoa - 25 Jan 1785 Second Bar - 5 Jun St Helena - 1 Sep Downs</text:span></text:p>
        <text:list xml:id="list132759902145857" text:continue-list="list132760007421473" text:style-name="WWNum145">
          <text:list-item>
            <text:p text:style-name="P491"><text:span text:style-name="T1">1785/6<text:tab/>China</text:span></text:p>
          </text:list-item>
        </text:list>
        <text:p text:style-name="P492"><text:span text:style-name="Body_20_text_20__28_2_29__20__2b__20_Bold">L/MAR/B/319C<text:tab/></text:span><text:span text:style-name="T1">Journal 12 Jan 1786-25 Jul 1787</text:span></text:p>
        <text:p text:style-name="P810"><text:span text:style-name="T1">L/MAR/B/319K(1)<text:tab/></text:span><text:span text:style-name="Body_20_text_20__28_3_29__20__2b__20_Not_20_Bold"><text:span text:style-name="T5">Ledger</text:span></text:span></text:p>
        <text:p text:style-name="P810"><text:span text:style-name="T1">L/MAR/B/319K(2)<text:tab/></text:span><text:span text:style-name="Body_20_text_20__28_3_29__20__2b__20_Not_20_Bold"><text:span text:style-name="T5">Pay Book</text:span></text:span></text:p>
        <text:p text:style-name="P396"><text:span text:style-name="T1">Capt William Mackintosh</text:span></text:p>
        <text:p text:style-name="P401"><text:span text:style-name="T1">Downs 26 Mar 1786 - 17 Aug Whampoa -22 Dec Second Bar - 25 Mar 1787 St Helena - 20 Jun Long Reach</text:span></text:p>
        <text:list xml:id="list132758776720941" text:continue-numbering="true" text:style-name="WWNum145">
          <text:list-item>
            <text:p text:style-name="P493"><text:span text:style-name="T1">1787/8<text:tab/>Madras<text:tab/>and China</text:span></text:p>
          </text:list-item>
        </text:list>
        <text:p text:style-name="P492"><text:span text:style-name="Body_20_text_20__28_2_29__20__2b__20_Bold">L/MAR/B/319D<text:tab/></text:span><text:span text:style-name="T1">Journal 26 Nov 1786-26 Dec 1789</text:span></text:p>
        <text:p text:style-name="P810"><text:span text:style-name="T1">L/MAR/B/319L(1)<text:tab/></text:span><text:span text:style-name="Body_20_text_20__28_3_29__20__2b__20_Not_20_Bold"><text:span text:style-name="T5">Ledger</text:span></text:span></text:p>
        <text:p text:style-name="P810"><text:span text:style-name="T1">L/MAR/B/319L(2)<text:tab/></text:span><text:span text:style-name="Body_20_text_20__28_3_29__20__2b__20_Not_20_Bold"><text:span text:style-name="T5">Pay Book</text:span></text:span></text:p>
        <text:p text:style-name="P396"><text:span text:style-name="T1">Capt John Bartlett</text:span></text:p>
        <text:p text:style-name="P103"><text:span text:style-name="T1">Downs 9 Mar 1788 - 25 Aug Madras -18 Nov Batavia - 8 Feb 1789 Whampoa - 9 Mar Second Bar - 19 Aug St Helena -19 Dec Long Reach</text:span></text:p>
        <text:list xml:id="list132758644769733" text:continue-numbering="true" text:style-name="WWNum145">
          <text:list-item>
            <text:p text:style-name="P362"><text:span text:style-name="T1">1791/2<text:tab/>Madras<text:tab/>and Bengal</text:span></text:p>
          </text:list-item>
        </text:list>
        <text:p text:style-name="P363"><text:span text:style-name="Body_20_text_20__28_2_29__20__2b__20_Bold">L/MAR/B/31</text:span><text:span text:style-name="T1">9E<text:tab/>Journal 17 Jan<text:tab/>1792-10 Jul 1793</text:span></text:p>
        <text:p text:style-name="P364"><text:span text:style-name="Body_20_text_20__28_2_29__20__2b__20_Bold">L/MAR/B/319F<text:tab/></text:span><text:span text:style-name="T1">Deck Log 17 Jan 1792-10 Aug 1793</text:span></text:p>
        <text:p text:style-name="P842"><text:span text:style-name="T1">L/MAR/B/319M(1)<text:tab/></text:span><text:span text:style-name="Body_20_text_20__28_3_29__20__2b__20_Not_20_Bold"><text:span text:style-name="T5">Ledger</text:span></text:span></text:p>
        <text:p text:style-name="P842"><text:span text:style-name="T1">L/MAR/B/319M(2)<text:tab/></text:span><text:span text:style-name="Body_20_text_20__28_3_29__20__2b__20_Not_20_Bold"><text:span text:style-name="T5">Pay Book</text:span></text:span></text:p>
        <text:p text:style-name="P195"><text:span text:style-name="T1">Capt John Bartlett</text:span></text:p>
        <text:p text:style-name="P153"><text:span text:style-name="T1">Downs 6 Apr 1792 - 5 Aug Madras - 31 Aug Diamond Harbour - 20 Dec Cox’s Island -15 Jan 1793 Madras -13 Apr St Helena - 6 Jul Long Reach</text:span></text:p>
        <text:list xml:id="list132759210593407" text:continue-numbering="true" text:style-name="WWNum145">
          <text:list-item>
            <text:p text:style-name="P491"><text:span text:style-name="T1">1793/4<text:tab/>Bengal</text:span></text:p>
          </text:list-item>
        </text:list>
        <text:p text:style-name="P492"><text:span text:style-name="Body_20_text_20__28_2_29__20__2b__20_Bold">L/MAR/B/319G<text:tab/></text:span><text:span text:style-name="T1">Journal 1 Feb 1794-25 Sep 1795</text:span></text:p>
        <text:p text:style-name="P810"><text:span text:style-name="T1">L/MAR/B/319N(1)<text:tab/></text:span><text:span text:style-name="Body_20_text_20__28_3_29__20__2b__20_Not_20_Bold"><text:span text:style-name="T5">Ledger</text:span></text:span></text:p>
        <text:p text:style-name="P810"><text:soft-page-break/><text:span text:style-name="T1">L/MAR/B/319N(2)<text:tab/></text:span><text:span text:style-name="Body_20_text_20__28_3_29__20__2b__20_Not_20_Bold"><text:span text:style-name="T5">Pay Book</text:span></text:span></text:p>
        <text:p text:style-name="P396"><text:span text:style-name="T1">Capt John Bartlett</text:span></text:p>
        <text:p text:style-name="P148"><text:span text:style-name="T1">Portsmouth 2 May 1794 - 4 Jul Rio de Janeiro -15 Sep Diamond Harbour - 28 Nov Saugor 10 Jan 1795 - 18 Mar<text:tab/>St Helena<text:tab/>16 May - 25 Jul Long Reach</text:span></text:p>
        <text:list xml:id="list132759542108714" text:continue-numbering="true" text:style-name="WWNum145">
          <text:list-item>
            <text:p text:style-name="P491"><text:span text:style-name="T1">1797/8<text:tab/>China and Bengal</text:span></text:p>
          </text:list-item>
        </text:list>
        <text:p text:style-name="P494"><text:span text:style-name="Body_20_text_20__28_2_29__20__2b__20_Bold">L/MAR/B/319H<text:tab/></text:span><text:span text:style-name="T1">Journal 13 Feb<text:tab/>1798-27 Jun 1800</text:span></text:p>
        <text:p text:style-name="P396"><text:span text:style-name="T1">Capt Henry Hughes</text:span></text:p>
        <text:p text:style-name="P104"><text:span text:style-name="T1">Portsmouth 29 Apr 1798 - 6 Jul Rio de Janeiro - 7 Dec Whampoa - 8 Jan 1799 Second Bar - 30 Jan Malacca -11 Feb Quedah -13 Mar Calcutta - 28 Sep Saugor - 26 Jan 1800 St Helena - 2 Jun Long Reach</text:span></text:p>
        <text:h text:style-name="P924" text:outline-level="1"><text:bookmark-start text:name="bookmark77"/><text:span text:style-name="T1">CONVERTINE</text:span><text:bookmark-end text:name="bookmark77"/></text:h>
        <text:p text:style-name="P495"><text:span text:style-name="T1">1<text:tab/>1661/2 Bombay and Surat</text:span></text:p>
        <text:p text:style-name="P400"><text:span text:style-name="T1">Capt William Hargrave</text:span></text:p>
        <text:h text:style-name="P924" text:outline-level="1"><text:bookmark-start text:name="bookmark78"/><text:span text:style-name="T1">CORNWALL</text:span><text:bookmark-end text:name="bookmark78"/></text:h>
        <text:p text:style-name="P108"><text:span text:style-name="T1">Extra ship, built in Bengal 1811, 3 decks, 4in bottom, length 139ft, keel 110ft 8</text:span><text:span text:style-name="T3">3</text:span><text:span text:style-name="T1">/</text:span><text:span text:style-name="T4">4</text:span><text:span text:style-name="T1">in, breadth 36fl lOin, hold 13ft lOin, wing transom 24ft lOin, port cell 31ft, waist 1ft 3in, between decks 6ft &amp; 6ft 5in, ports 12 upper, 12 guns, 75 crew, 798 tons Principal Managing Owner: George Palmer</text:span></text:p>
        <text:p text:style-name="P518"><text:span text:style-name="T1">1 From Bengal 1812</text:span></text:p>
        <text:p text:style-name="P574"><text:span text:style-name="T1">L/MAR/B/90A<text:tab/>Journal 4 Mar-15 Dec 1812</text:span></text:p>
        <text:p text:style-name="P518"><text:span text:style-name="T1">Capt George Henderson</text:span></text:p>
        <text:p text:style-name="P575"><text:span text:style-name="T1">Calcutta 12 May 1812-28<text:tab/>Jun Mauritius - 23 Aug St Helena - 26 Oct Long Reach</text:span></text:p>
        <text:list xml:id="list132758946247602" text:continue-list="list2931723900" text:style-name="WWNum101">
          <text:list-item>
            <text:p text:style-name="P496"><text:span text:style-name="T1">1815/6<text:tab/>St Helena<text:tab/>and China</text:span></text:p>
          </text:list-item>
        </text:list>
        <text:p text:style-name="P497"><text:span text:style-name="T1">L/MAR/B/90B<text:tab/>Journal 22 Nov 1815-2 Apr 1817</text:span></text:p>
        <text:p text:style-name="P497"><text:span text:style-name="T1">L/MAR/B/90E(1)<text:tab/>Ledger</text:span></text:p>
        <text:p text:style-name="P497"><text:span text:style-name="T1">L/MAR/B/90E(2)<text:tab/>Pay Book</text:span></text:p>
        <text:p text:style-name="P396"><text:span text:style-name="T1">Capt Jeremiah R J Toussaint</text:span></text:p>
        <text:p text:style-name="P105"><text:span text:style-name="T1">Downs 23 Jan 1816-9 Apr St Helena - 8 Jul Benkulen - 20 Aug Whampoa - 8 Nov Second Bar - 18 Jan 1817 St Helena -13 Mar Long Reach</text:span></text:p>
        <text:list xml:id="list132759196082701" text:continue-numbering="true" text:style-name="WWNum101">
          <text:list-item>
            <text:p text:style-name="P498"><text:span text:style-name="T1">1818/9<text:tab/>China</text:span></text:p>
          </text:list-item>
        </text:list>
        <text:p text:style-name="P497"><text:span text:style-name="T1">L/MAR/B/90C<text:tab/>Journal 24 Feb 1819-18 Apr 1820</text:span></text:p>
        <text:p text:style-name="P497"><text:soft-page-break/><text:span text:style-name="T1">L/MAR/B/90F(1)<text:tab/>Ledger</text:span></text:p>
        <text:p text:style-name="P497"><text:span text:style-name="T1">L/MAR/B/90F(2)<text:tab/>Pay Book</text:span></text:p>
        <text:p text:style-name="P396"><text:span text:style-name="T1">Capt John Peter Wilson</text:span></text:p>
        <text:p text:style-name="P103"><text:span text:style-name="T1">Portsmouth 22 Apr 1819-4 Sep Whampoa - 22 Nov Second Bar - 6 Feb 1820 St Helena - 8 Apr Gravesend</text:span></text:p>
        <text:list xml:id="list132759383204187" text:continue-numbering="true" text:style-name="WWNum101">
          <text:list-item>
            <text:p text:style-name="P365"><text:span text:style-name="T1">1825/6<text:tab/>Bengal</text:span></text:p>
          </text:list-item>
        </text:list>
        <text:p text:style-name="P366"><text:span text:style-name="T1">L/MAR/B/90D<text:tab/>Deck Log 20<text:tab/>Jun-31 Dec 1826</text:span></text:p>
        <text:p text:style-name="P195"><text:span text:style-name="T1">Capt William Younghusband</text:span></text:p>
        <text:p text:style-name="P202"><text:span text:style-name="T1">Torbay 25 Jul 1826 - 20 Nov Diamond Harbour - voyage ended 1 Jul 1827</text:span></text:p>
        <text:h text:style-name="P919" text:outline-level="1"><text:bookmark-start text:name="bookmark79"/><text:span text:style-name="T1">CORNWALLIS</text:span><text:bookmark-end text:name="bookmark79"/></text:h>
        <text:p text:style-name="P518"><text:span text:style-name="T1">Built at Daman 1790, 653 tons</text:span></text:p>
        <text:p text:style-name="P525"><text:span text:style-name="T1">Principal Managing Owner: Nasserwanjee Monackjee</text:span></text:p>
        <text:list xml:id="list3144461991" text:style-name="WWNum151">
          <text:list-item>
            <text:p text:style-name="P367"><text:span text:style-name="T1">From Bombay 1810</text:span></text:p>
          </text:list-item>
        </text:list>
        <text:p text:style-name="P220"><text:span text:style-name="T1">L/MAR/B/270B<text:tab/>Journal 18 May-19 Nov 1810, anon</text:span></text:p>
        <text:p text:style-name="P197"><text:span text:style-name="T1">Bombay 17 Jun 1810-3 Sep St Helena -16 Nov Long Reach</text:span></text:p>
        <text:list xml:id="list132759282789428" text:continue-numbering="true" text:style-name="WWNum151">
          <text:list-item>
            <text:p text:style-name="P367"><text:span text:style-name="T1">From Bengal 1817</text:span></text:p>
          </text:list-item>
        </text:list>
        <text:p text:style-name="P175"><text:span text:style-name="T1">L/MAR/B/270C Journal 25 Mar 1817-9 Mar 1818 Capt Thomas Brown</text:span></text:p>
        <text:p text:style-name="P160"><text:span text:style-name="T1">Calcutta 25 Mar 1817-10 May Diamond Harbour -10 Jul Madras - 27 Oct Cape -17 Jan 1818 Spithead</text:span></text:p>
        <text:h text:style-name="P924" text:outline-level="1"><text:bookmark-start text:name="bookmark80"/><text:span text:style-name="T1">COROMANDEL (1)</text:span><text:bookmark-end text:name="bookmark80"/></text:h>
        <text:p text:style-name="P499"><text:span text:style-name="T1">1<text:tab/>1801/2 New South Wales and China</text:span></text:p>
        <text:p text:style-name="P118"><text:span text:style-name="T1">L/MAR/B/206A Journal 3 Nov 1801-4 Jul 1803 Capt Alexander Stirling</text:span></text:p>
        <text:p text:style-name="P400"><text:span text:style-name="T1">Portsmouth 8 Feb 1802 - 13 Jun Sydney Cove -17 Sep Whampoa -12 Oct ‘Capshee Bay’ - 21 Nov Whampoa - 5 Jan 1803 Lintin -17 Apr St Helena -14 Jun Long Reach</text:span></text:p>
        <text:h text:style-name="P919" text:outline-level="1"><text:bookmark-start text:name="bookmark81"/><text:span text:style-name="T1">COROMANDEL (2)</text:span><text:bookmark-end text:name="bookmark81"/></text:h>
        <text:p text:style-name="P518"><text:span text:style-name="T1">Chartered ship, 645 tons</text:span></text:p>
        <text:p text:style-name="P525"><text:span text:style-name="T1">Principal Managing Owner: Joseph Hare</text:span></text:p>
        <text:list xml:id="list211847375" text:style-name="WWNum153">
          <text:list-item>
            <text:p text:style-name="P368"><text:soft-page-break/><text:span text:style-name="T1">1819/20<text:tab/>Madras</text:span></text:p>
          </text:list-item>
        </text:list>
        <text:p text:style-name="P175"><text:span text:style-name="T1">L/MAR/B/206B Deck Log 2 Mar 1820-3 Mar 1821 Capt William Hunter</text:span></text:p>
        <text:p text:style-name="P206"><text:span text:style-name="T1">Downs 24 Apr 1820 - 5 May Madeira - 3 Aug Madras 14 Oct - 7 Dec Cape - 6 Mar 1821 Gravesend</text:span></text:p>
        <text:list xml:id="list132759042738678" text:continue-numbering="true" text:style-name="WWNum153">
          <text:list-item>
            <text:p text:style-name="P576"><text:span text:style-name="T1">1827/8<text:tab/>Bengal</text:span></text:p>
          </text:list-item>
        </text:list>
        <text:p text:style-name="P518"><text:span text:style-name="T1">L/MAR/B/206C Deck Log 2 Jun 1828-3 Feb 1829</text:span></text:p>
      </text:section>
      <text:section text:style-name="Sect10" text:name="Bereich26">
        <text:p text:style-name="P520"><text:span text:style-name="T1">Capt Thomas Boyes</text:span></text:p>
        <text:p text:style-name="P535"><text:span text:style-name="T1">Portsmouth 12 Jul 1826 - 19 Nov Colombo - 24 Jan 1829 Calcutta</text:span></text:p>
        <text:h text:style-name="P921" text:outline-level="1"><text:bookmark-start text:name="bookmark82"/><text:span text:style-name="T1">CORONATION</text:span><text:bookmark-end text:name="bookmark82"/></text:h>
        <text:p text:style-name="P195"><text:span text:style-name="T1">400 tons</text:span></text:p>
        <text:list xml:id="list311969284" text:style-name="WWNum155">
          <text:list-item>
            <text:p text:style-name="P369"><text:span text:style-name="T1">1661/2<text:tab/>Guinea, Madras and Bengal</text:span></text:p>
          </text:list-item>
        </text:list>
        <text:p text:style-name="P195"><text:span text:style-name="T1">Capt Roger Milner</text:span></text:p>
        <text:p text:style-name="P207"><text:span text:style-name="T1">Downs Nov 1661 - 26 Jan 1662 Guinea - Jul Madras - Bengal - 28 Jan 1653 Madras 2 Feb -</text:span></text:p>
        <text:list xml:id="list132759462346954" text:continue-numbering="true" text:style-name="WWNum155">
          <text:list-item>
            <text:p text:style-name="P500"><text:span text:style-name="T1">1663/4<text:tab/>Madras and Bengal</text:span></text:p>
          </text:list-item>
        </text:list>
        <text:p text:style-name="P396"><text:span text:style-name="T1">Capt Roger Milner</text:span></text:p>
        <text:p text:style-name="P126"><text:span text:style-name="T1">- 22 Aug 1665 Downs</text:span></text:p>
        <text:h text:style-name="P922" text:outline-level="1"><text:bookmark-start text:name="bookmark83"/><text:span text:style-name="T1">COUNTESS OF HARCOURT</text:span><text:bookmark-end text:name="bookmark83"/></text:h>
        <text:p text:style-name="P518"><text:span text:style-name="T1">Chartered ship, 517 tons</text:span></text:p>
        <text:p text:style-name="P536"><text:span text:style-name="T1">Principal Managing Owner: George Frederick Young</text:span></text:p>
        <text:p text:style-name="P663"><text:span text:style-name="T1">1<text:tab/>1824/5 China and Nova Scotia</text:span></text:p>
        <text:p text:style-name="P679"><text:span text:style-name="T1">L/MAR/B/146A Deck Log 6 Jun 1825-13 Jun 1826 Capt Thomas Delafone</text:span></text:p>
        <text:p text:style-name="P648"><text:span text:style-name="T1">Downs 25 Jun 1825 - 6 Dec Whampoa - 24 Jan 1826 Second Bar -14 Apr St Helena - 29 May Halifax -13 Aug moorings</text:span></text:p>
        <text:h text:style-name="P935" text:outline-level="1"><text:bookmark-start text:name="bookmark84"/><text:span text:style-name="T1">COUNTESS OF SUTHERLAND</text:span><text:bookmark-end text:name="bookmark84"/></text:h>
        <text:p text:style-name="P629"><text:span text:style-name="T1">Built in India, 3 decks, 5in bottom, length 162fl 6in, keel 127ft 9</text:span><text:span text:style-name="T3">3</text:span><text:span text:style-name="T1">/4in, breadth 46ft lin, wing transom 28ft 2in, between decks 6ft 7in &amp; 6ft llin, roundhouse 6ft 6</text:span><text:span text:style-name="T3">1</text:span><text:span text:style-name="T1">/2in, ports 14 middle &amp; 13 upper, deck range 96ft Sin, 1443 tons</text:span></text:p>
        <text:p text:style-name="P31"><text:span text:style-name="T1">1 From Bengal 1801</text:span></text:p>
        <text:p text:style-name="P83"><text:span text:style-name="T1">L/MAR/B/401A<text:tab/>Journal 1 Jan 1801-26 Jan 1802</text:span></text:p>
        <text:p text:style-name="P83"><text:span text:style-name="T1">L/MAR/B/401B<text:tab/>Journal 1 Jan 1801-15 Feb 1802, anon</text:span></text:p>
        <text:p text:style-name="P31"><text:span text:style-name="T1">Capt C Eggleston</text:span></text:p>
        <text:p text:style-name="P33"><text:span text:style-name="T1">Calcutta 5 Jan 1801 - left Bengal 12 Apr - 6 Sep Cape -10 Nov St Helena - 27 Jan 1802 Long Reach</text:span></text:p>
        <text:h text:style-name="P929" text:outline-level="1"><text:bookmark-start text:name="bookmark85"/><text:span text:style-name="T1">COURTEEN ASSOCIATION FLEET 1636</text:span><text:bookmark-end text:name="bookmark85"/></text:h>
        <text:p text:style-name="P127"><text:soft-page-break/><text:span text:style-name="T1">Dragon, Sun, Catherine, Planter pinnaces: Anne, Discovery</text:span></text:p>
        <text:p text:style-name="P604"><text:span text:style-name="T1">L/MAR/A/LXm Journal 6 Apr 1637-4 Feb 1638, anon Captain John Weddell</text:span></text:p>
        <text:p text:style-name="P112"><text:span text:style-name="T1">Downs 14 Apr 1636 -30 Apr </text:span><text:span text:style-name="Body_20_text_20__28_2_29__20__2b__20_Italic">Catherine</text:span><text:span text:style-name="T1"> and </text:span><text:span text:style-name="Body_20_text_20__28_2_29__20__2b__20_Italic">Planter</text:span><text:span text:style-name="T1"> lost company - </text:span><text:span text:style-name="Body_20_text_20__28_2_29__20__2b__20_Italic">Planter</text:span><text:span text:style-name="T1"> rejoined - 4 Jun </text:span><text:span text:style-name="Body_20_text_20__28_2_29__20__2b__20_Italic">Discovery </text:span><text:span text:style-name="T1">sent back to England, </text:span><text:span text:style-name="Body_20_text_20__28_2_29__20__2b__20_Italic">Anne</text:span><text:span text:style-name="T1"> sent for India alone - 27 Aug Johanna - Goa, joined there by </text:span><text:span text:style-name="Body_20_text_20__28_2_29__20__2b__20_Italic">Catherine and Anne,</text:span><text:span text:style-name="T1"> left 17 Jan 1637 - 6 Apr </text:span><text:span text:style-name="Body_20_text_20__28_2_29__20__2b__20_Italic">Planter</text:span><text:span text:style-name="T1"> sent back to England - 21 Apr Acheh - 27 Jun Macao - 8 Aug Anunghol - captured Chinese fort - 30 Aug Tiger Island 26 Sep -19 Sep fought Chinese junks - 27 Sep Macao, </text:span><text:span text:style-name="Body_20_text_20__28_2_29__20__2b__20_Italic">Anne</text:span><text:span text:style-name="T1"> sold there, </text:span><text:span text:style-name="Body_20_text_20__28_2_29__20__2b__20_Italic">Catherine</text:span><text:span text:style-name="T1"> left 20 Dec, </text:span><text:span text:style-name="Body_20_text_20__28_2_29__20__2b__20_Italic">Dragon</text:span><text:span text:style-name="T1"> and </text:span><text:span text:style-name="Body_20_text_20__28_2_29__20__2b__20_Italic">Sun</text:span><text:span text:style-name="T1"> 29 Dec - 16 Jan 1638 Malacca - 3 Feb Acheh - Sep Cape - St Helena - Dec Downs</text:span></text:p>
        <text:p text:style-name="P672"><text:span text:style-name="T1">See </text:span><text:span text:style-name="Body_20_text_20__28_2_29__20__2b__20_Italic">The travels of Peter Mundy in Europe and Asia 1608-1667,</text:span><text:span text:style-name="T1"> ed Richard Camac Temple, Vol 3 Pt 1, Hakluyt Soc 2nd ser 45 (London 1919)</text:span></text:p>
        <text:h text:style-name="P910" text:outline-level="1"><text:bookmark-start text:name="bookmark86"/><text:span text:style-name="T1">COUTTS</text:span><text:bookmark-end text:name="bookmark86"/></text:h>
        <text:p text:style-name="P103"><text:span text:style-name="T1">Built by Randall, launched 1796, 3 decks, 5in bottom, length 176ft llin, keel 144ft 2</text:span><text:span text:style-name="T3">l</text:span><text:span text:style-name="T1">/2in, breadth 43ft 6in, hold 17ft 6in, wing transom 26ft 6in, port cell 29ft S^in, waist 3ft 9in, between decks 6ft 7in, roundhouse 6ft 7in, ports 15 middle &amp; 14 upper, deck range 102ft 2in, 1451 tons Principal Managing Owners: 1-6 Sir Robert Preston, 7-8 Francis P Martin</text:span></text:p>
        <text:list xml:id="list1510580606" text:style-name="WWNum157">
          <text:list-item>
            <text:p text:style-name="P152"><text:span text:style-name="T1">1796/7 China</text:span></text:p>
          </text:list-item>
        </text:list>
        <text:p text:style-name="P370"><text:span text:style-name="T1">L/MAR/B/171A<text:tab/>Journal 28 Feb<text:tab/>1797-6 Aug 1798</text:span></text:p>
        <text:p text:style-name="P313"><text:span text:style-name="T1">L/MAR/B/171-I(1)<text:tab/>Ledger</text:span></text:p>
        <text:p text:style-name="P313"><text:span text:style-name="T1">L/MAR/B/171-I(2)<text:tab/>Pay Book</text:span></text:p>
        <text:p text:style-name="P195"><text:span text:style-name="T1">Capt Robert Torlin</text:span></text:p>
        <text:p text:style-name="P153"><text:span text:style-name="T1">Portsmouth 5 Jun 1797 - 17 Dec Whampoa -14 Feb 1798 Second Bar - 5 Aug St Helena - 22 Oct Gravesend</text:span></text:p>
        <text:list xml:id="list132759458631320" text:continue-numbering="true" text:style-name="WWNum157">
          <text:list-item>
            <text:p text:style-name="P501"><text:span text:style-name="T1">1799/1800<text:tab/>China</text:span></text:p>
          </text:list-item>
        </text:list>
        <text:p text:style-name="P502"><text:span text:style-name="T1">L/MAR/B/171B<text:tab/>Journal 8 Mar 1800-16 Feb 1802</text:span></text:p>
        <text:p text:style-name="P502"><text:span text:style-name="T1">L/MAR/B/171J(1)<text:tab/>Ledger</text:span></text:p>
        <text:p text:style-name="P502"><text:span text:style-name="T1">L/MAR/B/171 J(2)<text:tab/>Pay Book</text:span></text:p>
        <text:p text:style-name="P396"><text:span text:style-name="T1">Capt Robert Torin</text:span></text:p>
        <text:p text:style-name="P396"><text:span text:style-name="T1">Torbay 27 May 1800 -12 Aug Rio de Janeiro - 22 Sep Santa Cruz - 22 Feb 1801 Whampoa - 29 Mar Second Bar - 21 Sep St Helena - 8 Dec Gravesend</text:span></text:p>
        <text:p text:style-name="P398"><text:span text:style-name="T1">* 4 Aug 1800 fleet engaged </text:span><text:span text:style-name="Body_20_text_20__28_2_29__20__2b__20_Italic">Concorde</text:span><text:span text:style-name="T1"> and </text:span><text:span text:style-name="Body_20_text_20__28_2_29__20__2b__20_Italic">Frangaise,</text:span><text:span text:style-name="T1"> latter captured by </text:span><text:span text:style-name="Body_20_text_20__28_2_29__20__2b__20_Italic">Coutts</text:span></text:p>
        <text:list xml:id="list132758946273014" text:continue-numbering="true" text:style-name="WWNum157">
          <text:list-item>
            <text:p text:style-name="P302"><text:span text:style-name="T1">1802/3 China</text:span></text:p>
          </text:list-item>
        </text:list>
        <text:p text:style-name="P313"><text:span text:style-name="T1">L/MAR/B/171C<text:tab/>Journal 7 Feb 1803-26 Sep 1804</text:span></text:p>
        <text:p text:style-name="P313"><text:span text:style-name="T1">L/MAR/B/171 K(l)<text:tab/>Ledger</text:span></text:p>
        <text:p text:style-name="P313"><text:span text:style-name="T1">L/MAR/B/171K(2)<text:tab/>Pay Book</text:span></text:p>
        <text:p text:style-name="P195"><text:span text:style-name="T1">Capt Robert Torin</text:span></text:p>
        <text:p text:style-name="P695"><text:soft-page-break/><text:span text:style-name="T1">Downs 6 May 1803 - 1 Oct Whampoa -11 Jan 1804 Second Bar -18 Feb Malacca -1 Mar Penang - 9 Jun St Helena -15 Aug Long Reach</text:span></text:p>
        <text:list xml:id="list132759196618178" text:continue-numbering="true" text:style-name="WWNum157">
          <text:list-item>
            <text:p text:style-name="P302"><text:span text:style-name="T1">1804/5 Madras and China</text:span></text:p>
          </text:list-item>
        </text:list>
        <text:p text:style-name="P191"><text:span text:style-name="T1">L/MAR/B/171D Journal 18 Jan 1805-3 Nov 1806 L/MAR/B/171L(1)<text:tab/>Ledger</text:span></text:p>
        <text:p text:style-name="P313"><text:span text:style-name="T1">L/MAR/B/171 L(2)<text:tab/>Pay Book</text:span></text:p>
        <text:p text:style-name="P195"><text:span text:style-name="T1">Capt James Hay</text:span></text:p>
        <text:p text:style-name="P371"><text:span text:style-name="T1">Portsmouth 25 Apr 1805 - 25 Aug Madras<text:tab/>-18 Sep Penang - 22<text:tab/>Oct Malacca<text:tab/>- 24 Dec Whampoa<text:tab/>-</text:span></text:p>
        <text:p text:style-name="P372"><text:span text:style-name="T1">15 Feb 1806 Second Bar -18 Mar Malacca<text:tab/>- 28 Mar Penang -<text:tab/>2<text:tab/>Jul<text:tab/>St Helena<text:tab/>- 6 Sep Long Reach</text:span></text:p>
        <text:list xml:id="list132758380067613" text:continue-numbering="true" text:style-name="WWNum157">
          <text:list-item>
            <text:p text:style-name="P503"><text:span text:style-name="T1">1806/7<text:tab/>China</text:span></text:p>
          </text:list-item>
        </text:list>
        <text:p text:style-name="P504"><text:span text:style-name="T1">L/MAR/B/171E<text:tab/>Journal 29<text:tab/>Jan<text:tab/>1807-2<text:tab/>Nov<text:tab/>1808</text:span></text:p>
        <text:p text:style-name="P502"><text:span text:style-name="T1">L/MAR/B/171M(1)<text:tab/>Ledger</text:span></text:p>
        <text:p text:style-name="P502"><text:span text:style-name="T1">L/MAR/B/171M(2)<text:tab/>Pay Book</text:span></text:p>
        <text:p text:style-name="P396"><text:span text:style-name="T1">Capt James Hay</text:span></text:p>
        <text:p text:style-name="P398"><text:span text:style-name="T1">Portsmouth 18 Apr 1807 - 14 Sep Penang - 22 Oct Malacca - 28 Dec Whampoa -11 Feb 1808 Second Bar - 4 Apr Penang -10 Jul St Helena -14 Sep Long Reach</text:span></text:p>
        <text:list xml:id="list132759233435097" text:continue-numbering="true" text:style-name="WWNum157">
          <text:list-item>
            <text:p text:style-name="P373"><text:span text:style-name="T1">1808/9<text:tab/>China</text:span></text:p>
          </text:list-item>
        </text:list>
        <text:p text:style-name="P191"><text:span text:style-name="T1">L/MAR/B/171F Journal 16 Jan 1809-13 Nov 1810 L/MAR/B/171N(1)<text:tab/>Ledger</text:span></text:p>
        <text:p text:style-name="P313"><text:span text:style-name="T1">L/MAR/B/171 N(2)<text:tab/>Pay Book</text:span></text:p>
        <text:p text:style-name="P195"><text:span text:style-name="T1">Capt John Boyce</text:span></text:p>
        <text:p text:style-name="P700"><text:span text:style-name="T1">Portsmouth 5 Apr 1809 - 22 Jul Penang - 27 Aug Malacca - 6 Nov Whampoa - 22 Dec Second Bar - left<text:tab/>China 4 Mar 1810-22 May St Helena - 2 Aug Long Reach</text:span></text:p>
        <text:list xml:id="list132759650711388" text:continue-numbering="true" text:style-name="WWNum157">
          <text:list-item>
            <text:p text:style-name="P91"><text:span text:style-name="T1">1811/2<text:tab/>Bombay and China</text:span></text:p>
          </text:list-item>
        </text:list>
        <text:p text:style-name="P92"><text:span text:style-name="T1">L/MAR/B/171G<text:tab/>Journal 23<text:tab/>Oct<text:tab/>1811-20 Aug 1813</text:span></text:p>
        <text:p text:style-name="P93"><text:span text:style-name="T1">L/MAR/B/171-0(1)<text:tab/>Ledger</text:span></text:p>
        <text:p text:style-name="P93"><text:span text:style-name="T1">L/MAR/B/171-0(2)<text:tab/>Pay Book</text:span></text:p>
      </text:section>
      <text:section text:style-name="Sect10" text:name="Bereich27">
        <text:p text:style-name="P522"><text:span text:style-name="T1">Capt John Boyce</text:span></text:p>
        <text:p text:style-name="P693"><text:span text:style-name="T1">Torbay 4 Jan 1812 - 8 May Bombay -13 Jul Penang - 25 Jul Malacca -12 Sep Whampoa - 5 Dec Second Bar - 28 Mar 1813 St Helena - 8 Jun Long Reach</text:span></text:p>
        <text:list xml:id="list132759782957302" text:continue-numbering="true" text:style-name="WWNum157">
          <text:list-item>
            <text:p text:style-name="P505"><text:span text:style-name="T1">1813/4 China</text:span></text:p>
          </text:list-item>
        </text:list>
        <text:p text:style-name="P506"><text:span text:style-name="Body_20_text_20__28_2_29__20__2b__20_Bold">L/MAR/B/171H<text:tab/></text:span><text:span text:style-name="T1">Journal 27<text:tab/>Dec 1813-23 Oct 1815</text:span></text:p>
        <text:p text:style-name="P811"><text:span text:style-name="T1">L/MAR/B/171P(1)<text:tab/></text:span><text:span text:style-name="Body_20_text_20__28_3_29__20__2b__20_Not_20_Bold"><text:span text:style-name="T5">Ledger</text:span></text:span></text:p>
        <text:p text:style-name="P811"><text:span text:style-name="T1">L/MAR/B/171P(2)<text:tab/></text:span><text:span text:style-name="Body_20_text_20__28_3_29__20__2b__20_Not_20_Bold"><text:span text:style-name="T5">Pay Book</text:span></text:span></text:p>
        <text:p text:style-name="P396"><text:span text:style-name="T1">Capt John Boyce</text:span></text:p>
        <text:p text:style-name="P128"><text:span text:style-name="T1">Portsmouth 9 Apr 1814 -15 Aug Penang -15 Sep Malacca - 22 Oct Lintin -10 Dec Whampoa - 22 Jan 1815 Second Bar -12 May St Helena - 24 Aug Long Reach</text:span></text:p>
        <text:h text:style-name="P932" text:outline-level="1"><text:bookmark-start text:name="bookmark87"/><text:span text:style-name="T1">COVERDALE</text:span><text:bookmark-end text:name="bookmark87"/></text:h>
        <text:p text:style-name="P197"><text:span text:style-name="T1">Extra ship, measured 1798, 3 decks, 4in bottom, length 120fl lO^in, keel 96ft 3in, breadth 33fl l/4in, wing transom 19ft, waist 1ft, between decks 5ft 9in &amp; 6ft 9in, ports 7 upper, 561 tons</text:span></text:p>
        <text:list xml:id="list2631341127" text:style-name="WWNum159">
          <text:list-item>
            <text:p text:style-name="P374"><text:span text:style-name="T1">1795/6<text:tab/>Bengal</text:span></text:p>
          </text:list-item>
        </text:list>
        <text:p text:style-name="P176"><text:span text:style-name="Body_20_text_20__28_2_29__20__2b__20_Bold">L/MAR/B/347A </text:span><text:span text:style-name="T1">Journal 25 Mar 1796-8 Mar 1798 Capt Benjamin Gowland</text:span></text:p>
        <text:p text:style-name="P12"><text:span text:style-name="T1">Portsmouth 25 May 1796 - 15 Jun Gibralter - 8 Jul Tenerife -19 Sep Cape -11 Feb 1797 Calcutta - 14 Sep Cape - 21 Oct St Helena - 4 Feb 1798 Long Reach</text:span></text:p>
        <text:list xml:id="list132758469498805" text:continue-numbering="true" text:style-name="WWNum159">
          <text:list-item>
            <text:p text:style-name="P374"><text:span text:style-name="T1">1798/9<text:tab/>Madras and Bengal</text:span></text:p>
          </text:list-item>
        </text:list>
        <text:p text:style-name="P176"><text:span text:style-name="Body_20_text_20__28_2_29__20__2b__20_Bold">L/MAR/B/347B </text:span><text:span text:style-name="T1">Journal 25 Jun 1798-27 Jun 1800 Capt Benjamin Gowland</text:span></text:p>
        <text:p text:style-name="P698"><text:span text:style-name="T1">Portsmouth 27 Sep 1798 - 14 Jan 1799 Cape - 9 May Madras - 23 Jul Calcutta - 23 Oct Saugor - 26 Jan 1800 St Helena - 9 Jun Long Reach</text:span></text:p>
        <text:h text:style-name="P919" text:outline-level="1"><text:bookmark-start text:name="bookmark88"/><text:span text:style-name="T1">CRAGGS</text:span><text:bookmark-end text:name="bookmark88"/></text:h>
        <text:p text:style-name="P516"><text:span text:style-name="T1">Frigate, 26/28 guns, 76/76 crew, 370/385 tons</text:span></text:p>
        <text:list xml:id="list2743627275" text:style-name="WWNum161">
          <text:list-item>
            <text:p text:style-name="P507"><text:span text:style-name="T1">1718/9<text:tab/>St Helena and Benkulen</text:span></text:p>
          </text:list-item>
        </text:list>
        <text:p text:style-name="P508"><text:span text:style-name="Body_20_text_20__28_2_29__20__2b__20_Bold">L/MAR/B/681A<text:tab/></text:span><text:span text:style-name="T1">Journal 21 Mar-14<text:tab/>Oct<text:tab/>1719</text:span></text:p>
        <text:p text:style-name="P811"><text:span text:style-name="T1">L/MAR/B/681D(1)<text:tab/></text:span><text:span text:style-name="Body_20_text_20__28_3_29__20__2b__20_Not_20_Bold"><text:span text:style-name="T5">Ledger</text:span></text:span></text:p>
        <text:p text:style-name="P811"><text:span text:style-name="T1">L/MAR/B/681D(2)<text:tab/></text:span><text:span text:style-name="Body_20_text_20__28_3_29__20__2b__20_Not_20_Bold"><text:span text:style-name="T5">Pay Book</text:span></text:span></text:p>
        <text:p text:style-name="P396"><text:span text:style-name="T1">Capt John Wynne</text:span></text:p>
        <text:p text:style-name="P401"><text:span text:style-name="T1">Portsmouth 19 Mar 1719-13 Jun St Helena -14 Oct Batavia - Benkulen - voyage ended 11 Jul 1721</text:span></text:p>
        <text:list xml:id="list132759215491424" text:continue-numbering="true" text:style-name="WWNum161">
          <text:list-item>
            <text:p text:style-name="P507"><text:soft-page-break/><text:span text:style-name="T1">1722/3<text:tab/>Mokha</text:span></text:p>
          </text:list-item>
        </text:list>
        <text:p text:style-name="P811"><text:span text:style-name="T1">L/MAR/B/681E(1)<text:tab/></text:span><text:span text:style-name="Body_20_text_20__28_3_29__20__2b__20_Not_20_Bold"><text:span text:style-name="T5">Ledger</text:span></text:span></text:p>
        <text:p text:style-name="P811"><text:span text:style-name="T1">L/MAR/B/681E(2)<text:tab/></text:span><text:span text:style-name="Body_20_text_20__28_3_29__20__2b__20_Not_20_Bold"><text:span text:style-name="T5">Pay Book</text:span></text:span></text:p>
        <text:p text:style-name="P396"><text:span text:style-name="T1">Capt Caleb Grantham</text:span></text:p>
        <text:p text:style-name="P398"><text:span text:style-name="T1">Falmouth 2 Jan 1723 - 26 May 1724</text:span></text:p>
        <text:list xml:id="list132758487266463" text:continue-numbering="true" text:style-name="WWNum161">
          <text:list-item>
            <text:p text:style-name="P375"><text:span text:style-name="T1">1725/6<text:tab/>Madras and Bengal</text:span></text:p>
          </text:list-item>
        </text:list>
        <text:p text:style-name="P376"><text:span text:style-name="Body_20_text_20__28_2_29__20__2b__20_Bold">L/MAR/B/681B<text:tab/></text:span><text:span text:style-name="T1">Journal 3 Oct<text:tab/>1725-5 Sep 1727</text:span></text:p>
        <text:p text:style-name="P843"><text:span text:style-name="T1">L/MAR/B/681F(1)<text:tab/></text:span><text:span text:style-name="Body_20_text_20__28_3_29__20__2b__20_Not_20_Bold"><text:span text:style-name="T5">Ledger</text:span></text:span></text:p>
        <text:p text:style-name="P843"><text:span text:style-name="T1">L/MAR/B/681F(2)<text:tab/></text:span><text:span text:style-name="Body_20_text_20__28_3_29__20__2b__20_Not_20_Bold"><text:span text:style-name="T5">Pay Book</text:span></text:span></text:p>
        <text:p text:style-name="P195"><text:span text:style-name="T1">Capt Caleb Grantham</text:span></text:p>
        <text:p text:style-name="P695"><text:span text:style-name="T1">Downs 11 Jan 1726 - 15 Apr Cape - 26 Jun Madras - 8 Aug Rogues River - 24 Jan 1727 Balasore - 2 Jun St Helena - Sep Downs</text:span></text:p>
        <text:list xml:id="list132760195565313" text:continue-numbering="true" text:style-name="WWNum161">
          <text:list-item>
            <text:p text:style-name="P375"><text:span text:style-name="T1">1729/30<text:tab/>Madras and Bengal</text:span></text:p>
          </text:list-item>
        </text:list>
        <text:p text:style-name="P377"><text:span text:style-name="Body_20_text_20__28_2_29__20__2b__20_Bold">L/MAR/B/681C<text:tab/></text:span><text:span text:style-name="T1">Journal 28 Dec<text:tab/>1729-23<text:tab/>Jul 1731</text:span></text:p>
        <text:p text:style-name="P843"><text:span text:style-name="T1">L/MAR/B/681 G(l)<text:tab/></text:span><text:span text:style-name="Body_20_text_20__28_3_29__20__2b__20_Not_20_Bold"><text:span text:style-name="T5">Ledger</text:span></text:span></text:p>
        <text:p text:style-name="P843"><text:span text:style-name="T1">L/MAR/B/681G(2)<text:tab/></text:span><text:span text:style-name="Body_20_text_20__28_3_29__20__2b__20_Not_20_Bold"><text:span text:style-name="T5">Pay Book</text:span></text:span></text:p>
        <text:p text:style-name="P537"><text:span text:style-name="T1">Capt Caleb Grantham</text:span></text:p>
        <text:p text:style-name="P617"><text:span text:style-name="T1">Downs 10 Feb 1730 - 27 Jun Madras - 31 Jul Rogues River - 21 Dec Vizagapatam - 4 Jan 1730 Madras -11 Apr St Helena -14 Jul Downs</text:span></text:p>
        <text:h text:style-name="P936" text:outline-level="1"><text:bookmark-start text:name="bookmark89"/><text:span text:style-name="T1">CRISPIANA</text:span><text:bookmark-end text:name="bookmark89"/></text:h>
        <text:p text:style-name="P723"><text:span text:style-name="T1">Purchased 1634 from Capt Crispe and partners for £2700, 80 crew, 500 tons; sold to Robert Jones 3 Jun 1647 for £305</text:span></text:p>
        <text:list xml:id="list121609111" text:style-name="WWNum163">
          <text:list-item>
            <text:p text:style-name="P669"><text:span text:style-name="T1">1634/5<text:tab/>Coromandel and Bantam</text:span></text:p>
          </text:list-item>
        </text:list>
        <text:p text:style-name="P650"><text:span text:style-name="T1">Master Thomas Lee/William Broadbent</text:span></text:p>
        <text:p text:style-name="P717"><text:span text:style-name="T1">Downs - 4 Nov 1635 Cape - 2 Jan 1636 St Augustine’s Bay - 20 Feb Johanna - 30 May Masulipatam - 22 Jan 1637 Bantam 4 Dec - Downs</text:span></text:p>
        <text:list xml:id="list132759758647797" text:continue-numbering="true" text:style-name="WWNum163">
          <text:list-item>
            <text:p text:style-name="P509"><text:span text:style-name="T1">1639/40<text:tab/>Surat</text:span></text:p>
          </text:list-item>
        </text:list>
        <text:p text:style-name="P396"><text:span text:style-name="T1">Master Thomas Stevens</text:span></text:p>
        <text:p text:style-name="P530"><text:soft-page-break/><text:span text:style-name="T1">Downs - 7 Oct 1640 Surat - 7 Jun 1641 Downs</text:span></text:p>
        <text:list xml:id="list132760126008276" text:continue-numbering="true" text:style-name="WWNum163">
          <text:list-item>
            <text:p text:style-name="P378"><text:span text:style-name="T1">1641/2<text:tab/>Surat</text:span></text:p>
          </text:list-item>
        </text:list>
        <text:p text:style-name="P208"><text:span text:style-name="T1">Master Thomas Stevens</text:span></text:p>
        <text:p text:style-name="P642"><text:span text:style-name="T1">Downs 6 Apr 1642 - 16 Aug Johanna - 21 Sep Surat 19 Jan 1643 - 31 Mar Cape - 26 Apr St Helena - 19 Jul Downs</text:span></text:p>
        <text:list xml:id="list132758987808784" text:continue-numbering="true" text:style-name="WWNum163">
          <text:list-item>
            <text:p text:style-name="P509"><text:span text:style-name="T1">1643/4<text:tab/>Surat</text:span></text:p>
          </text:list-item>
        </text:list>
        <text:p text:style-name="P406"><text:span text:style-name="T1">Master William Bayley</text:span></text:p>
        <text:p text:style-name="P535"><text:span text:style-name="T1">Downs 6 Apr 1644 - 9 Aug Johanna - Surat Dec - 6 Apr 1645 St Helena - Downs</text:span></text:p>
        <text:h text:style-name="P927" text:outline-level="1"><text:bookmark-start text:name="bookmark90"/><text:span text:style-name="T1">CROWN (1)</text:span><text:bookmark-end text:name="bookmark90"/></text:h>
        <text:p text:style-name="P538"><text:span text:style-name="T1">250 tons</text:span></text:p>
        <text:list xml:id="list3552727088" text:style-name="WWNum165">
          <text:list-item>
            <text:p text:style-name="P615"><text:span text:style-name="T1">1668/9<text:tab/>Madras and Bengal</text:span></text:p>
          </text:list-item>
        </text:list>
        <text:p text:style-name="P607"><text:span text:style-name="T1">Capt Philip Hyatt</text:span></text:p>
        <text:p text:style-name="P609"><text:span text:style-name="T1">Dec 1668 -</text:span></text:p>
        <text:list xml:id="list132759877513772" text:continue-numbering="true" text:style-name="WWNum165">
          <text:list-item>
            <text:p text:style-name="P379"><text:span text:style-name="T1">1670/1<text:tab/>Bantam</text:span></text:p>
          </text:list-item>
        </text:list>
        <text:p text:style-name="P195"><text:span text:style-name="T1">Capt Philip Hyatt</text:span></text:p>
        <text:p text:style-name="P202"><text:span text:style-name="T1">Oct 1670 - Bantam - lost on voyage to Taiwan 1671</text:span></text:p>
        <text:h text:style-name="P937" text:outline-level="1"><text:bookmark-start text:name="bookmark91"/><text:span text:style-name="T1">CROWN (2)</text:span><text:bookmark-end text:name="bookmark91"/></text:h>
        <text:p text:style-name="P94"><text:span text:style-name="T1">1<text:tab/>1796/7 Madras and Bengal</text:span></text:p>
        <text:p text:style-name="P13"><text:span text:style-name="Body_20_text_20__28_2_29__20__2b__20_Bold">L/MAR/B/522A-B </text:span><text:span text:style-name="T1">Journal 15 Dec 1796-23 Mar 1799 Capt James Stranack</text:span></text:p>
        <text:p text:style-name="P14"><text:span text:style-name="T1">Falmouth 9 Feb 1797 - 29 Jun Madras -14 Aug Pondicherry - 5 Sep Penang -12 Dec Madras - 27 Jan 1798 Calcutta -11 Mar Kedgeree - 27 Jun Cape 4 Nov -18 Nov St Helena - 6 Feb 1799 Long Reach</text:span></text:p>
        <text:h text:style-name="P938" text:outline-level="1"><text:bookmark-start text:name="bookmark92"/><text:span text:style-name="T1">CRUTTENDEN</text:span><text:bookmark-end text:name="bookmark92"/></text:h>
        <text:p text:style-name="P618"><text:span text:style-name="T1">Built by Wells, launched 1762, 3 decks, 3in bottom, keel 112ft lin, breadth 36ft 2</text:span><text:span text:style-name="T3">l</text:span><text:span text:style-name="T1">/</text:span><text:span text:style-name="T4">2</text:span><text:span text:style-name="T1">in, 784 tons Principal Managing Owner: John Durand</text:span></text:p>
        <text:p text:style-name="P380"><text:span text:style-name="T1">1<text:tab/>1762/3 St Helena and China</text:span></text:p>
        <text:p text:style-name="P245"><text:span text:style-name="Body_20_text_20__28_2_29__20__2b__20_Bold">L/MAR/B/531A<text:tab/></text:span><text:span text:style-name="T1">Journal 1 Nov 1762-29 Sep 1764</text:span></text:p>
        <text:p text:style-name="P825"><text:span text:style-name="T1">L/MAR/B/531E(1)<text:tab/></text:span><text:span text:style-name="Body_20_text_20__28_3_29__20__2b__20_Not_20_Bold"><text:span text:style-name="T5">Ledger</text:span></text:span></text:p>
        <text:p text:style-name="P825"><text:soft-page-break/><text:span text:style-name="T1">L/MAR/B/531E(2)<text:tab/></text:span><text:span text:style-name="Body_20_text_20__28_3_29__20__2b__20_Not_20_Bold"><text:span text:style-name="T5">Pay Book</text:span></text:span></text:p>
        <text:p text:style-name="P521"><draw:frame draw:style-name="fr2" draw:name="Rahmen49" text:anchor-type="char" svg:x="17.127cm" svg:y="0.222cm" svg:width="3.039cm" draw:z-index="101"><draw:text-box fo:min-height="2.341cm"><text:p text:style-name="P259"><text:span text:style-name="Body_20_text_20__28_2_29__20__2b__20_Bold_20_Exact">4<text:tab/></text:span><text:span text:style-name="Body_20_text_20__28_2_29__20_Exact">1803/4 China</text:span></text:p><text:p text:style-name="P823"><text:span text:style-name="Body_20_text_20__28_3_29__20_Exact"><text:span text:style-name="T9">L/MAR/B/178D L/MAR/B/178K(1) L/MAR/B/178K(2) L/MAR/B/178K(3) L/MAR/B/178K(4)</text:span></text:span></text:p></draw:text-box></draw:frame><draw:frame draw:style-name="fr1" draw:name="Rahmen50" text:anchor-type="char" svg:x="17.154cm" svg:y="2.496cm" svg:width="2.506cm" draw:z-index="102"><draw:text-box fo:min-height="0.399cm"><text:p text:style-name="P577"><text:span text:style-name="Body_20_text_20__28_2_29__20_Exact">Capt Henry Halkett</text:span></text:p></draw:text-box></draw:frame><text:span text:style-name="T1">Capt John Bowland</text:span></text:p>
        <text:p text:style-name="P630"><text:span text:style-name="T1">Portsmouth 7 Mar 1763 - 17 May St Helena - 27 Sep Whampoa - 29 Dec Second Bar - 9 Jan 1764 Manila - 7 Mar Benkulen - 2 Jun St Helena - 30 Aug Deptford</text:span></text:p>
        <text:list xml:id="list132759250911980" text:continue-list="list2027448287" text:style-name="WWNum95">
          <text:list-item>
            <text:p text:style-name="P510"><text:span text:style-name="T1">1765/6<text:tab/>Bengal</text:span></text:p>
          </text:list-item>
        </text:list>
        <text:p text:style-name="P511"><text:span text:style-name="Body_20_text_20__28_2_29__20__2b__20_Bold">L/MAR/B/531B<text:tab/></text:span><text:span text:style-name="T1">Journal 14 Nov 1765-3 Aug 1767</text:span></text:p>
        <text:p text:style-name="P812"><text:span text:style-name="T1">L/MAR/B/531F(1)<text:tab/></text:span><text:span text:style-name="Body_20_text_20__28_3_29__20__2b__20_Not_20_Bold"><text:span text:style-name="T5">Ledger</text:span></text:span></text:p>
        <text:p text:style-name="P812"><text:span text:style-name="T1">L/MAR/B/531F(2)<text:tab/></text:span><text:span text:style-name="Body_20_text_20__28_3_29__20__2b__20_Not_20_Bold"><text:span text:style-name="T5">Pay Book</text:span></text:span></text:p>
        <text:p text:style-name="P396"><text:span text:style-name="T1">Capt John Bowland</text:span></text:p>
        <text:p text:style-name="P105"><text:span text:style-name="T1">Downs 28 Jan 1766 - 25 Feb Madeira - 22 Jun Johanna - 5 Aug Kedgeree - left Bengal 22 Dec - 23 Feb 1767 Cape - 20 Jun Downs</text:span></text:p>
        <text:list xml:id="list132760354288638" text:continue-numbering="true" text:style-name="WWNum95">
          <text:list-item>
            <text:p text:style-name="P510"><text:span text:style-name="T1">1768/9<text:tab/>China</text:span></text:p>
          </text:list-item>
        </text:list>
        <text:p text:style-name="P511"><text:span text:style-name="Body_20_text_20__28_2_29__20__2b__20_Bold">L/MAR/B/531C<text:tab/></text:span><text:span text:style-name="T1">Journal 25 Oct 1768-12 Jun 1770</text:span></text:p>
        <text:p text:style-name="P812"><text:span text:style-name="T1">L/MAR/B/531G(1)<text:tab/></text:span><text:span text:style-name="Body_20_text_20__28_3_29__20__2b__20_Not_20_Bold"><text:span text:style-name="T5">Ledger</text:span></text:span></text:p>
        <text:p text:style-name="P812"><text:span text:style-name="T1">L/MAR/B/531 G(2)<text:tab/></text:span><text:span text:style-name="Body_20_text_20__28_3_29__20__2b__20_Not_20_Bold"><text:span text:style-name="T5">Pay Book</text:span></text:span></text:p>
        <text:p text:style-name="P396"><text:span text:style-name="T1">Capt William Baker</text:span></text:p>
        <text:p text:style-name="P398"><text:span text:style-name="T1">Downs 2 Jan 1769 - 30 May Batavia - 7 Jul Whampoa - 12 Nov Second Bar - 20 Feb 1770 St Helena - 5 May Downs</text:span></text:p>
        <text:list xml:id="list132759342827139" text:continue-numbering="true" text:style-name="WWNum95">
          <text:list-item>
            <text:p text:style-name="P381"><text:span text:style-name="T1">1770/1<text:tab/>China</text:span></text:p>
          </text:list-item>
        </text:list>
        <text:p text:style-name="P284"><text:span text:style-name="Body_20_text_20__28_2_29__20__2b__20_Bold">L/MAR/B/531D<text:tab/></text:span><text:span text:style-name="T1">Journal 20 Nov 1771-1 Aug 1772</text:span></text:p>
        <text:p text:style-name="P819"><text:span text:style-name="T1">L/MAR/B/531H(1)<text:tab/></text:span><text:span text:style-name="Body_20_text_20__28_3_29__20__2b__20_Not_20_Bold"><text:span text:style-name="T5">Ledger</text:span></text:span></text:p>
        <text:p text:style-name="P819"><text:span text:style-name="T1">L/MAR/B/531H(2)<text:tab/></text:span><text:span text:style-name="Body_20_text_20__28_3_29__20__2b__20_Not_20_Bold"><text:span text:style-name="T5">Pay Book</text:span></text:span></text:p>
        <text:p text:style-name="P195"><text:span text:style-name="T1">Capt William Baker</text:span></text:p>
        <text:p text:style-name="P160"><text:span text:style-name="T1">Downs 16 Mar 1771 - 30 Aug Whampoa - 19 Jan 1772 Second Bar - 25 Apr St Helena - 22 Jul Long Reach</text:span></text:p>
        <text:h text:style-name="P924" text:outline-level="1"><text:bookmark-start text:name="bookmark93"/><text:span text:style-name="T1">CUFFNELLS</text:span><text:bookmark-end text:name="bookmark93"/></text:h>
        <text:p text:style-name="P103"><text:span text:style-name="T1">Built by Randall, launched 1796, 3 decks, 3in bottom, length 176ft 3in, keel 143ft Sin, breadth 43ft 3in, hold 17ft bVfcin, wing transom 26ft 6in, port cell 28ft 9in, waist 3ft Sin, between decks 6ft 7in, roundhouse 6ft Sin, ports 15 middle &amp; upper, deck range 101ft 7in, 1429 tons Principal Managing Owners: 1-4 Sir Robert Preston, 5-8 Francis Pitney Martin</text:span></text:p>
        <text:list xml:id="list3628545464" text:style-name="WWNum167">
          <text:list-item>
            <text:p text:style-name="P382"><text:span text:style-name="T1">1795/6<text:tab/>China</text:span></text:p>
          </text:list-item>
        </text:list>
        <text:p text:style-name="P192"><text:span text:style-name="T1">L/MAR/B/178A Journal 12 May 1796-12 May 1798 L/MAR/B/178H(1)<text:tab/>Ledger</text:span></text:p>
        <text:p text:style-name="P284"><text:soft-page-break/><text:span text:style-name="T1">L/MAR/B/178H(2)<text:tab/>Pay Book</text:span></text:p>
        <text:p text:style-name="P195"><text:span text:style-name="T1">Capt Charles Bowland Cotton</text:span></text:p>
        <text:p text:style-name="P156"><text:span text:style-name="T1">Portsmouth 27 Jun 1796 - 15 Dec Whampoa - 28 Feb 1797 Second Bar -19 Nov Cape -17 Dec St Helena - 21 Mar 1798 Long Reach</text:span></text:p>
        <text:list xml:id="list132758789100593" text:continue-numbering="true" text:style-name="WWNum167">
          <text:list-item>
            <text:p text:style-name="P382"><text:span text:style-name="T1">1798/9<text:tab/>Madras, Bombay and China</text:span></text:p>
          </text:list-item>
        </text:list>
        <text:p text:style-name="P383"><text:span text:style-name="T1">L/MAR/B/178B<text:tab/>Journal 30 Jun<text:tab/>1798-29<text:tab/>Oct 1800</text:span></text:p>
        <text:p text:style-name="P284"><text:span text:style-name="T1">L/MAR/B/178-1(1)<text:tab/>Ledger</text:span></text:p>
        <text:p text:style-name="P284"><text:span text:style-name="T1">L/MAR/B/178-I(2)<text:tab/>Pay Book</text:span></text:p>
        <text:p text:style-name="P195"><text:span text:style-name="T1">Capt Charles Bowland Cotton</text:span></text:p>
        <text:p text:style-name="P671"><text:span text:style-name="T1">Falmouth 14 Sep 1798 - 28 Sep Lisbon - 30 Dec Cape -12 Apr 1799 Madras - 22 Jul Bombay - 15 Dec Penang - 2 Jan 1800 Malacca - 24 Mar Whampoa -10 May Second Bar - St Helena -16 Apr 1801 moorings</text:span></text:p>
        <text:list xml:id="list132758736414447" text:continue-numbering="true" text:style-name="WWNum167">
          <text:list-item>
            <text:p text:style-name="P382"><text:span text:style-name="T1">1801/2<text:tab/>China</text:span></text:p>
          </text:list-item>
        </text:list>
        <text:p text:style-name="P384"><text:span text:style-name="T1">L/MAR/B/178C<text:tab/>Journal 7 Jan 1802-16<text:tab/>Aug 1803</text:span></text:p>
        <text:p text:style-name="P284"><text:span text:style-name="T1">L/MAR/B/178 J (1)<text:tab/>Ledger</text:span></text:p>
        <text:p text:style-name="P284"><text:span text:style-name="T1">L/MAR/B/178J(2)<text:tab/>Pay Book</text:span></text:p>
        <text:p text:style-name="P195"><text:span text:style-name="T1">Capt Charles Bowland Cotton</text:span></text:p>
        <text:p text:style-name="P154"><text:span text:style-name="T1">Downs 30 Apr 1802 - 28 Sep Whampoa -10 Jan 1803 Second Bar -14 May St Helena - 6 Aug Long Reach</text:span></text:p>
        <text:p text:style-name="P5"><text:span text:style-name="T1">Journal 25 Feb 1804-4 Nov 1805</text:span></text:p>
        <text:p text:style-name="P4"><text:span text:style-name="T1">Ledger</text:span></text:p>
        <text:p text:style-name="P4"><text:span text:style-name="T1">Pay Book</text:span></text:p>
        <text:p text:style-name="P4"><text:span text:style-name="T1">Imprest Book</text:span></text:p>
        <text:p text:style-name="P4"><text:span text:style-name="T1">Absence Book</text:span></text:p>
        <text:p text:style-name="P765"><text:span text:style-name="T1">Portsmouth 9 Jun 1804 - 18 Aug Rio de Janeiro -18 Jan 1805 Whampoa -15 Feb Second Bar - 21 Mar Malacca - 30 Jun St Helena -15 Sep Long Reach</text:span></text:p>
        <text:list xml:id="list132758485383414" text:continue-list="list132759342827139" text:style-name="WWNum95">
          <text:list-item>
            <text:p text:style-name="P130"><text:span text:style-name="T1">1806/7 Madras and China</text:span></text:p>
          </text:list-item>
        </text:list>
        <text:p text:style-name="P101"><text:span text:style-name="Body_20_text_20__28_2_29__20__2b__20_Bold">L/MAR/B/178L(1) </text:span><text:span text:style-name="T1">Ledger </text:span><text:span text:style-name="Body_20_text_20__28_2_29__20__2b__20_Bold">L/MAR/B/178L(2) </text:span><text:span text:style-name="T1">Pay Book Capt Robert Wellbank</text:span></text:p>
        <text:p text:style-name="P109"><text:span text:style-name="T1">Portsmouth 26 Feb 1807 - 1 Jul 1808 moorings</text:span></text:p>
        <text:list xml:id="list132759193947648" text:continue-numbering="true" text:style-name="WWNum95">
          <text:list-item>
            <text:p text:style-name="P28"><text:soft-page-break/><text:span text:style-name="T1">1808/9 St Helena, Benkulen and China</text:span></text:p>
          </text:list-item>
        </text:list>
        <text:p text:style-name="P95"><text:span text:style-name="Body_20_text_20__28_2_29__20__2b__20_Bold">L/MAR/B/178E<text:tab/></text:span><text:span text:style-name="T1">Journal 17 Oct 1808-8 Feb 1811</text:span></text:p>
        <text:p text:style-name="P4"><text:span text:style-name="Body_20_text_20__28_2_29__20__2b__20_Bold">L/MAR/B/178M(1) </text:span><text:span text:style-name="T1">Ledger </text:span><text:span text:style-name="Body_20_text_20__28_2_29__20__2b__20_Bold">L/MAR/B/178M(2) </text:span><text:span text:style-name="T1">Pay Book Capt Robert Wellbank</text:span></text:p>
        <text:p text:style-name="P695"><text:span text:style-name="T1">Portsmouth 24 Feb 1809 - 5 May St Helena -11 Aug Benkulen - 23 Sep Penang -19 Oct Malacca - 8 Jan 1810 Whampoa - 26 Feb Second Bar - 30 Apr Bombay -1 Sep Penang -10 Oct Whampoa - 8 Dec Second Bar - left China Feb 1811-</text:span></text:p>
        <text:list xml:id="list132760219010730" text:continue-numbering="true" text:style-name="WWNum95">
          <text:list-item>
            <text:p text:style-name="P385"><text:span text:style-name="T1">1811/2<text:tab/>Madras and China</text:span></text:p>
          </text:list-item>
        </text:list>
        <text:p text:style-name="P312"><text:span text:style-name="Body_20_text_20__28_2_29__20__2b__20_Bold">L/MAR/B/178F<text:tab/></text:span><text:span text:style-name="T1">Journal 21 Nov 1811-6 Aug 1813</text:span></text:p>
        <text:p text:style-name="P844"><text:span text:style-name="T1">L/MAR/B/178N(1)<text:tab/></text:span><text:span text:style-name="Body_20_text_20__28_3_29__20__2b__20_Not_20_Bold"><text:span text:style-name="T5">Ledger</text:span></text:span></text:p>
        <text:p text:style-name="P844"><text:span text:style-name="T1">L/MAR/B/178N(2)<text:tab/></text:span><text:span text:style-name="Body_20_text_20__28_3_29__20__2b__20_Not_20_Bold"><text:span text:style-name="T5">Pay Book</text:span></text:span></text:p>
        <text:p text:style-name="P195"><text:span text:style-name="T1">Capt Robert Wellbank</text:span></text:p>
        <text:p text:style-name="P744"><text:span text:style-name="T1">Portsmouth 1 Mar 1812 -11 Jun Madras -1 Aug Penang - 7 Oct Whampoa -1 Jan 1813 Second Bar - 6 Apr St Helena - 7 Jun Long Reach</text:span></text:p>
        <text:list xml:id="list132759880761127" text:continue-numbering="true" text:style-name="WWNum95">
          <text:list-item>
            <text:p text:style-name="P96"><text:span text:style-name="T1">1814/5<text:tab/>Bengal, Madras and China</text:span></text:p>
          </text:list-item>
        </text:list>
        <text:p text:style-name="P97"><text:span text:style-name="Body_20_text_20__28_2_29__20__2b__20_Bold">L/MAR/B/178G<text:tab/></text:span><text:span text:style-name="T1">Journal 20 Jun 1814-31 May<text:tab/>1816</text:span></text:p>
        <text:p text:style-name="P855"><text:span text:style-name="T1">L/MAR/B/178-0(1)<text:tab/></text:span><text:span text:style-name="Body_20_text_20__28_3_29__20__2b__20_Not_20_Bold"><text:span text:style-name="T5">Ledger</text:span></text:span></text:p>
        <text:p text:style-name="P855"><text:span text:style-name="T1">L/MAR/B/178-0(2)<text:tab/></text:span><text:span text:style-name="Body_20_text_20__28_3_29__20__2b__20_Not_20_Bold"><text:span text:style-name="T5">Pay Book</text:span></text:span></text:p>
        <text:p text:style-name="P518"><text:span text:style-name="T1">Capt Robert Wellbank</text:span></text:p>
        <text:p text:style-name="P15"><text:span text:style-name="T1">Portsmouth 29 Aug 1814 - 23 Jan 1815 Saugor - 9 Apr Madras - 31 May Penang - 21 Jun Malacca - 21 Jul Whampoa -13 Nov Second Bar - 3 Mar 1816 St Helena - 4 May Downs</text:span></text:p>
        <text:h text:style-name="P927" text:outline-level="1"><text:bookmark-start text:name="bookmark94"/><text:span text:style-name="T1">CULLANDS GROVE</text:span><text:bookmark-end text:name="bookmark94"/></text:h>
        <text:p text:style-name="P9"><text:span text:style-name="T1">Extra ship, built by Dudman at Whitby, measured 1802, 2 decks, length 128ft 2in, keel 104ft, breadth 32ft 3</text:span><text:span text:style-name="T3">1</text:span><text:span text:style-name="T1">/2in, hold 16ft, wing transom 24ft 2in, port cell 26ft Sin, waist 1ft 4in, between decks 7ft, roundhouse, 6ft 3 </text:span><text:span text:style-name="Body_20_text_20__28_2_29__20__2b__20_Italic">'Ain,</text:span><text:span text:style-name="T1"> ports 6 upper, 576 tons Principal Managing Owner: William Borradaile</text:span></text:p>
        <text:p text:style-name="P94"><text:span text:style-name="T1">1<text:tab/>1801/2 Bengal and Benkulen</text:span></text:p>
        <text:p text:style-name="P39"><text:span text:style-name="Body_20_text_20__28_2_29__20__2b__20_Bold">L/MAR/B/748A(1) </text:span><text:span text:style-name="T1">Imprest Book </text:span><text:span text:style-name="Body_20_text_20__28_2_29__20__2b__20_Bold">L/MAR/B/748A(2) </text:span><text:span text:style-name="T1">Receipt Book Capt Archibald Anderson</text:span></text:p>
        <text:p text:style-name="P518"><text:span text:style-name="T1">Portsmouth 20 May 1802 - captured by French 22 Jul 1803 in 50° 21'N. 17°W</text:span></text:p>
      </text:section>
      <text:section text:style-name="Sect10" text:name="Bereich28">
        <text:h text:style-name="P939" text:outline-level="1"><text:bookmark-start text:name="bookmark95"/><text:span text:style-name="T1">CUMBERLAND</text:span><text:bookmark-end text:name="bookmark95"/></text:h>
        <text:p text:style-name="P696"><text:span text:style-name="T1">Built by Dudman, launched 1802, 3 decks, 4in bottom, length 165fl 6!/</text:span><text:span text:style-name="T4">2</text:span><text:span text:style-name="T1">in, keel 133ft lOin, breadth 42ft lin, hold 17ft 2in, wing transom 25ft lOin, port cell 29ft lOin, waist 4ft, between decks 6ft Tin, 1260 tons</text:span></text:p>
        <text:p text:style-name="P525"><text:span text:style-name="T1">Principal Managing Owners: 1-6 William Borradaile, 7 Richardson Borradaile</text:span></text:p>
        <text:list xml:id="list4133479220" text:style-name="WWNum169">
          <text:list-item>
            <text:p text:style-name="P306"><text:span text:style-name="T1">1802/3 Cape, Madras and China</text:span></text:p>
          </text:list-item>
        </text:list>
        <text:p text:style-name="P193"><text:span text:style-name="Body_20_text_20__28_2_29__20__2b__20_Bold">L/MAR/B/202A </text:span><text:span text:style-name="T1">Journal 15 Nov 1802-28 Sep 1804 </text:span><text:span text:style-name="Body_20_text_20__28_2_29__20__2b__20_Bold">L/MAR/B/202G(1)<text:tab/></text:span><text:span text:style-name="T1">Ledger</text:span></text:p>
        <text:p text:style-name="P845"><text:span text:style-name="T1">L/MAR/B/202G(2)<text:tab/></text:span><text:span text:style-name="Body_20_text_20__28_3_29__20__2b__20_Not_20_Bold"><text:span text:style-name="T5">Pay Book</text:span></text:span></text:p>
        <text:p text:style-name="P195"><text:span text:style-name="T1">Capt William Ward Farrer</text:span></text:p>
        <text:p text:style-name="P12"><text:span text:style-name="T1">Downs 30 Jan 1803 - 27 Mar Cape -19 May Madras - 7 Jul Penang - 30 Jul Malacca - 25 Aug Whampoa - 30 Oct Second Bar - left China 6 Feb 1804 - 18 Feb Malacca - 3 Mar Penang -10 Jun St Helena -14 Aug Long Reach</text:span></text:p>
        <text:list xml:id="list132759075038575" text:continue-numbering="true" text:style-name="WWNum169">
          <text:list-item>
            <text:p text:style-name="P386"><text:span text:style-name="T1">1804/5<text:tab/>Madras and China</text:span></text:p>
          </text:list-item>
        </text:list>
        <text:p text:style-name="P387"><text:span text:style-name="Body_20_text_20__28_2_29__20__2b__20_Bold">L/MAR/B/202B<text:tab/></text:span><text:span text:style-name="T1">Journal 14 Jan 1805-25 Oct 1806</text:span></text:p>
        <text:p text:style-name="P845"><text:span text:style-name="T1">L/MAR/B/202H(1)<text:tab/></text:span><text:span text:style-name="Body_20_text_20__28_3_29__20__2b__20_Not_20_Bold"><text:span text:style-name="T5">Ledger</text:span></text:span></text:p>
        <text:p text:style-name="P845"><text:span text:style-name="T1">L/MAR/B/202H(2)<text:tab/></text:span><text:span text:style-name="Body_20_text_20__28_3_29__20__2b__20_Not_20_Bold"><text:span text:style-name="T5">Pay Book</text:span></text:span></text:p>
        <text:p text:style-name="P518"><text:span text:style-name="T1">Capt William Ward Farrer</text:span></text:p>
        <text:p text:style-name="P103"><text:span text:style-name="T1">Portsmouth 25 Apr 1805 - 23 Aug Madras -18 Sep Penang - 22 Oct Malacca - 20 Dec Whampoa - 6 Feb 1806 Macao -18 Mar Malacca - 27 Mar Penang - 2 Jul St Helena -13 Sep Long Reach * engagement with three French ships 7 Aug 1805</text:span></text:p>
        <text:list xml:id="list132760297336276" text:continue-numbering="true" text:style-name="WWNum169">
          <text:list-item>
            <text:p text:style-name="P386"><text:span text:style-name="T1">1806/7<text:tab/>Madras and China</text:span></text:p>
          </text:list-item>
        </text:list>
        <text:p text:style-name="P845"><text:span text:style-name="T1">L/MAR/B/202-I(l)<text:tab/></text:span><text:span text:style-name="Body_20_text_20__28_3_29__20__2b__20_Not_20_Bold"><text:span text:style-name="T5">Ledger</text:span></text:span></text:p>
        <text:p text:style-name="P845"><text:span text:style-name="T1">L/MAR/B/202-I(2)<text:tab/></text:span><text:span text:style-name="Body_20_text_20__28_3_29__20__2b__20_Not_20_Bold"><text:span text:style-name="T5">Pay Book</text:span></text:span></text:p>
        <text:p text:style-name="P195"><text:span text:style-name="T1">Capt William Ward Farrer</text:span></text:p>
        <text:p text:style-name="P529"><text:span text:style-name="T1">Portsmouth 26 Feb 1807 - 30 Jun 1808 moorings</text:span></text:p>
        <text:list xml:id="list132758845870593" text:continue-numbering="true" text:style-name="WWNum169">
          <text:list-item>
            <text:p text:style-name="P98"><text:span text:style-name="T1">1808/9<text:tab/>Bombay and China</text:span></text:p>
          </text:list-item>
        </text:list>
        <text:p text:style-name="P99"><text:span text:style-name="Body_20_text_20__28_2_29__20__2b__20_Bold">L/MAR/B/202C<text:tab/></text:span><text:span text:style-name="T1">Journal 24 Oct 1808-8 Oct 1810</text:span></text:p>
        <text:p text:style-name="P856"><text:span text:style-name="T1">L/MAR/B/202J(1)<text:tab/></text:span><text:span text:style-name="Body_20_text_20__28_3_29__20__2b__20_Not_20_Bold"><text:span text:style-name="T5">Ledger</text:span></text:span></text:p>
        <text:p text:style-name="P856"><text:span text:style-name="T1">L/MAR/B/202J(2)<text:tab/></text:span><text:span text:style-name="Body_20_text_20__28_3_29__20__2b__20_Not_20_Bold"><text:span text:style-name="T5">Pay Book</text:span></text:span></text:p>
        <text:p text:style-name="P31"><text:span text:style-name="T1">Capt Peter Wedderbum</text:span></text:p>
        <text:p text:style-name="P156"><text:soft-page-break/><text:span text:style-name="T1">Portsmouth 24 Feb 1809 - 25 Jun Bombay - 31 Aug Penang -18 Oct Macao - 4 Nov Whampoa - 22 Dec Second Bar - 21 May 1810 St Helena - 2 Aug Long Reach</text:span></text:p>
        <text:list xml:id="list132760077182626" text:continue-numbering="true" text:style-name="WWNum169">
          <text:list-item>
            <text:p text:style-name="P388"><text:span text:style-name="T1">1810/1<text:tab/>Bombay and China</text:span></text:p>
          </text:list-item>
        </text:list>
        <text:p text:style-name="P387"><text:span text:style-name="Body_20_text_20__28_2_29__20__2b__20_Bold">L/MAR/B/202D<text:tab/></text:span><text:span text:style-name="T1">Journal 1 Nov 1810-11 Jul 1812</text:span></text:p>
        <text:p text:style-name="P845"><text:span text:style-name="T1">L/MAR/B/202K(1)<text:tab/></text:span><text:span text:style-name="Body_20_text_20__28_3_29__20__2b__20_Not_20_Bold"><text:span text:style-name="T5">Ledger</text:span></text:span></text:p>
        <text:p text:style-name="P845"><text:span text:style-name="T1">L/MAR/B/202K(2)<text:tab/></text:span><text:span text:style-name="Body_20_text_20__28_3_29__20__2b__20_Not_20_Bold"><text:span text:style-name="T5">Pay Book</text:span></text:span></text:p>
        <text:p text:style-name="P645"><text:span text:style-name="T1">Capt Thomas Hutton Wilkinson</text:span></text:p>
        <text:p text:style-name="P649"><text:span text:style-name="T1">Torbay 16 Feb 1811 - 28 Apr Simons Bay - 8 Jun Bombay - 21 Aug Penang - 2 Oct Whampoa - 2 Dec Second Bar - 21 Mar 1812 St Helena -15 May Long Reach</text:span></text:p>
        <text:list xml:id="list132759443106422" text:continue-numbering="true" text:style-name="WWNum169">
          <text:list-item>
            <text:p text:style-name="P100"><text:span text:style-name="T1">1812/3<text:tab/>China</text:span></text:p>
          </text:list-item>
        </text:list>
        <text:p text:style-name="P29"><text:span text:style-name="Body_20_text_20__28_2_29__20__2b__20_Bold">L/MAR/B/202E </text:span><text:span text:style-name="T1">Journal 18 Dec 1812-23 Aug 1814 </text:span><text:span text:style-name="Body_20_text_20__28_2_29__20__2b__20_Bold">L/MAR/B/202L(1)<text:tab/></text:span><text:span text:style-name="T1">Ledger</text:span></text:p>
        <text:p text:style-name="P856"><text:span text:style-name="T1">L/MAR/B/202L(2)<text:tab/></text:span><text:span text:style-name="Body_20_text_20__28_3_29__20__2b__20_Not_20_Bold"><text:span text:style-name="T5">Pay Book</text:span></text:span></text:p>
        <text:p text:style-name="P31"><text:span text:style-name="T1">Capt Thomas Hutton Wilkinson</text:span></text:p>
        <text:p text:style-name="P768"><text:span text:style-name="T1">Portsmouth 18 Mar 1813 -11 Apr Tenerife -15 Jun Cape - 6 Sep Whampoa - 5 Jan 1614 Second Bar - 26 May St Helena -10 Aug Long Reach</text:span></text:p>
        <text:list xml:id="list132760397495990" text:continue-numbering="true" text:style-name="WWNum169">
          <text:list-item>
            <text:p text:style-name="P79"><text:span text:style-name="Body_20_text_20__28_2_29__20__2b__20_Bold">1815/6 </text:span><text:span text:style-name="T1">Bombay and China</text:span></text:p>
          </text:list-item>
        </text:list>
        <text:p text:style-name="P858"><text:span text:style-name="T1">L/MAR/B/202F </text:span><text:span text:style-name="Body_20_text_20__28_3_29__20__2b__20_Not_20_Bold"><text:span text:style-name="T5">Journal </text:span></text:span><text:span text:style-name="T1">4 </text:span><text:span text:style-name="Body_20_text_20__28_3_29__20__2b__20_Not_20_Bold"><text:span text:style-name="T5">Nov </text:span></text:span><text:span text:style-name="T1">1815-19 </text:span><text:span text:style-name="Body_20_text_20__28_3_29__20__2b__20_Not_20_Bold"><text:span text:style-name="T5">May </text:span></text:span><text:span text:style-name="T1">1817 L/MAR/B/202M(1)<text:tab/></text:span><text:span text:style-name="Body_20_text_20__28_3_29__20__2b__20_Not_20_Bold"><text:span text:style-name="T5">Ledger</text:span></text:span></text:p>
        <text:p text:style-name="P856"><text:span text:style-name="T1">L/MAR/B/202M(2)<text:tab/></text:span><text:span text:style-name="Body_20_text_20__28_3_29__20__2b__20_Not_20_Bold"><text:span text:style-name="T5">Pay Book</text:span></text:span></text:p>
        <text:p text:style-name="P645"><text:span text:style-name="T1">Capt Thomas Hutton Wilkinson</text:span></text:p>
        <text:p text:style-name="P653"><text:span text:style-name="T1">Downs 23 Jan 1816 -15 May Bombay - 6 Aug Malacca - 3 Sep Whampoa - 24 Dec Second Bar - 12 Mar 1817 St Helena -16 May Long Reach</text:span></text:p>
        <text:h text:style-name="P924" text:outline-level="1"><text:bookmark-start text:name="bookmark96"/><text:span text:style-name="T1">CUMBRIAN (1)</text:span><text:bookmark-end text:name="bookmark96"/></text:h>
        <text:list xml:id="list1129336858" text:style-name="WWNum171">
          <text:list-item>
            <text:p text:style-name="P512"><text:span text:style-name="T1">From Bombay 1803</text:span></text:p>
          </text:list-item>
        </text:list>
        <text:p text:style-name="P513"><text:span text:style-name="T1">L/MAR/B/83A<text:tab/>Journal 19 Feb-3 Oct 1803, anon</text:span></text:p>
        <text:p text:style-name="P412"><text:span text:style-name="T1">Bombay 8 Mar 1803 - 18 Mar Tellicherry -18 May Cape -17 Jul St Helena -13 Sep Bearhaven - 3 Oct Downs</text:span></text:p>
        <text:list xml:id="list132759847292638" text:continue-numbering="true" text:style-name="WWNum171">
          <text:list-item>
            <text:p text:style-name="P389"><text:span text:style-name="T1">From Bombay 1810</text:span></text:p>
          </text:list-item>
        </text:list>
        <text:p text:style-name="P390"><text:span text:style-name="T1">L/MAR/B/83B<text:tab/>Journal 23 Nov 1809-25 Aug 1810</text:span></text:p>
        <text:p text:style-name="P195"><text:span text:style-name="T1">Capt John Tate</text:span></text:p>
        <text:p text:style-name="P202"><text:soft-page-break/><text:span text:style-name="T1">Bombay 3 Feb 1810 - 20 Feb Point de Galle - 3 May St Helena -14 Jul Blackwall</text:span></text:p>
        <text:h text:style-name="P919" text:outline-level="1"><text:bookmark-start text:name="bookmark97"/><text:span text:style-name="T1">CUMBRIAN (2)</text:span><text:bookmark-end text:name="bookmark97"/></text:h>
        <text:p text:style-name="P518"><text:span text:style-name="T1">Chartered ship, 720 tons</text:span></text:p>
        <text:p text:style-name="P516"><text:span text:style-name="T1">Principal Managing Owners: Bazett &amp; Co</text:span></text:p>
        <text:p text:style-name="P514"><text:span text:style-name="T1">1<text:tab/>1825/6<text:tab/>Madras and Bengal</text:span></text:p>
        <text:p text:style-name="P513"><text:span text:style-name="T1">L/MAR/B/83C<text:tab/>Deck Log 16 Aug 1826-12 Feb 1827</text:span></text:p>
        <text:p text:style-name="P396"><text:span text:style-name="T1">Capt James Blyth</text:span></text:p>
        <text:p text:style-name="P400"><text:span text:style-name="T1">Deal 14 Sep 1826 - 9 Jan 1827 Madras - 4 Feb Calcutta - voyage ended 11 May 1828</text:span></text:p>
        <text:h text:style-name="P919" text:outline-level="1"><text:bookmark-start text:name="bookmark98"/><text:span text:style-name="T1">CURTANA</text:span><text:bookmark-end text:name="bookmark98"/></text:h>
        <text:p text:style-name="P516"><text:span text:style-name="T1">140 tons, 29 crew, 20 guns</text:span></text:p>
        <text:p text:style-name="P514"><text:span text:style-name="T1">1<text:tab/>1685/6<text:tab/>Madras</text:span></text:p>
        <text:p text:style-name="P396"><text:span text:style-name="T1">Capt Anthony Weltden</text:span></text:p>
        <text:p text:style-name="P407"><text:span text:style-name="T1">19 Apr 1686 - ‘free ship to trade in the country’</text:span></text:p>
        <text:h text:style-name="P945" text:outline-level="1"><text:bookmark-start text:name="bookmark99"/><text:span text:style-name="T1">CUVERA</text:span><text:bookmark-end text:name="bookmark99"/></text:h>
        <text:p text:style-name="P626"><text:span text:style-name="T1">Built at Calcutta 1796, 935 tons 1 From Bengal 1799</text:span></text:p>
        <text:p text:style-name="P607"><text:span text:style-name="T1">L/MAR/B/369A Journal 19 Nov 1798-25 Jul 1799, Arundel Roberts, Chief Mate</text:span></text:p>
        <text:p text:style-name="P607"><text:span text:style-name="T1">Calcutta 19 Nov 1798 - 28 Jan 1799 Saugor - left Bengal 10 Feb -10 May St Helena - voyage ended</text:span></text:p>
        <text:p text:style-name="P607"><text:span text:style-name="T1">Aug</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_20__28_user_29_" style:display-name="Footnote (user)" style:family="paragraph" style:parent-style-name="Standard" loext:linked-style-name="Footnote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8_2_29_" style:display-name="Footnote (2)" style:family="paragraph" style:parent-style-name="Standard" loext:linked-style-name="Footnote_20__28_2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2_29_" style:display-name="Body text (2)" style:family="paragraph" style:parent-style-name="Standard" loext:linked-style-name="Body_20_text_20__28_2_29__5f_">
      <loext:graphic-properties draw:fill="solid" draw:fill-color="#ffffff"/>
      <style:paragraph-properties fo:margin-left="0cm" fo:margin-right="0cm" fo:margin-top="0.176cm" fo:margin-bottom="0.176cm" style:contextual-spacing="false" fo:line-height="0.369cm" fo:orphans="0" fo:widows="0" fo:text-indent="-3.21cm" style:auto-text-indent="false"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 style:display-name="Heading #1" style:family="paragraph" style:parent-style-name="Standard" loext:linked-style-name="Heading_20__23_1_5f_" style:default-outline-level="1" style:list-style-name="">
      <loext:graphic-properties draw:fill="solid" draw:fill-color="#ffffff"/>
      <style:paragraph-properties fo:margin-top="0cm" fo:margin-bottom="0.176cm" style:contextual-spacing="false" fo:line-height="0.392cm"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 style:display-name="Header or footer" style:family="paragraph" style:parent-style-name="Standard" loext:linked-style-name="Header_20_or_20_footer_5f_">
      <loext:graphic-properties draw:fill="solid" draw:fill-color="#ffffff"/>
      <style:paragraph-properties fo:line-height="0.37cm" fo:orphans="0" fo:widows="0" fo:background-color="#ffffff"/>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Body_20_text_20__28_3_29_" style:display-name="Body text (3)" style:family="paragraph" style:parent-style-name="Standard" loext:linked-style-name="Body_20_text_20__28_3_29__5f_">
      <loext:graphic-properties draw:fill="solid" draw:fill-color="#ffffff"/>
      <style:paragraph-properties fo:line-height="0.369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4_29_" style:display-name="Body text (4)" style:family="paragraph" style:parent-style-name="Standard" loext:linked-style-name="Body_20_text_20__28_4_29__5f_">
      <loext:graphic-properties draw:fill="solid" draw:fill-color="#ffffff"/>
      <style:paragraph-properties fo:margin-top="0.776cm" fo:margin-bottom="0.176cm" style:contextual-spacing="false" fo:line-height="0.392cm" fo:text-align="justify" style:justify-single-word="false" fo:orphans="0" fo:widows="0" fo:background-color="#ffffff"/>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 style:display-name="Body text (5)" style:family="paragraph" style:parent-style-name="Standard" loext:linked-style-name="Body_20_text_20__28_5_29__5f_">
      <loext:graphic-properties draw:fill="solid" draw:fill-color="#ffffff"/>
      <style:paragraph-properties fo:line-height="0.393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8_29_" style:display-name="Body text (8)" style:family="paragraph" style:parent-style-name="Standard" loext:linked-style-name="Body_20_text_20__28_8_29__20_Exact">
      <loext:graphic-properties draw:fill="solid" draw:fill-color="#ffffff"/>
      <style:paragraph-properties fo:line-height="0.254cm" fo:orphans="0" fo:widows="0" fo:background-color="#ffffff"/>
      <style:text-properties fo:font-variant="normal" fo:text-transform="none" style:text-line-through-style="none" style:text-line-through-type="none" fo:font-size="6.5pt" fo:font-style="normal" style:text-underline-style="none" fo:font-weight="bold" style:font-size-asian="6.5pt" style:font-style-asian="normal" style:font-weight-asian="bold" style:font-size-complex="6.5pt" style:font-style-complex="normal" style:font-weight-complex="bold" style:text-scale="120%"/>
    </style:style>
    <style:style style:name="Body_20_text_20__28_9_29_" style:display-name="Body text (9)" style:family="paragraph" style:parent-style-name="Standard" loext:linked-style-name="Body_20_text_20__28_9_29__20_Exact">
      <loext:graphic-properties draw:fill="solid" draw:fill-color="#ffffff"/>
      <style:paragraph-properties fo:line-height="0.199cm" fo:orphans="0" fo:widows="0" fo:background-color="#ffffff"/>
      <style:text-properties fo:font-variant="normal" fo:text-transform="none" style:text-line-through-style="none" style:text-line-through-type="none" fo:font-size="9pt" fo:font-style="normal" style:text-underline-style="none" fo:font-weight="normal" style:font-size-asian="9pt" style:font-style-asian="normal" style:font-weight-asian="normal" style:font-size-complex="9pt" style:font-style-complex="normal" style:font-weight-complex="normal"/>
    </style:style>
    <style:style style:name="Body_20_text_20__28_10_29_" style:display-name="Body text (10)" style:family="paragraph" style:parent-style-name="Standard" loext:linked-style-name="Body_20_text_20__28_10_29__20_Exact">
      <loext:graphic-properties draw:fill="solid" draw:fill-color="#ffffff"/>
      <style:paragraph-properties fo:line-height="0.199cm" fo:orphans="0" fo:widows="0" fo:background-color="#ffffff"/>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11_29_" style:display-name="Body text (11)" style:family="paragraph" style:parent-style-name="Standard" loext:linked-style-name="Body_20_text_20__28_11_29__20_Exact">
      <loext:graphic-properties draw:fill="solid" draw:fill-color="#ffffff"/>
      <style:paragraph-properties fo:line-height="0.199cm" fo:orphans="0" fo:widows="0" fo:background-color="#ffffff"/>
      <style:text-properties fo:font-variant="normal" fo:text-transform="none" style:text-line-through-style="none" style:text-line-through-type="none" fo:font-size="7pt" fo:font-style="normal" style:text-underline-style="none" fo:font-weight="bold" style:font-size-asian="7pt" style:font-style-asian="normal" style:font-weight-asian="bold" style:font-size-complex="7pt" style:font-style-complex="normal" style:font-weight-complex="bold" style:text-scale="10%"/>
    </style:style>
    <style:style style:name="Table_20_of_20_contents" style:display-name="Table of contents" style:family="paragraph" style:parent-style-name="Standard" loext:linked-style-name="Table_20_of_20_contents_20_Exact">
      <loext:graphic-properties draw:fill="solid" draw:fill-color="#ffffff"/>
      <style:paragraph-properties fo:line-height="0.36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6_29_" style:display-name="Body text (6)" style:family="paragraph" style:parent-style-name="Standard" loext:linked-style-name="Body_20_text_20__28_6_29__5f_">
      <loext:graphic-properties draw:fill="solid" draw:fill-color="#ffffff"/>
      <style:paragraph-properties fo:margin-top="0.282cm" fo:margin-bottom="0cm" style:contextual-spacing="false" fo:line-height="0.37cm" fo:text-align="justify" style:justify-single-word="false" fo:orphans="0" fo:widows="0" fo:background-color="#ffffff"/>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Body_20_text_20__28_7_29_" style:display-name="Body text (7)" style:family="paragraph" style:parent-style-name="Standard" loext:linked-style-name="Body_20_text_20__28_7_29__5f_">
      <loext:graphic-properties draw:fill="solid" draw:fill-color="#ffffff"/>
      <style:paragraph-properties fo:margin-top="0.459cm" fo:margin-bottom="0cm" style:contextual-spacing="false" fo:line-height="0.822cm" fo:text-align="justify" style:justify-single-word="false" fo:orphans="0" fo:widows="0" fo:background-color="#ffffff"/>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12_29_" style:display-name="Body text (12)" style:family="paragraph" style:parent-style-name="Standard" loext:linked-style-name="Body_20_text_20__28_12_29__5f_">
      <loext:graphic-properties draw:fill="solid" draw:fill-color="#ffffff"/>
      <style:paragraph-properties fo:line-height="0.372cm" fo:text-align="justify" style:justify-single-word="false" fo:orphans="0" fo:widows="0" fo:background-color="#ffffff"/>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Footnote" style:family="paragraph" style:parent-style-name="Standard"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Footnote_5f_" style:display-name="Footnote_" style:family="text" style:parent-style-name="Default_20_Paragraph_20_Font" loext:linked-style-name="Footnote">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Footnote_20__2b__20_Bold" style:display-name="Footnote + Bold" style:family="text" style:parent-style-name="Footnote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Footnote_20__28_2_29__5f_" style:display-name="Footnote (2)_" style:family="text" style:parent-style-name="Default_20_Paragraph_20_Font" loext:linked-style-name="Footnote_20__28_2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Footnote_20__28_2_29__20__2b__20_Not_20_Bold" style:display-name="Footnote (2) + Not Bold" style:family="text" style:parent-style-name="Footnote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Exact" style:display-name="Body text (2) Exact" style:family="text" style:parent-style-name="Default_20_Paragraph_20_Font">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Heading_20__23_1_5f_" style:display-name="Heading #1_" style:family="text" style:parent-style-name="Default_20_Paragraph_20_Font" loext:linked-style-name="Heading_20__23_1">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Header_20_or_20_footer_5f_" style:display-name="Header or footer_" style:family="text" style:parent-style-name="Default_20_Paragraph_20_Font" loext:linked-style-name="Header_20_or_20_footer">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font-size-complex="9.5pt" style:font-style-complex="normal" style:font-weight-complex="normal"/>
    </style:style>
    <style:style style:name="Header_20_or_20_footer" style:display-name="Header or footer" style:family="text" style:parent-style-name="Header_20_or_20_footer_5f_">
      <style:text-properties fo:color="#000000" loext:opacity="100%" style:font-name="Times New Roman" fo:font-family="'Times New Roman'" style:font-family-generic="roman" style:font-pitch="variable" fo:letter-spacing="normal"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2_29__5f_" style:display-name="Body text (2)_" style:family="text" style:parent-style-name="Default_20_Paragraph_20_Font" loext:linked-style-name="Body_20_text_20__28_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2_29__20__2b__20_Bold" style:display-name="Body text (2) + Bold"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3_29__5f_" style:display-name="Body text (3)_" style:family="text" style:parent-style-name="Default_20_Paragraph_20_Font" loext:linked-style-name="Body_20_text_20__28_3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 style:display-name="Body text (3) + Not Bold"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4_29__5f_" style:display-name="Body text (4)_" style:family="text" style:parent-style-name="Default_20_Paragraph_20_Font" loext:linked-style-name="Body_20_text_20__28_4_29_">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5_29__5f_" style:display-name="Body text (5)_" style:family="text" style:parent-style-name="Default_20_Paragraph_20_Font" loext:linked-style-name="Body_20_text_20__28_5_29_">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5_29__20__2b__20_Not_20_Bold" style:display-name="Body text (5) + Not Bold" style:family="text" style:parent-style-name="Body_20_text_20__28_5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 style:display-name="Body text (2) + Italic"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4_29__20_Exact" style:display-name="Body text (4) Exact" style:family="text" style:parent-style-name="Default_20_Paragraph_20_Font">
      <style:text-properties fo:font-variant="normal" fo:text-transform="none" style:text-line-through-style="none" style:text-line-through-type="none" fo:font-size="10pt" fo:font-style="normal" style:text-underline-style="none" fo:font-weight="bold" style:font-size-asian="10pt" style:font-style-asian="normal" style:font-weight-asian="bold" style:font-size-complex="10pt" style:font-style-complex="normal" style:font-weight-complex="bold"/>
    </style:style>
    <style:style style:name="Body_20_text_20__28_4_29__20__2b__20_9.5_20_pt_2c_Italic_20_Exact" style:display-name="Body text (4) + 9.5 pt,Italic Exact" style:family="text" style:parent-style-name="Body_20_text_20__28_4_29__5f_">
      <style:text-properties fo:color="#000000" loext:opacity="100%" style:font-name="Times New Roman" fo:font-family="'Times New Roman'" style:font-family-generic="roman" style:font-pitch="variable" fo:font-size="9.5pt" fo:letter-spacing="normal" fo:language="en" fo:country="US" fo:font-style="italic" style:font-name-asian="Times New Roman1" style:font-family-asian="'Times New Roman'" style:font-family-generic-asian="system" style:font-pitch-asian="variable" style:font-size-asian="9.5pt" style:language-asian="en" style:country-asian="US" style:font-style-asian="italic" style:font-name-complex="Times New Roman1" style:font-family-complex="'Times New Roman'" style:font-family-generic-complex="system" style:font-pitch-complex="variable" style:font-size-complex="9.5pt" style:language-complex="en" style:country-complex="US" style:font-style-complex="italic" style:text-scale="100%"/>
    </style:style>
    <style:style style:name="Body_20_text_20__28_8_29__20_Exact" style:display-name="Body text (8) Exact" style:family="text" style:parent-style-name="Default_20_Paragraph_20_Font" loext:linked-style-name="Body_20_text_20__28_8_29_">
      <style:text-properties fo:font-variant="normal" fo:text-transform="none" style:text-line-through-style="none" style:text-line-through-type="none" fo:font-size="6.5pt" fo:font-style="normal" style:text-underline-style="none" fo:font-weight="bold" style:font-size-asian="6.5pt" style:font-style-asian="normal" style:font-weight-asian="bold" style:font-size-complex="6.5pt" style:font-style-complex="normal" style:font-weight-complex="bold" style:text-scale="120%"/>
    </style:style>
    <style:style style:name="Body_20_text_20__28_9_29__20_Exact" style:display-name="Body text (9) Exact" style:family="text" style:parent-style-name="Default_20_Paragraph_20_Font" loext:linked-style-name="Body_20_text_20__28_9_29_">
      <style:text-properties fo:font-variant="normal" fo:text-transform="none" style:text-line-through-style="none" style:text-line-through-type="none" fo:font-size="9pt" fo:font-style="normal" style:text-underline-style="none" fo:font-weight="normal" style:font-size-asian="9pt" style:font-style-asian="normal" style:font-weight-asian="normal" style:font-size-complex="9pt" style:font-style-complex="normal" style:font-weight-complex="normal"/>
    </style:style>
    <style:style style:name="Body_20_text_20__28_10_29__20_Exact" style:display-name="Body text (10) Exact" style:family="text" style:parent-style-name="Default_20_Paragraph_20_Font" loext:linked-style-name="Body_20_text_20__28_10_29_">
      <style:text-properties fo:font-variant="normal" fo:text-transform="none" style:text-line-through-style="none" style:text-line-through-type="none" fo:font-size="7.5pt" fo:font-style="normal" style:text-underline-style="none" fo:font-weight="bold" style:font-size-asian="7.5pt" style:font-style-asian="normal" style:font-weight-asian="bold" style:font-size-complex="7.5pt" style:font-style-complex="normal" style:font-weight-complex="bold"/>
    </style:style>
    <style:style style:name="Body_20_text_20__28_11_29__20_Exact" style:display-name="Body text (11) Exact" style:family="text" style:parent-style-name="Default_20_Paragraph_20_Font" loext:linked-style-name="Body_20_text_20__28_11_29_">
      <style:text-properties fo:font-variant="normal" fo:text-transform="none" style:text-line-through-style="none" style:text-line-through-type="none" fo:font-size="7pt" fo:font-style="normal" style:text-underline-style="none" fo:font-weight="bold" style:font-size-asian="7pt" style:font-style-asian="normal" style:font-weight-asian="bold" style:font-size-complex="7pt" style:font-style-complex="normal" style:font-weight-complex="bold" style:text-scale="10%"/>
    </style:style>
    <style:style style:name="Table_20_of_20_contents_20_Exact" style:display-name="Table of contents Exact" style:family="text" style:parent-style-name="Default_20_Paragraph_20_Font" loext:linked-style-name="Table_20_of_20_contents">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Table_20_of_20_contents_20__2b__20_12_20_pt_2c_Scaling_20_20_25__20_Exact" style:display-name="Table of contents + 12 pt,Scaling 20% Exact" style:family="text" style:parent-style-name="Table_20_of_20_contents_20_Exact">
      <style:text-properties fo:color="#000000" loext:opacity="100%" style:font-name="Times New Roman" fo:font-family="'Times New Roman'" style:font-family-generic="roman" style:font-pitch="variable" fo:font-size="12pt" fo:letter-spacing="normal"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20%"/>
    </style:style>
    <style:style style:name="Body_20_text_20__28_2_29__20__2b__20_9.5_20_pt_2c_Bold" style:display-name="Body text (2) + 9.5 pt,Bold" style:family="text" style:parent-style-name="Body_20_text_20__28_2_29__5f_">
      <style:text-properties fo:color="#000000" loext:opacity="100%" style:font-name="Times New Roman" fo:font-family="'Times New Roman'" style:font-family-generic="roman" style:font-pitch="variable" fo:font-size="9.5pt" fo:letter-spacing="normal" fo:language="en" fo:country="US" fo:font-weight="bold" style:font-name-asian="Times New Roman1" style:font-family-asian="'Times New Roman'" style:font-family-generic-asian="system" style:font-pitch-asian="variable" style:font-size-asian="9.5pt" style:language-asian="en" style:country-asian="US" style:font-weight-asian="bold" style:font-name-complex="Times New Roman1" style:font-family-complex="'Times New Roman'" style:font-family-generic-complex="system" style:font-pitch-complex="variable" style:font-size-complex="9.5pt" style:language-complex="en" style:country-complex="US" style:font-weight-complex="bold" style:text-scale="100%"/>
    </style:style>
    <style:style style:name="Body_20_text_20__28_2_29__20__2b__20_10_20_pt_2c_Bold" style:display-name="Body text (2) + 10 pt,Bold" style:family="text" style:parent-style-name="Body_20_text_20__28_2_29__5f_">
      <style:text-properties fo:color="#000000" loext:opacity="100%" style:font-name="Times New Roman" fo:font-family="'Times New Roman'" style:font-family-generic="roman" style:font-pitch="variable" fo:font-size="10pt" fo:letter-spacing="normal"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en" style:country-complex="US" style:font-weight-complex="bold" style:text-scale="100%"/>
    </style:style>
    <style:style style:name="Body_20_text_20__28_6_29__5f_" style:display-name="Body text (6)_" style:family="text" style:parent-style-name="Default_20_Paragraph_20_Font" loext:linked-style-name="Body_20_text_20__28_6_29_">
      <style:text-properties fo:font-variant="normal" fo:text-transform="none" style:text-line-through-style="none" style:text-line-through-type="none" fo:font-size="9.5pt" fo:font-style="normal" style:text-underline-style="none" fo:font-weight="bold" style:font-size-asian="9.5pt" style:font-style-asian="normal" style:font-weight-asian="bold" style:font-size-complex="9.5pt" style:font-style-complex="normal" style:font-weight-complex="bold"/>
    </style:style>
    <style:style style:name="Body_20_text_20__28_6_29_" style:display-name="Body text (6)" style:family="text" style:parent-style-name="Body_20_text_20__28_6_29__5f_">
      <style:text-properties fo:color="#000000" loext:opacity="100%" style:font-name="Times New Roman" fo:font-family="'Times New Roman'" style:font-family-generic="roman" style:font-pitch="variable" fo:letter-spacing="normal" fo:language="en" fo:country="US" style:text-underline-style="solid" style:text-underline-width="auto" style:text-underline-color="font-color"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text-scale="100%"/>
    </style:style>
    <style:style style:name="Body_20_text_20__28_7_29__5f_" style:display-name="Body text (7)_" style:family="text" style:parent-style-name="Default_20_Paragraph_20_Font" loext:linked-style-name="Body_20_text_20__28_7_29_">
      <style:text-properties fo:font-variant="normal" fo:text-transform="none" style:text-line-through-style="none" style:text-line-through-type="none" fo:font-size="9pt" fo:font-style="normal" style:text-underline-style="none" fo:font-weight="bold" style:font-size-asian="9pt" style:font-style-asian="normal" style:font-weight-asian="bold" style:font-size-complex="9pt" style:font-style-complex="normal" style:font-weight-complex="bold"/>
    </style:style>
    <style:style style:name="Body_20_text_20__28_7_29__20__2b__20_21_20_pt_2c_Not_20_Bold_2c_Italic" style:display-name="Body text (7) + 21 pt,Not Bold,Italic" style:family="text" style:parent-style-name="Body_20_text_20__28_7_29__5f_">
      <style:text-properties fo:color="#000000" loext:opacity="100%" style:font-name="Times New Roman" fo:font-family="'Times New Roman'" style:font-family-generic="roman" style:font-pitch="variable" fo:font-size="21pt" fo:letter-spacing="normal" fo:language="en" fo:country="US" fo:font-style="italic" fo:font-weight="bold" style:font-name-asian="Times New Roman1" style:font-family-asian="'Times New Roman'" style:font-family-generic-asian="system" style:font-pitch-asian="variable" style:font-size-asian="21pt" style:language-asian="en" style:country-asian="US" style:font-style-asian="italic" style:font-weight-asian="bold" style:font-name-complex="Times New Roman1" style:font-family-complex="'Times New Roman'" style:font-family-generic-complex="system" style:font-pitch-complex="variable" style:font-size-complex="21pt" style:language-complex="en" style:country-complex="US" style:font-style-complex="italic" style:font-weight-complex="bold" style:text-scale="100%"/>
    </style:style>
    <style:style style:name="Body_20_text_20__28_7_29__20__2b__20_Not_20_Bold" style:display-name="Body text (7) + Not Bold" style:family="text" style:parent-style-name="Body_20_text_20__28_7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Heading_20__23_1_20__2b__20_9.5_20_pt_2c_Italic" style:display-name="Heading #1 + 9.5 pt,Italic" style:family="text" style:parent-style-name="Heading_20__23_1_5f_">
      <style:text-properties fo:color="#000000" loext:opacity="100%" style:font-name="Times New Roman" fo:font-family="'Times New Roman'" style:font-family-generic="roman" style:font-pitch="variable" fo:font-size="9.5pt" fo:letter-spacing="normal" fo:language="en" fo:country="US" fo:font-style="italic" style:font-name-asian="Times New Roman1" style:font-family-asian="'Times New Roman'" style:font-family-generic-asian="system" style:font-pitch-asian="variable" style:font-size-asian="9.5pt" style:language-asian="en" style:country-asian="US" style:font-style-asian="italic" style:font-name-complex="Times New Roman1" style:font-family-complex="'Times New Roman'" style:font-family-generic-complex="system" style:font-pitch-complex="variable" style:font-size-complex="9.5pt" style:language-complex="en" style:country-complex="US" style:font-style-complex="italic" style:text-scale="100%"/>
    </style:style>
    <style:style style:name="Body_20_text_20__28_2_29__20__2b__20_Bold_20_Exact" style:display-name="Body text (2) + Bold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Italic_20_Exact" style:display-name="Body text (2) + Italic Exact" style:family="text" style:parent-style-name="Body_20_text_20__28_2_29__5f_">
      <style:text-properties fo:color="#000000" loext:opacity="100%" style:font-name="Times New Roman" fo:font-family="'Times New Roman'" style:font-family-generic="roman" style:font-pitch="variable" fo:letter-spacing="normal" fo:language="en" fo:country="US" fo:font-style="italic" style:font-name-asian="Times New Roman1" style:font-family-asian="'Times New Roman'" style:font-family-generic-asian="system" style:font-pitch-asian="variable"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ody_20_text_20__28_12_29__5f_" style:display-name="Body text (12)_" style:family="text" style:parent-style-name="Default_20_Paragraph_20_Font" loext:linked-style-name="Body_20_text_20__28_12_29_">
      <style:text-properties fo:font-variant="normal" fo:text-transform="none" style:text-line-through-style="none" style:text-line-through-type="none" fo:font-size="8.5pt" fo:font-style="normal" style:text-underline-style="none" fo:font-weight="normal" style:font-size-asian="8.5pt" style:font-style-asian="normal" style:font-weight-asian="normal" style:font-size-complex="8.5pt" style:font-style-complex="normal" style:font-weight-complex="normal"/>
    </style:style>
    <style:style style:name="Body_20_text_20__28_3_29__20_Exact" style:display-name="Body text (3) Exact" style:family="text" style:parent-style-name="Default_20_Paragraph_20_Font">
      <style:text-properties fo:font-variant="normal" fo:text-transform="none" style:text-line-through-style="none" style:text-line-through-type="none" fo:font-size="8.5pt" fo:font-style="normal" style:text-underline-style="none" fo:font-weight="bold" style:font-size-asian="8.5pt" style:font-style-asian="normal" style:font-weight-asian="bold" style:font-size-complex="8.5pt" style:font-style-complex="normal" style:font-weight-complex="bold"/>
    </style:style>
    <style:style style:name="Body_20_text_20__28_3_29__20__2b__20_Not_20_Bold_20_Exact" style:display-name="Body text (3) + Not Bold Exact" style:family="text" style:parent-style-name="Body_20_text_20__28_3_29__5f_">
      <style:text-properties fo:color="#000000" loext:opacity="100%" style:font-name="Times New Roman" fo:font-family="'Times New Roman'" style:font-family-generic="roman" style:font-pitch="variable" fo:letter-spacing="normal" fo:language="en" fo:country="US" fo:font-weight="bold" style:font-name-asian="Times New Roman1" style:font-family-asian="'Times New Roman'" style:font-family-generic-asian="system" style:font-pitch-asian="variable" style:language-asian="en" style:country-asian="US" style:font-weight-asian="bold" style:font-name-complex="Times New Roman1" style:font-family-complex="'Times New Roman'" style:font-family-generic-complex="system" style:font-pitch-complex="variable" style:language-complex="en" style:country-complex="US" style:font-weight-complex="bold" style:text-scale="100%"/>
    </style:style>
    <style:style style:name="Body_20_text_20__28_2_29__20__2b__20_9.5_20_pt_2c_Bold_2c_Italic" style:display-name="Body text (2) + 9.5 pt,Bold,Italic" style:family="text" style:parent-style-name="Body_20_text_20__28_2_29__5f_">
      <style:text-properties fo:color="#000000" loext:opacity="100%" style:font-name="Times New Roman" fo:font-family="'Times New Roman'" style:font-family-generic="roman" style:font-pitch="variable" fo:font-size="9.5pt" fo:letter-spacing="normal" fo:language="en" fo:country="US" fo:font-style="italic" fo:font-weight="bold" style:font-name-asian="Times New Roman1" style:font-family-asian="'Times New Roman'" style:font-family-generic-asian="system" style:font-pitch-asian="variable" style:font-size-asian="9.5pt" style:language-asian="en" style:country-asian="US" style:font-style-asian="italic" style:font-weight-asian="bold" style:font-name-complex="Times New Roman1" style:font-family-complex="'Times New Roman'" style:font-family-generic-complex="system" style:font-pitch-complex="variable" style:font-size-complex="9.5pt" style:language-complex="en" style:country-complex="US" style:font-style-complex="italic" style:font-weight-complex="bold" style:text-scale="100%"/>
    </style:style>
    <style:style style:name="ListLabel_20_1" style:display-name="ListLabel 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11" style:display-name="ListLabel 1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29" style:display-name="ListLabel 2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7" style:display-name="ListLabel 3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38" style:display-name="ListLabel 3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39" style:display-name="ListLabel 3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0" style:display-name="ListLabel 4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41" style:display-name="ListLabel 4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2" style:display-name="ListLabel 4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3" style:display-name="ListLabel 4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4" style:display-name="ListLabel 4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5" style:display-name="ListLabel 4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6" style:display-name="ListLabel 4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7" style:display-name="ListLabel 4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8" style:display-name="ListLabel 4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49" style:display-name="ListLabel 4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0" style:display-name="ListLabel 5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1" style:display-name="ListLabel 5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2" style:display-name="ListLabel 5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3" style:display-name="ListLabel 5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54" style:display-name="ListLabel 5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5" style:display-name="ListLabel 5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6" style:display-name="ListLabel 5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7" style:display-name="ListLabel 5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8" style:display-name="ListLabel 5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59" style:display-name="ListLabel 5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0" style:display-name="ListLabel 6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1" style:display-name="ListLabel 6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2" style:display-name="ListLabel 62"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3" style:display-name="ListLabel 6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4" style:display-name="ListLabel 6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5" style:display-name="ListLabel 6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6" style:display-name="ListLabel 6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7" style:display-name="ListLabel 6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8" style:display-name="ListLabel 6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69" style:display-name="ListLabel 6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0" style:display-name="ListLabel 7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1" style:display-name="ListLabel 7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2" style:display-name="ListLabel 7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3" style:display-name="ListLabel 7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4" style:display-name="ListLabel 7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5" style:display-name="ListLabel 7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6" style:display-name="ListLabel 7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7" style:display-name="ListLabel 77"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8" style:display-name="ListLabel 78"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79" style:display-name="ListLabel 79"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0" style:display-name="ListLabel 80"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1" style:display-name="ListLabel 81"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bold" style:font-name-asian="Times New Roman1" style:font-family-asian="'Times New Roman'" style:font-family-generic-asian="system" style:font-pitch-asian="variable" style:font-size-asian="8.5pt" style:language-asian="en" style:country-asian="US" style:font-style-asian="normal" style:font-weight-asian="bold" style:font-name-complex="Times New Roman1" style:font-family-complex="'Times New Roman'" style:font-family-generic-complex="system" style:font-pitch-complex="variable" style:font-size-complex="8.5pt" style:language-complex="en" style:country-complex="US" style:font-style-complex="normal" style:font-weight-complex="bold" style:text-scale="100%"/>
    </style:style>
    <style:style style:name="ListLabel_20_82" style:display-name="ListLabel 82"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3" style:display-name="ListLabel 83"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4" style:display-name="ListLabel 84"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5" style:display-name="ListLabel 85"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ListLabel_20_86" style:display-name="ListLabel 86" style:family="text">
      <style:text-properties fo:font-variant="normal" fo:text-transform="none" fo:color="#000000" loext:opacity="100%" style:text-line-through-style="none" style:text-line-through-type="none" style:font-name="Times New Roman" fo:font-family="'Times New Roman'" style:font-family-generic="roman" style:font-pitch="variable" fo:font-size="8.5pt" fo:letter-spacing="normal" fo:language="en" fo:country="US" fo:font-style="normal" style:text-underline-style="none" fo:font-weight="normal" style:font-name-asian="Times New Roman1" style:font-family-asian="'Times New Roman'" style:font-family-generic-asian="system" style:font-pitch-asian="variable" style:font-size-asian="8.5pt" style:language-asian="en" style:country-asian="US" style:font-style-asian="normal" style:font-weight-asian="normal" style:font-name-complex="Times New Roman1" style:font-family-complex="'Times New Roman'" style:font-family-generic-complex="system" style:font-pitch-complex="variable" style:font-size-complex="8.5pt" style:language-complex="en" style:country-complex="US"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 loext:num-list-format="%1%" style:num-format="1" text:start-value="25">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2" loext:num-list-format="%1%" style:num-format="1" text:start-value="3">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4"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2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3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3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3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3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3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3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3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text:style-name="ListLabel_20_38" loext:num-list-format="%1%"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3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40" loext:num-list-format="%1%" style:num-format="1" text:start-value="2">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4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4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text:style-name="ListLabel_20_4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44" loext:num-list-format="%1%" style:num-format="1" text:start-value="2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4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4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4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text:style-name="ListLabel_20_4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text:style-name="ListLabel_20_4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text:style-name="ListLabel_20_5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text:style-name="ListLabel_20_5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text:style-name="ListLabel_20_5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text:style-name="ListLabel_20_5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text:style-name="ListLabel_20_5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text:style-name="ListLabel_20_5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text:style-name="ListLabel_20_5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5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text:style-name="ListLabel_20_5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5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6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text:style-name="ListLabel_20_6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62" loext:num-list-format="-" style:num-suffix="-" text:bullet-char="-">
        <style:list-level-properties text:list-level-position-and-space-mode="label-alignment">
          <style:list-level-label-alignment text:label-followed-by="listtab"/>
        </style:list-level-properties>
        <style:text-properties style:font-name="Times New Roman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text:style-name="ListLabel_20_6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text:style-name="ListLabel_20_6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text:style-name="ListLabel_20_6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text:style-name="ListLabel_20_6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text:style-name="ListLabel_20_6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text:style-name="ListLabel_20_6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text:style-name="ListLabel_20_6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text:style-name="ListLabel_20_70" loext:num-list-format="%1%" style:num-format="1" text:start-value="8">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text:style-name="ListLabel_20_7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text:style-name="ListLabel_20_7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text:style-name="ListLabel_20_7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text:style-name="ListLabel_20_7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7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7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77"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text:style-name="ListLabel_20_78"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text:style-name="ListLabel_20_79"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text:style-name="ListLabel_20_80"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text:style-name="ListLabel_20_8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text:style-name="ListLabel_20_8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text:style-name="ListLabel_20_83"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text:style-name="ListLabel_20_84"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text:style-name="ListLabel_20_85"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text:style-name="ListLabel_20_86"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I"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orphans="0" fo:widows="0"/>
      <style:text-properties fo:font-size="1pt" style:font-size-asian="1pt" style:font-size-complex="1pt"/>
    </style:style>
    <style:style style:name="MP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163cm" style:type="right"/>
        </style:tab-stops>
      </style:paragraph-properties>
    </style:style>
    <style:style style:name="MP3" style:family="paragraph">
      <loext:graphic-properties draw:fill="none"/>
    </style:style>
    <style:style style:name="MP4"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5" style:family="paragraph" style:parent-style-name="Standard">
      <style:paragraph-properties fo:orphans="0" fo:widows="0"/>
    </style:style>
    <style:style style:name="MP6"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66cm" style:type="right"/>
        </style:tab-stops>
      </style:paragraph-properties>
    </style:style>
    <style:style style:name="MP7"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399cm" style:type="right"/>
        </style:tab-stops>
      </style:paragraph-properties>
    </style:style>
    <style:style style:name="MP8"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05cm" style:type="right"/>
        </style:tab-stops>
      </style:paragraph-properties>
    </style:style>
    <style:style style:name="MP9"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86cm" style:type="right"/>
        </style:tab-stops>
      </style:paragraph-properties>
    </style:style>
    <style:style style:name="MP10"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98cm" style:type="right"/>
        </style:tab-stops>
      </style:paragraph-properties>
    </style:style>
    <style:style style:name="MP11"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471cm" style:type="right"/>
        </style:tab-stops>
      </style:paragraph-properties>
    </style:style>
    <style:style style:name="MP12" style:family="paragraph" style:parent-style-name="Header_20_or_20_footer">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17.565cm" style:type="right"/>
        </style:tab-stops>
      </style:paragraph-properties>
    </style:style>
    <style:style style:name="MT1" style:family="text"/>
    <style:style style:name="Mfr1" style:family="graphic" style:parent-style-name="Frame">
      <style:graphic-properties style:run-through="background" style:wrap="run-through" style:number-wrapped-paragraphs="no-limit" style:vertical-pos="from-top" style:vertical-rel="page" style:horizontal-pos="from-left" style:horizontal-rel="page" draw:opacity="0%" fo:padding="0.15cm" fo:border="none" style:writing-mode="lr-tb"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fo:margin-left="0.176cm" fo:margin-right="0.176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42cm" fo:page-height="29.7cm" style:num-format="1" style:print-orientation="landscape" fo:margin-top="0cm" fo:margin-bottom="0.005cm" fo:margin-left="21.742cm" fo:margin-right="7.334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1cm" style:dynamic-spacing="true"/>
      </style:footer-style>
    </style:page-layout>
    <style:page-layout style:name="Mpm2">
      <style:page-layout-properties fo:page-width="42cm" fo:page-height="29.7cm" style:num-format="1" style:print-orientation="landscape" fo:margin-top="4.609cm" fo:margin-bottom="0.005cm" fo:margin-left="5.422cm" fo:margin-right="6.76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473cm" fo:margin-left="0cm" fo:margin-right="0cm" fo:margin-top="3.373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42cm" fo:page-height="29.7cm" style:num-format="1" style:print-orientation="landscape" fo:margin-top="4.78cm" fo:margin-bottom="0.005cm" fo:margin-left="4.909cm" fo:margin-right="7.00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494cm" fo:margin-left="0cm" fo:margin-right="0cm" fo:margin-top="3.395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42cm" fo:page-height="29.7cm" style:num-format="1" style:print-orientation="landscape" fo:margin-top="4.78cm" fo:margin-bottom="0.005cm" fo:margin-left="4.909cm" fo:margin-right="7.008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494cm" fo:margin-left="0cm" fo:margin-right="0cm" fo:margin-top="3.395cm" style:dynamic-spacing="true"/>
      </style:footer-style>
    </style:page-layout>
    <style:page-layout style:name="Mpm7">
      <style:page-layout-properties fo:page-width="42cm" fo:page-height="29.7cm" style:num-format="1" style:print-orientation="landscape" fo:margin-top="4.658cm" fo:margin-bottom="0.005cm" fo:margin-left="4.847cm" fo:margin-right="7.09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364cm" fo:margin-left="0cm" fo:margin-right="0cm" fo:margin-top="3.263cm" style:dynamic-spacing="true"/>
      </style:footer-style>
    </style:page-layout>
    <style:page-layout style:name="Mpm8">
      <style:page-layout-properties fo:page-width="42cm" fo:page-height="29.7cm" style:num-format="1" style:print-orientation="landscape" fo:margin-top="4.907cm" fo:margin-bottom="0.005cm" fo:margin-left="4.598cm" fo:margin-right="7.4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164cm" fo:margin-left="0cm" fo:margin-right="0cm" fo:margin-top="3.066cm" style:dynamic-spacing="true"/>
      </style:footer-style>
    </style:page-layout>
    <style:page-layout style:name="Mpm9">
      <style:page-layout-properties fo:page-width="42cm" fo:page-height="29.7cm" style:num-format="1" style:print-orientation="landscape" fo:margin-top="4.907cm" fo:margin-bottom="0.005cm" fo:margin-left="4.598cm" fo:margin-right="7.4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3.164cm" fo:margin-left="0cm" fo:margin-right="0cm" fo:margin-top="3.066cm" style:dynamic-spacing="true"/>
      </style:footer-style>
    </style:page-layout>
    <style:page-layout style:name="Mpm10">
      <style:page-layout-properties fo:page-width="42cm" fo:page-height="29.7cm" style:num-format="1" style:print-orientation="landscape" fo:margin-top="5.024cm" fo:margin-bottom="0.005cm" fo:margin-left="4.576cm" fo:margin-right="7.38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3.23cm" fo:margin-left="0cm" fo:margin-right="0cm" fo:margin-top="3.12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0" draw:style-name="Mgr1" draw:text-style-name="MP3" svg:width="17.165cm" svg:height="0.687cm" svg:x="11.742cm" svg:y="26.876cm"><text:p text:style-name="MP2"><text:span text:style-name="Header_20_or_20_footer"><text:page-number text:select-page="current">92</text:page-number></text:span><text:span text:style-name="Header_20_or_20_footer"><text:tab/>93</text:span></text:p><draw:enhanced-geometry draw:type="0"/></draw:custom-shape><draw:frame draw:style-name="Mfr1" draw:name="Rahmen2" text:anchor-type="char" svg:x="11.742cm" svg:y="26.876cm" svg:width="17.164cm" draw:z-index="0"><draw:text-box fo:min-height="0cm"><text:p text:style-name="MP2"><text:span text:style-name="Header_20_or_20_footer"><text:page-number text:select-page="current">92</text:page-number></text:span><text:span text:style-name="Header_20_or_20_footer"><text:tab/>93</text:span></text:p></draw:text-box></draw:frame></text:p>
      </style:footer>
    </style:master-page>
    <style:master-page style:name="First_20_Page" style:display-name="First Page" style:page-layout-name="Mpm1" draw:style-name="Mdp1" style:next-style-name="Standard">
      <style:footer>
        <text:p text:style-name="MP1"><draw:custom-shape text:anchor-type="char" draw:z-index="1" draw:style-name="Mgr2" draw:text-style-name="MP3" svg:width="0.341cm" svg:height="1.073cm" svg:x="28.092cm" svg:y="27.111cm"><text:p text:style-name="MP4"><text:span text:style-name="Header_20_or_20_footer"><text:page-number text:select-page="current">91</text:page-number></text:span></text:p><draw:enhanced-geometry draw:type="0"/></draw:custom-shape></text:p>
      </style:footer>
    </style:master-page>
    <style:master-page style:name="Converted1" style:page-layout-name="Mpm2" draw:style-name="Mdp1">
      <style:footer>
        <text:p text:style-name="MP1"><draw:custom-shape text:anchor-type="char" draw:z-index="64" draw:style-name="Mgr1" draw:text-style-name="MP3" svg:width="17.17cm" svg:height="0.687cm" svg:x="11.742cm" svg:y="26.876cm"><text:p text:style-name="MP2"><text:span text:style-name="Header_20_or_20_footer"><text:page-number text:select-page="current">92</text:page-number></text:span><text:span text:style-name="Header_20_or_20_footer"><text:tab/>93</text:span></text:p><draw:enhanced-geometry draw:type="0"/></draw:custom-shape></text:p>
      </style:footer>
    </style:master-page>
    <style:master-page style:name="Converted2" style:page-layout-name="Mpm2" draw:style-name="Mdp1">
      <style:footer>
        <text:p text:style-name="MP1"><draw:custom-shape text:anchor-type="char" draw:z-index="2" draw:style-name="Mgr2" draw:text-style-name="MP3" svg:width="0.341cm" svg:height="1.073cm" svg:x="28.591cm" svg:y="27.178cm"><text:p text:style-name="MP4"><text:span text:style-name="Header_20_or_20_footer"><text:page-number text:select-page="current">95</text:page-number></text:span></text:p><draw:enhanced-geometry draw:type="0"/></draw:custom-shape></text:p>
      </style:footer>
    </style:master-page>
    <style:master-page style:name="Converted3" style:page-layout-name="Mpm3" draw:style-name="Mdp1" style:next-style-name="Converted2">
      <style:footer>
        <text:p text:style-name="MP5"/>
      </style:footer>
    </style:master-page>
    <style:master-page style:name="Converted4" style:page-layout-name="Mpm2" draw:style-name="Mdp1">
      <style:footer>
        <text:p text:style-name="MP1"><draw:custom-shape text:anchor-type="char" draw:z-index="3" draw:style-name="Mgr1" draw:text-style-name="MP3" svg:width="17.469cm" svg:height="0.687cm" svg:x="11.703cm" svg:y="27.384cm"><text:p text:style-name="MP6"><text:span text:style-name="Header_20_or_20_footer"><text:page-number text:select-page="current">98</text:page-number></text:span><text:span text:style-name="Header_20_or_20_footer"><text:tab/>99</text:span></text:p><draw:enhanced-geometry draw:type="0"/></draw:custom-shape></text:p>
      </style:footer>
    </style:master-page>
    <style:master-page style:name="Converted5" style:page-layout-name="Mpm2" draw:style-name="Mdp1" style:next-style-name="Converted4">
      <style:footer>
        <text:p text:style-name="MP1"><draw:custom-shape text:anchor-type="char" draw:z-index="4" draw:style-name="Mgr2" draw:text-style-name="MP3" svg:width="0.341cm" svg:height="1.846cm" svg:x="28.739cm" svg:y="26.919cm"><text:p text:style-name="MP4"><text:span text:style-name="Header_20_or_20_footer">96</text:span></text:p><text:p text:style-name="MP4"><text:span text:style-name="Header_20_or_20_footer"><text:page-number text:select-page="current">97</text:page-number></text:span></text:p><draw:enhanced-geometry draw:type="0"/></draw:custom-shape></text:p>
      </style:footer>
    </style:master-page>
    <style:master-page style:name="Converted6" style:page-layout-name="Mpm4" draw:style-name="Mdp1">
      <style:footer>
        <text:p text:style-name="MP1"><draw:custom-shape text:anchor-type="char" draw:z-index="5" draw:style-name="Mgr1" draw:text-style-name="MP3" svg:width="17.402cm" svg:height="0.687cm" svg:x="11.305cm" svg:y="27.016cm"><text:p text:style-name="MP7"><text:span text:style-name="Header_20_or_20_footer"><text:page-number text:select-page="current">102</text:page-number></text:span><text:span text:style-name="Header_20_or_20_footer"><text:tab/>101</text:span></text:p><draw:enhanced-geometry draw:type="0"/></draw:custom-shape></text:p>
      </style:footer>
    </style:master-page>
    <style:master-page style:name="Converted7" style:page-layout-name="Mpm3" draw:style-name="Mdp1" style:next-style-name="Converted6">
      <style:footer>
        <text:p text:style-name="MP5"/>
      </style:footer>
    </style:master-page>
    <style:master-page style:name="Converted8" style:page-layout-name="Mpm4" draw:style-name="Mdp1">
      <style:footer>
        <text:p text:style-name="MP5"/>
      </style:footer>
    </style:master-page>
    <style:master-page style:name="Converted9" style:page-layout-name="Mpm4" draw:style-name="Mdp1">
      <style:footer>
        <text:p text:style-name="MP1"><draw:custom-shape text:anchor-type="char" draw:z-index="6" draw:style-name="Mgr1" draw:text-style-name="MP3" svg:width="17.507cm" svg:height="0.687cm" svg:x="11.195cm" svg:y="26.977cm"><text:p text:style-name="MP8"><text:span text:style-name="Header_20_or_20_footer">104<text:tab/></text:span><text:span text:style-name="Header_20_or_20_footer"><text:page-number text:select-page="current">105</text:page-number></text:span></text:p><draw:enhanced-geometry draw:type="0"/></draw:custom-shape></text:p>
      </style:footer>
    </style:master-page>
    <style:master-page style:name="Converted10" style:page-layout-name="Mpm4" draw:style-name="Mdp1">
      <style:footer>
        <text:p text:style-name="MP1"><draw:custom-shape text:anchor-type="char" draw:z-index="7" draw:style-name="Mgr2" draw:text-style-name="MP3" svg:width="0.461cm" svg:height="2.618cm" svg:x="11.271cm" svg:y="27.249cm"><text:p text:style-name="MP4"><text:span text:style-name="Header_20_or_20_footer"><text:page-number text:select-page="current">107</text:page-number></text:span></text:p><text:p text:style-name="MP4"><text:span text:style-name="Header_20_or_20_footer">106</text:span></text:p><draw:enhanced-geometry draw:type="0"/></draw:custom-shape></text:p>
      </style:footer>
    </style:master-page>
    <style:master-page style:name="Converted11" style:page-layout-name="Mpm4" draw:style-name="Mdp1">
      <style:footer>
        <text:p text:style-name="MP1"><draw:custom-shape text:anchor-type="char" draw:z-index="8" draw:style-name="Mgr1" draw:text-style-name="MP3" svg:width="17.59cm" svg:height="0.687cm" svg:x="11.268cm" svg:y="26.973cm"><text:p text:style-name="MP9"><text:span text:style-name="Header_20_or_20_footer"><text:page-number text:select-page="current">110</text:page-number></text:span><text:span text:style-name="Header_20_or_20_footer"><text:tab/>111</text:span></text:p><draw:enhanced-geometry draw:type="0"/></draw:custom-shape></text:p>
      </style:footer>
    </style:master-page>
    <style:master-page style:name="Converted12" style:page-layout-name="Mpm4" draw:style-name="Mdp1" style:next-style-name="Converted11">
      <style:footer>
        <text:p text:style-name="MP1"><draw:custom-shape text:anchor-type="char" draw:z-index="9" draw:style-name="Mgr1" draw:text-style-name="MP3" svg:width="17.601cm" svg:height="0.687cm" svg:x="11.208cm" svg:y="27.007cm"><text:p text:style-name="MP10"><text:span text:style-name="Header_20_or_20_footer">108<text:tab/></text:span><text:span text:style-name="Header_20_or_20_footer"><text:page-number text:select-page="current">109</text:page-number></text:span></text:p><draw:enhanced-geometry draw:type="0"/></draw:custom-shape></text:p>
      </style:footer>
    </style:master-page>
    <style:master-page style:name="Converted13" style:page-layout-name="Mpm5" draw:style-name="Mdp1" style:next-style-name="Converted10"/>
    <style:master-page style:name="Converted14" style:page-layout-name="Mpm6" draw:style-name="Mdp1">
      <style:footer>
        <text:p text:style-name="MP5"/>
      </style:footer>
    </style:master-page>
    <style:master-page style:name="Converted15" style:page-layout-name="Mpm3" draw:style-name="Mdp1" style:next-style-name="Converted14">
      <style:footer>
        <text:p text:style-name="MP5"/>
      </style:footer>
    </style:master-page>
    <style:master-page style:name="Converted16" style:page-layout-name="Mpm7" draw:style-name="Mdp1">
      <style:footer>
        <text:p text:style-name="MP1"><draw:custom-shape text:anchor-type="char" draw:z-index="10" draw:style-name="Mgr2" draw:text-style-name="MP3" svg:width="0.463cm" svg:height="1.46cm" svg:x="11.261cm" svg:y="27.5cm"><text:p text:style-name="MP4"><text:span text:style-name="Header_20_or_20_footer"><text:page-number text:select-page="current">116</text:page-number></text:span></text:p><draw:enhanced-geometry draw:type="0"/></draw:custom-shape></text:p>
      </style:footer>
    </style:master-page>
    <style:master-page style:name="Converted17" style:page-layout-name="Mpm7" draw:style-name="Mdp1" style:next-style-name="Converted16">
      <style:footer>
        <text:p text:style-name="MP1"><draw:custom-shape text:anchor-type="char" draw:z-index="11" draw:style-name="Mgr2" draw:text-style-name="MP3" svg:width="0.459cm" svg:height="2.618cm" svg:x="11.028cm" svg:y="26.982cm"><text:p text:style-name="MP4"><text:span text:style-name="Header_20_or_20_footer"><text:page-number text:select-page="current">115</text:page-number></text:span></text:p><text:p text:style-name="MP4"><text:span text:style-name="Header_20_or_20_footer">114</text:span></text:p><draw:enhanced-geometry draw:type="0"/></draw:custom-shape></text:p>
      </style:footer>
    </style:master-page>
    <style:master-page style:name="Converted18" style:page-layout-name="Mpm7" draw:style-name="Mdp1">
      <style:footer>
        <text:p text:style-name="MP1"><draw:custom-shape text:anchor-type="char" draw:z-index="12" draw:style-name="Mgr2" draw:text-style-name="MP3" svg:width="0.451cm" svg:height="1.46cm" svg:x="11.218cm" svg:y="26.952cm"><text:p text:style-name="MP4"><text:span text:style-name="Header_20_or_20_footer"><text:page-number text:select-page="current">118</text:page-number></text:span></text:p><draw:enhanced-geometry draw:type="0"/></draw:custom-shape></text:p>
      </style:footer>
    </style:master-page>
    <style:master-page style:name="Converted19" style:page-layout-name="Mpm3" draw:style-name="Mdp1" style:next-style-name="Converted18">
      <style:footer>
        <text:p text:style-name="MP5"/>
      </style:footer>
    </style:master-page>
    <style:master-page style:name="Converted20" style:page-layout-name="Mpm7" draw:style-name="Mdp1">
      <style:footer>
        <text:p text:style-name="MP5"/>
      </style:footer>
    </style:master-page>
    <style:master-page style:name="Converted21" style:page-layout-name="Mpm7" draw:style-name="Mdp1">
      <style:footer>
        <text:p text:style-name="MP1"><draw:custom-shape text:anchor-type="char" draw:z-index="13" draw:style-name="Mgr2" draw:text-style-name="MP3" svg:width="0.461cm" svg:height="2.618cm" svg:x="11.299cm" svg:y="27.21cm"><text:p text:style-name="MP4"><text:span text:style-name="Header_20_or_20_footer"><text:page-number text:select-page="current">123</text:page-number></text:span></text:p><text:p text:style-name="MP4"><text:span text:style-name="Header_20_or_20_footer">122</text:span></text:p><draw:enhanced-geometry draw:type="0"/></draw:custom-shape></text:p>
      </style:footer>
    </style:master-page>
    <style:master-page style:name="Converted22" style:page-layout-name="Mpm8" draw:style-name="Mdp1">
      <style:footer>
        <text:p text:style-name="MP1"><draw:custom-shape text:anchor-type="char" draw:z-index="14" draw:style-name="Mgr1" draw:text-style-name="MP3" svg:width="17.476cm" svg:height="0.687cm" svg:x="10.943cm" svg:y="27.34cm"><text:p text:style-name="MP11"><text:span text:style-name="Header_20_or_20_footer"><text:page-number text:select-page="current">126</text:page-number></text:span><text:span text:style-name="Header_20_or_20_footer"><text:tab/>127</text:span></text:p><draw:enhanced-geometry draw:type="0"/></draw:custom-shape></text:p>
      </style:footer>
    </style:master-page>
    <style:master-page style:name="Converted23" style:page-layout-name="Mpm8" draw:style-name="Mdp1" style:next-style-name="Converted22">
      <style:footer>
        <text:p text:style-name="MP1"><draw:custom-shape text:anchor-type="char" draw:z-index="15" draw:style-name="Mgr1" draw:text-style-name="MP3" svg:width="17.469cm" svg:height="0.687cm" svg:x="10.85cm" svg:y="27.201cm"><text:p text:style-name="MP6"><text:span text:style-name="Header_20_or_20_footer">124<text:tab/></text:span><text:span text:style-name="Header_20_or_20_footer"><text:page-number text:select-page="current">125</text:page-number></text:span></text:p><draw:enhanced-geometry draw:type="0"/></draw:custom-shape></text:p>
      </style:footer>
    </style:master-page>
    <style:master-page style:name="Converted24" style:page-layout-name="Mpm5" draw:style-name="Mdp1" style:next-style-name="Converted21"/>
    <style:master-page style:name="Converted25" style:page-layout-name="Mpm8" draw:style-name="Mdp1">
      <style:footer>
        <text:p text:style-name="MP1"><draw:custom-shape text:anchor-type="char" draw:z-index="18" draw:style-name="Mgr2" draw:text-style-name="MP3" svg:width="0.451cm" svg:height="2.618cm" svg:x="11.303cm" svg:y="27.107cm"><text:p text:style-name="MP4"><text:span text:style-name="Header_20_or_20_footer">129</text:span></text:p><text:p text:style-name="MP4"><text:span text:style-name="Header_20_or_20_footer"><text:page-number text:select-page="current">130</text:page-number></text:span></text:p><draw:enhanced-geometry draw:type="0"/></draw:custom-shape></text:p>
      </style:footer>
    </style:master-page>
    <style:master-page style:name="Converted26" style:page-layout-name="Mpm3" draw:style-name="Mdp1" style:next-style-name="Converted25">
      <style:footer>
        <text:p text:style-name="MP5"/>
      </style:footer>
    </style:master-page>
    <style:master-page style:name="Converted27" style:page-layout-name="Mpm8" draw:style-name="Mdp1">
      <style:footer>
        <text:p text:style-name="MP1"><draw:custom-shape text:anchor-type="char" draw:z-index="21" draw:style-name="Mgr2" draw:text-style-name="MP3" svg:width="0.459cm" svg:height="1.46cm" svg:x="10.834cm" svg:y="27.455cm"><text:p text:style-name="MP4"><text:span text:style-name="Header_20_or_20_footer"><text:page-number text:select-page="current">132</text:page-number></text:span></text:p><draw:enhanced-geometry draw:type="0"/></draw:custom-shape></text:p>
      </style:footer>
    </style:master-page>
    <style:master-page style:name="Converted28" style:page-layout-name="Mpm9" draw:style-name="Mdp1">
      <style:footer>
        <text:p text:style-name="MP1"><draw:custom-shape text:anchor-type="char" draw:z-index="24" draw:style-name="Mgr2" draw:text-style-name="MP3" svg:width="0.459cm" svg:height="1.46cm" svg:x="11.07cm" svg:y="27.298cm"><text:p text:style-name="MP4"><text:span text:style-name="Header_20_or_20_footer"><text:page-number text:select-page="current">134</text:page-number></text:span></text:p><draw:enhanced-geometry draw:type="0"/></draw:custom-shape></text:p>
      </style:footer>
    </style:master-page>
    <style:master-page style:name="Converted29" style:page-layout-name="Mpm8" draw:style-name="Mdp1">
      <style:footer>
        <text:p text:style-name="MP5"/>
      </style:footer>
    </style:master-page>
    <style:master-page style:name="Converted30" style:page-layout-name="Mpm10" draw:style-name="Mdp1">
      <style:footer>
        <text:p text:style-name="MP1"><draw:custom-shape text:anchor-type="char" draw:z-index="28" draw:style-name="Mgr1" draw:text-style-name="MP3" svg:width="17.567cm" svg:height="0.687cm" svg:x="10.971cm" svg:y="27.24cm"><text:p text:style-name="MP12"><text:span text:style-name="Header_20_or_20_footer"><text:page-number text:select-page="current">139</text:page-number></text:span><text:span text:style-name="Header_20_or_20_footer"><text:tab/>137</text:span></text:p><draw:enhanced-geometry draw:type="0"/></draw:custom-shape></text:p>
      </style:footer>
    </style:master-page>
    <style:master-page style:name="Converted31" style:page-layout-name="Mpm10" draw:style-name="Mdp1">
      <style:footer>
        <text:p text:style-name="MP1"><draw:custom-shape text:anchor-type="char" draw:z-index="31" draw:style-name="Mgr2" draw:text-style-name="MP3" svg:width="0.465cm" svg:height="1.46cm" svg:x="27.993cm" svg:y="27.203cm"><text:p text:style-name="MP4"><text:span text:style-name="Header_20_or_20_footer"><text:page-number text:select-page="current">141</text:page-number></text:span></text:p><draw:enhanced-geometry draw:type="0"/></draw:custom-shape></text:p>
      </style:footer>
    </style:master-page>
    <style:master-page style:name="Converted32" style:page-layout-name="Mpm10" draw:style-name="Mdp1">
      <style:footer>
        <text:p text:style-name="MP1"><draw:custom-shape text:anchor-type="char" draw:z-index="37" draw:style-name="Mgr2" draw:text-style-name="MP3" svg:width="0.459cm" svg:height="1.46cm" svg:x="10.878cm" svg:y="27.638cm"><text:p text:style-name="MP4"><text:span text:style-name="Header_20_or_20_footer"><text:page-number text:select-page="current">147</text:page-number></text:span></text:p><draw:enhanced-geometry draw:type="0"/></draw:custom-shape></text:p>
      </style:footer>
    </style:master-page>
    <style:master-page style:name="Converted33" style:page-layout-name="Mpm10" draw:style-name="Mdp1" style:next-style-name="Converted32">
      <style:footer>
        <text:p text:style-name="MP1"><draw:custom-shape text:anchor-type="char" draw:z-index="38" draw:style-name="Mgr2" draw:text-style-name="MP3" svg:width="0.435cm" svg:height="1.46cm" svg:x="27.922cm" svg:y="27.294cm"><text:p text:style-name="MP4"><text:span text:style-name="Header_20_or_20_footer"><text:page-number text:select-page="current">143</text:page-number></text:span></text:p><draw:enhanced-geometry draw:type="0"/></draw:custom-shape></text:p>
      </style:footer>
    </style:master-page>
    <style:master-page style:name="Converted34" style:page-layout-name="Mpm5" draw:style-name="Mdp1" style:next-style-name="Converted31"/>
    <style:master-page style:name="Converted35" style:page-layout-name="Mpm10" draw:style-name="Mdp1">
      <style:footer>
        <text:p text:style-name="MP5"/>
      </style:footer>
    </style:master-page>
    <style:master-page style:name="Converted36" style:page-layout-name="Mpm3" draw:style-name="Mdp1" style:next-style-name="Converted35">
      <style:footer>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0" meta:image-count="0" meta:object-count="0" meta:page-count="64" meta:paragraph-count="2052" meta:word-count="20221" meta:character-count="104784" meta:non-whitespace-character-count="86949"/>
    <meta:generator>LibreOffice/7.4.5.1$Windows_X86_64 LibreOffice_project/9c0871452b3918c1019dde9bfac75448afc4b57f</meta:generator>
  </office:meta>
</office:document-meta>
</file>